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2cm"/>
    </style:style>
    <style:style style:name="co5" style:family="table-column">
      <style:table-column-properties fo:break-before="auto" style:column-width="4.126cm"/>
    </style:style>
    <style:style style:name="co6" style:family="table-column">
      <style:table-column-properties fo:break-before="auto" style:column-width="4.099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991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"/>
          <table:table-cell office:value-type="string">
            <text:p>Base</text:p>
          </table:table-cell>
          <table:table-cell office:value-type="string">
            <text:p>Earth</text:p>
          </table:table-cell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formula="oooc:=[.D2]" office:value-type="float" office:value="0.00000000006673">
            <text:p>6.67E-011</text:p>
          </table:table-cell>
          <table:table-cell office:value-type="float" office:value="1">
            <text:p>1</text:p>
          </table:table-cell>
          <table:table-cell table:style-name="ce1" office:value-type="float" office:value="0.00000000006673">
            <text:p>6.67E-011</text:p>
          </table:table-cell>
          <table:table-cell table:number-columns-repeated="8"/>
        </table:table-row>
        <table:table-row table:style-name="ro1">
          <table:table-cell office:value-type="string">
            <text:p>m1</text:p>
          </table:table-cell>
          <table:table-cell table:formula="oooc:=[.D3]" office:value-type="float" office:value="1.98892E+030">
            <text:p>1.99E+030</text:p>
          </table:table-cell>
          <table:table-cell office:value-type="float" office:value="1">
            <text:p>1</text:p>
          </table:table-cell>
          <table:table-cell table:style-name="ce1" office:value-type="float" office:value="1.98892E+030">
            <text:p>1.99E+030</text:p>
          </table:table-cell>
          <table:table-cell table:number-columns-repeated="8"/>
        </table:table-row>
        <table:table-row table:style-name="ro1">
          <table:table-cell office:value-type="string">
            <text:p>m4</text:p>
          </table:table-cell>
          <table:table-cell table:formula="oooc:=[.D4]" office:value-type="float" office:value="5.9742E+024">
            <text:p>5.97E+024</text:p>
          </table:table-cell>
          <table:table-cell office:value-type="float" office:value="1">
            <text:p>1</text:p>
          </table:table-cell>
          <table:table-cell table:style-name="ce1" office:value-type="float" office:value="5.9742E+024">
            <text:p>5.97E+024</text:p>
          </table:table-cell>
          <table:table-cell>
            <draw:frame table:end-cell-address="Sheet1.K22" table:end-x="0.528cm" table:end-y="0.424cm" draw:z-index="0" draw:style-name="gr1" svg:width="11.892cm" svg:height="7.968cm" svg:x="2.185cm" svg:y="0.293cm">
              <draw:object draw:notify-on-update-of-ranges="Sheet2.B1:Sheet2.B1 Sheet2.B2:Sheet2.B365 Sheet2.A2:Sheet2.A36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v0</text:p>
          </table:table-cell>
          <table:table-cell table:formula="oooc:=[.B10]" office:value-type="float" office:value="30047.6528110896">
            <text:p>30047.65</text:p>
          </table:table-cell>
          <table:table-cell office:value-type="float" office:value="1">
            <text:p>1</text:p>
          </table:table-cell>
          <table:table-cell office:value-type="float" office:value="30047.6528110896">
            <text:p>30047.65</text:p>
          </table:table-cell>
          <table:table-cell table:number-columns-repeated="8"/>
        </table:table-row>
        <table:table-row table:style-name="ro1">
          <table:table-cell office:value-type="string">
            <text:p>r0</text:p>
          </table:table-cell>
          <table:table-cell table:formula="oooc:=[.D6]" office:value-type="float" office:value="147000000000">
            <text:p>147000000000</text:p>
          </table:table-cell>
          <table:table-cell office:value-type="float" office:value="1">
            <text:p>1</text:p>
          </table:table-cell>
          <table:table-cell office:value-type="float" office:value="147000000000">
            <text:p>147000000000</text:p>
          </table:table-cell>
          <table:table-cell table:number-columns-repeated="8"/>
        </table:table-row>
        <table:table-row table:style-name="ro1">
          <table:table-cell office:value-type="string">
            <text:p>dt</text:p>
          </table:table-cell>
          <table:table-cell table:formula="oooc:=[.B17]" office:value-type="float" office:value="86400">
            <text:p>8640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ev calc (m/s)</text:p>
          </table:table-cell>
          <table:table-cell table:formula="oooc:=SQRT((_G*_m1)/_r0)" office:value-type="float" office:value="30047.6528110896">
            <text:p>30047.65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ev given (km/s)</text:p>
          </table:table-cell>
          <table:table-cell office:value-type="float" office:value="29.78">
            <text:p>29.78</text:p>
          </table:table-cell>
          <table:table-cell table:number-columns-repeated="10"/>
        </table:table-row>
        <table:table-row table:style-name="ro1">
          <table:table-cell office:value-type="string">
            <text:p>ev given (m/s)</text:p>
          </table:table-cell>
          <table:table-cell table:formula="oooc:=[.B14]*1000" office:value-type="float" office:value="29780">
            <text:p>2978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secs per day</text:p>
          </table:table-cell>
          <table:table-cell table:formula="oooc:=60*60*24" office:value-type="float" office:value="86400">
            <text:p>86400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>
            <draw:frame table:end-cell-address="Sheet1.D39" table:end-x="1.381cm" table:end-y="0.067cm" draw:z-index="1" draw:style-name="gr1" svg:width="9.008cm" svg:height="6.743cm" svg:x="0.001cm" svg:y="0.269cm">
              <draw:object draw:notify-on-update-of-ranges="Sheet2.A1:Sheet2.A1 Sheet2.A2:Sheet2.A36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H38" table:end-x="1.374cm" table:end-y="0.412cm" draw:z-index="2" draw:style-name="gr1" svg:width="8.354cm" svg:height="6.759cm" svg:x="2.566cm" svg:y="0.164cm">
              <draw:object draw:notify-on-update-of-ranges="Sheet2.B1:Sheet2.B1 Sheet2.B2:Sheet2.B3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1.L40" table:end-x="1.22cm" table:end-y="0.252cm" draw:z-index="3" draw:style-name="gr1" svg:width="7.989cm" svg:height="6.761cm" svg:x="0.005cm" svg:y="0.002cm">
              <draw:object draw:notify-on-update-of-ranges="Sheet2.E1:Sheet2.E1 Sheet2.E2:Sheet2.E36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Sheet1.P40" table:end-x="1.212cm" table:end-y="0.25cm" draw:z-index="4" draw:style-name="gr1" svg:width="7.989cm" svg:height="6.761cm" svg:x="2.256cm" svg:y="0cm">
              <draw:object draw:notify-on-update-of-ranges="Sheet2.F1:Sheet2.F1 Sheet2.F2:Sheet2.F36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3" table:number-columns-repeated="248" table:default-cell-style-name="ce2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vx</text:p>
          </table:table-cell>
          <table:table-cell office:value-type="string">
            <text:p>vy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table:number-columns-repeated="248"/>
        </table:table-row>
        <table:table-row table:style-name="ro1">
          <table:table-cell table:formula="oooc:=_r0" office:value-type="float" office:value="147000000000">
            <text:p>147000000000.000000</text:p>
          </table:table-cell>
          <table:table-cell table:number-columns-repeated="2" office:value-type="float" office:value="0">
            <text:p>0.000000</text:p>
          </table:table-cell>
          <table:table-cell table:formula="oooc:=_v0" office:value-type="float" office:value="30047.6528110896">
            <text:p>30047.652811</text:p>
          </table:table-cell>
          <table:table-cell table:formula="oooc:=SQRT([.A2]^2+[.B2]^2)" office:value-type="float" office:value="147000000000">
            <text:p>147000000000.000000</text:p>
          </table:table-cell>
          <table:table-cell table:formula="oooc:=(_G*_m1)/([.E2]^2)" office:value-type="float" office:value="0.00614191455412097">
            <text:p>0.006142</text:p>
          </table:table-cell>
          <table:table-cell table:formula="oooc:=-[.F2]*([.A2]/[.E2])" office:value-type="float" office:value="-0.00614191455412097">
            <text:p>-0.006142</text:p>
          </table:table-cell>
          <table:table-cell table:formula="oooc:=-[.F2]*([.B2]/[.E2])" office:value-type="float" office:value="0">
            <text:p>0.000000</text:p>
          </table:table-cell>
          <table:table-cell table:number-columns-repeated="248"/>
        </table:table-row>
        <table:table-row table:style-name="ro1">
          <table:table-cell table:formula="oooc:=[.A2]+([.C3]*_dt)" office:value-type="float" office:value="146954150853.53">
            <text:p>146954150853.530000</text:p>
          </table:table-cell>
          <table:table-cell table:formula="oooc:=[.B2]+([.D3]*_dt)" office:value-type="float" office:value="2596117202.87814">
            <text:p>2596117202.878140</text:p>
          </table:table-cell>
          <table:table-cell table:formula="oooc:=[.C2]+([.G2]*_dt)" office:value-type="float" office:value="-530.661417476052">
            <text:p>-530.661417</text:p>
          </table:table-cell>
          <table:table-cell table:formula="oooc:=[.D2]+([.H2]*_dt)" office:value-type="float" office:value="30047.6528110896">
            <text:p>30047.652811</text:p>
          </table:table-cell>
          <table:table-cell table:formula="oooc:=SQRT([.A3]^2+[.B3]^2)" office:value-type="float" office:value="146977080790.214">
            <text:p>146977080790.214000</text:p>
          </table:table-cell>
          <table:table-cell table:formula="oooc:=(_G*_m1)/([.E3]^2)" office:value-type="float" office:value="0.00614383021066923">
            <text:p>0.006144</text:p>
          </table:table-cell>
          <table:table-cell table:formula="oooc:=-[.F3]*([.A3]/[.E3])" office:value-type="float" office:value="-0.00614287170994945">
            <text:p>-0.006143</text:p>
          </table:table-cell>
          <table:table-cell table:formula="oooc:=-[.F3]*([.B3]/[.E3])" office:value-type="float" office:value="-0.000108521023929214">
            <text:p>-0.000109</text:p>
          </table:table-cell>
          <table:table-cell table:number-columns-repeated="248"/>
        </table:table-row>
        <table:table-row table:style-name="ro1">
          <table:table-cell table:formula="oooc:=[.A3]+([.C4]*_dt)" office:value-type="float" office:value="146862445415.46">
            <text:p>146862445415.460000</text:p>
          </table:table-cell>
          <table:table-cell table:formula="oooc:=[.B3]+([.D4]*_dt)" office:value-type="float" office:value="5191424300.6535">
            <text:p>5191424300.653500</text:p>
          </table:table-cell>
          <table:table-cell table:formula="oooc:=[.C3]+([.G3]*_dt)" office:value-type="float" office:value="-1061.40553321568">
            <text:p>-1061.405533</text:p>
          </table:table-cell>
          <table:table-cell table:formula="oooc:=[.D3]+([.H3]*_dt)" office:value-type="float" office:value="30038.2765946221">
            <text:p>30038.276595</text:p>
          </table:table-cell>
          <table:table-cell table:formula="oooc:=SQRT([.A4]^2+[.B4]^2)" office:value-type="float" office:value="146954172311.229">
            <text:p>146954172311.229000</text:p>
          </table:table-cell>
          <table:table-cell table:formula="oooc:=(_G*_m1)/([.E4]^2)" office:value-type="float" office:value="0.00614574586605196">
            <text:p>0.006146</text:p>
          </table:table-cell>
          <table:table-cell table:formula="oooc:=-[.F4]*([.A4]/[.E4])" office:value-type="float" office:value="-0.00614190977088289">
            <text:p>-0.006142</text:p>
          </table:table-cell>
          <table:table-cell table:formula="oooc:=-[.F4]*([.B4]/[.E4])" office:value-type="float" office:value="-0.000217109687550021">
            <text:p>-0.000217</text:p>
          </table:table-cell>
          <table:table-cell table:number-columns-repeated="248"/>
        </table:table-row>
        <table:table-row table:style-name="ro1">
          <table:table-cell table:formula="oooc:=[.A4]+([.C5]*_dt)" office:value-type="float" office:value="146724890866.627">
            <text:p>146724890866.627000</text:p>
          </table:table-cell>
          <table:table-cell table:formula="oooc:=[.B4]+([.D5]*_dt)" office:value-type="float" office:value="7785110683.29568">
            <text:p>7785110683.295680</text:p>
          </table:table-cell>
          <table:table-cell table:formula="oooc:=[.C4]+([.G4]*_dt)" office:value-type="float" office:value="-1592.06653741997">
            <text:p>-1592.066537</text:p>
          </table:table-cell>
          <table:table-cell table:formula="oooc:=[.D4]+([.H4]*_dt)" office:value-type="float" office:value="30019.5183176178">
            <text:p>30019.518318</text:p>
          </table:table-cell>
          <table:table-cell table:formula="oooc:=SQRT([.A5]^2+[.B5]^2)" office:value-type="float" office:value="146931281720.996">
            <text:p>146931281720.996000</text:p>
          </table:table-cell>
          <table:table-cell table:formula="oooc:=(_G*_m1)/([.E5]^2)" office:value-type="float" office:value="0.00614766092058596">
            <text:p>0.006148</text:p>
          </table:table-cell>
          <table:table-cell table:formula="oooc:=-[.F5]*([.A5]/[.E5])" office:value-type="float" office:value="-0.00613902544844613">
            <text:p>-0.006139</text:p>
          </table:table-cell>
          <table:table-cell table:formula="oooc:=-[.F5]*([.B5]/[.E5])" office:value-type="float" office:value="-0.00032573200308028">
            <text:p>-0.000326</text:p>
          </table:table-cell>
          <table:table-cell table:number-columns-repeated="248"/>
        </table:table-row>
        <table:table-row table:style-name="ro1">
          <table:table-cell table:formula="oooc:=[.A5]+([.C6]*_dt)" office:value-type="float" office:value="146541508738.382">
            <text:p>146541508738.382000</text:p>
          </table:table-cell>
          <table:table-cell table:formula="oooc:=[.B5]+([.D6]*_dt)" office:value-type="float" office:value="10376365489.5641">
            <text:p>10376365489.564100</text:p>
          </table:table-cell>
          <table:table-cell table:formula="oooc:=[.C5]+([.G5]*_dt)" office:value-type="float" office:value="-2122.47833616571">
            <text:p>-2122.478336</text:p>
          </table:table-cell>
          <table:table-cell table:formula="oooc:=[.D5]+([.H5]*_dt)" office:value-type="float" office:value="29991.3750725517">
            <text:p>29991.375073</text:p>
          </table:table-cell>
          <table:table-cell table:formula="oooc:=SQRT([.A6]^2+[.B6]^2)" office:value-type="float" office:value="146908416178.565">
            <text:p>146908416178.565000</text:p>
          </table:table-cell>
          <table:table-cell table:formula="oooc:=(_G*_m1)/([.E6]^2)" office:value-type="float" office:value="0.00614957477337616">
            <text:p>0.006150</text:p>
          </table:table-cell>
          <table:table-cell table:formula="oooc:=-[.F6]*([.A6]/[.E6])" office:value-type="float" office:value="-0.00613421605672123">
            <text:p>-0.006134</text:p>
          </table:table-cell>
          <table:table-cell table:formula="oooc:=-[.F6]*([.B6]/[.E6])" office:value-type="float" office:value="-0.000434353845162923">
            <text:p>-0.000434</text:p>
          </table:table-cell>
          <table:table-cell table:number-columns-repeated="248"/>
        </table:table-row>
        <table:table-row table:style-name="ro1">
          <table:table-cell table:formula="oooc:=[.A6]+([.C7]*_dt)" office:value-type="float" office:value="146312334932.643">
            <text:p>146312334932.643000</text:p>
          </table:table-cell>
          <table:table-cell table:formula="oooc:=[.B6]+([.D7]*_dt)" office:value-type="float" office:value="12964377861.7526">
            <text:p>12964377861.752600</text:p>
          </table:table-cell>
          <table:table-cell table:formula="oooc:=[.C6]+([.G6]*_dt)" office:value-type="float" office:value="-2652.47460346643">
            <text:p>-2652.474603</text:p>
          </table:table-cell>
          <table:table-cell table:formula="oooc:=[.D6]+([.H6]*_dt)" office:value-type="float" office:value="29953.8469003296">
            <text:p>29953.846900</text:p>
          </table:table-cell>
          <table:table-cell table:formula="oooc:=SQRT([.A7]^2+[.B7]^2)" office:value-type="float" office:value="146885582841.83">
            <text:p>146885582841.830000</text:p>
          </table:table-cell>
          <table:table-cell table:formula="oooc:=(_G*_m1)/([.E7]^2)" office:value-type="float" office:value="0.00615148682250482">
            <text:p>0.006151</text:p>
          </table:table-cell>
          <table:table-cell table:formula="oooc:=-[.F7]*([.A7]/[.E7])" office:value-type="float" office:value="-0.00612747951769539">
            <text:p>-0.006127</text:p>
          </table:table-cell>
          <table:table-cell table:formula="oooc:=-[.F7]*([.B7]/[.E7])" office:value-type="float" office:value="-0.000542940961499409">
            <text:p>-0.000543</text:p>
          </table:table-cell>
          <table:table-cell table:number-columns-repeated="248"/>
        </table:table-row>
        <table:table-row table:style-name="ro1">
          <table:table-cell table:formula="oooc:=[.A7]+([.C8]*_dt)" office:value-type="float" office:value="146037419737.403">
            <text:p>146037419737.403000</text:p>
          </table:table-cell>
          <table:table-cell table:formula="oooc:=[.B7]+([.D8]*_dt)" office:value-type="float" office:value="15548337201.3811">
            <text:p>15548337201.381100</text:p>
          </table:table-cell>
          <table:table-cell table:formula="oooc:=[.C7]+([.G7]*_dt)" office:value-type="float" office:value="-3181.88883379531">
            <text:p>-3181.888834</text:p>
          </table:table-cell>
          <table:table-cell table:formula="oooc:=[.D7]+([.H7]*_dt)" office:value-type="float" office:value="29906.9368012561">
            <text:p>29906.936801</text:p>
          </table:table-cell>
          <table:table-cell table:formula="oooc:=SQRT([.A8]^2+[.B8]^2)" office:value-type="float" office:value="146862788865.275">
            <text:p>146862788865.275000</text:p>
          </table:table-cell>
          <table:table-cell table:formula="oooc:=(_G*_m1)/([.E8]^2)" office:value-type="float" office:value="0.0061533964652229">
            <text:p>0.006153</text:p>
          </table:table-cell>
          <table:table-cell table:formula="oooc:=-[.F8]*([.A8]/[.E8])" office:value-type="float" office:value="-0.0061188143664272">
            <text:p>-0.006119</text:p>
          </table:table-cell>
          <table:table-cell table:formula="oooc:=-[.F8]*([.B8]/[.E8])" office:value-type="float" office:value="-0.000651458983683337">
            <text:p>-0.000651</text:p>
          </table:table-cell>
          <table:table-cell table:number-columns-repeated="248"/>
        </table:table-row>
        <table:table-row table:style-name="ro1">
          <table:table-cell table:formula="oooc:=[.A8]+([.C9]*_dt)" office:value-type="float" office:value="145716827837.67">
            <text:p>145716827837.670000</text:p>
          </table:table-cell>
          <table:table-cell table:formula="oooc:=[.B8]+([.D9]*_dt)" office:value-type="float" office:value="18127433425.7548">
            <text:p>18127433425.754800</text:p>
          </table:table-cell>
          <table:table-cell table:formula="oooc:=[.C8]+([.G8]*_dt)" office:value-type="float" office:value="-3710.55439505462">
            <text:p>-3710.554395</text:p>
          </table:table-cell>
          <table:table-cell table:formula="oooc:=[.D8]+([.H8]*_dt)" office:value-type="float" office:value="29850.6507450658">
            <text:p>29850.650745</text:p>
          </table:table-cell>
          <table:table-cell table:formula="oooc:=SQRT([.A9]^2+[.B9]^2)" office:value-type="float" office:value="146840041397.701">
            <text:p>146840041397.701000</text:p>
          </table:table-cell>
          <table:table-cell table:formula="oooc:=(_G*_m1)/([.E9]^2)" office:value-type="float" office:value="0.00615530309814345">
            <text:p>0.006155</text:p>
          </table:table-cell>
          <table:table-cell table:formula="oooc:=-[.F9]*([.A9]/[.E9])" office:value-type="float" office:value="-0.00610821975602421">
            <text:p>-0.006108</text:p>
          </table:table-cell>
          <table:table-cell table:formula="oooc:=-[.F9]*([.B9]/[.E9])" office:value-type="float" office:value="-0.000759873438231577">
            <text:p>-0.000760</text:p>
          </table:table-cell>
          <table:table-cell table:number-columns-repeated="248"/>
        </table:table-row>
        <table:table-row table:style-name="ro1">
          <table:table-cell table:formula="oooc:=[.A9]+([.C10]*_dt)" office:value-type="float" office:value="145350638321.788">
            <text:p>145350638321.788000</text:p>
          </table:table-cell>
          <table:table-cell table:formula="oooc:=[.B9]+([.D10]*_dt)" office:value-type="float" office:value="20700857225.3071">
            <text:p>20700857225.307100</text:p>
          </table:table-cell>
          <table:table-cell table:formula="oooc:=[.C9]+([.G9]*_dt)" office:value-type="float" office:value="-4238.30458197511">
            <text:p>-4238.304582</text:p>
          </table:table-cell>
          <table:table-cell table:formula="oooc:=[.D9]+([.H9]*_dt)" office:value-type="float" office:value="29784.9976800026">
            <text:p>29784.997680</text:p>
          </table:table-cell>
          <table:table-cell table:formula="oooc:=SQRT([.A10]^2+[.B10]^2)" office:value-type="float" office:value="146817347579.956">
            <text:p>146817347579.956000</text:p>
          </table:table-cell>
          <table:table-cell table:formula="oooc:=(_G*_m1)/([.E10]^2)" office:value-type="float" office:value="0.00615720611743691">
            <text:p>0.006157</text:p>
          </table:table-cell>
          <table:table-cell table:formula="oooc:=-[.F10]*([.A10]/[.E10])" office:value-type="float" office:value="-0.00609569546242403">
            <text:p>-0.006096</text:p>
          </table:table-cell>
          <table:table-cell table:formula="oooc:=-[.F10]*([.B10]/[.E10])" office:value-type="float" office:value="-0.000868149757810022">
            <text:p>-0.000868</text:p>
          </table:table-cell>
          <table:table-cell table:number-columns-repeated="248"/>
        </table:table-row>
        <table:table-row table:style-name="ro1">
          <table:table-cell table:formula="oooc:=[.A10]+([.C11]*_dt)" office:value-type="float" office:value="144938944683.106">
            <text:p>144938944683.106000</text:p>
          </table:table-cell>
          <table:table-cell table:formula="oooc:=[.B10]+([.D11]*_dt)" office:value-type="float" office:value="23267800321.6432">
            <text:p>23267800321.643200</text:p>
          </table:table-cell>
          <table:table-cell table:formula="oooc:=[.C10]+([.G10]*_dt)" office:value-type="float" office:value="-4764.97266992855">
            <text:p>-4764.972670</text:p>
          </table:table-cell>
          <table:table-cell table:formula="oooc:=[.D10]+([.H10]*_dt)" office:value-type="float" office:value="29709.9895409278">
            <text:p>29709.989541</text:p>
          </table:table-cell>
          <table:table-cell table:formula="oooc:=SQRT([.A11]^2+[.B11]^2)" office:value-type="float" office:value="146794714542.657">
            <text:p>146794714542.657000</text:p>
          </table:table-cell>
          <table:table-cell table:formula="oooc:=(_G*_m1)/([.E11]^2)" office:value-type="float" office:value="0.00615910491902837">
            <text:p>0.006159</text:p>
          </table:table-cell>
          <table:table-cell table:formula="oooc:=-[.F11]*([.A11]/[.E11])" office:value-type="float" office:value="-0.00608124188897202">
            <text:p>-0.006081</text:p>
          </table:table-cell>
          <table:table-cell table:formula="oooc:=-[.F11]*([.B11]/[.E11])" office:value-type="float" office:value="-0.000976253292650794">
            <text:p>-0.000976</text:p>
          </table:table-cell>
          <table:table-cell table:number-columns-repeated="248"/>
        </table:table-row>
        <table:table-row table:style-name="ro1">
          <table:table-cell table:formula="oooc:=[.A11]+([.C12]*_dt)" office:value-type="float" office:value="144481854816.972">
            <text:p>144481854816.972000</text:p>
          </table:table-cell>
          <table:table-cell table:formula="oooc:=[.B11]+([.D12]*_dt)" office:value-type="float" office:value="25827455726.1999">
            <text:p>25827455726.199900</text:p>
          </table:table-cell>
          <table:table-cell table:formula="oooc:=[.C11]+([.G11]*_dt)" office:value-type="float" office:value="-5290.39196913573">
            <text:p>-5290.391969</text:p>
          </table:table-cell>
          <table:table-cell table:formula="oooc:=[.D11]+([.H11]*_dt)" office:value-type="float" office:value="29625.6412564428">
            <text:p>29625.641256</text:p>
          </table:table-cell>
          <table:table-cell table:formula="oooc:=SQRT([.A12]^2+[.B12]^2)" office:value-type="float" office:value="146772149403.903">
            <text:p>146772149403.903000</text:p>
          </table:table-cell>
          <table:table-cell table:formula="oooc:=(_G*_m1)/([.E12]^2)" office:value-type="float" office:value="0.00616099889879667">
            <text:p>0.006161</text:p>
          </table:table-cell>
          <table:table-cell table:formula="oooc:=-[.F12]*([.A12]/[.E12])" office:value-type="float" office:value="-0.00606486007078805">
            <text:p>-0.006065</text:p>
          </table:table-cell>
          <table:table-cell table:formula="oooc:=-[.F12]*([.B12]/[.E12])" office:value-type="float" office:value="-0.00108414932215748">
            <text:p>-0.001084</text:p>
          </table:table-cell>
          <table:table-cell table:number-columns-repeated="248"/>
        </table:table-row>
        <table:table-row table:style-name="ro1">
          <table:table-cell table:formula="oooc:=[.A12]+([.C13]*_dt)" office:value-type="float" office:value="143979491013.005">
            <text:p>143979491013.005000</text:p>
          </table:table-cell>
          <table:table-cell table:formula="oooc:=[.B12]+([.D13]*_dt)" office:value-type="float" office:value="28379017999.4326">
            <text:p>28379017999.432600</text:p>
          </table:table-cell>
          <table:table-cell table:formula="oooc:=[.C12]+([.G12]*_dt)" office:value-type="float" office:value="-5814.39587925182">
            <text:p>-5814.395879</text:p>
          </table:table-cell>
          <table:table-cell table:formula="oooc:=[.D12]+([.H12]*_dt)" office:value-type="float" office:value="29531.9707550084">
            <text:p>29531.970755</text:p>
          </table:table-cell>
          <table:table-cell table:formula="oooc:=SQRT([.A13]^2+[.B13]^2)" office:value-type="float" office:value="146749659266.985">
            <text:p>146749659266.985000</text:p>
          </table:table-cell>
          <table:table-cell table:formula="oooc:=(_G*_m1)/([.E13]^2)" office:value-type="float" office:value="0.00616288745277523">
            <text:p>0.006163</text:p>
          </table:table-cell>
          <table:table-cell table:formula="oooc:=-[.F13]*([.A13]/[.E13])" office:value-type="float" office:value="-0.00604655167891515">
            <text:p>-0.006047</text:p>
          </table:table-cell>
          <table:table-cell table:formula="oooc:=-[.F13]*([.B13]/[.E13])" office:value-type="float" office:value="-0.00119180306669464">
            <text:p>-0.001192</text:p>
          </table:table-cell>
          <table:table-cell table:number-columns-repeated="248"/>
        </table:table-row>
        <table:table-row table:style-name="ro1">
          <table:table-cell table:formula="oooc:=[.A13]+([.C14]*_dt)" office:value-type="float" office:value="143431989942.617">
            <text:p>143431989942.617000</text:p>
          </table:table-cell>
          <table:table-cell table:formula="oooc:=[.B13]+([.D14]*_dt)" office:value-type="float" office:value="30921683510.4446">
            <text:p>30921683510.444600</text:p>
          </table:table-cell>
          <table:table-cell table:formula="oooc:=[.C13]+([.G13]*_dt)" office:value-type="float" office:value="-6336.81794431008">
            <text:p>-6336.817944</text:p>
          </table:table-cell>
          <table:table-cell table:formula="oooc:=[.D13]+([.H13]*_dt)" office:value-type="float" office:value="29428.998970046">
            <text:p>29428.998970</text:p>
          </table:table-cell>
          <table:table-cell table:formula="oooc:=SQRT([.A14]^2+[.B14]^2)" office:value-type="float" office:value="146727251218.099">
            <text:p>146727251218.099000</text:p>
          </table:table-cell>
          <table:table-cell table:formula="oooc:=(_G*_m1)/([.E14]^2)" office:value-type="float" office:value="0.00616476997735463">
            <text:p>0.006165</text:p>
          </table:table-cell>
          <table:table-cell table:formula="oooc:=-[.F14]*([.A14]/[.E14])" office:value-type="float" office:value="-0.00602631902424276">
            <text:p>-0.006026</text:p>
          </table:table-cell>
          <table:table-cell table:formula="oooc:=-[.F14]*([.B14]/[.E14])" office:value-type="float" office:value="-0.00129917969955766">
            <text:p>-0.001299</text:p>
          </table:table-cell>
          <table:table-cell table:number-columns-repeated="248"/>
        </table:table-row>
        <table:table-row table:style-name="ro1">
          <table:table-cell table:formula="oooc:=[.A14]+([.C15]*_dt)" office:value-type="float" office:value="142839502641.765">
            <text:p>142839502641.765000</text:p>
          </table:table-cell>
          <table:table-cell table:formula="oooc:=[.B14]+([.D15]*_dt)" office:value-type="float" office:value="33454650696.9665">
            <text:p>33454650696.966500</text:p>
          </table:table-cell>
          <table:table-cell table:formula="oooc:=[.C14]+([.G14]*_dt)" office:value-type="float" office:value="-6857.49190800466">
            <text:p>-6857.491908</text:p>
          </table:table-cell>
          <table:table-cell table:formula="oooc:=[.D14]+([.H14]*_dt)" office:value-type="float" office:value="29316.7498440042">
            <text:p>29316.749844</text:p>
          </table:table-cell>
          <table:table-cell table:formula="oooc:=SQRT([.A15]^2+[.B15]^2)" office:value-type="float" office:value="146704932324.046">
            <text:p>146704932324.046000</text:p>
          </table:table-cell>
          <table:table-cell table:formula="oooc:=(_G*_m1)/([.E15]^2)" office:value-type="float" office:value="0.00616664586948678">
            <text:p>0.006167</text:p>
          </table:table-cell>
          <table:table-cell table:formula="oooc:=-[.F15]*([.A15]/[.E15])" office:value-type="float" office:value="-0.00600416506119755">
            <text:p>-0.006004</text:p>
          </table:table-cell>
          <table:table-cell table:formula="oooc:=-[.F15]*([.B15]/[.E15])" office:value-type="float" office:value="-0.00140624435911864">
            <text:p>-0.001406</text:p>
          </table:table-cell>
          <table:table-cell table:number-columns-repeated="248"/>
        </table:table-row>
        <table:table-row table:style-name="ro1">
          <table:table-cell table:formula="oooc:=[.A15]+([.C16]*_dt)" office:value-type="float" office:value="142202194488.898">
            <text:p>142202194488.898000</text:p>
          </table:table-cell>
          <table:table-cell table:formula="oooc:=[.B15]+([.D16]*_dt)" office:value-type="float" office:value="35977120325.5974">
            <text:p>35977120325.597400</text:p>
          </table:table-cell>
          <table:table-cell table:formula="oooc:=[.C15]+([.G15]*_dt)" office:value-type="float" office:value="-7376.25176929213">
            <text:p>-7376.251769</text:p>
          </table:table-cell>
          <table:table-cell table:formula="oooc:=[.D15]+([.H15]*_dt)" office:value-type="float" office:value="29195.2503313763">
            <text:p>29195.250331</text:p>
          </table:table-cell>
          <table:table-cell table:formula="oooc:=SQRT([.A16]^2+[.B16]^2)" office:value-type="float" office:value="146682709629.939">
            <text:p>146682709629.939000</text:p>
          </table:table-cell>
          <table:table-cell table:formula="oooc:=(_G*_m1)/([.E16]^2)" office:value-type="float" office:value="0.00616851452689069">
            <text:p>0.006169</text:p>
          </table:table-cell>
          <table:table-cell table:formula="oooc:=-[.F16]*([.A16]/[.E16])" office:value-type="float" office:value="-0.00598009339119453">
            <text:p>-0.005980</text:p>
          </table:table-cell>
          <table:table-cell table:formula="oooc:=-[.F16]*([.B16]/[.E16])" office:value-type="float" office:value="-0.00151296216114381">
            <text:p>-0.001513</text:p>
          </table:table-cell>
          <table:table-cell table:number-columns-repeated="248"/>
        </table:table-row>
        <table:table-row table:style-name="ro1">
          <table:table-cell table:formula="oooc:=[.A16]+([.C17]*_dt)" office:value-type="float" office:value="141520245178.07">
            <text:p>141520245178.070000</text:p>
          </table:table-cell>
          <table:table-cell table:formula="oooc:=[.B16]+([.D17]*_dt)" office:value-type="float" office:value="38488295752.2139">
            <text:p>38488295752.213900</text:p>
          </table:table-cell>
          <table:table-cell table:formula="oooc:=[.C16]+([.G16]*_dt)" office:value-type="float" office:value="-7892.93183829134">
            <text:p>-7892.931838</text:p>
          </table:table-cell>
          <table:table-cell table:formula="oooc:=[.D16]+([.H16]*_dt)" office:value-type="float" office:value="29064.5304006535">
            <text:p>29064.530401</text:p>
          </table:table-cell>
          <table:table-cell table:formula="oooc:=SQRT([.A17]^2+[.B17]^2)" office:value-type="float" office:value="146660590156.902">
            <text:p>146660590156.902000</text:p>
          </table:table-cell>
          <table:table-cell table:formula="oooc:=(_G*_m1)/([.E17]^2)" office:value-type="float" office:value="0.00617037534825964">
            <text:p>0.006170</text:p>
          </table:table-cell>
          <table:table-cell table:formula="oooc:=-[.F17]*([.A17]/[.E17])" office:value-type="float" office:value="-0.00595410826584162">
            <text:p>-0.005954</text:p>
          </table:table-cell>
          <table:table-cell table:formula="oooc:=-[.F17]*([.B17]/[.E17])" office:value-type="float" office:value="-0.00161929821127758">
            <text:p>-0.001619</text:p>
          </table:table-cell>
          <table:table-cell table:number-columns-repeated="248"/>
        </table:table-row>
        <table:table-row table:style-name="ro1">
          <table:table-cell table:formula="oooc:=[.A17]+([.C18]*_dt)" office:value-type="float" office:value="140793848687.201">
            <text:p>140793848687.201000</text:p>
          </table:table-cell>
          <table:table-cell table:formula="oooc:=[.B17]+([.D18]*_dt)" office:value-type="float" office:value="40987383182.4551">
            <text:p>40987383182.455100</text:p>
          </table:table-cell>
          <table:table-cell table:formula="oooc:=[.C17]+([.G17]*_dt)" office:value-type="float" office:value="-8407.36679246005">
            <text:p>-8407.366792</text:p>
          </table:table-cell>
          <table:table-cell table:formula="oooc:=[.D17]+([.H17]*_dt)" office:value-type="float" office:value="28924.6230351991">
            <text:p>28924.623035</text:p>
          </table:table-cell>
          <table:table-cell table:formula="oooc:=SQRT([.A18]^2+[.B18]^2)" office:value-type="float" office:value="146638580899.775">
            <text:p>146638580899.775000</text:p>
          </table:table-cell>
          <table:table-cell table:formula="oooc:=(_G*_m1)/([.E18]^2)" office:value-type="float" office:value="0.00617222773346984">
            <text:p>0.006172</text:p>
          </table:table-cell>
          <table:table-cell table:formula="oooc:=-[.F18]*([.A18]/[.E18])" office:value-type="float" office:value="-0.00592621458989059">
            <text:p>-0.005926</text:p>
          </table:table-cell>
          <table:table-cell table:formula="oooc:=-[.F18]*([.B18]/[.E18])" office:value-type="float" office:value="-0.00172521761768831">
            <text:p>-0.001725</text:p>
          </table:table-cell>
          <table:table-cell table:number-columns-repeated="248"/>
        </table:table-row>
        <table:table-row table:style-name="ro1">
          <table:table-cell table:formula="oooc:=[.A18]+([.C19]*_dt)" office:value-type="float" office:value="140023213241.468">
            <text:p>140023213241.468000</text:p>
          </table:table-cell>
          <table:table-cell table:formula="oooc:=[.B18]+([.D19]*_dt)" office:value-type="float" office:value="43473591932.189">
            <text:p>43473591932.189000</text:p>
          </table:table-cell>
          <table:table-cell table:formula="oooc:=[.C18]+([.G18]*_dt)" office:value-type="float" office:value="-8919.3917330266">
            <text:p>-8919.391733</text:p>
          </table:table-cell>
          <table:table-cell table:formula="oooc:=[.D18]+([.H18]*_dt)" office:value-type="float" office:value="28775.5642330309">
            <text:p>28775.564233</text:p>
          </table:table-cell>
          <table:table-cell table:formula="oooc:=SQRT([.A19]^2+[.B19]^2)" office:value-type="float" office:value="146616688824.813">
            <text:p>146616688824.813000</text:p>
          </table:table-cell>
          <table:table-cell table:formula="oooc:=(_G*_m1)/([.E19]^2)" office:value-type="float" office:value="0.00617407108379027">
            <text:p>0.006174</text:p>
          </table:table-cell>
          <table:table-cell table:formula="oooc:=-[.F19]*([.A19]/[.E19])" office:value-type="float" office:value="-0.00589641792392761">
            <text:p>-0.005896</text:p>
          </table:table-cell>
          <table:table-cell table:formula="oooc:=-[.F19]*([.B19]/[.E19])" office:value-type="float" office:value="-0.00183068550387015">
            <text:p>-0.001831</text:p>
          </table:table-cell>
          <table:table-cell table:number-columns-repeated="248"/>
        </table:table-row>
        <table:table-row table:style-name="ro1">
          <table:table-cell table:formula="oooc:=[.A19]+([.C20]*_dt)" office:value-type="float" office:value="139208561271.789">
            <text:p>139208561271.789000</text:p>
          </table:table-cell>
          <table:table-cell table:formula="oooc:=[.B19]+([.D20]*_dt)" office:value-type="float" office:value="45946134687.8639">
            <text:p>45946134687.863900</text:p>
          </table:table-cell>
          <table:table-cell table:formula="oooc:=[.C19]+([.G19]*_dt)" office:value-type="float" office:value="-9428.84224165394">
            <text:p>-9428.842242</text:p>
          </table:table-cell>
          <table:table-cell table:formula="oooc:=[.D19]+([.H19]*_dt)" office:value-type="float" office:value="28617.3930054965">
            <text:p>28617.393005</text:p>
          </table:table-cell>
          <table:table-cell table:formula="oooc:=SQRT([.A20]^2+[.B20]^2)" office:value-type="float" office:value="146594920867.391">
            <text:p>146594920867.391000</text:p>
          </table:table-cell>
          <table:table-cell table:formula="oooc:=(_G*_m1)/([.E20]^2)" office:value-type="float" office:value="0.00617590480209387">
            <text:p>0.006176</text:p>
          </table:table-cell>
          <table:table-cell table:formula="oooc:=-[.F20]*([.A20]/[.E20])" office:value-type="float" office:value="-0.00586472448679674">
            <text:p>-0.005865</text:p>
          </table:table-cell>
          <table:table-cell table:formula="oooc:=-[.F20]*([.B20]/[.E20])" office:value-type="float" office:value="-0.00193566702159563">
            <text:p>-0.001936</text:p>
          </table:table-cell>
          <table:table-cell table:number-columns-repeated="248"/>
        </table:table-row>
        <table:table-row table:style-name="ro1">
          <table:table-cell table:formula="oooc:=[.A20]+([.C21]*_dt)" office:value-type="float" office:value="138350129368.405">
            <text:p>138350129368.405000</text:p>
          </table:table-cell>
          <table:table-cell table:formula="oooc:=[.B20]+([.D21]*_dt)" office:value-type="float" office:value="48404227766.6492">
            <text:p>48404227766.649200</text:p>
          </table:table-cell>
          <table:table-cell table:formula="oooc:=[.C20]+([.G20]*_dt)" office:value-type="float" office:value="-9935.55443731318">
            <text:p>-9935.554437</text:p>
          </table:table-cell>
          <table:table-cell table:formula="oooc:=[.D20]+([.H20]*_dt)" office:value-type="float" office:value="28450.1513748306">
            <text:p>28450.151375</text:p>
          </table:table-cell>
          <table:table-cell table:formula="oooc:=SQRT([.A21]^2+[.B21]^2)" office:value-type="float" office:value="146573283929.712">
            <text:p>146573283929.712000</text:p>
          </table:table-cell>
          <table:table-cell table:formula="oooc:=(_G*_m1)/([.E21]^2)" office:value-type="float" office:value="0.00617772829306977">
            <text:p>0.006178</text:p>
          </table:table-cell>
          <table:table-cell table:formula="oooc:=-[.F21]*([.A21]/[.E21])" office:value-type="float" office:value="-0.00583114115774957">
            <text:p>-0.005831</text:p>
          </table:table-cell>
          <table:table-cell table:formula="oooc:=-[.F21]*([.B21]/[.E21])" office:value-type="float" office:value="-0.00204012736401279">
            <text:p>-0.002040</text:p>
          </table:table-cell>
          <table:table-cell table:number-columns-repeated="248"/>
        </table:table-row>
        <table:table-row table:style-name="ro1">
          <table:table-cell table:formula="oooc:=[.A21]+([.C22]*_dt)" office:value-type="float" office:value="137448168229.524">
            <text:p>137448168229.524000</text:p>
          </table:table-cell>
          <table:table-cell table:formula="oooc:=[.B21]+([.D22]*_dt)" office:value-type="float" office:value="50847091376.2673">
            <text:p>50847091376.267300</text:p>
          </table:table-cell>
          <table:table-cell table:formula="oooc:=[.C21]+([.G21]*_dt)" office:value-type="float" office:value="-10439.3650333427">
            <text:p>-10439.365033</text:p>
          </table:table-cell>
          <table:table-cell table:formula="oooc:=[.D21]+([.H21]*_dt)" office:value-type="float" office:value="28273.8843705799">
            <text:p>28273.884371</text:p>
          </table:table-cell>
          <table:table-cell table:formula="oooc:=SQRT([.A22]^2+[.B22]^2)" office:value-type="float" office:value="146551784878.513">
            <text:p>146551784878.513000</text:p>
          </table:table-cell>
          <table:table-cell table:formula="oooc:=(_G*_m1)/([.E22]^2)" office:value-type="float" office:value="0.00617954096343655">
            <text:p>0.006180</text:p>
          </table:table-cell>
          <table:table-cell table:formula="oooc:=-[.F22]*([.A22]/[.E22])" office:value-type="float" office:value="-0.00579567547831478">
            <text:p>-0.005796</text:p>
          </table:table-cell>
          <table:table-cell table:formula="oooc:=-[.F22]*([.B22]/[.E22])" office:value-type="float" office:value="-0.00214403177888087">
            <text:p>-0.002144</text:p>
          </table:table-cell>
          <table:table-cell table:number-columns-repeated="248"/>
        </table:table-row>
        <table:table-row table:style-name="ro1">
          <table:table-cell table:formula="oooc:=[.A22]+([.C23]*_dt)" office:value-type="float" office:value="136502942605.025">
            <text:p>136502942605.025000</text:p>
          </table:table-cell>
          <table:table-cell table:formula="oooc:=[.B22]+([.D23]*_dt)" office:value-type="float" office:value="53273949874.4174">
            <text:p>53273949874.417400</text:p>
          </table:table-cell>
          <table:table-cell table:formula="oooc:=[.C22]+([.G22]*_dt)" office:value-type="float" office:value="-10940.1113946691">
            <text:p>-10940.111395</text:p>
          </table:table-cell>
          <table:table-cell table:formula="oooc:=[.D22]+([.H22]*_dt)" office:value-type="float" office:value="28088.6400248846">
            <text:p>28088.640025</text:p>
          </table:table-cell>
          <table:table-cell table:formula="oooc:=SQRT([.A23]^2+[.B23]^2)" office:value-type="float" office:value="146530430542.781">
            <text:p>146530430542.781000</text:p>
          </table:table-cell>
          <table:table-cell table:formula="oooc:=(_G*_m1)/([.E23]^2)" office:value-type="float" office:value="0.00618134222215653">
            <text:p>0.006181</text:p>
          </table:table-cell>
          <table:table-cell table:formula="oooc:=-[.F23]*([.A23]/[.E23])" office:value-type="float" office:value="-0.00575833565388115">
            <text:p>-0.005758</text:p>
          </table:table-cell>
          <table:table-cell table:formula="oooc:=-[.F23]*([.B23]/[.E23])" office:value-type="float" office:value="-0.00224734558193797">
            <text:p>-0.002247</text:p>
          </table:table-cell>
          <table:table-cell table:number-columns-repeated="248"/>
        </table:table-row>
        <table:table-row table:style-name="ro1">
          <table:table-cell table:formula="oooc:=[.A23]+([.C24]*_dt)" office:value-type="float" office:value="135514731235.203">
            <text:p>135514731235.203000</text:p>
          </table:table-cell>
          <table:table-cell table:formula="oooc:=[.B23]+([.D24]*_dt)" office:value-type="float" office:value="55684032027.6921">
            <text:p>55684032027.692100</text:p>
          </table:table-cell>
          <table:table-cell table:formula="oooc:=[.C23]+([.G23]*_dt)" office:value-type="float" office:value="-11437.6315951645">
            <text:p>-11437.631595</text:p>
          </table:table-cell>
          <table:table-cell table:formula="oooc:=[.D23]+([.H23]*_dt)" office:value-type="float" office:value="27894.4693666052">
            <text:p>27894.469367</text:p>
          </table:table-cell>
          <table:table-cell table:formula="oooc:=SQRT([.A24]^2+[.B24]^2)" office:value-type="float" office:value="146509227711.466">
            <text:p>146509227711.466000</text:p>
          </table:table-cell>
          <table:table-cell table:formula="oooc:=(_G*_m1)/([.E24]^2)" office:value-type="float" office:value="0.00618313148065076">
            <text:p>0.006183</text:p>
          </table:table-cell>
          <table:table-cell table:formula="oooc:=-[.F24]*([.A24]/[.E24])" office:value-type="float" office:value="-0.00571913055498778">
            <text:p>-0.005719</text:p>
          </table:table-cell>
          <table:table-cell table:formula="oooc:=-[.F24]*([.B24]/[.E24])" office:value-type="float" office:value="-0.00235003417039405">
            <text:p>-0.002350</text:p>
          </table:table-cell>
          <table:table-cell table:number-columns-repeated="248"/>
        </table:table-row>
        <table:table-row table:style-name="ro1">
          <table:table-cell table:formula="oooc:=[.A24]+([.C25]*_dt)" office:value-type="float" office:value="134483826784.553">
            <text:p>134483826784.553000</text:p>
          </table:table-cell>
          <table:table-cell table:formula="oooc:=[.B24]+([.D25]*_dt)" office:value-type="float" office:value="58076571269.8861">
            <text:p>58076571269.886100</text:p>
          </table:table-cell>
          <table:table-cell table:formula="oooc:=[.C24]+([.G24]*_dt)" office:value-type="float" office:value="-11931.7644751154">
            <text:p>-11931.764475</text:p>
          </table:table-cell>
          <table:table-cell table:formula="oooc:=[.D24]+([.H24]*_dt)" office:value-type="float" office:value="27691.4264142831">
            <text:p>27691.426414</text:p>
          </table:table-cell>
          <table:table-cell table:formula="oooc:=SQRT([.A25]^2+[.B25]^2)" office:value-type="float" office:value="146488183131.213">
            <text:p>146488183131.213000</text:p>
          </table:table-cell>
          <table:table-cell table:formula="oooc:=(_G*_m1)/([.E25]^2)" office:value-type="float" office:value="0.00618490815301491">
            <text:p>0.006185</text:p>
          </table:table-cell>
          <table:table-cell table:formula="oooc:=-[.F25]*([.A25]/[.E25])" office:value-type="float" office:value="-0.00567806971831571">
            <text:p>-0.005678</text:p>
          </table:table-cell>
          <table:table-cell table:formula="oooc:=-[.F25]*([.B25]/[.E25])" office:value-type="float" office:value="-0.00245206303654219">
            <text:p>-0.002452</text:p>
          </table:table-cell>
          <table:table-cell table:number-columns-repeated="248"/>
        </table:table-row>
        <table:table-row table:style-name="ro1">
          <table:table-cell table:formula="oooc:=[.A25]+([.C26]*_dt)" office:value-type="float" office:value="133410535770.578">
            <text:p>133410535770.578000</text:p>
          </table:table-cell>
          <table:table-cell table:formula="oooc:=[.B25]+([.D26]*_dt)" office:value-type="float" office:value="60450805959.5949">
            <text:p>60450805959.594900</text:p>
          </table:table-cell>
          <table:table-cell table:formula="oooc:=[.C25]+([.G25]*_dt)" office:value-type="float" office:value="-12422.3496987779">
            <text:p>-12422.349699</text:p>
          </table:table-cell>
          <table:table-cell table:formula="oooc:=[.D25]+([.H25]*_dt)" office:value-type="float" office:value="27479.5681679259">
            <text:p>27479.568168</text:p>
          </table:table-cell>
          <table:table-cell table:formula="oooc:=SQRT([.A26]^2+[.B26]^2)" office:value-type="float" office:value="146467303504.084">
            <text:p>146467303504.084000</text:p>
          </table:table-cell>
          <table:table-cell table:formula="oooc:=(_G*_m1)/([.E26]^2)" office:value-type="float" office:value="0.00618667165623563">
            <text:p>0.006187</text:p>
          </table:table-cell>
          <table:table-cell table:formula="oooc:=-[.F26]*([.A26]/[.E26])" office:value-type="float" office:value="-0.00563516334737489">
            <text:p>-0.005635</text:p>
          </table:table-cell>
          <table:table-cell table:formula="oooc:=-[.F26]*([.B26]/[.E26])" office:value-type="float" office:value="-0.00255339778148096">
            <text:p>-0.002553</text:p>
          </table:table-cell>
          <table:table-cell table:number-columns-repeated="248"/>
        </table:table-row>
        <table:table-row table:style-name="ro1">
          <table:table-cell table:formula="oooc:=[.A26]+([.C27]*_dt)" office:value-type="float" office:value="132295178487.622">
            <text:p>132295178487.622000</text:p>
          </table:table-cell>
          <table:table-cell table:formula="oooc:=[.B26]+([.D27]*_dt)" office:value-type="float" office:value="62805979637.0009">
            <text:p>62805979637.000900</text:p>
          </table:table-cell>
          <table:table-cell table:formula="oooc:=[.C26]+([.G26]*_dt)" office:value-type="float" office:value="-12909.2278119911">
            <text:p>-12909.227812</text:p>
          </table:table-cell>
          <table:table-cell table:formula="oooc:=[.D26]+([.H26]*_dt)" office:value-type="float" office:value="27258.9545996059">
            <text:p>27258.954600</text:p>
          </table:table-cell>
          <table:table-cell table:formula="oooc:=SQRT([.A27]^2+[.B27]^2)" office:value-type="float" office:value="146446595485.3">
            <text:p>146446595485.300000</text:p>
          </table:table-cell>
          <table:table-cell table:formula="oooc:=(_G*_m1)/([.E27]^2)" office:value-type="float" office:value="0.00618842141040756">
            <text:p>0.006188</text:p>
          </table:table-cell>
          <table:table-cell table:formula="oooc:=-[.F27]*([.A27]/[.E27])" office:value-type="float" office:value="-0.00559042231288107">
            <text:p>-0.005590</text:p>
          </table:table-cell>
          <table:table-cell table:formula="oooc:=-[.F27]*([.B27]/[.E27])" office:value-type="float" office:value="-0.0026540041289403">
            <text:p>-0.002654</text:p>
          </table:table-cell>
          <table:table-cell table:number-columns-repeated="248"/>
        </table:table-row>
        <table:table-row table:style-name="ro1">
          <table:table-cell table:formula="oooc:=[.A27]+([.C28]*_dt)" office:value-type="float" office:value="131138088925.717">
            <text:p>131138088925.717000</text:p>
          </table:table-cell>
          <table:table-cell table:formula="oooc:=[.B27]+([.D28]*_dt)" office:value-type="float" office:value="65141341279.7444">
            <text:p>65141341279.744400</text:p>
          </table:table-cell>
          <table:table-cell table:formula="oooc:=[.C27]+([.G27]*_dt)" office:value-type="float" office:value="-13392.240299824">
            <text:p>-13392.240300</text:p>
          </table:table-cell>
          <table:table-cell table:formula="oooc:=[.D27]+([.H27]*_dt)" office:value-type="float" office:value="27029.6486428655">
            <text:p>27029.648643</text:p>
          </table:table-cell>
          <table:table-cell table:formula="oooc:=SQRT([.A28]^2+[.B28]^2)" office:value-type="float" office:value="146426065680.99">
            <text:p>146426065680.990000</text:p>
          </table:table-cell>
          <table:table-cell table:formula="oooc:=(_G*_m1)/([.E28]^2)" office:value-type="float" office:value="0.00619015683895076">
            <text:p>0.006190</text:p>
          </table:table-cell>
          <table:table-cell table:formula="oooc:=-[.F28]*([.A28]/[.E28])" office:value-type="float" office:value="-0.00554385815281693">
            <text:p>-0.005544</text:p>
          </table:table-cell>
          <table:table-cell table:formula="oooc:=-[.F28]*([.B28]/[.E28])" office:value-type="float" office:value="-0.00275384793920326">
            <text:p>-0.002754</text:p>
          </table:table-cell>
          <table:table-cell table:number-columns-repeated="248"/>
        </table:table-row>
        <table:table-row table:style-name="ro1">
          <table:table-cell table:formula="oooc:=[.A28]+([.C29]*_dt)" office:value-type="float" office:value="129939614684.456">
            <text:p>129939614684.456000</text:p>
          </table:table-cell>
          <table:table-cell table:formula="oooc:=[.B28]+([.D29]*_dt)" office:value-type="float" office:value="67456145557.7758">
            <text:p>67456145557.775800</text:p>
          </table:table-cell>
          <table:table-cell table:formula="oooc:=[.C28]+([.G28]*_dt)" office:value-type="float" office:value="-13871.2296442274">
            <text:p>-13871.229644</text:p>
          </table:table-cell>
          <table:table-cell table:formula="oooc:=[.D28]+([.H28]*_dt)" office:value-type="float" office:value="26791.7161809183">
            <text:p>26791.716181</text:p>
          </table:table-cell>
          <table:table-cell table:formula="oooc:=SQRT([.A29]^2+[.B29]^2)" office:value-type="float" office:value="146405720645.939">
            <text:p>146405720645.939000</text:p>
          </table:table-cell>
          <table:table-cell table:formula="oooc:=(_G*_m1)/([.E29]^2)" office:value-type="float" office:value="0.00619187736882832">
            <text:p>0.006192</text:p>
          </table:table-cell>
          <table:table-cell table:formula="oooc:=-[.F29]*([.A29]/[.E29])" office:value-type="float" office:value="-0.00549548307217238">
            <text:p>-0.005495</text:p>
          </table:table-cell>
          <table:table-cell table:formula="oooc:=-[.F29]*([.B29]/[.E29])" office:value-type="float" office:value="-0.00285289522311549">
            <text:p>-0.002853</text:p>
          </table:table-cell>
          <table:table-cell table:number-columns-repeated="248"/>
        </table:table-row>
        <table:table-row table:style-name="ro1">
          <table:table-cell table:formula="oooc:=[.A29]+([.C30]*_dt)" office:value-type="float" office:value="128700116881.881">
            <text:p>128700116881.881000</text:p>
          </table:table-cell>
          <table:table-cell table:formula="oooc:=[.B29]+([.D30]*_dt)" office:value-type="float" office:value="69749653087.0824">
            <text:p>69749653087.082400</text:p>
          </table:table-cell>
          <table:table-cell table:formula="oooc:=[.C29]+([.G29]*_dt)" office:value-type="float" office:value="-14346.0393816631">
            <text:p>-14346.039382</text:p>
          </table:table-cell>
          <table:table-cell table:formula="oooc:=[.D29]+([.H29]*_dt)" office:value-type="float" office:value="26545.2260336411">
            <text:p>26545.226034</text:p>
          </table:table-cell>
          <table:table-cell table:formula="oooc:=SQRT([.A30]^2+[.B30]^2)" office:value-type="float" office:value="146385566881.363">
            <text:p>146385566881.363000</text:p>
          </table:table-cell>
          <table:table-cell table:formula="oooc:=(_G*_m1)/([.E30]^2)" office:value-type="float" office:value="0.00619358243076437">
            <text:p>0.006194</text:p>
          </table:table-cell>
          <table:table-cell table:formula="oooc:=-[.F30]*([.A30]/[.E30])" office:value-type="float" office:value="-0.00544530994235894">
            <text:p>-0.005445</text:p>
          </table:table-cell>
          <table:table-cell table:formula="oooc:=-[.F30]*([.B30]/[.E30])" office:value-type="float" office:value="-0.00295111215617434">
            <text:p>-0.002951</text:p>
          </table:table-cell>
          <table:table-cell table:number-columns-repeated="248"/>
        </table:table-row>
        <table:table-row table:style-name="ro1">
          <table:table-cell table:formula="oooc:=[.A30]+([.C31]*_dt)" office:value-type="float" office:value="127419970058.398">
            <text:p>127419970058.398000</text:p>
          </table:table-cell>
          <table:table-cell table:formula="oooc:=[.B30]+([.D31]*_dt)" office:value-type="float" office:value="72021130682.1876">
            <text:p>72021130682.187600</text:p>
          </table:table-cell>
          <table:table-cell table:formula="oooc:=[.C30]+([.G30]*_dt)" office:value-type="float" office:value="-14816.5141606829">
            <text:p>-14816.514161</text:p>
          </table:table-cell>
          <table:table-cell table:formula="oooc:=[.D30]+([.H30]*_dt)" office:value-type="float" office:value="26290.2499433477">
            <text:p>26290.249943</text:p>
          </table:table-cell>
          <table:table-cell table:formula="oooc:=SQRT([.A31]^2+[.B31]^2)" office:value-type="float" office:value="146365610832.68">
            <text:p>146365610832.680000</text:p>
          </table:table-cell>
          <table:table-cell table:formula="oooc:=(_G*_m1)/([.E31]^2)" office:value-type="float" office:value="0.00619527145946196">
            <text:p>0.006195</text:p>
          </table:table-cell>
          <table:table-cell table:formula="oooc:=-[.F31]*([.A31]/[.E31])" office:value-type="float" office:value="-0.00539335230029342">
            <text:p>-0.005393</text:p>
          </table:table-cell>
          <table:table-cell table:formula="oooc:=-[.F31]*([.B31]/[.E31])" office:value-type="float" office:value="-0.00304846509268905">
            <text:p>-0.003048</text:p>
          </table:table-cell>
          <table:table-cell table:number-columns-repeated="248"/>
        </table:table-row>
        <table:table-row table:style-name="ro1">
          <table:table-cell table:formula="oooc:=[.A31]+([.C32]*_dt)" office:value-type="float" office:value="126099562075.727">
            <text:p>126099562075.727000</text:p>
          </table:table-cell>
          <table:table-cell table:formula="oooc:=[.B31]+([.D32]*_dt)" office:value-type="float" office:value="74269851607.3145">
            <text:p>74269851607.314500</text:p>
          </table:table-cell>
          <table:table-cell table:formula="oooc:=[.C31]+([.G31]*_dt)" office:value-type="float" office:value="-15282.4997994282">
            <text:p>-15282.499799</text:p>
          </table:table-cell>
          <table:table-cell table:formula="oooc:=[.D31]+([.H31]*_dt)" office:value-type="float" office:value="26026.8625593393">
            <text:p>26026.862559</text:p>
          </table:table-cell>
          <table:table-cell table:formula="oooc:=SQRT([.A32]^2+[.B32]^2)" office:value-type="float" office:value="146345858887.304">
            <text:p>146345858887.304000</text:p>
          </table:table-cell>
          <table:table-cell table:formula="oooc:=(_G*_m1)/([.E32]^2)" office:value-type="float" office:value="0.00619694389382112">
            <text:p>0.006197</text:p>
          </table:table-cell>
          <table:table-cell table:formula="oooc:=-[.F32]*([.A32]/[.E32])" office:value-type="float" office:value="-0.00533962434714637">
            <text:p>-0.005340</text:p>
          </table:table-cell>
          <table:table-cell table:formula="oooc:=-[.F32]*([.B32]/[.E32])" office:value-type="float" office:value="-0.00314492058000336">
            <text:p>-0.003145</text:p>
          </table:table-cell>
          <table:table-cell table:number-columns-repeated="248"/>
        </table:table-row>
        <table:table-row table:style-name="ro1">
          <table:table-cell table:formula="oooc:=[.A32]+([.C33]*_dt)" office:value-type="float" office:value="124739294010.89">
            <text:p>124739294010.890000</text:p>
          </table:table-cell>
          <table:table-cell table:formula="oooc:=[.B32]+([.D33]*_dt)" office:value-type="float" office:value="76495095826.1086">
            <text:p>76495095826.108600</text:p>
          </table:table-cell>
          <table:table-cell table:formula="oooc:=[.C32]+([.G32]*_dt)" office:value-type="float" office:value="-15743.8433430217">
            <text:p>-15743.843343</text:p>
          </table:table-cell>
          <table:table-cell table:formula="oooc:=[.D32]+([.H32]*_dt)" office:value-type="float" office:value="25755.141421227">
            <text:p>25755.141421</text:p>
          </table:table-cell>
          <table:table-cell table:formula="oooc:=SQRT([.A33]^2+[.B33]^2)" office:value-type="float" office:value="146326317372.442">
            <text:p>146326317372.442000</text:p>
          </table:table-cell>
          <table:table-cell table:formula="oooc:=(_G*_m1)/([.E33]^2)" office:value-type="float" office:value="0.00619859917715657">
            <text:p>0.006199</text:p>
          </table:table-cell>
          <table:table-cell table:formula="oooc:=-[.F33]*([.A33]/[.E33])" office:value-type="float" office:value="-0.00528414094675092">
            <text:p>-0.005284</text:p>
          </table:table-cell>
          <table:table-cell table:formula="oooc:=-[.F33]*([.B33]/[.E33])" office:value-type="float" office:value="-0.00324044537277153">
            <text:p>-0.003240</text:p>
          </table:table-cell>
          <table:table-cell table:number-columns-repeated="248"/>
        </table:table-row>
        <table:table-row table:style-name="ro1">
          <table:table-cell table:formula="oooc:=[.A33]+([.C34]*_dt)" office:value-type="float" office:value="123339580045.251">
            <text:p>123339580045.251000</text:p>
          </table:table-cell>
          <table:table-cell table:formula="oooc:=[.B33]+([.D34]*_dt)" office:value-type="float" office:value="78696150249.8126">
            <text:p>78696150249.812600</text:p>
          </table:table-cell>
          <table:table-cell table:formula="oooc:=[.C33]+([.G33]*_dt)" office:value-type="float" office:value="-16200.393120821">
            <text:p>-16200.393121</text:p>
          </table:table-cell>
          <table:table-cell table:formula="oooc:=[.D33]+([.H33]*_dt)" office:value-type="float" office:value="25475.1669410196">
            <text:p>25475.166941</text:p>
          </table:table-cell>
          <table:table-cell table:formula="oooc:=SQRT([.A34]^2+[.B34]^2)" office:value-type="float" office:value="146306992552.919">
            <text:p>146306992552.919000</text:p>
          </table:table-cell>
          <table:table-cell table:formula="oooc:=(_G*_m1)/([.E34]^2)" office:value-type="float" office:value="0.00620023675741529">
            <text:p>0.006200</text:p>
          </table:table-cell>
          <table:table-cell table:formula="oooc:=-[.F34]*([.A34]/[.E34])" office:value-type="float" office:value="-0.0052269176236681">
            <text:p>-0.005227</text:p>
          </table:table-cell>
          <table:table-cell table:formula="oooc:=-[.F34]*([.B34]/[.E34])" office:value-type="float" office:value="-0.00333500644727885">
            <text:p>-0.003335</text:p>
          </table:table-cell>
          <table:table-cell table:number-columns-repeated="248"/>
        </table:table-row>
        <table:table-row table:style-name="ro1">
          <table:table-cell table:formula="oooc:=[.A34]+([.C35]*_dt)" office:value-type="float" office:value="121900847348.628">
            <text:p>121900847348.628000</text:p>
          </table:table-cell>
          <table:table-cell table:formula="oooc:=[.B34]+([.D35]*_dt)" office:value-type="float" office:value="80872308983.7881">
            <text:p>80872308983.788100</text:p>
          </table:table-cell>
          <table:table-cell table:formula="oooc:=[.C34]+([.G34]*_dt)" office:value-type="float" office:value="-16651.9988035059">
            <text:p>-16651.998804</text:p>
          </table:table-cell>
          <table:table-cell table:formula="oooc:=[.D34]+([.H34]*_dt)" office:value-type="float" office:value="25187.0223839747">
            <text:p>25187.022384</text:p>
          </table:table-cell>
          <table:table-cell table:formula="oooc:=SQRT([.A35]^2+[.B35]^2)" office:value-type="float" office:value="146287890629.002">
            <text:p>146287890629.002000</text:p>
          </table:table-cell>
          <table:table-cell table:formula="oooc:=(_G*_m1)/([.E35]^2)" office:value-type="float" office:value="0.00620185608739367">
            <text:p>0.006202</text:p>
          </table:table-cell>
          <table:table-cell table:formula="oooc:=-[.F35]*([.A35]/[.E35])" office:value-type="float" office:value="-0.00516797056090475">
            <text:p>-0.005168</text:p>
          </table:table-cell>
          <table:table-cell table:formula="oooc:=-[.F35]*([.B35]/[.E35])" office:value-type="float" office:value="-0.00342857101579707">
            <text:p>-0.003429</text:p>
          </table:table-cell>
          <table:table-cell table:number-columns-repeated="248"/>
        </table:table-row>
        <table:table-row table:style-name="ro1">
          <table:table-cell table:formula="oooc:=[.A35]+([.C36]*_dt)" office:value-type="float" office:value="120423535958.487">
            <text:p>120423535958.487000</text:p>
          </table:table-cell>
          <table:table-cell table:formula="oooc:=[.B35]+([.D36]*_dt)" office:value-type="float" office:value="83022873572.2734">
            <text:p>83022873572.273400</text:p>
          </table:table-cell>
          <table:table-cell table:formula="oooc:=[.C35]+([.G35]*_dt)" office:value-type="float" office:value="-17098.5114599681">
            <text:p>-17098.511460</text:p>
          </table:table-cell>
          <table:table-cell table:formula="oooc:=[.D35]+([.H35]*_dt)" office:value-type="float" office:value="24890.7938482098">
            <text:p>24890.793848</text:p>
          </table:table-cell>
          <table:table-cell table:formula="oooc:=SQRT([.A36]^2+[.B36]^2)" office:value-type="float" office:value="146269017734.251">
            <text:p>146269017734.251000</text:p>
          </table:table-cell>
          <table:table-cell table:formula="oooc:=(_G*_m1)/([.E36]^2)" office:value-type="float" office:value="0.00620345662495408">
            <text:p>0.006203</text:p>
          </table:table-cell>
          <table:table-cell table:formula="oooc:=-[.F36]*([.A36]/[.E36])" office:value-type="float" office:value="-0.0051073165972806">
            <text:p>-0.005107</text:p>
          </table:table-cell>
          <table:table-cell table:formula="oooc:=-[.F36]*([.B36]/[.E36])" office:value-type="float" office:value="-0.00352110654096532">
            <text:p>-0.003521</text:p>
          </table:table-cell>
          <table:table-cell table:number-columns-repeated="248"/>
        </table:table-row>
        <table:table-row table:style-name="ro1">
          <table:table-cell table:formula="oooc:=[.A36]+([.C37]*_dt)" office:value-type="float" office:value="118908098654.24">
            <text:p>118908098654.240000</text:p>
          </table:table-cell>
          <table:table-cell table:formula="oooc:=[.B36]+([.D37]*_dt)" office:value-type="float" office:value="85147153241.2747">
            <text:p>85147153241.274700</text:p>
          </table:table-cell>
          <table:table-cell table:formula="oooc:=[.C36]+([.G36]*_dt)" office:value-type="float" office:value="-17539.7836139731">
            <text:p>-17539.783614</text:p>
          </table:table-cell>
          <table:table-cell table:formula="oooc:=[.D36]+([.H36]*_dt)" office:value-type="float" office:value="24586.5702430704">
            <text:p>24586.570243</text:p>
          </table:table-cell>
          <table:table-cell table:formula="oooc:=SQRT([.A37]^2+[.B37]^2)" office:value-type="float" office:value="146250379933.385">
            <text:p>146250379933.385000</text:p>
          </table:table-cell>
          <table:table-cell table:formula="oooc:=(_G*_m1)/([.E37]^2)" office:value-type="float" office:value="0.00620503783324087">
            <text:p>0.006205</text:p>
          </table:table-cell>
          <table:table-cell table:formula="oooc:=-[.F37]*([.A37]/[.E37])" office:value-type="float" office:value="-0.0050449732244413">
            <text:p>-0.005045</text:p>
          </table:table-cell>
          <table:table-cell table:formula="oooc:=-[.F37]*([.B37]/[.E37])" office:value-type="float" office:value="-0.0036125807501869">
            <text:p>-0.003613</text:p>
          </table:table-cell>
          <table:table-cell table:number-columns-repeated="248"/>
        </table:table-row>
        <table:table-row table:style-name="ro1">
          <table:table-cell table:formula="oooc:=[.A37]+([.C38]*_dt)" office:value-type="float" office:value="117355000826.671">
            <text:p>117355000826.671000</text:p>
          </table:table-cell>
          <table:table-cell table:formula="oooc:=[.B37]+([.D38]*_dt)" office:value-type="float" office:value="87244465139.479">
            <text:p>87244465139.479000</text:p>
          </table:table-cell>
          <table:table-cell table:formula="oooc:=[.C37]+([.G37]*_dt)" office:value-type="float" office:value="-17975.6693005648">
            <text:p>-17975.669301</text:p>
          </table:table-cell>
          <table:table-cell table:formula="oooc:=[.D37]+([.H37]*_dt)" office:value-type="float" office:value="24274.4432662543">
            <text:p>24274.443266</text:p>
          </table:table-cell>
          <table:table-cell table:formula="oooc:=SQRT([.A38]^2+[.B38]^2)" office:value-type="float" office:value="146231983220.162">
            <text:p>146231983220.162000</text:p>
          </table:table-cell>
          <table:table-cell table:formula="oooc:=(_G*_m1)/([.E38]^2)" office:value-type="float" office:value="0.00620659918089559">
            <text:p>0.006207</text:p>
          </table:table-cell>
          <table:table-cell table:formula="oooc:=-[.F38]*([.A38]/[.E38])" office:value-type="float" office:value="-0.00498095858351452">
            <text:p>-0.004981</text:p>
          </table:table-cell>
          <table:table-cell table:formula="oooc:=-[.F38]*([.B38]/[.E38])" office:value-type="float" office:value="-0.00370296165003188">
            <text:p>-0.003703</text:p>
          </table:table-cell>
          <table:table-cell table:number-columns-repeated="248"/>
        </table:table-row>
        <table:table-row table:style-name="ro1">
          <table:table-cell table:formula="oooc:=[.A38]+([.C39]*_dt)" office:value-type="float" office:value="115764720342.514">
            <text:p>115764720342.514000</text:p>
          </table:table-cell>
          <table:table-cell table:formula="oooc:=[.B38]+([.D39]*_dt)" office:value-type="float" office:value="89314134577.0844">
            <text:p>89314134577.084400</text:p>
          </table:table-cell>
          <table:table-cell table:formula="oooc:=[.C38]+([.G38]*_dt)" office:value-type="float" office:value="-18406.0241221805">
            <text:p>-18406.024122</text:p>
          </table:table-cell>
          <table:table-cell table:formula="oooc:=[.D38]+([.H38]*_dt)" office:value-type="float" office:value="23954.5073796915">
            <text:p>23954.507380</text:p>
          </table:table-cell>
          <table:table-cell table:formula="oooc:=SQRT([.A39]^2+[.B39]^2)" office:value-type="float" office:value="146213833515.28">
            <text:p>146213833515.280000</text:p>
          </table:table-cell>
          <table:table-cell table:formula="oooc:=(_G*_m1)/([.E39]^2)" office:value-type="float" office:value="0.00620814014227122">
            <text:p>0.006208</text:p>
          </table:table-cell>
          <table:table-cell table:formula="oooc:=-[.F39]*([.A39]/[.E39])" office:value-type="float" office:value="-0.00491529146140648">
            <text:p>-0.004915</text:p>
          </table:table-cell>
          <table:table-cell table:formula="oooc:=-[.F39]*([.B39]/[.E39])" office:value-type="float" office:value="-0.00379221754063555">
            <text:p>-0.003792</text:p>
          </table:table-cell>
          <table:table-cell table:number-columns-repeated="248"/>
        </table:table-row>
        <table:table-row table:style-name="ro1">
          <table:table-cell table:formula="oooc:=[.A39]+([.C40]*_dt)" office:value-type="float" office:value="114137747404.21">
            <text:p>114137747404.210000</text:p>
          </table:table-cell>
          <table:table-cell table:formula="oooc:=[.B39]+([.D40]*_dt)" office:value-type="float" office:value="91355495262.4376">
            <text:p>91355495262.437600</text:p>
          </table:table-cell>
          <table:table-cell table:formula="oooc:=[.C39]+([.G39]*_dt)" office:value-type="float" office:value="-18830.705304446">
            <text:p>-18830.705304</text:p>
          </table:table-cell>
          <table:table-cell table:formula="oooc:=[.D39]+([.H39]*_dt)" office:value-type="float" office:value="23626.8597841806">
            <text:p>23626.859784</text:p>
          </table:table-cell>
          <table:table-cell table:formula="oooc:=SQRT([.A40]^2+[.B40]^2)" office:value-type="float" office:value="146195936664.302">
            <text:p>146195936664.302000</text:p>
          </table:table-cell>
          <table:table-cell table:formula="oooc:=(_G*_m1)/([.E40]^2)" office:value-type="float" office:value="0.00620966019764553">
            <text:p>0.006210</text:p>
          </table:table-cell>
          <table:table-cell table:formula="oooc:=-[.F40]*([.A40]/[.E40])" office:value-type="float" office:value="-0.00484799128673669">
            <text:p>-0.004848</text:p>
          </table:table-cell>
          <table:table-cell table:formula="oooc:=-[.F40]*([.B40]/[.E40])" office:value-type="float" office:value="-0.00388031703008251">
            <text:p>-0.003880</text:p>
          </table:table-cell>
          <table:table-cell table:number-columns-repeated="248"/>
        </table:table-row>
        <table:table-row table:style-name="ro1">
          <table:table-cell table:formula="oooc:=[.A40]+([.C41]*_dt)" office:value-type="float" office:value="112474584404.87">
            <text:p>112474584404.870000</text:p>
          </table:table-cell>
          <table:table-cell table:formula="oooc:=[.B40]+([.D41]*_dt)" office:value-type="float" office:value="93367889536.3739">
            <text:p>93367889536.373900</text:p>
          </table:table-cell>
          <table:table-cell table:formula="oooc:=[.C40]+([.G40]*_dt)" office:value-type="float" office:value="-19249.5717516201">
            <text:p>-19249.571752</text:p>
          </table:table-cell>
          <table:table-cell table:formula="oooc:=[.D40]+([.H40]*_dt)" office:value-type="float" office:value="23291.6003927815">
            <text:p>23291.600393</text:p>
          </table:table-cell>
          <table:table-cell table:formula="oooc:=SQRT([.A41]^2+[.B41]^2)" office:value-type="float" office:value="146178298435.591">
            <text:p>146178298435.591000</text:p>
          </table:table-cell>
          <table:table-cell table:formula="oooc:=(_G*_m1)/([.E41]^2)" office:value-type="float" office:value="0.00621115883343312">
            <text:p>0.006211</text:p>
          </table:table-cell>
          <table:table-cell table:formula="oooc:=-[.F41]*([.A41]/[.E41])" office:value-type="float" office:value="-0.0047790781254089">
            <text:p>-0.004779</text:p>
          </table:table-cell>
          <table:table-cell table:formula="oooc:=-[.F41]*([.B41]/[.E41])" office:value-type="float" office:value="-0.00396722904876595">
            <text:p>-0.003967</text:p>
          </table:table-cell>
          <table:table-cell table:number-columns-repeated="248"/>
        </table:table-row>
        <table:table-row table:style-name="ro1">
          <table:table-cell table:formula="oooc:=[.A41]+([.C42]*_dt)" office:value-type="float" office:value="110775745778.487">
            <text:p>110775745778.487000</text:p>
          </table:table-cell>
          <table:table-cell table:formula="oooc:=[.B41]+([.D42]*_dt)" office:value-type="float" office:value="95350668604.1504">
            <text:p>95350668604.150400</text:p>
          </table:table-cell>
          <table:table-cell table:formula="oooc:=[.C41]+([.G41]*_dt)" office:value-type="float" office:value="-19662.4841016554">
            <text:p>-19662.484102</text:p>
          </table:table-cell>
          <table:table-cell table:formula="oooc:=[.D41]+([.H41]*_dt)" office:value-type="float" office:value="22948.8318029681">
            <text:p>22948.831803</text:p>
          </table:table-cell>
          <table:table-cell table:formula="oooc:=SQRT([.A42]^2+[.B42]^2)" office:value-type="float" office:value="146160924518.281">
            <text:p>146160924518.281000</text:p>
          </table:table-cell>
          <table:table-cell table:formula="oooc:=(_G*_m1)/([.E42]^2)" office:value-type="float" office:value="0.00621263554239627">
            <text:p>0.006213</text:p>
          </table:table-cell>
          <table:table-cell table:formula="oooc:=-[.F42]*([.A42]/[.E42])" office:value-type="float" office:value="-0.0047085726758167">
            <text:p>-0.004709</text:p>
          </table:table-cell>
          <table:table-cell table:formula="oooc:=-[.F42]*([.B42]/[.E42])" office:value-type="float" office:value="-0.00405292286371179">
            <text:p>-0.004053</text:p>
          </table:table-cell>
          <table:table-cell table:number-columns-repeated="248"/>
        </table:table-row>
        <table:table-row table:style-name="ro1">
          <table:table-cell table:formula="oooc:=[.A42]+([.C43]*_dt)" office:value-type="float" office:value="109041757845.422">
            <text:p>109041757845.422000</text:p>
          </table:table-cell>
          <table:table-cell table:formula="oooc:=[.B42]+([.D43]*_dt)" office:value-type="float" office:value="97303192764.8661">
            <text:p>97303192764.866100</text:p>
          </table:table-cell>
          <table:table-cell table:formula="oooc:=[.C42]+([.G42]*_dt)" office:value-type="float" office:value="-20069.304780846">
            <text:p>-20069.304781</text:p>
          </table:table-cell>
          <table:table-cell table:formula="oooc:=[.D42]+([.H42]*_dt)" office:value-type="float" office:value="22598.6592675434">
            <text:p>22598.659268</text:p>
          </table:table-cell>
          <table:table-cell table:formula="oooc:=SQRT([.A43]^2+[.B43]^2)" office:value-type="float" office:value="146143820520.255">
            <text:p>146143820520.255000</text:p>
          </table:table-cell>
          <table:table-cell table:formula="oooc:=(_G*_m1)/([.E43]^2)" office:value-type="float" office:value="0.00621408982385434">
            <text:p>0.006214</text:p>
          </table:table-cell>
          <table:table-cell table:formula="oooc:=-[.F43]*([.A43]/[.E43])" office:value-type="float" office:value="-0.00463649626368237">
            <text:p>-0.004636</text:p>
          </table:table-cell>
          <table:table-cell table:formula="oooc:=-[.F43]*([.B43]/[.E43])" office:value-type="float" office:value="-0.0041373680928568">
            <text:p>-0.004137</text:p>
          </table:table-cell>
          <table:table-cell table:number-columns-repeated="248"/>
        </table:table-row>
        <table:table-row table:style-name="ro1">
          <table:table-cell table:formula="oooc:=[.A43]+([.C44]*_dt)" office:value-type="float" office:value="107273158653.208">
            <text:p>107273158653.208000</text:p>
          </table:table-cell>
          <table:table-cell table:formula="oooc:=[.B43]+([.D44]*_dt)" office:value-type="float" office:value="99224831638.2634">
            <text:p>99224831638.263400</text:p>
          </table:table-cell>
          <table:table-cell table:formula="oooc:=[.C43]+([.G43]*_dt)" office:value-type="float" office:value="-20469.8980580281">
            <text:p>-20469.898058</text:p>
          </table:table-cell>
          <table:table-cell table:formula="oooc:=[.D43]+([.H43]*_dt)" office:value-type="float" office:value="22241.1906643206">
            <text:p>22241.190664</text:p>
          </table:table-cell>
          <table:table-cell table:formula="oooc:=SQRT([.A44]^2+[.B44]^2)" office:value-type="float" office:value="146126991966.16">
            <text:p>146126991966.160000</text:p>
          </table:table-cell>
          <table:table-cell table:formula="oooc:=(_G*_m1)/([.E44]^2)" office:value-type="float" office:value="0.0062155211838916">
            <text:p>0.006216</text:p>
          </table:table-cell>
          <table:table-cell table:formula="oooc:=-[.F44]*([.A44]/[.E44])" office:value-type="float" office:value="-0.0045628708365282">
            <text:p>-0.004563</text:p>
          </table:table-cell>
          <table:table-cell table:formula="oooc:=-[.F44]*([.B44]/[.E44])" office:value-type="float" office:value="-0.00422053471927026">
            <text:p>-0.004221</text:p>
          </table:table-cell>
          <table:table-cell table:number-columns-repeated="248"/>
        </table:table-row>
        <table:table-row table:style-name="ro1">
          <table:table-cell table:formula="oooc:=[.A44]+([.C45]*_dt)" office:value-type="float" office:value="105470497812.715">
            <text:p>105470497812.715000</text:p>
          </table:table-cell>
          <table:table-cell table:formula="oooc:=[.B44]+([.D45]*_dt)" office:value-type="float" office:value="101114964388.803">
            <text:p>101114964388.803000</text:p>
          </table:table-cell>
          <table:table-cell table:formula="oooc:=[.C44]+([.G44]*_dt)" office:value-type="float" office:value="-20864.1300983041">
            <text:p>-20864.130098</text:p>
          </table:table-cell>
          <table:table-cell table:formula="oooc:=[.D44]+([.H44]*_dt)" office:value-type="float" office:value="21876.5364645756">
            <text:p>21876.536465</text:p>
          </table:table-cell>
          <table:table-cell table:formula="oooc:=SQRT([.A45]^2+[.B45]^2)" office:value-type="float" office:value="146110444295.44">
            <text:p>146110444295.440000</text:p>
          </table:table-cell>
          <table:table-cell table:formula="oooc:=(_G*_m1)/([.E45]^2)" office:value-type="float" office:value="0.0062169291355634">
            <text:p>0.006217</text:p>
          </table:table-cell>
          <table:table-cell table:formula="oooc:=-[.F45]*([.A45]/[.E45])" office:value-type="float" office:value="-0.00448771895777959">
            <text:p>-0.004488</text:p>
          </table:table-cell>
          <table:table-cell table:formula="oooc:=-[.F45]*([.B45]/[.E45])" office:value-type="float" office:value="-0.0043023931053081">
            <text:p>-0.004302</text:p>
          </table:table-cell>
          <table:table-cell table:number-columns-repeated="248"/>
        </table:table-row>
        <table:table-row table:style-name="ro1">
          <table:table-cell table:formula="oooc:=[.A45]+([.C46]*_dt)" office:value-type="float" office:value="103634336329.71">
            <text:p>103634336329.710000</text:p>
          </table:table-cell>
          <table:table-cell table:formula="oooc:=[.B45]+([.D46]*_dt)" office:value-type="float" office:value="102972979946.907">
            <text:p>102972979946.907000</text:p>
          </table:table-cell>
          <table:table-cell table:formula="oooc:=[.C45]+([.G45]*_dt)" office:value-type="float" office:value="-21251.8690162563">
            <text:p>-21251.869016</text:p>
          </table:table-cell>
          <table:table-cell table:formula="oooc:=[.D45]+([.H45]*_dt)" office:value-type="float" office:value="21504.809700277">
            <text:p>21504.809700</text:p>
          </table:table-cell>
          <table:table-cell table:formula="oooc:=SQRT([.A46]^2+[.B46]^2)" office:value-type="float" office:value="146094182860.392">
            <text:p>146094182860.392000</text:p>
          </table:table-cell>
          <table:table-cell table:formula="oooc:=(_G*_m1)/([.E46]^2)" office:value-type="float" office:value="0.00621831319910046">
            <text:p>0.006218</text:p>
          </table:table-cell>
          <table:table-cell table:formula="oooc:=-[.F46]*([.A46]/[.E46])" office:value-type="float" office:value="-0.00441106380049968">
            <text:p>-0.004411</text:p>
          </table:table-cell>
          <table:table-cell table:formula="oooc:=-[.F46]*([.B46]/[.E46])" office:value-type="float" office:value="-0.00438291400668873">
            <text:p>-0.004383</text:p>
          </table:table-cell>
          <table:table-cell table:number-columns-repeated="248"/>
        </table:table-row>
        <table:table-row table:style-name="ro1">
          <table:table-cell table:formula="oooc:=[.A46]+([.C47]*_dt)" office:value-type="float" office:value="101765246431.878">
            <text:p>101765246431.878000</text:p>
          </table:table-cell>
          <table:table-cell table:formula="oooc:=[.B46]+([.D47]*_dt)" office:value-type="float" office:value="104798277227.267">
            <text:p>104798277227.267000</text:p>
          </table:table-cell>
          <table:table-cell table:formula="oooc:=[.C46]+([.G46]*_dt)" office:value-type="float" office:value="-21632.9849286195">
            <text:p>-21632.984929</text:p>
          </table:table-cell>
          <table:table-cell table:formula="oooc:=[.D46]+([.H46]*_dt)" office:value-type="float" office:value="21126.1259300991">
            <text:p>21126.125930</text:p>
          </table:table-cell>
          <table:table-cell table:formula="oooc:=SQRT([.A47]^2+[.B47]^2)" office:value-type="float" office:value="146078212924.255">
            <text:p>146078212924.255000</text:p>
          </table:table-cell>
          <table:table-cell table:formula="oooc:=(_G*_m1)/([.E47]^2)" office:value-type="float" office:value="0.00621967290211128">
            <text:p>0.006220</text:p>
          </table:table-cell>
          <table:table-cell table:formula="oooc:=-[.F47]*([.A47]/[.E47])" office:value-type="float" office:value="-0.00433292914075574">
            <text:p>-0.004333</text:p>
          </table:table-cell>
          <table:table-cell table:formula="oooc:=-[.F47]*([.B47]/[.E47])" office:value-type="float" office:value="-0.00446206858647949">
            <text:p>-0.004462</text:p>
          </table:table-cell>
          <table:table-cell table:number-columns-repeated="248"/>
        </table:table-row>
        <table:table-row table:style-name="ro1">
          <table:table-cell table:formula="oooc:=[.A47]+([.C48]*_dt)" office:value-type="float" office:value="99863811391.3264">
            <text:p>99863811391.326400</text:p>
          </table:table-cell>
          <table:table-cell table:formula="oooc:=[.B47]+([.D48]*_dt)" office:value-type="float" office:value="106590265344.112">
            <text:p>106590265344.112000</text:p>
          </table:table-cell>
          <table:table-cell table:formula="oooc:=[.C47]+([.G47]*_dt)" office:value-type="float" office:value="-22007.3500063808">
            <text:p>-22007.350006</text:p>
          </table:table-cell>
          <table:table-cell table:formula="oooc:=[.D47]+([.H47]*_dt)" office:value-type="float" office:value="20740.6032042273">
            <text:p>20740.603204</text:p>
          </table:table-cell>
          <table:table-cell table:formula="oooc:=SQRT([.A48]^2+[.B48]^2)" office:value-type="float" office:value="146062539659.321">
            <text:p>146062539659.321000</text:p>
          </table:table-cell>
          <table:table-cell table:formula="oooc:=(_G*_m1)/([.E48]^2)" office:value-type="float" office:value="0.0062210077797824">
            <text:p>0.006221</text:p>
          </table:table-cell>
          <table:table-cell table:formula="oooc:=-[.F48]*([.A48]/[.E48])" office:value-type="float" office:value="-0.0042533393506178">
            <text:p>-0.004253</text:p>
          </table:table-cell>
          <table:table-cell table:formula="oooc:=-[.F48]*([.B48]/[.E48])" office:value-type="float" office:value="-0.00453982842898267">
            <text:p>-0.004540</text:p>
          </table:table-cell>
          <table:table-cell table:number-columns-repeated="248"/>
        </table:table-row>
        <table:table-row table:style-name="ro1">
          <table:table-cell table:formula="oooc:=[.A48]+([.C49]*_dt)" office:value-type="float" office:value="97930625342.6563">
            <text:p>97930625342.656300</text:p>
          </table:table-cell>
          <table:table-cell table:formula="oooc:=[.B48]+([.D49]*_dt)" office:value-type="float" office:value="108348363823.328">
            <text:p>108348363823.328000</text:p>
          </table:table-cell>
          <table:table-cell table:formula="oooc:=[.C48]+([.G48]*_dt)" office:value-type="float" office:value="-22374.8385262741">
            <text:p>-22374.838526</text:p>
          </table:table-cell>
          <table:table-cell table:formula="oooc:=[.D48]+([.H48]*_dt)" office:value-type="float" office:value="20348.3620279632">
            <text:p>20348.362028</text:p>
          </table:table-cell>
          <table:table-cell table:formula="oooc:=SQRT([.A49]^2+[.B49]^2)" office:value-type="float" office:value="146047168145.076">
            <text:p>146047168145.076000</text:p>
          </table:table-cell>
          <table:table-cell table:formula="oooc:=(_G*_m1)/([.E49]^2)" office:value-type="float" office:value="0.00622231737507646">
            <text:p>0.006222</text:p>
          </table:table-cell>
          <table:table-cell table:formula="oooc:=-[.F49]*([.A49]/[.E49])" office:value-type="float" office:value="-0.00417231939079031">
            <text:p>-0.004172</text:p>
          </table:table-cell>
          <table:table-cell table:formula="oooc:=-[.F49]*([.B49]/[.E49])" office:value-type="float" office:value="-0.00461616555351013">
            <text:p>-0.004616</text:p>
          </table:table-cell>
          <table:table-cell table:number-columns-repeated="248"/>
        </table:table-row>
        <table:table-row table:style-name="ro1">
          <table:table-cell table:formula="oooc:=[.A49]+([.C50]*_dt)" office:value-type="float" office:value="95966293096.6268">
            <text:p>95966293096.626800</text:p>
          </table:table-cell>
          <table:table-cell table:formula="oooc:=[.B49]+([.D50]*_dt)" office:value-type="float" office:value="110072002811.334">
            <text:p>110072002811.334000</text:p>
          </table:table-cell>
          <table:table-cell table:formula="oooc:=[.C49]+([.G49]*_dt)" office:value-type="float" office:value="-22735.3269216384">
            <text:p>-22735.326922</text:p>
          </table:table-cell>
          <table:table-cell table:formula="oooc:=[.D49]+([.H49]*_dt)" office:value-type="float" office:value="19949.5253241399">
            <text:p>19949.525324</text:p>
          </table:table-cell>
          <table:table-cell table:formula="oooc:=SQRT([.A50]^2+[.B50]^2)" office:value-type="float" office:value="146032103366.37">
            <text:p>146032103366.370000</text:p>
          </table:table-cell>
          <table:table-cell table:formula="oooc:=(_G*_m1)/([.E50]^2)" office:value-type="float" office:value="0.00622360123892786">
            <text:p>0.006224</text:p>
          </table:table-cell>
          <table:table-cell table:formula="oooc:=-[.F50]*([.A50]/[.E50])" office:value-type="float" office:value="-0.00408989480287816">
            <text:p>-0.004090</text:p>
          </table:table-cell>
          <table:table-cell table:formula="oooc:=-[.F50]*([.B50]/[.E50])" office:value-type="float" office:value="-0.00469105242803517">
            <text:p>-0.004691</text:p>
          </table:table-cell>
          <table:table-cell table:number-columns-repeated="248"/>
        </table:table-row>
        <table:table-row table:style-name="ro1">
          <table:table-cell table:formula="oooc:=[.A50]+([.C51]*_dt)" office:value-type="float" office:value="93971429949.4895">
            <text:p>93971429949.489500</text:p>
          </table:table-cell>
          <table:table-cell table:formula="oooc:=[.B50]+([.D51]*_dt)" office:value-type="float" office:value="111760623280.607">
            <text:p>111760623280.607000</text:p>
          </table:table-cell>
          <table:table-cell table:formula="oooc:=[.C50]+([.G50]*_dt)" office:value-type="float" office:value="-23088.6938326071">
            <text:p>-23088.693833</text:p>
          </table:table-cell>
          <table:table-cell table:formula="oooc:=[.D50]+([.H50]*_dt)" office:value-type="float" office:value="19544.2183943577">
            <text:p>19544.218394</text:p>
          </table:table-cell>
          <table:table-cell table:formula="oooc:=SQRT([.A51]^2+[.B51]^2)" office:value-type="float" office:value="146017350211.615">
            <text:p>146017350211.615000</text:p>
          </table:table-cell>
          <table:table-cell table:formula="oooc:=(_G*_m1)/([.E51]^2)" office:value-type="float" office:value="0.00622485893043601">
            <text:p>0.006225</text:p>
          </table:table-cell>
          <table:table-cell table:formula="oooc:=-[.F51]*([.A51]/[.E51])" office:value-type="float" office:value="-0.00400609170128873">
            <text:p>-0.004006</text:p>
          </table:table-cell>
          <table:table-cell table:formula="oooc:=-[.F51]*([.B51]/[.E51])" office:value-type="float" office:value="-0.00476446198271059">
            <text:p>-0.004764</text:p>
          </table:table-cell>
          <table:table-cell table:number-columns-repeated="248"/>
        </table:table-row>
        <table:table-row table:style-name="ro1">
          <table:table-cell table:formula="oooc:=[.A51]+([.C52]*_dt)" office:value-type="float" office:value="91946661488.0458">
            <text:p>91946661488.045800</text:p>
          </table:table-cell>
          <table:table-cell table:formula="oooc:=[.B51]+([.D52]*_dt)" office:value-type="float" office:value="113413677231.757">
            <text:p>113413677231.757000</text:p>
          </table:table-cell>
          <table:table-cell table:formula="oooc:=[.C51]+([.G51]*_dt)" office:value-type="float" office:value="-23434.8201555985">
            <text:p>-23434.820156</text:p>
          </table:table-cell>
          <table:table-cell table:formula="oooc:=[.D51]+([.H51]*_dt)" office:value-type="float" office:value="19132.5688790515">
            <text:p>19132.568879</text:p>
          </table:table-cell>
          <table:table-cell table:formula="oooc:=SQRT([.A52]^2+[.B52]^2)" office:value-type="float" office:value="146002913471.021">
            <text:p>146002913471.021000</text:p>
          </table:table-cell>
          <table:table-cell table:formula="oooc:=(_G*_m1)/([.E52]^2)" office:value-type="float" office:value="0.00622609001705585">
            <text:p>0.006226</text:p>
          </table:table-cell>
          <table:table-cell table:formula="oooc:=-[.F52]*([.A52]/[.E52])" office:value-type="float" office:value="-0.0039209367647719">
            <text:p>-0.003921</text:p>
          </table:table-cell>
          <table:table-cell table:formula="oooc:=-[.F52]*([.B52]/[.E52])" office:value-type="float" office:value="-0.00483636762324191">
            <text:p>-0.004836</text:p>
          </table:table-cell>
          <table:table-cell table:number-columns-repeated="248"/>
        </table:table-row>
        <table:table-row table:style-name="ro1">
          <table:table-cell table:formula="oooc:=[.A52]+([.C53]*_dt)" office:value-type="float" office:value="89892623390.4906">
            <text:p>89892623390.490600</text:p>
          </table:table-cell>
          <table:table-cell table:formula="oooc:=[.B52]+([.D53]*_dt)" office:value-type="float" office:value="115030627892.054">
            <text:p>115030627892.054000</text:p>
          </table:table-cell>
          <table:table-cell table:formula="oooc:=[.C52]+([.G52]*_dt)" office:value-type="float" office:value="-23773.5890920747">
            <text:p>-23773.589092</text:p>
          </table:table-cell>
          <table:table-cell table:formula="oooc:=[.D52]+([.H52]*_dt)" office:value-type="float" office:value="18714.7067164034">
            <text:p>18714.706716</text:p>
          </table:table-cell>
          <table:table-cell table:formula="oooc:=SQRT([.A53]^2+[.B53]^2)" office:value-type="float" office:value="145988797834.85">
            <text:p>145988797834.850000</text:p>
          </table:table-cell>
          <table:table-cell table:formula="oooc:=(_G*_m1)/([.E53]^2)" office:value-type="float" office:value="0.00622729407478568">
            <text:p>0.006227</text:p>
          </table:table-cell>
          <table:table-cell table:formula="oooc:=-[.F53]*([.A53]/[.E53])" office:value-type="float" office:value="-0.00383445722760045">
            <text:p>-0.003834</text:p>
          </table:table-cell>
          <table:table-cell table:formula="oooc:=-[.F53]*([.B53]/[.E53])" office:value-type="float" office:value="-0.00490674324410433">
            <text:p>-0.004907</text:p>
          </table:table-cell>
          <table:table-cell table:number-columns-repeated="248"/>
        </table:table-row>
        <table:table-row table:style-name="ro1">
          <table:table-cell table:formula="oooc:=[.A53]+([.C54]*_dt)" office:value-type="float" office:value="87809961223.1095">
            <text:p>87809961223.109500</text:p>
          </table:table-cell>
          <table:table-cell table:formula="oooc:=[.B53]+([.D54]*_dt)" office:value-type="float" office:value="116610949910.304">
            <text:p>116610949910.304000</text:p>
          </table:table-cell>
          <table:table-cell table:formula="oooc:=[.C53]+([.G53]*_dt)" office:value-type="float" office:value="-24104.8861965394">
            <text:p>-24104.886197</text:p>
          </table:table-cell>
          <table:table-cell table:formula="oooc:=[.D53]+([.H53]*_dt)" office:value-type="float" office:value="18290.7641001127">
            <text:p>18290.764100</text:p>
          </table:table-cell>
          <table:table-cell table:formula="oooc:=SQRT([.A54]^2+[.B54]^2)" office:value-type="float" office:value="145975007891.719">
            <text:p>145975007891.719000</text:p>
          </table:table-cell>
          <table:table-cell table:formula="oooc:=(_G*_m1)/([.E54]^2)" office:value-type="float" office:value="0.00622847068835209">
            <text:p>0.006228</text:p>
          </table:table-cell>
          <table:table-cell table:formula="oooc:=-[.F54]*([.A54]/[.E54])" office:value-type="float" office:value="-0.00374668087039369">
            <text:p>-0.003747</text:p>
          </table:table-cell>
          <table:table-cell table:formula="oooc:=-[.F54]*([.B54]/[.E54])" office:value-type="float" office:value="-0.00497556324159256">
            <text:p>-0.004976</text:p>
          </table:table-cell>
          <table:table-cell table:number-columns-repeated="248"/>
        </table:table-row>
        <table:table-row table:style-name="ro1">
          <table:table-cell table:formula="oooc:=[.A54]+([.C55]*_dt)" office:value-type="float" office:value="85699330232.8983">
            <text:p>85699330232.898300</text:p>
          </table:table-cell>
          <table:table-cell table:formula="oooc:=[.B54]+([.D55]*_dt)" office:value-type="float" office:value="118154129547.977">
            <text:p>118154129547.977000</text:p>
          </table:table-cell>
          <table:table-cell table:formula="oooc:=[.C54]+([.G54]*_dt)" office:value-type="float" office:value="-24428.5994237414">
            <text:p>-24428.599424</text:p>
          </table:table-cell>
          <table:table-cell table:formula="oooc:=[.D54]+([.H54]*_dt)" office:value-type="float" office:value="17860.8754360391">
            <text:p>17860.875436</text:p>
          </table:table-cell>
          <table:table-cell table:formula="oooc:=SQRT([.A55]^2+[.B55]^2)" office:value-type="float" office:value="145961548126.921">
            <text:p>145961548126.921000</text:p>
          </table:table-cell>
          <table:table-cell table:formula="oooc:=(_G*_m1)/([.E55]^2)" office:value-type="float" office:value="0.00622961945139181">
            <text:p>0.006230</text:p>
          </table:table-cell>
          <table:table-cell table:formula="oooc:=-[.F55]*([.A55]/[.E55])" office:value-type="float" office:value="-0.0036576360105874">
            <text:p>-0.003658</text:p>
          </table:table-cell>
          <table:table-cell table:formula="oooc:=-[.F55]*([.B55]/[.E55])" office:value-type="float" office:value="-0.00504280252669223">
            <text:p>-0.005043</text:p>
          </table:table-cell>
          <table:table-cell table:number-columns-repeated="248"/>
        </table:table-row>
        <table:table-row table:style-name="ro1">
          <table:table-cell table:formula="oooc:=[.A55]+([.C56]*_dt)" office:value-type="float" office:value="83561395136.1734">
            <text:p>83561395136.173400</text:p>
          </table:table-cell>
          <table:table-cell table:formula="oooc:=[.B55]+([.D56]*_dt)" office:value-type="float" office:value="119659664866.502">
            <text:p>119659664866.502000</text:p>
          </table:table-cell>
          <table:table-cell table:formula="oooc:=[.C55]+([.G55]*_dt)" office:value-type="float" office:value="-24744.6191750562">
            <text:p>-24744.619175</text:p>
          </table:table-cell>
          <table:table-cell table:formula="oooc:=[.D55]+([.H55]*_dt)" office:value-type="float" office:value="17425.1772977329">
            <text:p>17425.177298</text:p>
          </table:table-cell>
          <table:table-cell table:formula="oooc:=SQRT([.A56]^2+[.B56]^2)" office:value-type="float" office:value="145948422920.795">
            <text:p>145948422920.795000</text:p>
          </table:table-cell>
          <table:table-cell table:formula="oooc:=(_G*_m1)/([.E56]^2)" office:value-type="float" office:value="0.0062307399666305">
            <text:p>0.006231</text:p>
          </table:table-cell>
          <table:table-cell table:formula="oooc:=-[.F56]*([.A56]/[.E56])" office:value-type="float" office:value="-0.00356735149255372">
            <text:p>-0.003567</text:p>
          </table:table-cell>
          <table:table-cell table:formula="oooc:=-[.F56]*([.B56]/[.E56])" office:value-type="float" office:value="-0.00510843653776195">
            <text:p>-0.005108</text:p>
          </table:table-cell>
          <table:table-cell table:number-columns-repeated="248"/>
        </table:table-row>
        <table:table-row table:style-name="ro1">
          <table:table-cell table:formula="oooc:=[.A56]+([.C57]*_dt)" office:value-type="float" office:value="81396829903.2507">
            <text:p>81396829903.250700</text:p>
          </table:table-cell>
          <table:table-cell table:formula="oooc:=[.B56]+([.D57]*_dt)" office:value-type="float" office:value="121127065910.609">
            <text:p>121127065910.609000</text:p>
          </table:table-cell>
          <table:table-cell table:formula="oooc:=[.C56]+([.G56]*_dt)" office:value-type="float" office:value="-25052.8383440128">
            <text:p>-25052.838344</text:p>
          </table:table-cell>
          <table:table-cell table:formula="oooc:=[.D56]+([.H56]*_dt)" office:value-type="float" office:value="16983.8083808703">
            <text:p>16983.808381</text:p>
          </table:table-cell>
          <table:table-cell table:formula="oooc:=SQRT([.A57]^2+[.B57]^2)" office:value-type="float" office:value="145935636547.115">
            <text:p>145935636547.115000</text:p>
          </table:table-cell>
          <table:table-cell table:formula="oooc:=(_G*_m1)/([.E57]^2)" office:value-type="float" office:value="0.00623183184605818">
            <text:p>0.006232</text:p>
          </table:table-cell>
          <table:table-cell table:formula="oooc:=-[.F57]*([.A57]/[.E57])" office:value-type="float" office:value="-0.00347585667737498">
            <text:p>-0.003476</text:p>
          </table:table-cell>
          <table:table-cell table:formula="oooc:=-[.F57]*([.B57]/[.E57])" office:value-type="float" office:value="-0.00517244125301512">
            <text:p>-0.005172</text:p>
          </table:table-cell>
          <table:table-cell table:number-columns-repeated="248"/>
        </table:table-row>
        <table:table-row table:style-name="ro1">
          <table:table-cell table:formula="oooc:=[.A57]+([.C58]*_dt)" office:value-type="float" office:value="79206317539.2657">
            <text:p>79206317539.265700</text:p>
          </table:table-cell>
          <table:table-cell table:formula="oooc:=[.B57]+([.D58]*_dt)" office:value-type="float" office:value="122555854887.66">
            <text:p>122555854887.660000</text:p>
          </table:table-cell>
          <table:table-cell table:formula="oooc:=[.C57]+([.G57]*_dt)" office:value-type="float" office:value="-25353.152360938">
            <text:p>-25353.152361</text:p>
          </table:table-cell>
          <table:table-cell table:formula="oooc:=[.D57]+([.H57]*_dt)" office:value-type="float" office:value="16536.9094566098">
            <text:p>16536.909457</text:p>
          </table:table-cell>
          <table:table-cell table:formula="oooc:=SQRT([.A58]^2+[.B58]^2)" office:value-type="float" office:value="145923193171.532">
            <text:p>145923193171.532000</text:p>
          </table:table-cell>
          <table:table-cell table:formula="oooc:=(_G*_m1)/([.E58]^2)" office:value-type="float" office:value="0.00623289471110129">
            <text:p>0.006233</text:p>
          </table:table-cell>
          <table:table-cell table:formula="oooc:=-[.F58]*([.A58]/[.E58])" office:value-type="float" office:value="-0.00338318143227565">
            <text:p>-0.003383</text:p>
          </table:table-cell>
          <table:table-cell table:formula="oooc:=-[.F58]*([.B58]/[.E58])" office:value-type="float" office:value="-0.00523479320279032">
            <text:p>-0.005235</text:p>
          </table:table-cell>
          <table:table-cell table:number-columns-repeated="248"/>
        </table:table-row>
        <table:table-row table:style-name="ro1">
          <table:table-cell table:formula="oooc:=[.A58]+([.C59]*_dt)" office:value-type="float" office:value="76990549861.2159">
            <text:p>76990549861.215900</text:p>
          </table:table-cell>
          <table:table-cell table:formula="oooc:=[.B58]+([.D59]*_dt)" office:value-type="float" office:value="123945566342.844">
            <text:p>123945566342.844000</text:p>
          </table:table-cell>
          <table:table-cell table:formula="oooc:=[.C58]+([.G58]*_dt)" office:value-type="float" office:value="-25645.4592366866">
            <text:p>-25645.459237</text:p>
          </table:table-cell>
          <table:table-cell table:formula="oooc:=[.D58]+([.H58]*_dt)" office:value-type="float" office:value="16084.6233238887">
            <text:p>16084.623324</text:p>
          </table:table-cell>
          <table:table-cell table:formula="oooc:=SQRT([.A59]^2+[.B59]^2)" office:value-type="float" office:value="145911096850.036">
            <text:p>145911096850.036000</text:p>
          </table:table-cell>
          <table:table-cell table:formula="oooc:=(_G*_m1)/([.E59]^2)" office:value-type="float" office:value="0.00623392819279118">
            <text:p>0.006234</text:p>
          </table:table-cell>
          <table:table-cell table:formula="oooc:=-[.F59]*([.A59]/[.E59])" office:value-type="float" office:value="-0.00328935611971729">
            <text:p>-0.003289</text:p>
          </table:table-cell>
          <table:table-cell table:formula="oooc:=-[.F59]*([.B59]/[.E59])" office:value-type="float" office:value="-0.00529546948159983">
            <text:p>-0.005295</text:p>
          </table:table-cell>
          <table:table-cell table:number-columns-repeated="248"/>
        </table:table-row>
        <table:table-row table:style-name="ro1">
          <table:table-cell table:formula="oooc:=[.A59]+([.C60]*_dt)" office:value-type="float" office:value="74750227271.3068">
            <text:p>74750227271.306800</text:p>
          </table:table-cell>
          <table:table-cell table:formula="oooc:=[.B59]+([.D60]*_dt)" office:value-type="float" office:value="125295747330.167">
            <text:p>125295747330.167000</text:p>
          </table:table-cell>
          <table:table-cell table:formula="oooc:=[.C59]+([.G59]*_dt)" office:value-type="float" office:value="-25929.6596054302">
            <text:p>-25929.659605</text:p>
          </table:table-cell>
          <table:table-cell table:formula="oooc:=[.D59]+([.H59]*_dt)" office:value-type="float" office:value="15627.0947606785">
            <text:p>15627.094761</text:p>
          </table:table-cell>
          <table:table-cell table:formula="oooc:=SQRT([.A60]^2+[.B60]^2)" office:value-type="float" office:value="145899351527.472">
            <text:p>145899351527.472000</text:p>
          </table:table-cell>
          <table:table-cell table:formula="oooc:=(_G*_m1)/([.E60]^2)" office:value-type="float" office:value="0.00623493193192902">
            <text:p>0.006235</text:p>
          </table:table-cell>
          <table:table-cell table:formula="oooc:=-[.F60]*([.A60]/[.E60])" office:value-type="float" office:value="-0.0031944115861616">
            <text:p>-0.003194</text:p>
          </table:table-cell>
          <table:table-cell table:formula="oooc:=-[.F60]*([.B60]/[.E60])" office:value-type="float" office:value="-0.00535444775994544">
            <text:p>-0.005354</text:p>
          </table:table-cell>
          <table:table-cell table:number-columns-repeated="248"/>
        </table:table-row>
        <table:table-row table:style-name="ro1">
          <table:table-cell table:formula="oooc:=[.A60]+([.C61]*_dt)" office:value-type="float" office:value="72486058526.6834">
            <text:p>72486058526.683400</text:p>
          </table:table-cell>
          <table:table-cell table:formula="oooc:=[.B60]+([.D61]*_dt)" office:value-type="float" office:value="126605957579.139">
            <text:p>126605957579.139000</text:p>
          </table:table-cell>
          <table:table-cell table:formula="oooc:=[.C60]+([.G60]*_dt)" office:value-type="float" office:value="-26205.6567664746">
            <text:p>-26205.656766</text:p>
          </table:table-cell>
          <table:table-cell table:formula="oooc:=[.D60]+([.H60]*_dt)" office:value-type="float" office:value="15164.4704742192">
            <text:p>15164.470474</text:p>
          </table:table-cell>
          <table:table-cell table:formula="oooc:=SQRT([.A61]^2+[.B61]^2)" office:value-type="float" office:value="145887961036.079">
            <text:p>145887961036.079000</text:p>
          </table:table-cell>
          <table:table-cell table:formula="oooc:=(_G*_m1)/([.E61]^2)" office:value-type="float" office:value="0.00623590557924681">
            <text:p>0.006236</text:p>
          </table:table-cell>
          <table:table-cell table:formula="oooc:=-[.F61]*([.A61]/[.E61])" office:value-type="float" office:value="-0.00309837915050694">
            <text:p>-0.003098</text:p>
          </table:table-cell>
          <table:table-cell table:formula="oooc:=-[.F61]*([.B61]/[.E61])" office:value-type="float" office:value="-0.00541170629589092">
            <text:p>-0.005412</text:p>
          </table:table-cell>
          <table:table-cell table:number-columns-repeated="248"/>
        </table:table-row>
        <table:table-row table:style-name="ro1">
          <table:table-cell table:formula="oooc:=[.A61]+([.C62]*_dt)" office:value-type="float" office:value="70198760505.6366">
            <text:p>70198760505.636600</text:p>
          </table:table-cell>
          <table:table-cell table:formula="oooc:=[.B61]+([.D62]*_dt)" office:value-type="float" office:value="127875769657.081">
            <text:p>127875769657.081000</text:p>
          </table:table-cell>
          <table:table-cell table:formula="oooc:=[.C61]+([.G61]*_dt)" office:value-type="float" office:value="-26473.3567250784">
            <text:p>-26473.356725</text:p>
          </table:table-cell>
          <table:table-cell table:formula="oooc:=[.D61]+([.H61]*_dt)" office:value-type="float" office:value="14696.8990502542">
            <text:p>14696.899050</text:p>
          </table:table-cell>
          <table:table-cell table:formula="oooc:=SQRT([.A62]^2+[.B62]^2)" office:value-type="float" office:value="145876929094.078">
            <text:p>145876929094.078000</text:p>
          </table:table-cell>
          <table:table-cell table:formula="oooc:=(_G*_m1)/([.E62]^2)" office:value-type="float" office:value="0.0062368487955646">
            <text:p>0.006237</text:p>
          </table:table-cell>
          <table:table-cell table:formula="oooc:=-[.F62]*([.A62]/[.E62])" office:value-type="float" office:value="-0.00300129059220429">
            <text:p>-0.003001</text:p>
          </table:table-cell>
          <table:table-cell table:formula="oooc:=-[.F62]*([.B62]/[.E62])" office:value-type="float" office:value="-0.00546722394638098">
            <text:p>-0.005467</text:p>
          </table:table-cell>
          <table:table-cell table:number-columns-repeated="248"/>
        </table:table-row>
        <table:table-row table:style-name="ro1">
          <table:table-cell table:formula="oooc:=[.A62]+([.C63]*_dt)" office:value-type="float" office:value="67889057970.3707">
            <text:p>67889057970.370700</text:p>
          </table:table-cell>
          <table:table-cell table:formula="oooc:=[.B62]+([.D63]*_dt)" office:value-type="float" office:value="129104769126.952">
            <text:p>129104769126.952000</text:p>
          </table:table-cell>
          <table:table-cell table:formula="oooc:=[.C62]+([.G62]*_dt)" office:value-type="float" office:value="-26732.6682322448">
            <text:p>-26732.668232</text:p>
          </table:table-cell>
          <table:table-cell table:formula="oooc:=[.D62]+([.H62]*_dt)" office:value-type="float" office:value="14224.5309012869">
            <text:p>14224.530901</text:p>
          </table:table-cell>
          <table:table-cell table:formula="oooc:=SQRT([.A63]^2+[.B63]^2)" office:value-type="float" office:value="145866259304.296">
            <text:p>145866259304.296000</text:p>
          </table:table-cell>
          <table:table-cell table:formula="oooc:=(_G*_m1)/([.E63]^2)" office:value-type="float" office:value="0.00623776125194361">
            <text:p>0.006238</text:p>
          </table:table-cell>
          <table:table-cell table:formula="oooc:=-[.F63]*([.A63]/[.E63])" office:value-type="float" office:value="-0.00290317813905893">
            <text:p>-0.002903</text:p>
          </table:table-cell>
          <table:table-cell table:formula="oooc:=-[.F63]*([.B63]/[.E63])" office:value-type="float" office:value="-0.00552098017829619">
            <text:p>-0.005521</text:p>
          </table:table-cell>
          <table:table-cell table:number-columns-repeated="248"/>
        </table:table-row>
        <table:table-row table:style-name="ro1">
          <table:table-cell table:formula="oooc:=[.A63]+([.C64]*_dt)" office:value-type="float" office:value="65557683326.4238">
            <text:p>65557683326.423800</text:p>
          </table:table-cell>
          <table:table-cell table:formula="oooc:=[.B63]+([.D64]*_dt)" office:value-type="float" office:value="130292554700.632">
            <text:p>130292554700.632000</text:p>
          </table:table-cell>
          <table:table-cell table:formula="oooc:=[.C63]+([.G63]*_dt)" office:value-type="float" office:value="-26983.5028234595">
            <text:p>-26983.502823</text:p>
          </table:table-cell>
          <table:table-cell table:formula="oooc:=[.D63]+([.H63]*_dt)" office:value-type="float" office:value="13747.5182138821">
            <text:p>13747.518214</text:p>
          </table:table-cell>
          <table:table-cell table:formula="oooc:=SQRT([.A64]^2+[.B64]^2)" office:value-type="float" office:value="145855955152.831">
            <text:p>145855955152.831000</text:p>
          </table:table-cell>
          <table:table-cell table:formula="oooc:=(_G*_m1)/([.E64]^2)" office:value-type="float" office:value="0.00623864262983528">
            <text:p>0.006239</text:p>
          </table:table-cell>
          <table:table-cell table:formula="oooc:=-[.F64]*([.A64]/[.E64])" office:value-type="float" office:value="-0.00280407445472431">
            <text:p>-0.002804</text:p>
          </table:table-cell>
          <table:table-cell table:formula="oooc:=-[.F64]*([.B64]/[.E64])" office:value-type="float" office:value="-0.00557295507923405">
            <text:p>-0.005573</text:p>
          </table:table-cell>
          <table:table-cell table:number-columns-repeated="248"/>
        </table:table-row>
        <table:table-row table:style-name="ro1">
          <table:table-cell table:formula="oooc:=[.A64]+([.C65]*_dt)" office:value-type="float" office:value="63205376378.8353">
            <text:p>63205376378.835300</text:p>
          </table:table-cell>
          <table:table-cell table:formula="oooc:=[.B64]+([.D65]*_dt)" office:value-type="float" office:value="131438738387.563">
            <text:p>131438738387.563000</text:p>
          </table:table-cell>
          <table:table-cell table:formula="oooc:=[.C64]+([.G64]*_dt)" office:value-type="float" office:value="-27225.7748563477">
            <text:p>-27225.774856</text:p>
          </table:table-cell>
          <table:table-cell table:formula="oooc:=[.D64]+([.H64]*_dt)" office:value-type="float" office:value="13266.0148950363">
            <text:p>13266.014895</text:p>
          </table:table-cell>
          <table:table-cell table:formula="oooc:=SQRT([.A65]^2+[.B65]^2)" office:value-type="float" office:value="145846020007.762">
            <text:p>145846020007.762000</text:p>
          </table:table-cell>
          <table:table-cell table:formula="oooc:=(_G*_m1)/([.E65]^2)" office:value-type="float" office:value="0.00623949262122603">
            <text:p>0.006239</text:p>
          </table:table-cell>
          <table:table-cell table:formula="oooc:=-[.F65]*([.A65]/[.E65])" office:value-type="float" office:value="-0.00270401262589524">
            <text:p>-0.002704</text:p>
          </table:table-cell>
          <table:table-cell table:formula="oooc:=-[.F65]*([.B65]/[.E65])" office:value-type="float" office:value="-0.00562312936800614">
            <text:p>-0.005623</text:p>
          </table:table-cell>
          <table:table-cell table:number-columns-repeated="248"/>
        </table:table-row>
        <table:table-row table:style-name="ro1">
          <table:table-cell table:formula="oooc:=[.A65]+([.C66]*_dt)" office:value-type="float" office:value="60832884085.1551">
            <text:p>60832884085.155100</text:p>
          </table:table-cell>
          <table:table-cell table:formula="oooc:=[.B65]+([.D66]*_dt)" office:value-type="float" office:value="132542945638.687">
            <text:p>132542945638.687000</text:p>
          </table:table-cell>
          <table:table-cell table:formula="oooc:=[.C65]+([.G65]*_dt)" office:value-type="float" office:value="-27459.401547225">
            <text:p>-27459.401547</text:p>
          </table:table-cell>
          <table:table-cell table:formula="oooc:=[.D65]+([.H65]*_dt)" office:value-type="float" office:value="12780.1765176406">
            <text:p>12780.176518</text:p>
          </table:table-cell>
          <table:table-cell table:formula="oooc:=SQRT([.A66]^2+[.B66]^2)" office:value-type="float" office:value="145836457117.889">
            <text:p>145836457117.889000</text:p>
          </table:table-cell>
          <table:table-cell table:formula="oooc:=(_G*_m1)/([.E66]^2)" office:value-type="float" office:value="0.00624031092877765">
            <text:p>0.006240</text:p>
          </table:table-cell>
          <table:table-cell table:formula="oooc:=-[.F66]*([.A66]/[.E66])" office:value-type="float" office:value="-0.0026030261492076">
            <text:p>-0.002603</text:p>
          </table:table-cell>
          <table:table-cell table:formula="oooc:=-[.F66]*([.B66]/[.E66])" office:value-type="float" office:value="-0.00567148440484176">
            <text:p>-0.005671</text:p>
          </table:table-cell>
          <table:table-cell table:number-columns-repeated="248"/>
        </table:table-row>
        <table:table-row table:style-name="ro1">
          <table:table-cell table:formula="oooc:=[.A66]+([.C67]*_dt)" office:value-type="float" office:value="58440960305.392">
            <text:p>58440960305.392000</text:p>
          </table:table-cell>
          <table:table-cell table:formula="oooc:=[.B66]+([.D67]*_dt)" office:value-type="float" office:value="133604815485.588">
            <text:p>133604815485.588000</text:p>
          </table:table-cell>
          <table:table-cell table:formula="oooc:=[.C66]+([.G66]*_dt)" office:value-type="float" office:value="-27684.3030065166">
            <text:p>-27684.303007</text:p>
          </table:table-cell>
          <table:table-cell table:formula="oooc:=[.D66]+([.H66]*_dt)" office:value-type="float" office:value="12290.1602650622">
            <text:p>12290.160265</text:p>
          </table:table-cell>
          <table:table-cell table:formula="oooc:=SQRT([.A67]^2+[.B67]^2)" office:value-type="float" office:value="145827269611.532">
            <text:p>145827269611.532000</text:p>
          </table:table-cell>
          <table:table-cell table:formula="oooc:=(_G*_m1)/([.E67]^2)" office:value-type="float" office:value="0.0062410972659633">
            <text:p>0.006241</text:p>
          </table:table-cell>
          <table:table-cell table:formula="oooc:=-[.F67]*([.A67]/[.E67])" office:value-type="float" office:value="-0.00250114891785239">
            <text:p>-0.002501</text:p>
          </table:table-cell>
          <table:table-cell table:formula="oooc:=-[.F67]*([.B67]/[.E67])" office:value-type="float" office:value="-0.00571800220128852">
            <text:p>-0.005718</text:p>
          </table:table-cell>
          <table:table-cell table:number-columns-repeated="248"/>
        </table:table-row>
        <table:table-row table:style-name="ro1">
          <table:table-cell table:formula="oooc:=[.A67]+([.C68]*_dt)" office:value-type="float" office:value="56030365549.0032">
            <text:p>56030365549.003200</text:p>
          </table:table-cell>
          <table:table-cell table:formula="oooc:=[.B67]+([.D68]*_dt)" office:value-type="float" office:value="134624000674.777">
            <text:p>134624000674.777000</text:p>
          </table:table-cell>
          <table:table-cell table:formula="oooc:=[.C67]+([.G67]*_dt)" office:value-type="float" office:value="-27900.402273019">
            <text:p>-27900.402273</text:p>
          </table:table-cell>
          <table:table-cell table:formula="oooc:=[.D67]+([.H67]*_dt)" office:value-type="float" office:value="11796.1248748709">
            <text:p>11796.124875</text:p>
          </table:table-cell>
          <table:table-cell table:formula="oooc:=SQRT([.A68]^2+[.B68]^2)" office:value-type="float" office:value="145818460495.362">
            <text:p>145818460495.362000</text:p>
          </table:table-cell>
          <table:table-cell table:formula="oooc:=(_G*_m1)/([.E68]^2)" office:value-type="float" office:value="0.0062418513571988">
            <text:p>0.006242</text:p>
          </table:table-cell>
          <table:table-cell table:formula="oooc:=-[.F68]*([.A68]/[.E68])" office:value-type="float" office:value="-0.002398415207912">
            <text:p>-0.002398</text:p>
          </table:table-cell>
          <table:table-cell table:formula="oooc:=-[.F68]*([.B68]/[.E68])" office:value-type="float" office:value="-0.00576266542980077">
            <text:p>-0.005763</text:p>
          </table:table-cell>
          <table:table-cell table:number-columns-repeated="248"/>
        </table:table-row>
        <table:table-row table:style-name="ro1">
          <table:table-cell table:formula="oooc:=[.A68]+([.C69]*_dt)" office:value-type="float" office:value="53601866719.0239">
            <text:p>53601866719.023900</text:p>
          </table:table-cell>
          <table:table-cell table:formula="oooc:=[.B68]+([.D69]*_dt)" office:value-type="float" office:value="135600167797.039">
            <text:p>135600167797.039000</text:p>
          </table:table-cell>
          <table:table-cell table:formula="oooc:=[.C68]+([.G68]*_dt)" office:value-type="float" office:value="-28107.6253469826">
            <text:p>-28107.625347</text:p>
          </table:table-cell>
          <table:table-cell table:formula="oooc:=[.D68]+([.H68]*_dt)" office:value-type="float" office:value="11298.2305817361">
            <text:p>11298.230582</text:p>
          </table:table-cell>
          <table:table-cell table:formula="oooc:=SQRT([.A69]^2+[.B69]^2)" office:value-type="float" office:value="145810032653.275">
            <text:p>145810032653.275000</text:p>
          </table:table-cell>
          <table:table-cell table:formula="oooc:=(_G*_m1)/([.E69]^2)" office:value-type="float" office:value="0.00624257293796942">
            <text:p>0.006243</text:p>
          </table:table-cell>
          <table:table-cell table:formula="oooc:=-[.F69]*([.A69]/[.E69])" office:value-type="float" office:value="-0.00229485966442726">
            <text:p>-0.002295</text:p>
          </table:table-cell>
          <table:table-cell table:formula="oooc:=-[.F69]*([.B69]/[.E69])" office:value-type="float" office:value="-0.00580545743300672">
            <text:p>-0.005805</text:p>
          </table:table-cell>
          <table:table-cell table:number-columns-repeated="248"/>
        </table:table-row>
        <table:table-row table:style-name="ro1">
          <table:table-cell table:formula="oooc:=[.A69]+([.C70]*_dt)" office:value-type="float" office:value="51156236853.444">
            <text:p>51156236853.444000</text:p>
          </table:table-cell>
          <table:table-cell table:formula="oooc:=[.B69]+([.D70]*_dt)" office:value-type="float" office:value="136532997411.782">
            <text:p>136532997411.782000</text:p>
          </table:table-cell>
          <table:table-cell table:formula="oooc:=[.C69]+([.G69]*_dt)" office:value-type="float" office:value="-28305.9012219891">
            <text:p>-28305.901222</text:p>
          </table:table-cell>
          <table:table-cell table:formula="oooc:=[.D69]+([.H69]*_dt)" office:value-type="float" office:value="10796.6390595243">
            <text:p>10796.639060</text:p>
          </table:table-cell>
          <table:table-cell table:formula="oooc:=SQRT([.A70]^2+[.B70]^2)" office:value-type="float" office:value="145801988845.322">
            <text:p>145801988845.322000</text:p>
          </table:table-cell>
          <table:table-cell table:formula="oooc:=(_G*_m1)/([.E70]^2)" office:value-type="float" office:value="0.00624326175495176">
            <text:p>0.006243</text:p>
          </table:table-cell>
          <table:table-cell table:formula="oooc:=-[.F70]*([.A70]/[.E70])" office:value-type="float" office:value="-0.00219051728720372">
            <text:p>-0.002191</text:p>
          </table:table-cell>
          <table:table-cell table:formula="oooc:=-[.F70]*([.B70]/[.E70])" office:value-type="float" office:value="-0.00584636223264561">
            <text:p>-0.005846</text:p>
          </table:table-cell>
          <table:table-cell table:number-columns-repeated="248"/>
        </table:table-row>
        <table:table-row table:style-name="ro1">
          <table:table-cell table:formula="oooc:=[.A70]+([.C71]*_dt)" office:value-type="float" office:value="48694254863.9359">
            <text:p>48694254863.935900</text:p>
          </table:table-cell>
          <table:table-cell table:formula="oooc:=[.B70]+([.D71]*_dt)" office:value-type="float" office:value="137422184166.313">
            <text:p>137422184166.313000</text:p>
          </table:table-cell>
          <table:table-cell table:formula="oooc:=[.C70]+([.G70]*_dt)" office:value-type="float" office:value="-28495.1619156035">
            <text:p>-28495.161916</text:p>
          </table:table-cell>
          <table:table-cell table:formula="oooc:=[.D70]+([.H70]*_dt)" office:value-type="float" office:value="10291.5133626238">
            <text:p>10291.513363</text:p>
          </table:table-cell>
          <table:table-cell table:formula="oooc:=SQRT([.A71]^2+[.B71]^2)" office:value-type="float" office:value="145794331706.668">
            <text:p>145794331706.668000</text:p>
          </table:table-cell>
          <table:table-cell table:formula="oooc:=(_G*_m1)/([.E71]^2)" office:value-type="float" office:value="0.00624391756613079">
            <text:p>0.006244</text:p>
          </table:table-cell>
          <table:table-cell table:formula="oooc:=-[.F71]*([.A71]/[.E71])" office:value-type="float" office:value="-0.00208542341636642">
            <text:p>-0.002085</text:p>
          </table:table-cell>
          <table:table-cell table:formula="oooc:=-[.F71]*([.B71]/[.E71])" office:value-type="float" office:value="-0.00588536453816646">
            <text:p>-0.005885</text:p>
          </table:table-cell>
          <table:table-cell table:number-columns-repeated="248"/>
        </table:table-row>
        <table:table-row table:style-name="ro1">
          <table:table-cell table:formula="oooc:=[.A71]+([.C72]*_dt)" office:value-type="float" office:value="46216705272.0415">
            <text:p>46216705272.041500</text:p>
          </table:table-cell>
          <table:table-cell table:formula="oooc:=[.B71]+([.D72]*_dt)" office:value-type="float" office:value="138267436909.981">
            <text:p>138267436909.981000</text:p>
          </table:table-cell>
          <table:table-cell table:formula="oooc:=[.C71]+([.G71]*_dt)" office:value-type="float" office:value="-28675.3424987776">
            <text:p>-28675.342499</text:p>
          </table:table-cell>
          <table:table-cell table:formula="oooc:=[.D71]+([.H71]*_dt)" office:value-type="float" office:value="9783.01786652619">
            <text:p>9783.017867</text:p>
          </table:table-cell>
          <table:table-cell table:formula="oooc:=SQRT([.A72]^2+[.B72]^2)" office:value-type="float" office:value="145787063746.61">
            <text:p>145787063746.610000</text:p>
          </table:table-cell>
          <table:table-cell table:formula="oooc:=(_G*_m1)/([.E72]^2)" office:value-type="float" office:value="0.00624454014091201">
            <text:p>0.006245</text:p>
          </table:table-cell>
          <table:table-cell table:formula="oooc:=-[.F72]*([.A72]/[.E72])" office:value-type="float" office:value="-0.00197961371767235">
            <text:p>-0.001980</text:p>
          </table:table-cell>
          <table:table-cell table:formula="oooc:=-[.F72]*([.B72]/[.E72])" office:value-type="float" office:value="-0.00592244975498018">
            <text:p>-0.005922</text:p>
          </table:table-cell>
          <table:table-cell table:number-columns-repeated="248"/>
        </table:table-row>
        <table:table-row table:style-name="ro1">
          <table:table-cell table:formula="oooc:=[.A72]+([.C73]*_dt)" office:value-type="float" office:value="43724377942.9292">
            <text:p>43724377942.929200</text:p>
          </table:table-cell>
          <table:table-cell table:formula="oooc:=[.B72]+([.D73]*_dt)" office:value-type="float" office:value="139068478803.126">
            <text:p>139068478803.126000</text:p>
          </table:table-cell>
          <table:table-cell table:formula="oooc:=[.C72]+([.G72]*_dt)" office:value-type="float" office:value="-28846.3811239845">
            <text:p>-28846.381124</text:p>
          </table:table-cell>
          <table:table-cell table:formula="oooc:=[.D72]+([.H72]*_dt)" office:value-type="float" office:value="9271.3182076959">
            <text:p>9271.318208</text:p>
          </table:table-cell>
          <table:table-cell table:formula="oooc:=SQRT([.A73]^2+[.B73]^2)" office:value-type="float" office:value="145780187347.635">
            <text:p>145780187347.635000</text:p>
          </table:table-cell>
          <table:table-cell table:formula="oooc:=(_G*_m1)/([.E73]^2)" office:value-type="float" office:value="0.00624512926022842">
            <text:p>0.006245</text:p>
          </table:table-cell>
          <table:table-cell table:formula="oooc:=-[.F73]*([.A73]/[.E73])" office:value-type="float" office:value="-0.00187312416759014">
            <text:p>-0.001873</text:p>
          </table:table-cell>
          <table:table-cell table:formula="oooc:=-[.F73]*([.B73]/[.E73])" office:value-type="float" office:value="-0.00595760399235724">
            <text:p>-0.005958</text:p>
          </table:table-cell>
          <table:table-cell table:number-columns-repeated="248"/>
        </table:table-row>
        <table:table-row table:style-name="ro1">
          <table:table-cell table:formula="oooc:=[.A73]+([.C74]*_dt)" office:value-type="float" office:value="41218067816.8309">
            <text:p>41218067816.830900</text:p>
          </table:table-cell>
          <table:table-cell table:formula="oooc:=[.B73]+([.D74]*_dt)" office:value-type="float" office:value="139825047420.772">
            <text:p>139825047420.772000</text:p>
          </table:table-cell>
          <table:table-cell table:formula="oooc:=[.C73]+([.G73]*_dt)" office:value-type="float" office:value="-29008.2190520643">
            <text:p>-29008.219052</text:p>
          </table:table-cell>
          <table:table-cell table:formula="oooc:=[.D73]+([.H73]*_dt)" office:value-type="float" office:value="8756.58122275623">
            <text:p>8756.581223</text:p>
          </table:table-cell>
          <table:table-cell table:formula="oooc:=SQRT([.A74]^2+[.B74]^2)" office:value-type="float" office:value="145773704764.522">
            <text:p>145773704764.522000</text:p>
          </table:table-cell>
          <table:table-cell table:formula="oooc:=(_G*_m1)/([.E74]^2)" office:value-type="float" office:value="0.00624568471664253">
            <text:p>0.006246</text:p>
          </table:table-cell>
          <table:table-cell table:formula="oooc:=-[.F74]*([.A74]/[.E74])" office:value-type="float" office:value="-0.00176599103815718">
            <text:p>-0.001766</text:p>
          </table:table-cell>
          <table:table-cell table:formula="oooc:=-[.F74]*([.B74]/[.E74])" office:value-type="float" office:value="-0.00599081407096319">
            <text:p>-0.005991</text:p>
          </table:table-cell>
          <table:table-cell table:number-columns-repeated="248"/>
        </table:table-row>
        <table:table-row table:style-name="ro1">
          <table:table-cell table:formula="oooc:=[.A74]+([.C75]*_dt)" office:value-type="float" office:value="38698574638.2723">
            <text:p>38698574638.272300</text:p>
          </table:table-cell>
          <table:table-cell table:formula="oooc:=[.B74]+([.D75]*_dt)" office:value-type="float" office:value="140536894851.011">
            <text:p>140536894851.011000</text:p>
          </table:table-cell>
          <table:table-cell table:formula="oooc:=[.C74]+([.G74]*_dt)" office:value-type="float" office:value="-29160.8006777611">
            <text:p>-29160.800678</text:p>
          </table:table-cell>
          <table:table-cell table:formula="oooc:=[.D74]+([.H74]*_dt)" office:value-type="float" office:value="8238.97488702501">
            <text:p>8238.974887</text:p>
          </table:table-cell>
          <table:table-cell table:formula="oooc:=SQRT([.A75]^2+[.B75]^2)" office:value-type="float" office:value="145767618123.498">
            <text:p>145767618123.498000</text:p>
          </table:table-cell>
          <table:table-cell table:formula="oooc:=(_G*_m1)/([.E75]^2)" office:value-type="float" office:value="0.00624620631444297">
            <text:p>0.006246</text:p>
          </table:table-cell>
          <table:table-cell table:formula="oooc:=-[.F75]*([.A75]/[.E75])" office:value-type="float" office:value="-0.00165825088162399">
            <text:p>-0.001658</text:p>
          </table:table-cell>
          <table:table-cell table:formula="oooc:=-[.F75]*([.B75]/[.E75])" office:value-type="float" office:value="-0.00602206753002493">
            <text:p>-0.006022</text:p>
          </table:table-cell>
          <table:table-cell table:number-columns-repeated="248"/>
        </table:table-row>
        <table:table-row table:style-name="ro1">
          <table:table-cell table:formula="oooc:=[.A75]+([.C76]*_dt)" office:value-type="float" office:value="36166702683.2125">
            <text:p>36166702683.212500</text:p>
          </table:table-cell>
          <table:table-cell table:formula="oooc:=[.B75]+([.D76]*_dt)" office:value-type="float" office:value="141203787788.021">
            <text:p>141203787788.021000</text:p>
          </table:table-cell>
          <table:table-cell table:formula="oooc:=[.C75]+([.G75]*_dt)" office:value-type="float" office:value="-29304.0735539334">
            <text:p>-29304.073554</text:p>
          </table:table-cell>
          <table:table-cell table:formula="oooc:=[.D75]+([.H75]*_dt)" office:value-type="float" office:value="7718.66825243086">
            <text:p>7718.668252</text:p>
          </table:table-cell>
          <table:table-cell table:formula="oooc:=SQRT([.A76]^2+[.B76]^2)" office:value-type="float" office:value="145761929421.438">
            <text:p>145761929421.438000</text:p>
          </table:table-cell>
          <table:table-cell table:formula="oooc:=(_G*_m1)/([.E76]^2)" office:value-type="float" office:value="0.00624669386973599">
            <text:p>0.006247</text:p>
          </table:table-cell>
          <table:table-cell table:formula="oooc:=-[.F76]*([.A76]/[.E76])" office:value-type="float" office:value="-0.00154994051489661">
            <text:p>-0.001550</text:p>
          </table:table-cell>
          <table:table-cell table:formula="oooc:=-[.F76]*([.B76]/[.E76])" office:value-type="float" office:value="-0.00605135263412067">
            <text:p>-0.006051</text:p>
          </table:table-cell>
          <table:table-cell table:number-columns-repeated="248"/>
        </table:table-row>
        <table:table-row table:style-name="ro1">
          <table:table-cell table:formula="oooc:=[.A76]+([.C77]*_dt)" office:value-type="float" office:value="33623260484.2066">
            <text:p>33623260484.206600</text:p>
          </table:table-cell>
          <table:table-cell table:formula="oooc:=[.B76]+([.D77]*_dt)" office:value-type="float" office:value="141825507619.671">
            <text:p>141825507619.671000</text:p>
          </table:table-cell>
          <table:table-cell table:formula="oooc:=[.C76]+([.G76]*_dt)" office:value-type="float" office:value="-29437.9884144204">
            <text:p>-29437.988414</text:p>
          </table:table-cell>
          <table:table-cell table:formula="oooc:=[.D76]+([.H76]*_dt)" office:value-type="float" office:value="7195.83138484283">
            <text:p>7195.831385</text:p>
          </table:table-cell>
          <table:table-cell table:formula="oooc:=SQRT([.A77]^2+[.B77]^2)" office:value-type="float" office:value="145756640525.11">
            <text:p>145756640525.110000</text:p>
          </table:table-cell>
          <table:table-cell table:formula="oooc:=(_G*_m1)/([.E77]^2)" office:value-type="float" office:value="0.00624714721053139">
            <text:p>0.006247</text:p>
          </table:table-cell>
          <table:table-cell table:formula="oooc:=-[.F77]*([.A77]/[.E77])" office:value-type="float" office:value="-0.00144109700378759">
            <text:p>-0.001441</text:p>
          </table:table-cell>
          <table:table-cell table:formula="oooc:=-[.F77]*([.B77]/[.E77])" office:value-type="float" office:value="-0.00607865837958711">
            <text:p>-0.006079</text:p>
          </table:table-cell>
          <table:table-cell table:number-columns-repeated="248"/>
        </table:table-row>
        <table:table-row table:style-name="ro1">
          <table:table-cell table:formula="oooc:=[.A77]+([.C78]*_dt)" office:value-type="float" office:value="31069060553.7112">
            <text:p>31069060553.711200</text:p>
          </table:table-cell>
          <table:table-cell table:formula="oooc:=[.B77]+([.D78]*_dt)" office:value-type="float" office:value="142401850509.664">
            <text:p>142401850509.664000</text:p>
          </table:table-cell>
          <table:table-cell table:formula="oooc:=[.C77]+([.G77]*_dt)" office:value-type="float" office:value="-29562.4991955477">
            <text:p>-29562.499196</text:p>
          </table:table-cell>
          <table:table-cell table:formula="oooc:=[.D77]+([.H77]*_dt)" office:value-type="float" office:value="6670.63530084651">
            <text:p>6670.635301</text:p>
          </table:table-cell>
          <table:table-cell table:formula="oooc:=SQRT([.A78]^2+[.B78]^2)" office:value-type="float" office:value="145751753170.475">
            <text:p>145751753170.475000</text:p>
          </table:table-cell>
          <table:table-cell table:formula="oooc:=(_G*_m1)/([.E78]^2)" office:value-type="float" office:value="0.00624756617682326">
            <text:p>0.006248</text:p>
          </table:table-cell>
          <table:table-cell table:formula="oooc:=-[.F78]*([.A78]/[.E78])" office:value-type="float" office:value="-0.00133175764708648">
            <text:p>-0.001332</text:p>
          </table:table-cell>
          <table:table-cell table:formula="oooc:=-[.F78]*([.B78]/[.E78])" office:value-type="float" office:value="-0.00610397450053755">
            <text:p>-0.006104</text:p>
          </table:table-cell>
          <table:table-cell table:number-columns-repeated="248"/>
        </table:table-row>
        <table:table-row table:style-name="ro1">
          <table:table-cell table:formula="oooc:=[.A78]+([.C79]*_dt)" office:value-type="float" office:value="28504919105.6507">
            <text:p>28504919105.650700</text:p>
          </table:table-cell>
          <table:table-cell table:formula="oooc:=[.B78]+([.D79]*_dt)" office:value-type="float" office:value="142932627474.17">
            <text:p>142932627474.170000</text:p>
          </table:table-cell>
          <table:table-cell table:formula="oooc:=[.C78]+([.G78]*_dt)" office:value-type="float" office:value="-29677.563056256">
            <text:p>-29677.563056</text:p>
          </table:table-cell>
          <table:table-cell table:formula="oooc:=[.D78]+([.H78]*_dt)" office:value-type="float" office:value="6143.25190400006">
            <text:p>6143.251904</text:p>
          </table:table-cell>
          <table:table-cell table:formula="oooc:=SQRT([.A79]^2+[.B79]^2)" office:value-type="float" office:value="145747268962.027">
            <text:p>145747268962.027000</text:p>
          </table:table-cell>
          <table:table-cell table:formula="oooc:=(_G*_m1)/([.E79]^2)" office:value-type="float" office:value="0.00624795062066498">
            <text:p>0.006248</text:p>
          </table:table-cell>
          <table:table-cell table:formula="oooc:=-[.F79]*([.A79]/[.E79])" office:value-type="float" office:value="-0.00122195996046112">
            <text:p>-0.001222</text:p>
          </table:table-cell>
          <table:table-cell table:formula="oooc:=-[.F79]*([.B79]/[.E79])" office:value-type="float" office:value="-0.0061272914744851">
            <text:p>-0.006127</text:p>
          </table:table-cell>
          <table:table-cell table:number-columns-repeated="248"/>
        </table:table-row>
        <table:table-row table:style-name="ro1">
          <table:table-cell table:formula="oooc:=[.A79]+([.C80]*_dt)" office:value-type="float" office:value="25931655775.3638">
            <text:p>25931655775.363800</text:p>
          </table:table-cell>
          <table:table-cell table:formula="oooc:=[.B79]+([.D80]*_dt)" office:value-type="float" office:value="143417664452.91">
            <text:p>143417664452.910000</text:p>
          </table:table-cell>
          <table:table-cell table:formula="oooc:=[.C79]+([.G79]*_dt)" office:value-type="float" office:value="-29783.1403968398">
            <text:p>-29783.140397</text:p>
          </table:table-cell>
          <table:table-cell table:formula="oooc:=[.D79]+([.H79]*_dt)" office:value-type="float" office:value="5613.85392060455">
            <text:p>5613.853921</text:p>
          </table:table-cell>
          <table:table-cell table:formula="oooc:=SQRT([.A80]^2+[.B80]^2)" office:value-type="float" office:value="145743189372.195">
            <text:p>145743189372.195000</text:p>
          </table:table-cell>
          <table:table-cell table:formula="oooc:=(_G*_m1)/([.E80]^2)" office:value-type="float" office:value="0.00624830040623884">
            <text:p>0.006248</text:p>
          </table:table-cell>
          <table:table-cell table:formula="oooc:=-[.F80]*([.A80]/[.E80])" office:value-type="float" office:value="-0.00111174166020113">
            <text:p>-0.001112</text:p>
          </table:table-cell>
          <table:table-cell table:formula="oooc:=-[.F80]*([.B80]/[.E80])" office:value-type="float" office:value="-0.00614860052756542">
            <text:p>-0.006149</text:p>
          </table:table-cell>
          <table:table-cell table:number-columns-repeated="248"/>
        </table:table-row>
        <table:table-row table:style-name="ro1">
          <table:table-cell table:formula="oooc:=[.A80]+([.C81]*_dt)" office:value-type="float" office:value="23350093338.0531">
            <text:p>23350093338.053100</text:p>
          </table:table-cell>
          <table:table-cell table:formula="oooc:=[.B80]+([.D81]*_dt)" office:value-type="float" office:value="143856802374.656">
            <text:p>143856802374.656000</text:p>
          </table:table-cell>
          <table:table-cell table:formula="oooc:=[.C80]+([.G80]*_dt)" office:value-type="float" office:value="-29879.1948762812">
            <text:p>-29879.194876</text:p>
          </table:table-cell>
          <table:table-cell table:formula="oooc:=[.D80]+([.H80]*_dt)" office:value-type="float" office:value="5082.6148350229">
            <text:p>5082.614835</text:p>
          </table:table-cell>
          <table:table-cell table:formula="oooc:=SQRT([.A81]^2+[.B81]^2)" office:value-type="float" office:value="145739515740.779">
            <text:p>145739515740.779000</text:p>
          </table:table-cell>
          <table:table-cell table:formula="oooc:=(_G*_m1)/([.E81]^2)" office:value-type="float" office:value="0.00624861540991993">
            <text:p>0.006249</text:p>
          </table:table-cell>
          <table:table-cell table:formula="oooc:=-[.F81]*([.A81]/[.E81])" office:value-type="float" office:value="-0.00100114064681499">
            <text:p>-0.001001</text:p>
          </table:table-cell>
          <table:table-cell table:formula="oooc:=-[.F81]*([.B81]/[.E81])" office:value-type="float" office:value="-0.00616789363935401">
            <text:p>-0.006168</text:p>
          </table:table-cell>
          <table:table-cell table:number-columns-repeated="248"/>
        </table:table-row>
        <table:table-row table:style-name="ro1">
          <table:table-cell table:formula="oooc:=[.A81]+([.C82]*_dt)" office:value-type="float" office:value="20761057425.8595">
            <text:p>20761057425.859500</text:p>
          </table:table-cell>
          <table:table-cell table:formula="oooc:=[.B81]+([.D82]*_dt)" office:value-type="float" office:value="144249897217.1">
            <text:p>144249897217.100000</text:p>
          </table:table-cell>
          <table:table-cell table:formula="oooc:=[.C81]+([.G81]*_dt)" office:value-type="float" office:value="-29965.693428166">
            <text:p>-29965.693428</text:p>
          </table:table-cell>
          <table:table-cell table:formula="oooc:=[.D81]+([.H81]*_dt)" office:value-type="float" office:value="4549.70882458271">
            <text:p>4549.708825</text:p>
          </table:table-cell>
          <table:table-cell table:formula="oooc:=SQRT([.A82]^2+[.B82]^2)" office:value-type="float" office:value="145736249274.447">
            <text:p>145736249274.447000</text:p>
          </table:table-cell>
          <table:table-cell table:formula="oooc:=(_G*_m1)/([.E82]^2)" office:value-type="float" office:value="0.00624889552033443">
            <text:p>0.006249</text:p>
          </table:table-cell>
          <table:table-cell table:formula="oooc:=-[.F82]*([.A82]/[.E82])" office:value-type="float" office:value="-0.000890194988492864">
            <text:p>-0.000890</text:p>
          </table:table-cell>
          <table:table-cell table:formula="oooc:=-[.F82]*([.B82]/[.E82])" office:value-type="float" office:value="-0.00618516354727326">
            <text:p>-0.006185</text:p>
          </table:table-cell>
          <table:table-cell table:number-columns-repeated="248"/>
        </table:table-row>
        <table:table-row table:style-name="ro1">
          <table:table-cell table:formula="oooc:=[.A82]+([.C83]*_dt)" office:value-type="float" office:value="18165376243.6847">
            <text:p>18165376243.684700</text:p>
          </table:table-cell>
          <table:table-cell table:formula="oooc:=[.B82]+([.D83]*_dt)" office:value-type="float" office:value="144596820061.07">
            <text:p>144596820061.070000</text:p>
          </table:table-cell>
          <table:table-cell table:formula="oooc:=[.C82]+([.G82]*_dt)" office:value-type="float" office:value="-30042.6062751718">
            <text:p>-30042.606275</text:p>
          </table:table-cell>
          <table:table-cell table:formula="oooc:=[.D82]+([.H82]*_dt)" office:value-type="float" office:value="4015.3106940983">
            <text:p>4015.310694</text:p>
          </table:table-cell>
          <table:table-cell table:formula="oooc:=SQRT([.A83]^2+[.B83]^2)" office:value-type="float" office:value="145733391046.28">
            <text:p>145733391046.280000</text:p>
          </table:table-cell>
          <table:table-cell table:formula="oooc:=(_G*_m1)/([.E83]^2)" office:value-type="float" office:value="0.00624914063841213">
            <text:p>0.006249</text:p>
          </table:table-cell>
          <table:table-cell table:formula="oooc:=-[.F83]*([.A83]/[.E83])" office:value-type="float" office:value="-0.000778942904446699">
            <text:p>-0.000779</text:p>
          </table:table-cell>
          <table:table-cell table:formula="oooc:=-[.F83]*([.B83]/[.E83])" office:value-type="float" office:value="-0.0062004037505848">
            <text:p>-0.006200</text:p>
          </table:table-cell>
          <table:table-cell table:number-columns-repeated="248"/>
        </table:table-row>
        <table:table-row table:style-name="ro1">
          <table:table-cell table:formula="oooc:=[.A83]+([.C84]*_dt)" office:value-type="float" office:value="15563880283.8859">
            <text:p>15563880283.885900</text:p>
          </table:table-cell>
          <table:table-cell table:formula="oooc:=[.B83]+([.D84]*_dt)" office:value-type="float" office:value="144897457139.058">
            <text:p>144897457139.058000</text:p>
          </table:table-cell>
          <table:table-cell table:formula="oooc:=[.C83]+([.G83]*_dt)" office:value-type="float" office:value="-30109.906942116">
            <text:p>-30109.906942</text:p>
          </table:table-cell>
          <table:table-cell table:formula="oooc:=[.D83]+([.H83]*_dt)" office:value-type="float" office:value="3479.59581004777">
            <text:p>3479.595810</text:p>
          </table:table-cell>
          <table:table-cell table:formula="oooc:=SQRT([.A84]^2+[.B84]^2)" office:value-type="float" office:value="145730941995.365">
            <text:p>145730941995.365000</text:p>
          </table:table-cell>
          <table:table-cell table:formula="oooc:=(_G*_m1)/([.E84]^2)" office:value-type="float" office:value="0.00624935067743324">
            <text:p>0.006249</text:p>
          </table:table-cell>
          <table:table-cell table:formula="oooc:=-[.F84]*([.A84]/[.E84])" office:value-type="float" office:value="-0.000667422748140101">
            <text:p>-0.000667</text:p>
          </table:table-cell>
          <table:table-cell table:formula="oooc:=-[.F84]*([.B84]/[.E84])" office:value-type="float" office:value="-0.00621360851396356">
            <text:p>-0.006214</text:p>
          </table:table-cell>
          <table:table-cell table:number-columns-repeated="248"/>
        </table:table-row>
        <table:table-row table:style-name="ro1">
          <table:table-cell table:formula="oooc:=[.A84]+([.C85]*_dt)" office:value-type="float" office:value="12957402039.9691">
            <text:p>12957402039.969100</text:p>
          </table:table-cell>
          <table:table-cell table:formula="oooc:=[.B84]+([.D85]*_dt)" office:value-type="float" office:value="145151709878.034">
            <text:p>145151709878.034000</text:p>
          </table:table-cell>
          <table:table-cell table:formula="oooc:=[.C84]+([.G84]*_dt)" office:value-type="float" office:value="-30167.5722675553">
            <text:p>-30167.572268</text:p>
          </table:table-cell>
          <table:table-cell table:formula="oooc:=[.D84]+([.H84]*_dt)" office:value-type="float" office:value="2942.74003444132">
            <text:p>2942.740034</text:p>
          </table:table-cell>
          <table:table-cell table:formula="oooc:=SQRT([.A85]^2+[.B85]^2)" office:value-type="float" office:value="145728902926.435">
            <text:p>145728902926.435000</text:p>
          </table:table-cell>
          <table:table-cell table:formula="oooc:=(_G*_m1)/([.E85]^2)" office:value-type="float" office:value="0.00624952556306939">
            <text:p>0.006250</text:p>
          </table:table-cell>
          <table:table-cell table:formula="oooc:=-[.F85]*([.A85]/[.E85])" office:value-type="float" office:value="-0.000555672990419974">
            <text:p>-0.000556</text:p>
          </table:table-cell>
          <table:table-cell table:formula="oooc:=-[.F85]*([.B85]/[.E85])" office:value-type="float" office:value="-0.00622477287064962">
            <text:p>-0.006225</text:p>
          </table:table-cell>
          <table:table-cell table:number-columns-repeated="248"/>
        </table:table-row>
        <table:table-row table:style-name="ro1">
          <table:table-cell table:formula="oooc:=[.A85]+([.C86]*_dt)" office:value-type="float" office:value="10346775719.4057">
            <text:p>10346775719.405700</text:p>
          </table:table-cell>
          <table:table-cell table:formula="oooc:=[.B85]+([.D86]*_dt)" office:value-type="float" office:value="145359494936.521">
            <text:p>145359494936.521000</text:p>
          </table:table-cell>
          <table:table-cell table:formula="oooc:=[.C85]+([.G85]*_dt)" office:value-type="float" office:value="-30215.5824139276">
            <text:p>-30215.582414</text:p>
          </table:table-cell>
          <table:table-cell table:formula="oooc:=[.D85]+([.H85]*_dt)" office:value-type="float" office:value="2404.91965841719">
            <text:p>2404.919658</text:p>
          </table:table-cell>
          <table:table-cell table:formula="oooc:=SQRT([.A86]^2+[.B86]^2)" office:value-type="float" office:value="145727274509.572">
            <text:p>145727274509.572000</text:p>
          </table:table-cell>
          <table:table-cell table:formula="oooc:=(_G*_m1)/([.E86]^2)" office:value-type="float" office:value="0.00624966523341876">
            <text:p>0.006250</text:p>
          </table:table-cell>
          <table:table-cell table:formula="oooc:=-[.F86]*([.A86]/[.E86])" office:value-type="float" office:value="-0.000443732202562424">
            <text:p>-0.000444</text:p>
          </table:table-cell>
          <table:table-cell table:formula="oooc:=-[.F86]*([.B86]/[.E86])" office:value-type="float" office:value="-0.00623389262517509">
            <text:p>-0.006234</text:p>
          </table:table-cell>
          <table:table-cell table:number-columns-repeated="248"/>
        </table:table-row>
        <table:table-row table:style-name="ro1">
          <table:table-cell table:formula="oooc:=[.A86]+([.C87]*_dt)" office:value-type="float" office:value="7732836955.69956">
            <text:p>7732836955.699560</text:p>
          </table:table-cell>
          <table:table-cell table:formula="oooc:=[.B86]+([.D87]*_dt)" office:value-type="float" office:value="145520744235.917">
            <text:p>145520744235.917000</text:p>
          </table:table-cell>
          <table:table-cell table:formula="oooc:=[.C86]+([.G86]*_dt)" office:value-type="float" office:value="-30253.920876229">
            <text:p>-30253.920876</text:p>
          </table:table-cell>
          <table:table-cell table:formula="oooc:=[.D86]+([.H86]*_dt)" office:value-type="float" office:value="1866.31133560207">
            <text:p>1866.311336</text:p>
          </table:table-cell>
          <table:table-cell table:formula="oooc:=SQRT([.A87]^2+[.B87]^2)" office:value-type="float" office:value="145726057279.948">
            <text:p>145726057279.948000</text:p>
          </table:table-cell>
          <table:table-cell table:formula="oooc:=(_G*_m1)/([.E87]^2)" office:value-type="float" office:value="0.0062497696390354">
            <text:p>0.006250</text:p>
          </table:table-cell>
          <table:table-cell table:formula="oooc:=-[.F87]*([.A87]/[.E87])" office:value-type="float" office:value="-0.0003316390392454">
            <text:p>-0.000332</text:p>
          </table:table-cell>
          <table:table-cell table:formula="oooc:=-[.F87]*([.B87]/[.E87])" office:value-type="float" office:value="-0.00624096435566308">
            <text:p>-0.006241</text:p>
          </table:table-cell>
          <table:table-cell table:number-columns-repeated="248"/>
        </table:table-row>
        <table:table-row table:style-name="ro1">
          <table:table-cell table:formula="oooc:=[.A87]+([.C88]*_dt)" office:value-type="float" office:value="5116422519.83097">
            <text:p>5116422519.830970</text:p>
          </table:table-cell>
          <table:table-cell table:formula="oooc:=[.B87]+([.D88]*_dt)" office:value-type="float" office:value="145635404986.037">
            <text:p>145635404986.037000</text:p>
          </table:table-cell>
          <table:table-cell table:formula="oooc:=[.C87]+([.G87]*_dt)" office:value-type="float" office:value="-30282.5744892198">
            <text:p>-30282.574489</text:p>
          </table:table-cell>
          <table:table-cell table:formula="oooc:=[.D87]+([.H87]*_dt)" office:value-type="float" office:value="1327.09201527278">
            <text:p>1327.092015</text:p>
          </table:table-cell>
          <table:table-cell table:formula="oooc:=SQRT([.A88]^2+[.B88]^2)" office:value-type="float" office:value="145725251637.622">
            <text:p>145725251637.622000</text:p>
          </table:table-cell>
          <table:table-cell table:formula="oooc:=(_G*_m1)/([.E88]^2)" office:value-type="float" office:value="0.00624983874295263">
            <text:p>0.006250</text:p>
          </table:table-cell>
          <table:table-cell table:formula="oooc:=-[.F88]*([.A88]/[.E88])" office:value-type="float" office:value="-0.000219432221460645">
            <text:p>-0.000219</text:p>
          </table:table-cell>
          <table:table-cell table:formula="oooc:=-[.F88]*([.B88]/[.E88])" office:value-type="float" office:value="-0.00624598541569676">
            <text:p>-0.006246</text:p>
          </table:table-cell>
          <table:table-cell table:number-columns-repeated="248"/>
        </table:table-row>
        <table:table-row table:style-name="ro1">
          <table:table-cell table:formula="oooc:=[.A88]+([.C89]*_dt)" office:value-type="float" office:value="2498370031.20647">
            <text:p>2498370031.206470</text:p>
          </table:table-cell>
          <table:table-cell table:formula="oooc:=[.B88]+([.D89]*_dt)" office:value-type="float" office:value="145703439704.868">
            <text:p>145703439704.868000</text:p>
          </table:table-cell>
          <table:table-cell table:formula="oooc:=[.C88]+([.G88]*_dt)" office:value-type="float" office:value="-30301.533433154">
            <text:p>-30301.533433</text:p>
          </table:table-cell>
          <table:table-cell table:formula="oooc:=[.D88]+([.H88]*_dt)" office:value-type="float" office:value="787.438875356578">
            <text:p>787.438875</text:p>
          </table:table-cell>
          <table:table-cell table:formula="oooc:=SQRT([.A89]^2+[.B89]^2)" office:value-type="float" office:value="145724857847.393">
            <text:p>145724857847.393000</text:p>
          </table:table-cell>
          <table:table-cell table:formula="oooc:=(_G*_m1)/([.E89]^2)" office:value-type="float" office:value="0.00624987252070059">
            <text:p>0.006250</text:p>
          </table:table-cell>
          <table:table-cell table:formula="oooc:=-[.F89]*([.A89]/[.E89])" office:value-type="float" office:value="-0.000107150519377628">
            <text:p>-0.000107</text:p>
          </table:table-cell>
          <table:table-cell table:formula="oooc:=-[.F89]*([.B89]/[.E89])" office:value-type="float" office:value="-0.00624895393575641">
            <text:p>-0.006249</text:p>
          </table:table-cell>
          <table:table-cell table:number-columns-repeated="248"/>
        </table:table-row>
        <table:table-row table:style-name="ro1">
          <table:table-cell table:formula="oooc:=[.A89]+([.C90]*_dt)" office:value-type="float" office:value="-120482331.759165">
            <text:p>-120482331.759165</text:p>
          </table:table-cell>
          <table:table-cell table:formula="oooc:=[.B89]+([.D90]*_dt)" office:value-type="float" office:value="145724826232.526">
            <text:p>145724826232.526000</text:p>
          </table:table-cell>
          <table:table-cell table:formula="oooc:=[.C89]+([.G89]*_dt)" office:value-type="float" office:value="-30310.7912380282">
            <text:p>-30310.791238</text:p>
          </table:table-cell>
          <table:table-cell table:formula="oooc:=[.D89]+([.H89]*_dt)" office:value-type="float" office:value="247.529255307224">
            <text:p>247.529255</text:p>
          </table:table-cell>
          <table:table-cell table:formula="oooc:=SQRT([.A90]^2+[.B90]^2)" office:value-type="float" office:value="145724876038.692">
            <text:p>145724876038.692000</text:p>
          </table:table-cell>
          <table:table-cell table:formula="oooc:=(_G*_m1)/([.E90]^2)" office:value-type="float" office:value="0.00624987096031779">
            <text:p>0.006250</text:p>
          </table:table-cell>
          <table:table-cell table:formula="oooc:=-[.F90]*([.A90]/[.E90])" office:value-type="float" office:value="0.00000516726482781872">
            <text:p>0.000005</text:p>
          </table:table-cell>
          <table:table-cell table:formula="oooc:=-[.F90]*([.B90]/[.E90])" office:value-type="float" office:value="-0.00624986882422325">
            <text:p>-0.006250</text:p>
          </table:table-cell>
          <table:table-cell table:number-columns-repeated="248"/>
        </table:table-row>
        <table:table-row table:style-name="ro1">
          <table:table-cell table:formula="oooc:=[.A90]+([.C91]*_dt)" office:value-type="float" office:value="-2739296121.29955">
            <text:p>-2739296121.299550</text:p>
          </table:table-cell>
          <table:table-cell table:formula="oooc:=[.B90]+([.D91]*_dt)" office:value-type="float" office:value="145699557739.407">
            <text:p>145699557739.407000</text:p>
          </table:table-cell>
          <table:table-cell table:formula="oooc:=[.C90]+([.G90]*_dt)" office:value-type="float" office:value="-30310.3447863471">
            <text:p>-30310.344786</text:p>
          </table:table-cell>
          <table:table-cell table:formula="oooc:=[.D90]+([.H90]*_dt)" office:value-type="float" office:value="-292.459411105665">
            <text:p>-292.459411</text:p>
          </table:table-cell>
          <table:table-cell table:formula="oooc:=SQRT([.A91]^2+[.B91]^2)" office:value-type="float" office:value="145725306205.542">
            <text:p>145725306205.542000</text:p>
          </table:table-cell>
          <table:table-cell table:formula="oooc:=(_G*_m1)/([.E91]^2)" office:value-type="float" office:value="0.00624983406235679">
            <text:p>0.006250</text:p>
          </table:table-cell>
          <table:table-cell table:formula="oooc:=-[.F91]*([.A91]/[.E91])" office:value-type="float" office:value="0.000117482314167399">
            <text:p>0.000117</text:p>
          </table:table-cell>
          <table:table-cell table:formula="oooc:=-[.F91]*([.B91]/[.E91])" office:value-type="float" office:value="-0.00624872976794909">
            <text:p>-0.006249</text:p>
          </table:table-cell>
          <table:table-cell table:number-columns-repeated="248"/>
        </table:table-row>
        <table:table-row table:style-name="ro1">
          <table:table-cell table:formula="oooc:=[.A91]+([.C92]*_dt)" office:value-type="float" office:value="-5357232910.06397">
            <text:p>-5357232910.063970</text:p>
          </table:table-cell>
          <table:table-cell table:formula="oooc:=[.B91]+([.D92]*_dt)" office:value-type="float" office:value="145627642728.519">
            <text:p>145627642728.519000</text:p>
          </table:table-cell>
          <table:table-cell table:formula="oooc:=[.C91]+([.G91]*_dt)" office:value-type="float" office:value="-30300.194314403">
            <text:p>-30300.194314</text:p>
          </table:table-cell>
          <table:table-cell table:formula="oooc:=[.D91]+([.H91]*_dt)" office:value-type="float" office:value="-832.349663056466">
            <text:p>-832.349663</text:p>
          </table:table-cell>
          <table:table-cell table:formula="oooc:=SQRT([.A92]^2+[.B92]^2)" office:value-type="float" office:value="145726148206.551">
            <text:p>145726148206.551000</text:p>
          </table:table-cell>
          <table:table-cell table:formula="oooc:=(_G*_m1)/([.E92]^2)" office:value-type="float" office:value="0.006249761839884">
            <text:p>0.006250</text:p>
          </table:table-cell>
          <table:table-cell table:formula="oooc:=-[.F92]*([.A92]/[.E92])" office:value-type="float" office:value="0.000229755814043971">
            <text:p>0.000230</text:p>
          </table:table-cell>
          <table:table-cell table:formula="oooc:=-[.F92]*([.B92]/[.E92])" office:value-type="float" office:value="-0.00624553723239108">
            <text:p>-0.006246</text:p>
          </table:table-cell>
          <table:table-cell table:number-columns-repeated="248"/>
        </table:table-row>
        <table:table-row table:style-name="ro1">
          <table:table-cell table:formula="oooc:=[.A92]+([.C93]*_dt)" office:value-type="float" office:value="-7973454580.86678">
            <text:p>-7973454580.866780</text:p>
          </table:table-cell>
          <table:table-cell table:formula="oooc:=[.B92]+([.D93]*_dt)" office:value-type="float" office:value="145509105032.012">
            <text:p>145509105032.012000</text:p>
          </table:table-cell>
          <table:table-cell table:formula="oooc:=[.C92]+([.G92]*_dt)" office:value-type="float" office:value="-30280.3434120696">
            <text:p>-30280.343412</text:p>
          </table:table-cell>
          <table:table-cell table:formula="oooc:=[.D92]+([.H92]*_dt)" office:value-type="float" office:value="-1371.96407993506">
            <text:p>-1371.964080</text:p>
          </table:table-cell>
          <table:table-cell table:formula="oooc:=SQRT([.A93]^2+[.B93]^2)" office:value-type="float" office:value="145727401764.974">
            <text:p>145727401764.974000</text:p>
          </table:table-cell>
          <table:table-cell table:formula="oooc:=(_G*_m1)/([.E93]^2)" office:value-type="float" office:value="0.00624965431847338">
            <text:p>0.006250</text:p>
          </table:table-cell>
          <table:table-cell table:formula="oooc:=-[.F93]*([.A93]/[.E93])" office:value-type="float" office:value="0.000341948969452102">
            <text:p>0.000342</text:p>
          </table:table-cell>
          <table:table-cell table:formula="oooc:=-[.F93]*([.B93]/[.E93])" office:value-type="float" office:value="-0.00624029246131169">
            <text:p>-0.006240</text:p>
          </table:table-cell>
          <table:table-cell table:number-columns-repeated="248"/>
        </table:table-row>
        <table:table-row table:style-name="ro1">
          <table:table-cell table:formula="oooc:=[.A93]+([.C94]*_dt)" office:value-type="float" office:value="-10587123616.2906">
            <text:p>-10587123616.290600</text:p>
          </table:table-cell>
          <table:table-cell table:formula="oooc:=[.B93]+([.D94]*_dt)" office:value-type="float" office:value="145343983801.894">
            <text:p>145343983801.894000</text:p>
          </table:table-cell>
          <table:table-cell table:formula="oooc:=[.C93]+([.G93]*_dt)" office:value-type="float" office:value="-30250.7990211089">
            <text:p>-30250.799021</text:p>
          </table:table-cell>
          <table:table-cell table:formula="oooc:=[.D93]+([.H93]*_dt)" office:value-type="float" office:value="-1911.12534859239">
            <text:p>-1911.125349</text:p>
          </table:table-cell>
          <table:table-cell table:formula="oooc:=SQRT([.A94]^2+[.B94]^2)" office:value-type="float" office:value="145729066468.813">
            <text:p>145729066468.813000</text:p>
          </table:table-cell>
          <table:table-cell table:formula="oooc:=(_G*_m1)/([.E94]^2)" office:value-type="float" office:value="0.0062495115361944">
            <text:p>0.006250</text:p>
          </table:table-cell>
          <table:table-cell table:formula="oooc:=-[.F94]*([.A94]/[.E94])" office:value-type="float" office:value="0.000454023022162732">
            <text:p>0.000454</text:p>
          </table:table-cell>
          <table:table-cell table:formula="oooc:=-[.F94]*([.B94]/[.E94])" office:value-type="float" office:value="-0.00623299747604418">
            <text:p>-0.006233</text:p>
          </table:table-cell>
          <table:table-cell table:number-columns-repeated="248"/>
        </table:table-row>
        <table:table-row table:style-name="ro1">
          <table:table-cell table:formula="oooc:=[.A94]+([.C95]*_dt)" office:value-type="float" office:value="-13197403388.0149">
            <text:p>-13197403388.014900</text:p>
          </table:table-cell>
          <table:table-cell table:formula="oooc:=[.B94]+([.D95]*_dt)" office:value-type="float" office:value="145132333494.937">
            <text:p>145132333494.937000</text:p>
          </table:table-cell>
          <table:table-cell table:formula="oooc:=[.C94]+([.G94]*_dt)" office:value-type="float" office:value="-30211.5714319941">
            <text:p>-30211.571432</text:p>
          </table:table-cell>
          <table:table-cell table:formula="oooc:=[.D94]+([.H94]*_dt)" office:value-type="float" office:value="-2449.6563305226">
            <text:p>-2449.656331</text:p>
          </table:table-cell>
          <table:table-cell table:formula="oooc:=SQRT([.A95]^2+[.B95]^2)" office:value-type="float" office:value="145731141770.973">
            <text:p>145731141770.973000</text:p>
          </table:table-cell>
          <table:table-cell table:formula="oooc:=(_G*_m1)/([.E95]^2)" office:value-type="float" office:value="0.00624933354359399">
            <text:p>0.006249</text:p>
          </table:table-cell>
          <table:table-cell table:formula="oooc:=-[.F95]*([.A95]/[.E95])" office:value-type="float" office:value="0.000565939267879186">
            <text:p>0.000566</text:p>
          </table:table-cell>
          <table:table-cell table:formula="oooc:=-[.F95]*([.B95]/[.E95])" office:value-type="float" office:value="-0.0062236550743242">
            <text:p>-0.006224</text:p>
          </table:table-cell>
          <table:table-cell table:number-columns-repeated="248"/>
        </table:table-row>
        <table:table-row table:style-name="ro1">
          <table:table-cell table:formula="oooc:=[.A95]+([.C96]*_dt)" office:value-type="float" office:value="-15803458445.742">
            <text:p>-15803458445.742000</text:p>
          </table:table-cell>
          <table:table-cell table:formula="oooc:=[.B95]+([.D96]*_dt)" office:value-type="float" office:value="144874223851.796">
            <text:p>144874223851.796000</text:p>
          </table:table-cell>
          <table:table-cell table:formula="oooc:=[.C95]+([.G95]*_dt)" office:value-type="float" office:value="-30162.6742792493">
            <text:p>-30162.674279</text:p>
          </table:table-cell>
          <table:table-cell table:formula="oooc:=[.D95]+([.H95]*_dt)" office:value-type="float" office:value="-2987.38012894421">
            <text:p>-2987.380129</text:p>
          </table:table-cell>
          <table:table-cell table:formula="oooc:=SQRT([.A96]^2+[.B96]^2)" office:value-type="float" office:value="145733626989.472">
            <text:p>145733626989.472000</text:p>
          </table:table-cell>
          <table:table-cell table:formula="oooc:=(_G*_m1)/([.E96]^2)" office:value-type="float" office:value="0.00624912040367258">
            <text:p>0.006249</text:p>
          </table:table-cell>
          <table:table-cell table:formula="oooc:=-[.F96]*([.A96]/[.E96])" office:value-type="float" office:value="0.000677659073351772">
            <text:p>0.000678</text:p>
          </table:table-cell>
          <table:table-cell table:formula="oooc:=-[.F96]*([.B96]/[.E96])" office:value-type="float" office:value="-0.006212268828689">
            <text:p>-0.006212</text:p>
          </table:table-cell>
          <table:table-cell table:number-columns-repeated="248"/>
        </table:table-row>
        <table:table-row table:style-name="ro1">
          <table:table-cell table:formula="oooc:=[.A96]+([.C97]*_dt)" office:value-type="float" office:value="-18404454805.593">
            <text:p>-18404454805.593000</text:p>
          </table:table-cell>
          <table:table-cell table:formula="oooc:=[.B96]+([.D97]*_dt)" office:value-type="float" office:value="144569739870.34">
            <text:p>144569739870.340000</text:p>
          </table:table-cell>
          <table:table-cell table:formula="oooc:=[.C96]+([.G96]*_dt)" office:value-type="float" office:value="-30104.1245353117">
            <text:p>-30104.124535</text:p>
          </table:table-cell>
          <table:table-cell table:formula="oooc:=[.D96]+([.H96]*_dt)" office:value-type="float" office:value="-3524.12015574294">
            <text:p>-3524.120156</text:p>
          </table:table-cell>
          <table:table-cell table:formula="oooc:=SQRT([.A97]^2+[.B97]^2)" office:value-type="float" office:value="145736521307.697">
            <text:p>145736521307.697000</text:p>
          </table:table-cell>
          <table:table-cell table:formula="oooc:=(_G*_m1)/([.E97]^2)" office:value-type="float" office:value="0.00624887219185431">
            <text:p>0.006249</text:p>
          </table:table-cell>
          <table:table-cell table:formula="oooc:=-[.F97]*([.A97]/[.E97])" office:value-type="float" office:value="0.000789143893438297">
            <text:p>0.000789</text:p>
          </table:table-cell>
          <table:table-cell table:formula="oooc:=-[.F97]*([.B97]/[.E97])" office:value-type="float" office:value="-0.0061988430844456">
            <text:p>-0.006199</text:p>
          </table:table-cell>
          <table:table-cell table:number-columns-repeated="248"/>
        </table:table-row>
        <table:table-row table:style-name="ro1">
          <table:table-cell table:formula="oooc:=[.A97]+([.C98]*_dt)" office:value-type="float" office:value="-20999560237.8451">
            <text:p>-20999560237.845100</text:p>
          </table:table-cell>
          <table:table-cell table:formula="oooc:=[.B97]+([.D98]*_dt)" office:value-type="float" office:value="144218981773.212">
            <text:p>144218981773.212000</text:p>
          </table:table-cell>
          <table:table-cell table:formula="oooc:=[.C97]+([.G97]*_dt)" office:value-type="float" office:value="-30035.9425029186">
            <text:p>-30035.942503</text:p>
          </table:table-cell>
          <table:table-cell table:formula="oooc:=[.D97]+([.H97]*_dt)" office:value-type="float" office:value="-4059.70019823904">
            <text:p>-4059.700198</text:p>
          </table:table-cell>
          <table:table-cell table:formula="oooc:=SQRT([.A98]^2+[.B98]^2)" office:value-type="float" office:value="145739823774.715">
            <text:p>145739823774.715000</text:p>
          </table:table-cell>
          <table:table-cell table:formula="oooc:=(_G*_m1)/([.E98]^2)" office:value-type="float" office:value="0.00624858899595132">
            <text:p>0.006249</text:p>
          </table:table-cell>
          <table:table-cell table:formula="oooc:=-[.F98]*([.A98]/[.E98])" office:value-type="float" office:value="0.000900355288097869">
            <text:p>0.000900</text:p>
          </table:table-cell>
          <table:table-cell table:formula="oooc:=-[.F98]*([.B98]/[.E98])" office:value-type="float" office:value="-0.00618338295721024">
            <text:p>-0.006183</text:p>
          </table:table-cell>
          <table:table-cell table:number-columns-repeated="248"/>
        </table:table-row>
        <table:table-row table:style-name="ro1">
          <table:table-cell table:formula="oooc:=[.A98]+([.C99]*_dt)" office:value-type="float" office:value="-23587944553.8859">
            <text:p>-23587944553.885900</text:p>
          </table:table-cell>
          <table:table-cell table:formula="oooc:=[.B98]+([.D99]*_dt)" office:value-type="float" office:value="143822064969.644">
            <text:p>143822064969.644000</text:p>
          </table:table-cell>
          <table:table-cell table:formula="oooc:=[.C98]+([.G98]*_dt)" office:value-type="float" office:value="-29958.151806027">
            <text:p>-29958.151806</text:p>
          </table:table-cell>
          <table:table-cell table:formula="oooc:=[.D98]+([.H98]*_dt)" office:value-type="float" office:value="-4593.94448574201">
            <text:p>-4593.944486</text:p>
          </table:table-cell>
          <table:table-cell table:formula="oooc:=SQRT([.A99]^2+[.B99]^2)" office:value-type="float" office:value="145743533305.631">
            <text:p>145743533305.631000</text:p>
          </table:table-cell>
          <table:table-cell table:formula="oooc:=(_G*_m1)/([.E99]^2)" office:value-type="float" office:value="0.00624827091612227">
            <text:p>0.006248</text:p>
          </table:table-cell>
          <table:table-cell table:formula="oooc:=-[.F99]*([.A99]/[.E99])" office:value-type="float" office:value="0.00101125493930546">
            <text:p>0.001011</text:p>
          </table:table-cell>
          <table:table-cell table:formula="oooc:=-[.F99]*([.B99]/[.E99])" office:value-type="float" office:value="-0.00616589433002137">
            <text:p>-0.006166</text:p>
          </table:table-cell>
          <table:table-cell table:number-columns-repeated="248"/>
        </table:table-row>
        <table:table-row table:style-name="ro1">
          <table:table-cell table:formula="oooc:=[.A99]+([.C100]*_dt)" office:value-type="float" office:value="-26168779892.2549">
            <text:p>-26168779892.254900</text:p>
          </table:table-cell>
          <table:table-cell table:formula="oooc:=[.B99]+([.D100]*_dt)" office:value-type="float" office:value="143379120011.538">
            <text:p>143379120011.538000</text:p>
          </table:table-cell>
          <table:table-cell table:formula="oooc:=[.C99]+([.G99]*_dt)" office:value-type="float" office:value="-29870.779379271">
            <text:p>-29870.779379</text:p>
          </table:table-cell>
          <table:table-cell table:formula="oooc:=[.D99]+([.H99]*_dt)" office:value-type="float" office:value="-5126.67775585586">
            <text:p>-5126.677756</text:p>
          </table:table-cell>
          <table:table-cell table:formula="oooc:=SQRT([.A100]^2+[.B100]^2)" office:value-type="float" office:value="145747648682.002">
            <text:p>145747648682.002000</text:p>
          </table:table-cell>
          <table:table-cell table:formula="oooc:=(_G*_m1)/([.E100]^2)" office:value-type="float" office:value="0.00624791806482505">
            <text:p>0.006248</text:p>
          </table:table-cell>
          <table:table-cell table:formula="oooc:=-[.F100]*([.A100]/[.E100])" office:value-type="float" office:value="0.00112180466787483">
            <text:p>0.001122</text:p>
          </table:table-cell>
          <table:table-cell table:formula="oooc:=-[.F100]*([.B100]/[.E100])" office:value-type="float" office:value="-0.00614638385002934">
            <text:p>-0.006146</text:p>
          </table:table-cell>
          <table:table-cell table:number-columns-repeated="248"/>
        </table:table-row>
        <table:table-row table:style-name="ro1">
          <table:table-cell table:formula="oooc:=[.A100]+([.C101]*_dt)" office:value-type="float" office:value="-28741241003.6504">
            <text:p>-28741241003.650400</text:p>
          </table:table-cell>
          <table:table-cell table:formula="oooc:=[.B100]+([.D101]*_dt)" office:value-type="float" office:value="142890292543.847">
            <text:p>142890292543.847000</text:p>
          </table:table-cell>
          <table:table-cell table:formula="oooc:=[.C100]+([.G100]*_dt)" office:value-type="float" office:value="-29773.8554559666">
            <text:p>-29773.855456</text:p>
          </table:table-cell>
          <table:table-cell table:formula="oooc:=[.D100]+([.H100]*_dt)" office:value-type="float" office:value="-5657.72532049839">
            <text:p>-5657.725320</text:p>
          </table:table-cell>
          <table:table-cell table:formula="oooc:=SQRT([.A101]^2+[.B101]^2)" office:value-type="float" office:value="145752168552.293">
            <text:p>145752168552.293000</text:p>
          </table:table-cell>
          <table:table-cell table:formula="oooc:=(_G*_m1)/([.E101]^2)" office:value-type="float" office:value="0.00624753056676371">
            <text:p>0.006248</text:p>
          </table:table-cell>
          <table:table-cell table:formula="oooc:=-[.F101]*([.A101]/[.E101])" office:value-type="float" office:value="0.00123196645017741">
            <text:p>0.001232</text:p>
          </table:table-cell>
          <table:table-cell table:formula="oooc:=-[.F101]*([.B101]/[.E101])" office:value-type="float" office:value="-0.00612485892476587">
            <text:p>-0.006125</text:p>
          </table:table-cell>
          <table:table-cell table:number-columns-repeated="248"/>
        </table:table-row>
        <table:table-row table:style-name="ro1">
          <table:table-cell table:formula="oooc:=[.A101]+([.C102]*_dt)" office:value-type="float" office:value="-31304505534.774">
            <text:p>-31304505534.774000</text:p>
          </table:table-cell>
          <table:table-cell table:formula="oooc:=[.B101]+([.D102]*_dt)" office:value-type="float" office:value="142355743249.277">
            <text:p>142355743249.277000</text:p>
          </table:table-cell>
          <table:table-cell table:formula="oooc:=[.C101]+([.G101]*_dt)" office:value-type="float" office:value="-29667.4135546713">
            <text:p>-29667.413555</text:p>
          </table:table-cell>
          <table:table-cell table:formula="oooc:=[.D101]+([.H101]*_dt)" office:value-type="float" office:value="-6186.91313159816">
            <text:p>-6186.913132</text:p>
          </table:table-cell>
          <table:table-cell table:formula="oooc:=SQRT([.A102]^2+[.B102]^2)" office:value-type="float" office:value="145757091432.392">
            <text:p>145757091432.392000</text:p>
          </table:table-cell>
          <table:table-cell table:formula="oooc:=(_G*_m1)/([.E102]^2)" office:value-type="float" office:value="0.00624710855882968">
            <text:p>0.006247</text:p>
          </table:table-cell>
          <table:table-cell table:formula="oooc:=-[.F102]*([.A102]/[.E102])" office:value-type="float" office:value="0.00134170243474519">
            <text:p>0.001342</text:p>
          </table:table-cell>
          <table:table-cell table:formula="oooc:=-[.F102]*([.B102]/[.E102])" office:value-type="float" office:value="-0.00610132771799728">
            <text:p>-0.006101</text:p>
          </table:table-cell>
          <table:table-cell table:number-columns-repeated="248"/>
        </table:table-row>
        <table:table-row table:style-name="ro1">
          <table:table-cell table:formula="oooc:=[.A102]+([.C103]*_dt)" office:value-type="float" office:value="-33857754310.8903">
            <text:p>-33857754310.890300</text:p>
          </table:table-cell>
          <table:table-cell table:formula="oooc:=[.B102]+([.D103]*_dt)" office:value-type="float" office:value="141775647787.345">
            <text:p>141775647787.345000</text:p>
          </table:table-cell>
          <table:table-cell table:formula="oooc:=[.C102]+([.G102]*_dt)" office:value-type="float" office:value="-29551.4904643093">
            <text:p>-29551.490464</text:p>
          </table:table-cell>
          <table:table-cell table:formula="oooc:=[.D102]+([.H102]*_dt)" office:value-type="float" office:value="-6714.06784643313">
            <text:p>-6714.067846</text:p>
          </table:table-cell>
          <table:table-cell table:formula="oooc:=SQRT([.A103]^2+[.B103]^2)" office:value-type="float" office:value="145762415706.168">
            <text:p>145762415706.168000</text:p>
          </table:table-cell>
          <table:table-cell table:formula="oooc:=(_G*_m1)/([.E103]^2)" office:value-type="float" office:value="0.00624665219003738">
            <text:p>0.006247</text:p>
          </table:table-cell>
          <table:table-cell table:formula="oooc:=-[.F103]*([.A103]/[.E103])" office:value-type="float" office:value="0.00145097495874528">
            <text:p>0.001451</text:p>
          </table:table-cell>
          <table:table-cell table:formula="oooc:=-[.F103]*([.B103]/[.E103])" office:value-type="float" office:value="-0.00607579914516542">
            <text:p>-0.006076</text:p>
          </table:table-cell>
          <table:table-cell table:number-columns-repeated="248"/>
        </table:table-row>
        <table:table-row table:style-name="ro1">
          <table:table-cell table:formula="oooc:=[.A103]+([.C104]*_dt)" office:value-type="float" office:value="-36400171616.9786">
            <text:p>-36400171616.978600</text:p>
          </table:table-cell>
          <table:table-cell table:formula="oooc:=[.B103]+([.D104]*_dt)" office:value-type="float" office:value="141150196727.826">
            <text:p>141150196727.826000</text:p>
          </table:table-cell>
          <table:table-cell table:formula="oooc:=[.C103]+([.G103]*_dt)" office:value-type="float" office:value="-29426.1262278737">
            <text:p>-29426.126228</text:p>
          </table:table-cell>
          <table:table-cell table:formula="oooc:=[.D103]+([.H103]*_dt)" office:value-type="float" office:value="-7239.01689257542">
            <text:p>-7239.016893</text:p>
          </table:table-cell>
          <table:table-cell table:formula="oooc:=SQRT([.A104]^2+[.B104]^2)" office:value-type="float" office:value="145768139626.084">
            <text:p>145768139626.084000</text:p>
          </table:table-cell>
          <table:table-cell table:formula="oooc:=(_G*_m1)/([.E104]^2)" office:value-type="float" office:value="0.00624616162145413">
            <text:p>0.006246</text:p>
          </table:table-cell>
          <table:table-cell table:formula="oooc:=-[.F104]*([.A104]/[.E104])" office:value-type="float" office:value="0.0015597465643146">
            <text:p>0.001560</text:p>
          </table:table-cell>
          <table:table-cell table:formula="oooc:=-[.F104]*([.B104]/[.E104])" office:value-type="float" office:value="-0.00604828286842103">
            <text:p>-0.006048</text:p>
          </table:table-cell>
          <table:table-cell table:number-columns-repeated="248"/>
        </table:table-row>
        <table:table-row table:style-name="ro1">
          <table:table-cell table:formula="oooc:=[.A104]+([.C105]*_dt)" office:value-type="float" office:value="-38930945477.3541">
            <text:p>-38930945477.354100</text:p>
          </table:table-cell>
          <table:table-cell table:formula="oooc:=[.B104]+([.D105]*_dt)" office:value-type="float" office:value="140479595478.626">
            <text:p>140479595478.626000</text:p>
          </table:table-cell>
          <table:table-cell table:formula="oooc:=[.C104]+([.G104]*_dt)" office:value-type="float" office:value="-29291.3641247169">
            <text:p>-29291.364125</text:p>
          </table:table-cell>
          <table:table-cell table:formula="oooc:=[.D104]+([.H104]*_dt)" office:value-type="float" office:value="-7761.58853240699">
            <text:p>-7761.588532</text:p>
          </table:table-cell>
          <table:table-cell table:formula="oooc:=SQRT([.A105]^2+[.B105]^2)" office:value-type="float" office:value="145774261313.852">
            <text:p>145774261313.852000</text:p>
          </table:table-cell>
          <table:table-cell table:formula="oooc:=(_G*_m1)/([.E105]^2)" office:value-type="float" office:value="0.00624563702612461">
            <text:p>0.006246</text:p>
          </table:table-cell>
          <table:table-cell table:formula="oooc:=-[.F105]*([.A105]/[.E105])" office:value-type="float" office:value="0.00166798001474281">
            <text:p>0.001668</text:p>
          </table:table-cell>
          <table:table-cell table:formula="oooc:=-[.F105]*([.B105]/[.E105])" office:value-type="float" office:value="-0.00601878929125428">
            <text:p>-0.006019</text:p>
          </table:table-cell>
          <table:table-cell table:number-columns-repeated="248"/>
        </table:table-row>
        <table:table-row table:style-name="ro1">
          <table:table-cell table:formula="oooc:=[.A105]+([.C106]*_dt)" office:value-type="float" office:value="-41449267933.6388">
            <text:p>-41449267933.638800</text:p>
          </table:table-cell>
          <table:table-cell table:formula="oooc:=[.B105]+([.D106]*_dt)" office:value-type="float" office:value="139764064208.119">
            <text:p>139764064208.119000</text:p>
          </table:table-cell>
          <table:table-cell table:formula="oooc:=[.C105]+([.G105]*_dt)" office:value-type="float" office:value="-29147.2506514432">
            <text:p>-29147.250651</text:p>
          </table:table-cell>
          <table:table-cell table:formula="oooc:=[.D105]+([.H105]*_dt)" office:value-type="float" office:value="-8281.61192717137">
            <text:p>-8281.611927</text:p>
          </table:table-cell>
          <table:table-cell table:formula="oooc:=SQRT([.A106]^2+[.B106]^2)" office:value-type="float" office:value="145780778761.144">
            <text:p>145780778761.144000</text:p>
          </table:table-cell>
          <table:table-cell table:formula="oooc:=(_G*_m1)/([.E106]^2)" office:value-type="float" office:value="0.00624507858898969">
            <text:p>0.006245</text:p>
          </table:table-cell>
          <table:table-cell table:formula="oooc:=-[.F106]*([.A106]/[.E106])" office:value-type="float" office:value="0.00177563831049213">
            <text:p>0.001776</text:p>
          </table:table-cell>
          <table:table-cell table:formula="oooc:=-[.F106]*([.B106]/[.E106])" office:value-type="float" office:value="-0.005987329552728">
            <text:p>-0.005987</text:p>
          </table:table-cell>
          <table:table-cell table:number-columns-repeated="248"/>
        </table:table-row>
        <table:table-row table:style-name="ro1">
          <table:table-cell table:formula="oooc:=[.A106]+([.C107]*_dt)" office:value-type="float" office:value="-43954335320.9612">
            <text:p>-43954335320.961200</text:p>
          </table:table-cell>
          <table:table-cell table:formula="oooc:=[.B106]+([.D107]*_dt)" office:value-type="float" office:value="139003837761.993">
            <text:p>139003837761.993000</text:p>
          </table:table-cell>
          <table:table-cell table:formula="oooc:=[.C106]+([.G106]*_dt)" office:value-type="float" office:value="-28993.8355014166">
            <text:p>-28993.835501</text:p>
          </table:table-cell>
          <table:table-cell table:formula="oooc:=[.D106]+([.H106]*_dt)" office:value-type="float" office:value="-8798.91720052706">
            <text:p>-8798.917201</text:p>
          </table:table-cell>
          <table:table-cell table:formula="oooc:=SQRT([.A107]^2+[.B107]^2)" office:value-type="float" office:value="145787689830.349">
            <text:p>145787689830.349000</text:p>
          </table:table-cell>
          <table:table-cell table:formula="oooc:=(_G*_m1)/([.E107]^2)" office:value-type="float" office:value="0.00624448650680001">
            <text:p>0.006244</text:p>
          </table:table-cell>
          <table:table-cell table:formula="oooc:=-[.F107]*([.A107]/[.E107])" office:value-type="float" office:value="0.00188268470504269">
            <text:p>0.001883</text:p>
          </table:table-cell>
          <table:table-cell table:formula="oooc:=-[.F107]*([.B107]/[.E107])" office:value-type="float" office:value="-0.0059539155213192">
            <text:p>-0.005954</text:p>
          </table:table-cell>
          <table:table-cell table:number-columns-repeated="248"/>
        </table:table-row>
        <table:table-row table:style-name="ro1">
          <table:table-cell table:formula="oooc:=[.A107]+([.C108]*_dt)" office:value-type="float" office:value="-46445348542.2679">
            <text:p>-46445348542.267900</text:p>
          </table:table-cell>
          <table:table-cell table:formula="oooc:=[.B107]+([.D108]*_dt)" office:value-type="float" office:value="138199165574.658">
            <text:p>138199165574.658000</text:p>
          </table:table-cell>
          <table:table-cell table:formula="oooc:=[.C107]+([.G107]*_dt)" office:value-type="float" office:value="-28831.1715429009">
            <text:p>-28831.171543</text:p>
          </table:table-cell>
          <table:table-cell table:formula="oooc:=[.D107]+([.H107]*_dt)" office:value-type="float" office:value="-9313.33550156904">
            <text:p>-9313.335502</text:p>
          </table:table-cell>
          <table:table-cell table:formula="oooc:=SQRT([.A108]^2+[.B108]^2)" office:value-type="float" office:value="145794992255.373">
            <text:p>145794992255.373000</text:p>
          </table:table-cell>
          <table:table-cell table:formula="oooc:=(_G*_m1)/([.E108]^2)" office:value-type="float" office:value="0.00624386098802399">
            <text:p>0.006244</text:p>
          </table:table-cell>
          <table:table-cell table:formula="oooc:=-[.F108]*([.A108]/[.E108])" office:value-type="float" office:value="0.00198908272055246">
            <text:p>0.001989</text:p>
          </table:table-cell>
          <table:table-cell table:formula="oooc:=-[.F108]*([.B108]/[.E108])" office:value-type="float" office:value="-0.00591855978837483">
            <text:p>-0.005919</text:p>
          </table:table-cell>
          <table:table-cell table:number-columns-repeated="248"/>
        </table:table-row>
        <table:table-row table:style-name="ro1">
          <table:table-cell table:formula="oooc:=[.A108]+([.C109]*_dt)" office:value-type="float" office:value="-48921513340.6289">
            <text:p>-48921513340.628900</text:p>
          </table:table-cell>
          <table:table-cell table:formula="oooc:=[.B108]+([.D109]*_dt)" office:value-type="float" office:value="137350311575.244">
            <text:p>137350311575.244000</text:p>
          </table:table-cell>
          <table:table-cell table:formula="oooc:=[.C108]+([.G108]*_dt)" office:value-type="float" office:value="-28659.3147958452">
            <text:p>-28659.314796</text:p>
          </table:table-cell>
          <table:table-cell table:formula="oooc:=[.D108]+([.H108]*_dt)" office:value-type="float" office:value="-9824.69906728463">
            <text:p>-9824.699067</text:p>
          </table:table-cell>
          <table:table-cell table:formula="oooc:=SQRT([.A109]^2+[.B109]^2)" office:value-type="float" office:value="145802683642.497">
            <text:p>145802683642.497000</text:p>
          </table:table-cell>
          <table:table-cell table:formula="oooc:=(_G*_m1)/([.E109]^2)" office:value-type="float" office:value="0.00624320225275076">
            <text:p>0.006243</text:p>
          </table:table-cell>
          <table:table-cell table:formula="oooc:=-[.F109]*([.A109]/[.E109])" office:value-type="float" office:value="0.00209479616332088">
            <text:p>0.002095</text:p>
          </table:table-cell>
          <table:table-cell table:formula="oooc:=-[.F109]*([.B109]/[.E109])" office:value-type="float" office:value="-0.00588127566118851">
            <text:p>-0.005881</text:p>
          </table:table-cell>
          <table:table-cell table:number-columns-repeated="248"/>
        </table:table-row>
        <table:table-row table:style-name="ro1">
          <table:table-cell table:formula="oooc:=[.A109]+([.C110]*_dt)" office:value-type="float" office:value="-51382040569.4226">
            <text:p>-51382040569.422600</text:p>
          </table:table-cell>
          <table:table-cell table:formula="oooc:=[.B109]+([.D110]*_dt)" office:value-type="float" office:value="136457554088.271">
            <text:p>136457554088.271000</text:p>
          </table:table-cell>
          <table:table-cell table:formula="oooc:=[.C109]+([.G109]*_dt)" office:value-type="float" office:value="-28478.3244073343">
            <text:p>-28478.324407</text:p>
          </table:table-cell>
          <table:table-cell table:formula="oooc:=[.D109]+([.H109]*_dt)" office:value-type="float" office:value="-10332.8412844113">
            <text:p>-10332.841284</text:p>
          </table:table-cell>
          <table:table-cell table:formula="oooc:=SQRT([.A110]^2+[.B110]^2)" office:value-type="float" office:value="145810761471.269">
            <text:p>145810761471.269000</text:p>
          </table:table-cell>
          <table:table-cell table:formula="oooc:=(_G*_m1)/([.E110]^2)" office:value-type="float" office:value="0.00624251053258773">
            <text:p>0.006243</text:p>
          </table:table-cell>
          <table:table-cell table:formula="oooc:=-[.F110]*([.A110]/[.E110])" office:value-type="float" office:value="0.00219978913904564">
            <text:p>0.002200</text:p>
          </table:table-cell>
          <table:table-cell table:formula="oooc:=-[.F110]*([.B110]/[.E110])" office:value-type="float" office:value="-0.00584207715570461">
            <text:p>-0.005842</text:p>
          </table:table-cell>
          <table:table-cell table:number-columns-repeated="248"/>
        </table:table-row>
        <table:table-row table:style-name="ro1">
          <table:table-cell table:formula="oooc:=[.A110]+([.C111]*_dt)" office:value-type="float" office:value="-53826146460.2849">
            <text:p>-53826146460.284900</text:p>
          </table:table-cell>
          <table:table-cell table:formula="oooc:=[.B110]+([.D111]*_dt)" office:value-type="float" office:value="135521185729.014">
            <text:p>135521185729.014000</text:p>
          </table:table-cell>
          <table:table-cell table:formula="oooc:=[.C110]+([.G110]*_dt)" office:value-type="float" office:value="-28288.2626257207">
            <text:p>-28288.262626</text:p>
          </table:table-cell>
          <table:table-cell table:formula="oooc:=[.D110]+([.H110]*_dt)" office:value-type="float" office:value="-10837.5967506642">
            <text:p>-10837.596751</text:p>
          </table:table-cell>
          <table:table-cell table:formula="oooc:=SQRT([.A111]^2+[.B111]^2)" office:value-type="float" office:value="145819223095.454">
            <text:p>145819223095.454000</text:p>
          </table:table-cell>
          <table:table-cell table:formula="oooc:=(_G*_m1)/([.E111]^2)" office:value-type="float" office:value="0.00624178607055311">
            <text:p>0.006242</text:p>
          </table:table-cell>
          <table:table-cell table:formula="oooc:=-[.F111]*([.A111]/[.E111])" office:value-type="float" office:value="0.00230402606786232">
            <text:p>0.002304</text:p>
          </table:table-cell>
          <table:table-cell table:formula="oooc:=-[.F111]*([.B111]/[.E111])" office:value-type="float" office:value="-0.00580097898885711">
            <text:p>-0.005801</text:p>
          </table:table-cell>
          <table:table-cell table:number-columns-repeated="248"/>
        </table:table-row>
        <table:table-row table:style-name="ro1">
          <table:table-cell table:formula="oooc:=[.A111]+([.C112]*_dt)" office:value-type="float" office:value="-56253052888.7116">
            <text:p>-56253052888.711600</text:p>
          </table:table-cell>
          <table:table-cell table:formula="oooc:=[.B111]+([.D112]*_dt)" office:value-type="float" office:value="134541513293.644">
            <text:p>134541513293.644000</text:p>
          </table:table-cell>
          <table:table-cell table:formula="oooc:=[.C111]+([.G111]*_dt)" office:value-type="float" office:value="-28089.1947734574">
            <text:p>-28089.194773</text:p>
          </table:table-cell>
          <table:table-cell table:formula="oooc:=[.D111]+([.H111]*_dt)" office:value-type="float" office:value="-11338.8013353015">
            <text:p>-11338.801335</text:p>
          </table:table-cell>
          <table:table-cell table:formula="oooc:=SQRT([.A112]^2+[.B112]^2)" office:value-type="float" office:value="145828065744.026">
            <text:p>145828065744.026000</text:p>
          </table:table-cell>
          <table:table-cell table:formula="oooc:=(_G*_m1)/([.E112]^2)" office:value-type="float" office:value="0.00624102912096336">
            <text:p>0.006241</text:p>
          </table:table-cell>
          <table:table-cell table:formula="oooc:=-[.F112]*([.A112]/[.E112])" office:value-type="float" office:value="0.00240747169915695">
            <text:p>0.002407</text:p>
          </table:table-cell>
          <table:table-cell table:formula="oooc:=-[.F112]*([.B112]/[.E112])" office:value-type="float" office:value="-0.00575799657055048">
            <text:p>-0.005758</text:p>
          </table:table-cell>
          <table:table-cell table:number-columns-repeated="248"/>
        </table:table-row>
        <table:table-row table:style-name="ro1">
          <table:table-cell table:formula="oooc:=[.A112]+([.C113]*_dt)" office:value-type="float" office:value="-58661987637.203">
            <text:p>-58661987637.203000</text:p>
          </table:table-cell>
          <table:table-cell table:formula="oooc:=[.B112]+([.D113]*_dt)" office:value-type="float" office:value="133518857644.194">
            <text:p>133518857644.194000</text:p>
          </table:table-cell>
          <table:table-cell table:formula="oooc:=[.C112]+([.G112]*_dt)" office:value-type="float" office:value="-27881.1892186503">
            <text:p>-27881.189219</text:p>
          </table:table-cell>
          <table:table-cell table:formula="oooc:=[.D112]+([.H112]*_dt)" office:value-type="float" office:value="-11836.292238997">
            <text:p>-11836.292239</text:p>
          </table:table-cell>
          <table:table-cell table:formula="oooc:=SQRT([.A113]^2+[.B113]^2)" office:value-type="float" office:value="145837286522.199">
            <text:p>145837286522.199000</text:p>
          </table:table-cell>
          <table:table-cell table:formula="oooc:=(_G*_m1)/([.E113]^2)" office:value-type="float" office:value="0.00624023994931572">
            <text:p>0.006240</text:p>
          </table:table-cell>
          <table:table-cell table:formula="oooc:=-[.F113]*([.A113]/[.E113])" office:value-type="float" office:value="0.00251009112614158">
            <text:p>0.002510</text:p>
          </table:table-cell>
          <table:table-cell table:formula="oooc:=-[.F113]*([.B113]/[.E113])" office:value-type="float" office:value="-0.00571314599529026">
            <text:p>-0.005713</text:p>
          </table:table-cell>
          <table:table-cell table:number-columns-repeated="248"/>
        </table:table-row>
        <table:table-row table:style-name="ro1">
          <table:table-cell table:formula="oooc:=[.A113]+([.C114]*_dt)" office:value-type="float" office:value="-61052184655.8414">
            <text:p>-61052184655.841400</text:p>
          </table:table-cell>
          <table:table-cell table:formula="oooc:=[.B113]+([.D114]*_dt)" office:value-type="float" office:value="132453553588.416">
            <text:p>132453553588.416000</text:p>
          </table:table-cell>
          <table:table-cell table:formula="oooc:=[.C113]+([.G113]*_dt)" office:value-type="float" office:value="-27664.3173453517">
            <text:p>-27664.317345</text:p>
          </table:table-cell>
          <table:table-cell table:formula="oooc:=[.D113]+([.H113]*_dt)" office:value-type="float" office:value="-12329.9080529901">
            <text:p>-12329.908053</text:p>
          </table:table-cell>
          <table:table-cell table:formula="oooc:=SQRT([.A114]^2+[.B114]^2)" office:value-type="float" office:value="145846882412.516">
            <text:p>145846882412.516000</text:p>
          </table:table-cell>
          <table:table-cell table:formula="oooc:=(_G*_m1)/([.E114]^2)" office:value-type="float" office:value="0.00623941883216582">
            <text:p>0.006239</text:p>
          </table:table-cell>
          <table:table-cell table:formula="oooc:=-[.F114]*([.A114]/[.E114])" office:value-type="float" office:value="0.00261184980018353">
            <text:p>0.002612</text:p>
          </table:table-cell>
          <table:table-cell table:formula="oooc:=-[.F114]*([.B114]/[.E114])" office:value-type="float" office:value="-0.00566644403347167">
            <text:p>-0.005666</text:p>
          </table:table-cell>
          <table:table-cell table:number-columns-repeated="248"/>
        </table:table-row>
        <table:table-row table:style-name="ro1">
          <table:table-cell table:formula="oooc:=[.A114]+([.C115]*_dt)" office:value-type="float" office:value="-63422884320.1954">
            <text:p>-63422884320.195400</text:p>
          </table:table-cell>
          <table:table-cell table:formula="oooc:=[.B114]+([.D115]*_dt)" office:value-type="float" office:value="131345949754.585">
            <text:p>131345949754.585000</text:p>
          </table:table-cell>
          <table:table-cell table:formula="oooc:=[.C114]+([.G114]*_dt)" office:value-type="float" office:value="-27438.6535226158">
            <text:p>-27438.653523</text:p>
          </table:table-cell>
          <table:table-cell table:formula="oooc:=[.D114]+([.H114]*_dt)" office:value-type="float" office:value="-12819.488817482">
            <text:p>-12819.488817</text:p>
          </table:table-cell>
          <table:table-cell table:formula="oooc:=SQRT([.A115]^2+[.B115]^2)" office:value-type="float" office:value="145856850275.971">
            <text:p>145856850275.971000</text:p>
          </table:table-cell>
          <table:table-cell table:formula="oooc:=(_G*_m1)/([.E115]^2)" office:value-type="float" office:value="0.0062385660570006">
            <text:p>0.006239</text:p>
          </table:table-cell>
          <table:table-cell table:formula="oooc:=-[.F115]*([.A115]/[.E115])" office:value-type="float" office:value="0.00271271354487922">
            <text:p>0.002713</text:p>
          </table:table-cell>
          <table:table-cell table:formula="oooc:=-[.F115]*([.B115]/[.E115])" office:value-type="float" office:value="-0.00561790812233422">
            <text:p>-0.005618</text:p>
          </table:table-cell>
          <table:table-cell table:number-columns-repeated="248"/>
        </table:table-row>
        <table:table-row table:style-name="ro1">
          <table:table-cell table:formula="oooc:=[.A115]+([.C116]*_dt)" office:value-type="float" office:value="-65773333686.4454">
            <text:p>-65773333686.445400</text:p>
          </table:table-cell>
          <table:table-cell table:formula="oooc:=[.B115]+([.D116]*_dt)" office:value-type="float" office:value="130196408461.338">
            <text:p>130196408461.338000</text:p>
          </table:table-cell>
          <table:table-cell table:formula="oooc:=[.C115]+([.G115]*_dt)" office:value-type="float" office:value="-27204.2750723382">
            <text:p>-27204.275072</text:p>
          </table:table-cell>
          <table:table-cell table:formula="oooc:=[.D115]+([.H115]*_dt)" office:value-type="float" office:value="-13304.8760792517">
            <text:p>-13304.876079</text:p>
          </table:table-cell>
          <table:table-cell table:formula="oooc:=SQRT([.A116]^2+[.B116]^2)" office:value-type="float" office:value="145867186853.178">
            <text:p>145867186853.178000</text:p>
          </table:table-cell>
          <table:table-cell table:formula="oooc:=(_G*_m1)/([.E116]^2)" office:value-type="float" office:value="0.00623768192210651">
            <text:p>0.006238</text:p>
          </table:table-cell>
          <table:table-cell table:formula="oooc:=-[.F116]*([.A116]/[.E116])" office:value-type="float" office:value="0.0028126485698636">
            <text:p>0.002813</text:p>
          </table:table-cell>
          <table:table-cell table:formula="oooc:=-[.F116]*([.B116]/[.E116])" office:value-type="float" office:value="-0.00556755635659116">
            <text:p>-0.005568</text:p>
          </table:table-cell>
          <table:table-cell table:number-columns-repeated="248"/>
        </table:table-row>
        <table:table-row table:style-name="ro1">
          <table:table-cell table:formula="oooc:=[.A116]+([.C117]*_dt)" office:value-type="float" office:value="-68102786743.6273">
            <text:p>-68102786743.627300</text:p>
          </table:table-cell>
          <table:table-cell table:formula="oooc:=[.B116]+([.D117]*_dt)" office:value-type="float" office:value="129005305582.591">
            <text:p>129005305582.591000</text:p>
          </table:table-cell>
          <table:table-cell table:formula="oooc:=[.C116]+([.G116]*_dt)" office:value-type="float" office:value="-26961.262235902">
            <text:p>-26961.262236</text:p>
          </table:table-cell>
          <table:table-cell table:formula="oooc:=[.D116]+([.H116]*_dt)" office:value-type="float" office:value="-13785.9129484612">
            <text:p>-13785.912948</text:p>
          </table:table-cell>
          <table:table-cell table:formula="oooc:=SQRT([.A117]^2+[.B117]^2)" office:value-type="float" office:value="145877888765.589">
            <text:p>145877888765.589000</text:p>
          </table:table-cell>
          <table:table-cell table:formula="oooc:=(_G*_m1)/([.E117]^2)" office:value-type="float" office:value="0.00623676673643315">
            <text:p>0.006237</text:p>
          </table:table-cell>
          <table:table-cell table:formula="oooc:=-[.F117]*([.A117]/[.E117])" office:value-type="float" office:value="0.00291162148434689">
            <text:p>0.002912</text:p>
          </table:table-cell>
          <table:table-cell table:formula="oooc:=-[.F117]*([.B117]/[.E117])" office:value-type="float" office:value="-0.0055154074787425">
            <text:p>-0.005515</text:p>
          </table:table-cell>
          <table:table-cell table:number-columns-repeated="248"/>
        </table:table-row>
        <table:table-row table:style-name="ro1">
          <table:table-cell table:formula="oooc:=[.A117]+([.C118]*_dt)" office:value-type="float" office:value="-70410504662.8935">
            <text:p>-70410504662.893500</text:p>
          </table:table-cell>
          <table:table-cell table:formula="oooc:=[.B117]+([.D118]*_dt)" office:value-type="float" office:value="127773030407.632">
            <text:p>127773030407.632000</text:p>
          </table:table-cell>
          <table:table-cell table:formula="oooc:=[.C117]+([.G117]*_dt)" office:value-type="float" office:value="-26709.6981396545">
            <text:p>-26709.698140</text:p>
          </table:table-cell>
          <table:table-cell table:formula="oooc:=[.D117]+([.H117]*_dt)" office:value-type="float" office:value="-14262.4441546245">
            <text:p>-14262.444155</text:p>
          </table:table-cell>
          <table:table-cell table:formula="oooc:=SQRT([.A118]^2+[.B118]^2)" office:value-type="float" office:value="145888952516.744">
            <text:p>145888952516.744000</text:p>
          </table:table-cell>
          <table:table-cell table:formula="oooc:=(_G*_m1)/([.E118]^2)" office:value-type="float" office:value="0.00623582081945252">
            <text:p>0.006236</text:p>
          </table:table-cell>
          <table:table-cell table:formula="oooc:=-[.F118]*([.A118]/[.E118])" office:value-type="float" office:value="0.00300959931037024">
            <text:p>0.003010</text:p>
          </table:table-cell>
          <table:table-cell table:formula="oooc:=-[.F118]*([.B118]/[.E118])" office:value-type="float" office:value="-0.00546148086908088">
            <text:p>-0.005461</text:p>
          </table:table-cell>
          <table:table-cell table:number-columns-repeated="248"/>
        </table:table-row>
        <table:table-row table:style-name="ro1">
          <table:table-cell table:formula="oooc:=[.A118]+([.C119]*_dt)" office:value-type="float" office:value="-72695756043.6917">
            <text:p>-72695756043.691700</text:p>
          </table:table-cell>
          <table:table-cell table:formula="oooc:=[.B118]+([.D119]*_dt)" office:value-type="float" office:value="126499985496.444">
            <text:p>126499985496.444000</text:p>
          </table:table-cell>
          <table:table-cell table:formula="oooc:=[.C118]+([.G118]*_dt)" office:value-type="float" office:value="-26449.6687592385">
            <text:p>-26449.668759</text:p>
          </table:table-cell>
          <table:table-cell table:formula="oooc:=[.D118]+([.H118]*_dt)" office:value-type="float" office:value="-14734.3161017131">
            <text:p>-14734.316102</text:p>
          </table:table-cell>
          <table:table-cell table:formula="oooc:=SQRT([.A119]^2+[.B119]^2)" office:value-type="float" office:value="145900374493.571">
            <text:p>145900374493.571000</text:p>
          </table:table-cell>
          <table:table-cell table:formula="oooc:=(_G*_m1)/([.E119]^2)" office:value-type="float" office:value="0.00623484450101381">
            <text:p>0.006235</text:p>
          </table:table-cell>
          <table:table-cell table:formula="oooc:=-[.F119]*([.A119]/[.E119])" office:value-type="float" office:value="0.0031065494957727">
            <text:p>0.003107</text:p>
          </table:table-cell>
          <table:table-cell table:formula="oooc:=-[.F119]*([.B119]/[.E119])" office:value-type="float" office:value="-0.00540579653539943">
            <text:p>-0.005406</text:p>
          </table:table-cell>
          <table:table-cell table:number-columns-repeated="248"/>
        </table:table-row>
        <table:table-row table:style-name="ro1">
          <table:table-cell table:formula="oooc:=[.A119]+([.C120]*_dt)" office:value-type="float" office:value="-74957817156.7659">
            <text:p>-74957817156.765900</text:p>
          </table:table-cell>
          <table:table-cell table:formula="oooc:=[.B119]+([.D120]*_dt)" office:value-type="float" office:value="125186586530.351">
            <text:p>125186586530.351000</text:p>
          </table:table-cell>
          <table:table-cell table:formula="oooc:=[.C119]+([.G119]*_dt)" office:value-type="float" office:value="-26181.2628828037">
            <text:p>-26181.262883</text:p>
          </table:table-cell>
          <table:table-cell table:formula="oooc:=[.D119]+([.H119]*_dt)" office:value-type="float" office:value="-15201.3769223716">
            <text:p>-15201.376922</text:p>
          </table:table-cell>
          <table:table-cell table:formula="oooc:=SQRT([.A120]^2+[.B120]^2)" office:value-type="float" office:value="145912150967.725">
            <text:p>145912150967.725000</text:p>
          </table:table-cell>
          <table:table-cell table:formula="oooc:=(_G*_m1)/([.E120]^2)" office:value-type="float" office:value="0.00623383812119405">
            <text:p>0.006234</text:p>
          </table:table-cell>
          <table:table-cell table:formula="oooc:=-[.F120]*([.A120]/[.E120])" office:value-type="float" office:value="0.00320243992686188">
            <text:p>0.003202</text:p>
          </table:table-cell>
          <table:table-cell table:formula="oooc:=-[.F120]*([.B120]/[.E120])" office:value-type="float" office:value="-0.00534837510241129">
            <text:p>-0.005348</text:p>
          </table:table-cell>
          <table:table-cell table:number-columns-repeated="248"/>
        </table:table-row>
        <table:table-row table:style-name="ro1">
          <table:table-cell table:formula="oooc:=[.A120]+([.C121]*_dt)" office:value-type="float" office:value="-77195972183.8837">
            <text:p>-77195972183.883700</text:p>
          </table:table-cell>
          <table:table-cell table:formula="oooc:=[.B120]+([.D121]*_dt)" office:value-type="float" office:value="123833262158.053">
            <text:p>123833262158.053000</text:p>
          </table:table-cell>
          <table:table-cell table:formula="oooc:=[.C120]+([.G120]*_dt)" office:value-type="float" office:value="-25904.5720731228">
            <text:p>-25904.572073</text:p>
          </table:table-cell>
          <table:table-cell table:formula="oooc:=[.D120]+([.H120]*_dt)" office:value-type="float" office:value="-15663.47653122">
            <text:p>-15663.476531</text:p>
          </table:table-cell>
          <table:table-cell table:formula="oooc:=SQRT([.A121]^2+[.B121]^2)" office:value-type="float" office:value="145924278096.964">
            <text:p>145924278096.964000</text:p>
          </table:table-cell>
          <table:table-cell table:formula="oooc:=(_G*_m1)/([.E121]^2)" office:value-type="float" office:value="0.00623280203014457">
            <text:p>0.006233</text:p>
          </table:table-cell>
          <table:table-cell table:formula="oooc:=-[.F121]*([.A121]/[.E121])" office:value-type="float" office:value="0.0032972389407812">
            <text:p>0.003297</text:p>
          </table:table-cell>
          <table:table-cell table:formula="oooc:=-[.F121]*([.B121]/[.E121])" office:value-type="float" office:value="-0.00528923780089063">
            <text:p>-0.005289</text:p>
          </table:table-cell>
          <table:table-cell table:number-columns-repeated="248"/>
        </table:table-row>
        <table:table-row table:style-name="ro1">
          <table:table-cell table:formula="oooc:=[.A121]+([.C122]*_dt)" office:value-type="float" office:value="-79409513454.1982">
            <text:p>-79409513454.198200</text:p>
          </table:table-cell>
          <table:table-cell table:formula="oooc:=[.B121]+([.D122]*_dt)" office:value-type="float" office:value="122440453837.142">
            <text:p>122440453837.142000</text:p>
          </table:table-cell>
          <table:table-cell table:formula="oooc:=[.C121]+([.G121]*_dt)" office:value-type="float" office:value="-25619.6906286393">
            <text:p>-25619.690629</text:p>
          </table:table-cell>
          <table:table-cell table:formula="oooc:=[.D121]+([.H121]*_dt)" office:value-type="float" office:value="-16120.4666772169">
            <text:p>-16120.466677</text:p>
          </table:table-cell>
          <table:table-cell table:formula="oooc:=SQRT([.A122]^2+[.B122]^2)" office:value-type="float" office:value="145936751926.572">
            <text:p>145936751926.572000</text:p>
          </table:table-cell>
          <table:table-cell table:formula="oooc:=(_G*_m1)/([.E122]^2)" office:value-type="float" office:value="0.00623173658793351">
            <text:p>0.006232</text:p>
          </table:table-cell>
          <table:table-cell table:formula="oooc:=-[.F122]*([.A122]/[.E122])" office:value-type="float" office:value="0.00339091533756702">
            <text:p>0.003391</text:p>
          </table:table-cell>
          <table:table-cell table:formula="oooc:=-[.F122]*([.B122]/[.E122])" office:value-type="float" office:value="-0.00522840645654505">
            <text:p>-0.005228</text:p>
          </table:table-cell>
          <table:table-cell table:number-columns-repeated="248"/>
        </table:table-row>
        <table:table-row table:style-name="ro1">
          <table:table-cell table:formula="oooc:=[.A122]+([.C123]*_dt)" office:value-type="float" office:value="-81597741677.1543">
            <text:p>-81597741677.154300</text:p>
          </table:table-cell>
          <table:table-cell table:formula="oooc:=[.B122]+([.D123]*_dt)" office:value-type="float" office:value="121008615671.168">
            <text:p>121008615671.168000</text:p>
          </table:table-cell>
          <table:table-cell table:formula="oooc:=[.C122]+([.G122]*_dt)" office:value-type="float" office:value="-25326.7155434736">
            <text:p>-25326.715543</text:p>
          </table:table-cell>
          <table:table-cell table:formula="oooc:=[.D122]+([.H122]*_dt)" office:value-type="float" office:value="-16572.2009950624">
            <text:p>-16572.200995</text:p>
          </table:table-cell>
          <table:table-cell table:formula="oooc:=SQRT([.A123]^2+[.B123]^2)" office:value-type="float" office:value="145949568390.811">
            <text:p>145949568390.811000</text:p>
          </table:table-cell>
          <table:table-cell table:formula="oooc:=(_G*_m1)/([.E123]^2)" office:value-type="float" office:value="0.00623064216438437">
            <text:p>0.006231</text:p>
          </table:table-cell>
          <table:table-cell table:formula="oooc:=-[.F123]*([.A123]/[.E123])" office:value-type="float" office:value="0.00348343839188927">
            <text:p>0.003483</text:p>
          </table:table-cell>
          <table:table-cell table:formula="oooc:=-[.F123]*([.B123]/[.E123])" office:value-type="float" office:value="-0.00516590347862949">
            <text:p>-0.005166</text:p>
          </table:table-cell>
          <table:table-cell table:number-columns-repeated="248"/>
        </table:table-row>
        <table:table-row table:style-name="ro1">
          <table:table-cell table:formula="oooc:=[.A123]+([.C124]*_dt)" office:value-type="float" office:value="-83759966171.8525">
            <text:p>-83759966171.852500</text:p>
          </table:table-cell>
          <table:table-cell table:formula="oooc:=[.B123]+([.D124]*_dt)" office:value-type="float" office:value="119538214242.363">
            <text:p>119538214242.363000</text:p>
          </table:table-cell>
          <table:table-cell table:formula="oooc:=[.C123]+([.G123]*_dt)" office:value-type="float" office:value="-25025.7464664143">
            <text:p>-25025.746466</text:p>
          </table:table-cell>
          <table:table-cell table:formula="oooc:=[.D123]+([.H123]*_dt)" office:value-type="float" office:value="-17018.535055616">
            <text:p>-17018.535056</text:p>
          </table:table-cell>
          <table:table-cell table:formula="oooc:=SQRT([.A124]^2+[.B124]^2)" office:value-type="float" office:value="145962723314.424">
            <text:p>145962723314.424000</text:p>
          </table:table-cell>
          <table:table-cell table:formula="oooc:=(_G*_m1)/([.E124]^2)" office:value-type="float" office:value="0.00622951913891086">
            <text:p>0.006230</text:p>
          </table:table-cell>
          <table:table-cell table:formula="oooc:=-[.F124]*([.A124]/[.E124])" office:value-type="float" office:value="0.00357477786446946">
            <text:p>0.003575</text:p>
          </table:table-cell>
          <table:table-cell table:formula="oooc:=-[.F124]*([.B124]/[.E124])" office:value-type="float" office:value="-0.0051017518483121">
            <text:p>-0.005102</text:p>
          </table:table-cell>
          <table:table-cell table:number-columns-repeated="248"/>
        </table:table-row>
        <table:table-row table:style-name="ro1">
          <table:table-cell table:formula="oooc:=[.A124]+([.C125]*_dt)" office:value-type="float" office:value="-85895505092.7835">
            <text:p>-85895505092.783500</text:p>
          </table:table-cell>
          <table:table-cell table:formula="oooc:=[.B124]+([.D125]*_dt)" office:value-type="float" office:value="118029728440.08">
            <text:p>118029728440.080000</text:p>
          </table:table-cell>
          <table:table-cell table:formula="oooc:=[.C124]+([.G124]*_dt)" office:value-type="float" office:value="-24716.8856589242">
            <text:p>-24716.885659</text:p>
          </table:table-cell>
          <table:table-cell table:formula="oooc:=[.D124]+([.H124]*_dt)" office:value-type="float" office:value="-17459.3264153102">
            <text:p>-17459.326415</text:p>
          </table:table-cell>
          <table:table-cell table:formula="oooc:=SQRT([.A125]^2+[.B125]^2)" office:value-type="float" office:value="145976212414.158">
            <text:p>145976212414.158000</text:p>
          </table:table-cell>
          <table:table-cell table:formula="oooc:=(_G*_m1)/([.E125]^2)" office:value-type="float" office:value="0.00622836790034805">
            <text:p>0.006228</text:p>
          </table:table-cell>
          <table:table-cell table:formula="oooc:=-[.F125]*([.A125]/[.E125])" office:value-type="float" office:value="0.00366490401317048">
            <text:p>0.003665</text:p>
          </table:table-cell>
          <table:table-cell table:formula="oooc:=-[.F125]*([.B125]/[.E125])" office:value-type="float" office:value="-0.00503597510680234">
            <text:p>-0.005036</text:p>
          </table:table-cell>
          <table:table-cell table:number-columns-repeated="248"/>
        </table:table-row>
        <table:table-row table:style-name="ro1">
          <table:table-cell table:formula="oooc:=[.A125]+([.C126]*_dt)" office:value-type="float" office:value="-88003685651.8524">
            <text:p>-88003685651.852400</text:p>
          </table:table-cell>
          <table:table-cell table:formula="oooc:=[.B125]+([.D126]*_dt)" office:value-type="float" office:value="116483649285.064">
            <text:p>116483649285.064000</text:p>
          </table:table-cell>
          <table:table-cell table:formula="oooc:=[.C125]+([.G125]*_dt)" office:value-type="float" office:value="-24400.2379521862">
            <text:p>-24400.237952</text:p>
          </table:table-cell>
          <table:table-cell table:formula="oooc:=[.D125]+([.H125]*_dt)" office:value-type="float" office:value="-17894.4346645379">
            <text:p>-17894.434665</text:p>
          </table:table-cell>
          <table:table-cell table:formula="oooc:=SQRT([.A126]^2+[.B126]^2)" office:value-type="float" office:value="145990031300.346">
            <text:p>145990031300.346000</text:p>
          </table:table-cell>
          <table:table-cell table:formula="oooc:=(_G*_m1)/([.E126]^2)" office:value-type="float" office:value="0.00622718884677999">
            <text:p>0.006227</text:p>
          </table:table-cell>
          <table:table-cell table:formula="oooc:=-[.F126]*([.A126]/[.E126])" office:value-type="float" office:value="0.00375378760375299">
            <text:p>0.003754</text:p>
          </table:table-cell>
          <table:table-cell table:formula="oooc:=-[.F126]*([.B126]/[.E126])" office:value-type="float" office:value="-0.00496859734325207">
            <text:p>-0.004969</text:p>
          </table:table-cell>
          <table:table-cell table:number-columns-repeated="248"/>
        </table:table-row>
        <table:table-row table:style-name="ro1">
          <table:table-cell table:formula="oooc:=[.A126]+([.C127]*_dt)" office:value-type="float" office:value="-90083844336.6108">
            <text:p>-90083844336.610800</text:p>
          </table:table-cell>
          <table:table-cell table:formula="oooc:=[.B126]+([.D127]*_dt)" office:value-type="float" office:value="114900479749.625">
            <text:p>114900479749.625000</text:p>
          </table:table-cell>
          <table:table-cell table:formula="oooc:=[.C126]+([.G126]*_dt)" office:value-type="float" office:value="-24075.910703222">
            <text:p>-24075.910703</text:p>
          </table:table-cell>
          <table:table-cell table:formula="oooc:=[.D126]+([.H126]*_dt)" office:value-type="float" office:value="-18323.7214749949">
            <text:p>-18323.721475</text:p>
          </table:table-cell>
          <table:table-cell table:formula="oooc:=SQRT([.A127]^2+[.B127]^2)" office:value-type="float" office:value="146004175478.5">
            <text:p>146004175478.500000</text:p>
          </table:table-cell>
          <table:table-cell table:formula="oooc:=(_G*_m1)/([.E127]^2)" office:value-type="float" office:value="0.00622598238536403">
            <text:p>0.006226</text:p>
          </table:table-cell>
          <table:table-cell table:formula="oooc:=-[.F127]*([.A127]/[.E127])" office:value-type="float" office:value="0.00384139992029341">
            <text:p>0.003841</text:p>
          </table:table-cell>
          <table:table-cell table:formula="oooc:=-[.F127]*([.B127]/[.E127])" office:value-type="float" office:value="-0.00489964318244023">
            <text:p>-0.004900</text:p>
          </table:table-cell>
          <table:table-cell table:number-columns-repeated="248"/>
        </table:table-row>
        <table:table-row table:style-name="ro1">
          <table:table-cell table:formula="oooc:=[.A127]+([.C128]*_dt)" office:value-type="float" office:value="-92135327124.6202">
            <text:p>-92135327124.620200</text:p>
          </table:table-cell>
          <table:table-cell table:formula="oooc:=[.B127]+([.D128]*_dt)" office:value-type="float" office:value="113280734573.814">
            <text:p>113280734573.814000</text:p>
          </table:table-cell>
          <table:table-cell table:formula="oooc:=[.C127]+([.G127]*_dt)" office:value-type="float" office:value="-23744.0137501086">
            <text:p>-23744.013750</text:p>
          </table:table-cell>
          <table:table-cell table:formula="oooc:=[.D127]+([.H127]*_dt)" office:value-type="float" office:value="-18747.0506459577">
            <text:p>-18747.050646</text:p>
          </table:table-cell>
          <table:table-cell table:formula="oooc:=SQRT([.A128]^2+[.B128]^2)" office:value-type="float" office:value="146018640350.962">
            <text:p>146018640350.962000</text:p>
          </table:table-cell>
          <table:table-cell table:formula="oooc:=(_G*_m1)/([.E128]^2)" office:value-type="float" office:value="0.00622474893215172">
            <text:p>0.006225</text:p>
          </table:table-cell>
          <table:table-cell table:formula="oooc:=-[.F128]*([.A128]/[.E128])" office:value-type="float" office:value="0.00392771277525904">
            <text:p>0.003928</text:p>
          </table:table-cell>
          <table:table-cell table:formula="oooc:=-[.F128]*([.B128]/[.E128])" office:value-type="float" office:value="-0.00482913777225199">
            <text:p>-0.004829</text:p>
          </table:table-cell>
          <table:table-cell table:number-columns-repeated="248"/>
        </table:table-row>
        <table:table-row table:style-name="ro1">
          <table:table-cell table:formula="oooc:=[.A128]+([.C129]*_dt)" office:value-type="float" office:value="-94157489693.8708">
            <text:p>-94157489693.870800</text:p>
          </table:table-cell>
          <table:table-cell table:formula="oooc:=[.B128]+([.D129]*_dt)" office:value-type="float" office:value="111624940077.699">
            <text:p>111624940077.699000</text:p>
          </table:table-cell>
          <table:table-cell table:formula="oooc:=[.C128]+([.G128]*_dt)" office:value-type="float" office:value="-23404.6593663262">
            <text:p>-23404.659366</text:p>
          </table:table-cell>
          <table:table-cell table:formula="oooc:=[.D128]+([.H128]*_dt)" office:value-type="float" office:value="-19164.2881494803">
            <text:p>-19164.288149</text:p>
          </table:table-cell>
          <table:table-cell table:formula="oooc:=SQRT([.A129]^2+[.B129]^2)" office:value-type="float" office:value="146033421218.573">
            <text:p>146033421218.573000</text:p>
          </table:table-cell>
          <table:table-cell table:formula="oooc:=(_G*_m1)/([.E129]^2)" office:value-type="float" office:value="0.00622348891190668">
            <text:p>0.006223</text:p>
          </table:table-cell>
          <table:table-cell table:formula="oooc:=-[.F129]*([.A129]/[.E129])" office:value-type="float" office:value="0.00401269851923625">
            <text:p>0.004013</text:p>
          </table:table-cell>
          <table:table-cell table:formula="oooc:=-[.F129]*([.B129]/[.E129])" office:value-type="float" office:value="-0.00475710677096327">
            <text:p>-0.004757</text:p>
          </table:table-cell>
          <table:table-cell table:number-columns-repeated="248"/>
        </table:table-row>
        <table:table-row table:style-name="ro1">
          <table:table-cell table:formula="oooc:=[.A129]+([.C130]*_dt)" office:value-type="float" office:value="-96149697629.1832">
            <text:p>-96149697629.183200</text:p>
          </table:table-cell>
          <table:table-cell table:formula="oooc:=[.B129]+([.D130]*_dt)" office:value-type="float" office:value="109933633969.823">
            <text:p>109933633969.823000</text:p>
          </table:table-cell>
          <table:table-cell table:formula="oooc:=[.C129]+([.G129]*_dt)" office:value-type="float" office:value="-23057.9622142642">
            <text:p>-23057.962214</text:p>
          </table:table-cell>
          <table:table-cell table:formula="oooc:=[.D129]+([.H129]*_dt)" office:value-type="float" office:value="-19575.3021744915">
            <text:p>-19575.302174</text:p>
          </table:table-cell>
          <table:table-cell table:formula="oooc:=SQRT([.A130]^2+[.B130]^2)" office:value-type="float" office:value="146048513282.383">
            <text:p>146048513282.383000</text:p>
          </table:table-cell>
          <table:table-cell table:formula="oooc:=(_G*_m1)/([.E130]^2)" office:value-type="float" office:value="0.00622220275791941">
            <text:p>0.006222</text:p>
          </table:table-cell>
          <table:table-cell table:formula="oooc:=-[.F130]*([.A130]/[.E130])" office:value-type="float" office:value="0.00409633005030793">
            <text:p>0.004096</text:p>
          </table:table-cell>
          <table:table-cell table:formula="oooc:=-[.F130]*([.B130]/[.E130])" office:value-type="float" office:value="-0.00468357633434154">
            <text:p>-0.004684</text:p>
          </table:table-cell>
          <table:table-cell table:number-columns-repeated="248"/>
        </table:table-row>
        <table:table-row table:style-name="ro1">
          <table:table-cell table:formula="oooc:=[.A130]+([.C131]*_dt)" office:value-type="float" office:value="-98111326624.5233">
            <text:p>-98111326624.523300</text:p>
          </table:table-cell>
          <table:table-cell table:formula="oooc:=[.B130]+([.D131]*_dt)" office:value-type="float" office:value="108207365151.954">
            <text:p>108207365151.954000</text:p>
          </table:table-cell>
          <table:table-cell table:formula="oooc:=[.C130]+([.G130]*_dt)" office:value-type="float" office:value="-22704.0392979176">
            <text:p>-22704.039298</text:p>
          </table:table-cell>
          <table:table-cell table:formula="oooc:=[.D130]+([.H130]*_dt)" office:value-type="float" office:value="-19979.9631697786">
            <text:p>-19979.963170</text:p>
          </table:table-cell>
          <table:table-cell table:formula="oooc:=SQRT([.A131]^2+[.B131]^2)" office:value-type="float" office:value="146063911645.39">
            <text:p>146063911645.390000</text:p>
          </table:table-cell>
          <table:table-cell table:formula="oooc:=(_G*_m1)/([.E131]^2)" office:value-type="float" office:value="0.00622089091181927">
            <text:p>0.006221</text:p>
          </table:table-cell>
          <table:table-cell table:formula="oooc:=-[.F131]*([.A131]/[.E131])" office:value-type="float" office:value="0.00417858082307694">
            <text:p>0.004179</text:p>
          </table:table-cell>
          <table:table-cell table:formula="oooc:=-[.F131]*([.B131]/[.E131])" office:value-type="float" office:value="-0.00460857310257408">
            <text:p>-0.004609</text:p>
          </table:table-cell>
          <table:table-cell table:number-columns-repeated="248"/>
        </table:table-row>
        <table:table-row table:style-name="ro1">
          <table:table-cell table:formula="oooc:=[.A131]+([.C132]*_dt)" office:value-type="float" office:value="-100041762681.162">
            <text:p>-100041762681.162000</text:p>
          </table:table-cell>
          <table:table-cell table:formula="oooc:=[.B131]+([.D132]*_dt)" office:value-type="float" office:value="106446693520.217">
            <text:p>106446693520.217000</text:p>
          </table:table-cell>
          <table:table-cell table:formula="oooc:=[.C131]+([.G131]*_dt)" office:value-type="float" office:value="-22343.0099148038">
            <text:p>-22343.009915</text:p>
          </table:table-cell>
          <table:table-cell table:formula="oooc:=[.D131]+([.H131]*_dt)" office:value-type="float" office:value="-20378.143885841">
            <text:p>-20378.143886</text:p>
          </table:table-cell>
          <table:table-cell table:formula="oooc:=SQRT([.A132]^2+[.B132]^2)" office:value-type="float" office:value="146079611314.314">
            <text:p>146079611314.314000</text:p>
          </table:table-cell>
          <table:table-cell table:formula="oooc:=(_G*_m1)/([.E132]^2)" office:value-type="float" office:value="0.00621955382338361">
            <text:p>0.006220</text:p>
          </table:table-cell>
          <table:table-cell table:formula="oooc:=-[.F132]*([.A132]/[.E132])" office:value-type="float" office:value="0.0042594248573325">
            <text:p>0.004259</text:p>
          </table:table-cell>
          <table:table-cell table:formula="oooc:=-[.F132]*([.B132]/[.E132])" office:value-type="float" office:value="-0.00453212418703456">
            <text:p>-0.004532</text:p>
          </table:table-cell>
          <table:table-cell table:number-columns-repeated="248"/>
        </table:table-row>
        <table:table-row table:style-name="ro1">
          <table:table-cell table:formula="oooc:=[.A132]+([.C133]*_dt)" office:value-type="float" office:value="-101940402301.618">
            <text:p>-101940402301.618000</text:p>
          </table:table-cell>
          <table:table-cell table:formula="oooc:=[.B132]+([.D133]*_dt)" office:value-type="float" office:value="104652189762.709">
            <text:p>104652189762.709000</text:p>
          </table:table-cell>
          <table:table-cell table:formula="oooc:=[.C132]+([.G132]*_dt)" office:value-type="float" office:value="-21974.9956071302">
            <text:p>-21974.995607</text:p>
          </table:table-cell>
          <table:table-cell table:formula="oooc:=[.D132]+([.H132]*_dt)" office:value-type="float" office:value="-20769.7194156008">
            <text:p>-20769.719416</text:p>
          </table:table-cell>
          <table:table-cell table:formula="oooc:=SQRT([.A133]^2+[.B133]^2)" office:value-type="float" office:value="146095607201.401">
            <text:p>146095607201.401000</text:p>
          </table:table-cell>
          <table:table-cell table:formula="oooc:=(_G*_m1)/([.E133]^2)" office:value-type="float" office:value="0.00621819195034439">
            <text:p>0.006218</text:p>
          </table:table-cell>
          <table:table-cell table:formula="oooc:=-[.F133]*([.A133]/[.E133])" office:value-type="float" office:value="0.00433883674635712">
            <text:p>0.004339</text:p>
          </table:table-cell>
          <table:table-cell table:formula="oooc:=-[.F133]*([.B133]/[.E133])" office:value-type="float" office:value="-0.00445425715689934">
            <text:p>-0.004454</text:p>
          </table:table-cell>
          <table:table-cell table:number-columns-repeated="248"/>
        </table:table-row>
        <table:table-row table:style-name="ro1">
          <table:table-cell table:formula="oooc:=[.A133]+([.C134]*_dt)" office:value-type="float" office:value="-103806652679.316">
            <text:p>-103806652679.316000</text:p>
          </table:table-cell>
          <table:table-cell table:formula="oooc:=[.B133]+([.D134]*_dt)" office:value-type="float" office:value="102824435153.695">
            <text:p>102824435153.695000</text:p>
          </table:table-cell>
          <table:table-cell table:formula="oooc:=[.C133]+([.G133]*_dt)" office:value-type="float" office:value="-21600.120112245">
            <text:p>-21600.120112</text:p>
          </table:table-cell>
          <table:table-cell table:formula="oooc:=[.D133]+([.H133]*_dt)" office:value-type="float" office:value="-21154.5672339569">
            <text:p>-21154.567234</text:p>
          </table:table-cell>
          <table:table-cell table:formula="oooc:=SQRT([.A134]^2+[.B134]^2)" office:value-type="float" office:value="146111894126.251">
            <text:p>146111894126.251000</text:p>
          </table:table-cell>
          <table:table-cell table:formula="oooc:=(_G*_m1)/([.E134]^2)" office:value-type="float" office:value="0.00621680575819229">
            <text:p>0.006217</text:p>
          </table:table-cell>
          <table:table-cell table:formula="oooc:=-[.F134]*([.A134]/[.E134])" office:value-type="float" office:value="0.0044167916648717">
            <text:p>0.004417</text:p>
          </table:table-cell>
          <table:table-cell table:formula="oooc:=-[.F134]*([.B134]/[.E134])" office:value-type="float" office:value="-0.00437500002562431">
            <text:p>-0.004375</text:p>
          </table:table-cell>
          <table:table-cell table:number-columns-repeated="248"/>
        </table:table-row>
        <table:table-row table:style-name="ro1">
          <table:table-cell table:formula="oooc:=[.A134]+([.C135]*_dt)" office:value-type="float" office:value="-105639931883.908">
            <text:p>-105639931883.908000</text:p>
          </table:table-cell>
          <table:table-cell table:formula="oooc:=[.B134]+([.D135]*_dt)" office:value-type="float" office:value="100964021344.49">
            <text:p>100964021344.490000</text:p>
          </table:table-cell>
          <table:table-cell table:formula="oooc:=[.C134]+([.G134]*_dt)" office:value-type="float" office:value="-21218.5093124001">
            <text:p>-21218.509312</text:p>
          </table:table-cell>
          <table:table-cell table:formula="oooc:=[.D134]+([.H134]*_dt)" office:value-type="float" office:value="-21532.5672361708">
            <text:p>-21532.567236</text:p>
          </table:table-cell>
          <table:table-cell table:formula="oooc:=SQRT([.A135]^2+[.B135]^2)" office:value-type="float" office:value="146128466817.685">
            <text:p>146128466817.685000</text:p>
          </table:table-cell>
          <table:table-cell table:formula="oooc:=(_G*_m1)/([.E135]^2)" office:value-type="float" office:value="0.0062153957199784">
            <text:p>0.006215</text:p>
          </table:table-cell>
          <table:table-cell table:formula="oooc:=-[.F135]*([.A135]/[.E135])" office:value-type="float" office:value="0.00449326537661713">
            <text:p>0.004493</text:p>
          </table:table-cell>
          <table:table-cell table:formula="oooc:=-[.F135]*([.B135]/[.E135])" office:value-type="float" office:value="-0.00429438123729363">
            <text:p>-0.004294</text:p>
          </table:table-cell>
          <table:table-cell table:number-columns-repeated="248"/>
        </table:table-row>
        <table:table-row table:style-name="ro1">
          <table:table-cell table:formula="oooc:=[.A135]+([.C136]*_dt)" office:value-type="float" office:value="-107439669042.193">
            <text:p>-107439669042.193000</text:p>
          </table:table-cell>
          <table:table-cell table:formula="oooc:=[.B135]+([.D136]*_dt)" office:value-type="float" office:value="99071550151.1239">
            <text:p>99071550151.123900</text:p>
          </table:table-cell>
          <table:table-cell table:formula="oooc:=[.C135]+([.G135]*_dt)" office:value-type="float" office:value="-20830.2911838604">
            <text:p>-20830.291184</text:p>
          </table:table-cell>
          <table:table-cell table:formula="oooc:=[.D135]+([.H135]*_dt)" office:value-type="float" office:value="-21903.601775073">
            <text:p>-21903.601775</text:p>
          </table:table-cell>
          <table:table-cell table:formula="oooc:=SQRT([.A136]^2+[.B136]^2)" office:value-type="float" office:value="146145319915.633">
            <text:p>146145319915.633000</text:p>
          </table:table-cell>
          <table:table-cell table:formula="oooc:=(_G*_m1)/([.E136]^2)" office:value-type="float" office:value="0.0062139623161138">
            <text:p>0.006214</text:p>
          </table:table-cell>
          <table:table-cell table:formula="oooc:=-[.F136]*([.A136]/[.E136])" office:value-type="float" office:value="0.0045682342415709">
            <text:p>0.004568</text:p>
          </table:table-cell>
          <table:table-cell table:formula="oooc:=-[.F136]*([.B136]/[.E136])" office:value-type="float" office:value="-0.00421242965285138">
            <text:p>-0.004212</text:p>
          </table:table-cell>
          <table:table-cell table:number-columns-repeated="248"/>
        </table:table-row>
        <table:table-row table:style-name="ro1">
          <table:table-cell table:formula="oooc:=[.A136]+([.C137]*_dt)" office:value-type="float" office:value="-109205304514.595">
            <text:p>-109205304514.595000</text:p>
          </table:table-cell>
          <table:table-cell table:formula="oooc:=[.B136]+([.D137]*_dt)" office:value-type="float" office:value="97147633338.8963">
            <text:p>97147633338.896300</text:p>
          </table:table-cell>
          <table:table-cell table:formula="oooc:=[.C136]+([.G136]*_dt)" office:value-type="float" office:value="-20435.5957453886">
            <text:p>-20435.595745</text:p>
          </table:table-cell>
          <table:table-cell table:formula="oooc:=[.D136]+([.H136]*_dt)" office:value-type="float" office:value="-22267.5556970794">
            <text:p>-22267.555697</text:p>
          </table:table-cell>
          <table:table-cell table:formula="oooc:=SQRT([.A137]^2+[.B137]^2)" office:value-type="float" office:value="146162447973.048">
            <text:p>146162447973.048000</text:p>
          </table:table-cell>
          <table:table-cell table:formula="oooc:=(_G*_m1)/([.E137]^2)" office:value-type="float" office:value="0.00621250603416701">
            <text:p>0.006213</text:p>
          </table:table-cell>
          <table:table-cell table:formula="oooc:=-[.F137]*([.A137]/[.E137])" office:value-type="float" office:value="0.00464167522279777">
            <text:p>0.004642</text:p>
          </table:table-cell>
          <table:table-cell table:formula="oooc:=-[.F137]*([.B137]/[.E137])" office:value-type="float" office:value="-0.00412917453622716">
            <text:p>-0.004129</text:p>
          </table:table-cell>
          <table:table-cell table:number-columns-repeated="248"/>
        </table:table-row>
        <table:table-row table:style-name="ro1">
          <table:table-cell table:formula="oooc:=[.A137]+([.C138]*_dt)" office:value-type="float" office:value="-110936290067.125">
            <text:p>-110936290067.125000</text:p>
          </table:table-cell>
          <table:table-cell table:formula="oooc:=[.B137]+([.D138]*_dt)" office:value-type="float" office:value="95192892403.9226">
            <text:p>95192892403.922600</text:p>
          </table:table-cell>
          <table:table-cell table:formula="oooc:=[.C137]+([.G137]*_dt)" office:value-type="float" office:value="-20034.5550061389">
            <text:p>-20034.555006</text:p>
          </table:table-cell>
          <table:table-cell table:formula="oooc:=[.D137]+([.H137]*_dt)" office:value-type="float" office:value="-22624.3163770094">
            <text:p>-22624.316377</text:p>
          </table:table-cell>
          <table:table-cell table:formula="oooc:=SQRT([.A138]^2+[.B138]^2)" office:value-type="float" office:value="146179845457.854">
            <text:p>146179845457.854000</text:p>
          </table:table-cell>
          <table:table-cell table:formula="oooc:=(_G*_m1)/([.E138]^2)" office:value-type="float" office:value="0.00621102736865945">
            <text:p>0.006211</text:p>
          </table:table-cell>
          <table:table-cell table:formula="oooc:=-[.F138]*([.A138]/[.E138])" office:value-type="float" office:value="0.00471356589293368">
            <text:p>0.004714</text:p>
          </table:table-cell>
          <table:table-cell table:formula="oooc:=-[.F138]*([.B138]/[.E138])" office:value-type="float" office:value="-0.0040446455403668">
            <text:p>-0.004045</text:p>
          </table:table-cell>
          <table:table-cell table:number-columns-repeated="248"/>
        </table:table-row>
        <table:table-row table:style-name="ro1">
          <table:table-cell table:formula="oooc:=[.A138]+([.C139]*_dt)" office:value-type="float" office:value="-112632089038.808">
            <text:p>-112632089038.808000</text:p>
          </table:table-cell>
          <table:table-cell table:formula="oooc:=[.B138]+([.D139]*_dt)" office:value-type="float" office:value="93207958351.776">
            <text:p>93207958351.776000</text:p>
          </table:table-cell>
          <table:table-cell table:formula="oooc:=[.C138]+([.G138]*_dt)" office:value-type="float" office:value="-19627.3029129894">
            <text:p>-19627.302913</text:p>
          </table:table-cell>
          <table:table-cell table:formula="oooc:=[.D138]+([.H138]*_dt)" office:value-type="float" office:value="-22973.7737516971">
            <text:p>-22973.773752</text:p>
          </table:table-cell>
          <table:table-cell table:formula="oooc:=SQRT([.A139]^2+[.B139]^2)" office:value-type="float" office:value="146197506754.911">
            <text:p>146197506754.911000</text:p>
          </table:table-cell>
          <table:table-cell table:formula="oooc:=(_G*_m1)/([.E139]^2)" office:value-type="float" office:value="0.00620952682085921">
            <text:p>0.006210</text:p>
          </table:table-cell>
          <table:table-cell table:formula="oooc:=-[.F139]*([.A139]/[.E139])" office:value-type="float" office:value="0.00478388444030277">
            <text:p>0.004784</text:p>
          </table:table-cell>
          <table:table-cell table:formula="oooc:=-[.F139]*([.B139]/[.E139])" office:value-type="float" office:value="-0.00395887269317908">
            <text:p>-0.003959</text:p>
          </table:table-cell>
          <table:table-cell table:number-columns-repeated="248"/>
        </table:table-row>
        <table:table-row table:style-name="ro1">
          <table:table-cell table:formula="oooc:=[.A139]+([.C140]*_dt)" office:value-type="float" office:value="-114292176504.498">
            <text:p>-114292176504.498000</text:p>
          </table:table-cell>
          <table:table-cell table:formula="oooc:=[.B139]+([.D140]*_dt)" office:value-type="float" office:value="91193471473.3297">
            <text:p>91193471473.329700</text:p>
          </table:table-cell>
          <table:table-cell table:formula="oooc:=[.C139]+([.G139]*_dt)" office:value-type="float" office:value="-19213.9752973473">
            <text:p>-19213.975297</text:p>
          </table:table-cell>
          <table:table-cell table:formula="oooc:=[.D139]+([.H139]*_dt)" office:value-type="float" office:value="-23315.8203523878">
            <text:p>-23315.820352</text:p>
          </table:table-cell>
          <table:table-cell table:formula="oooc:=SQRT([.A140]^2+[.B140]^2)" office:value-type="float" office:value="146215426168.009">
            <text:p>146215426168.009000</text:p>
          </table:table-cell>
          <table:table-cell table:formula="oooc:=(_G*_m1)/([.E140]^2)" office:value-type="float" office:value="0.00620800489857299">
            <text:p>0.006208</text:p>
          </table:table-cell>
          <table:table-cell table:formula="oooc:=-[.F140]*([.A140]/[.E140])" office:value-type="float" office:value="0.00485260967466739">
            <text:p>0.004853</text:p>
          </table:table-cell>
          <table:table-cell table:formula="oooc:=-[.F140]*([.B140]/[.E140])" office:value-type="float" office:value="-0.00387188638340934">
            <text:p>-0.003872</text:p>
          </table:table-cell>
          <table:table-cell table:number-columns-repeated="248"/>
        </table:table-row>
        <table:table-row table:style-name="ro1">
          <table:table-cell table:formula="oooc:=[.A140]+([.C141]*_dt)" office:value-type="float" office:value="-115916039433.072">
            <text:p>-115916039433.072000</text:p>
          </table:table-cell>
          <table:table-cell table:formula="oooc:=[.B140]+([.D141]*_dt)" office:value-type="float" office:value="89150081117.9067">
            <text:p>89150081117.906700</text:p>
          </table:table-cell>
          <table:table-cell table:formula="oooc:=[.C140]+([.G140]*_dt)" office:value-type="float" office:value="-18794.709821456">
            <text:p>-18794.709821</text:p>
          </table:table-cell>
          <table:table-cell table:formula="oooc:=[.D140]+([.H140]*_dt)" office:value-type="float" office:value="-23650.3513359143">
            <text:p>-23650.351336</text:p>
          </table:table-cell>
          <table:table-cell table:formula="oooc:=SQRT([.A141]^2+[.B141]^2)" office:value-type="float" office:value="146233597921.883">
            <text:p>146233597921.883000</text:p>
          </table:table-cell>
          <table:table-cell table:formula="oooc:=(_G*_m1)/([.E141]^2)" office:value-type="float" office:value="0.00620646211593662">
            <text:p>0.006206</text:p>
          </table:table-cell>
          <table:table-cell table:formula="oooc:=-[.F141]*([.A141]/[.E141])" office:value-type="float" office:value="0.00491972103261176">
            <text:p>0.004920</text:p>
          </table:table-cell>
          <table:table-cell table:formula="oooc:=-[.F141]*([.B141]/[.E141])" office:value-type="float" office:value="-0.00378371734645097">
            <text:p>-0.003784</text:p>
          </table:table-cell>
          <table:table-cell table:number-columns-repeated="248"/>
        </table:table-row>
        <table:table-row table:style-name="ro1">
          <table:table-cell table:formula="oooc:=[.A141]+([.C142]*_dt)" office:value-type="float" office:value="-117503176840.926">
            <text:p>-117503176840.926000</text:p>
          </table:table-cell>
          <table:table-cell table:formula="oooc:=[.B141]+([.D142]*_dt)" office:value-type="float" office:value="87078445463.8411">
            <text:p>87078445463.841100</text:p>
          </table:table-cell>
          <table:table-cell table:formula="oooc:=[.C141]+([.G141]*_dt)" office:value-type="float" office:value="-18369.6459242384">
            <text:p>-18369.645924</text:p>
          </table:table-cell>
          <table:table-cell table:formula="oooc:=[.D141]+([.H141]*_dt)" office:value-type="float" office:value="-23977.2645146477">
            <text:p>-23977.264515</text:p>
          </table:table-cell>
          <table:table-cell table:formula="oooc:=SQRT([.A142]^2+[.B142]^2)" office:value-type="float" office:value="146252016164.254">
            <text:p>146252016164.254000</text:p>
          </table:table-cell>
          <table:table-cell table:formula="oooc:=(_G*_m1)/([.E142]^2)" office:value-type="float" office:value="0.0062048989932041">
            <text:p>0.006205</text:p>
          </table:table-cell>
          <table:table-cell table:formula="oooc:=-[.F142]*([.A142]/[.E142])" office:value-type="float" office:value="0.00498519858255978">
            <text:p>0.004985</text:p>
          </table:table-cell>
          <table:table-cell table:formula="oooc:=-[.F142]*([.B142]/[.E142])" office:value-type="float" office:value="-0.0036943966501053">
            <text:p>-0.003694</text:p>
          </table:table-cell>
          <table:table-cell table:number-columns-repeated="248"/>
        </table:table-row>
        <table:table-row table:style-name="ro1">
          <table:table-cell table:formula="oooc:=[.A142]+([.C143]*_dt)" office:value-type="float" office:value="-119053099940.77">
            <text:p>-119053099940.770000</text:p>
          </table:table-cell>
          <table:table-cell table:formula="oooc:=[.B142]+([.D143]*_dt)" office:value-type="float" office:value="84979231286.5584">
            <text:p>84979231286.558400</text:p>
          </table:table-cell>
          <table:table-cell table:formula="oooc:=[.C142]+([.G142]*_dt)" office:value-type="float" office:value="-17938.9247667052">
            <text:p>-17938.924767</text:p>
          </table:table-cell>
          <table:table-cell table:formula="oooc:=[.D142]+([.H142]*_dt)" office:value-type="float" office:value="-24296.4603852168">
            <text:p>-24296.460385</text:p>
          </table:table-cell>
          <table:table-cell table:formula="oooc:=SQRT([.A143]^2+[.B143]^2)" office:value-type="float" office:value="146270674967.887">
            <text:p>146270674967.887000</text:p>
          </table:table-cell>
          <table:table-cell table:formula="oooc:=(_G*_m1)/([.E143]^2)" office:value-type="float" office:value="0.0062033160565354">
            <text:p>0.006203</text:p>
          </table:table-cell>
          <table:table-cell table:formula="oooc:=-[.F143]*([.A143]/[.E143])" office:value-type="float" office:value="0.00504902302942834">
            <text:p>0.005049</text:p>
          </table:table-cell>
          <table:table-cell table:formula="oooc:=-[.F143]*([.B143]/[.E143])" office:value-type="float" office:value="-0.00360395568030076">
            <text:p>-0.003604</text:p>
          </table:table-cell>
          <table:table-cell table:number-columns-repeated="248"/>
        </table:table-row>
        <table:table-row table:style-name="ro1">
          <table:table-cell table:formula="oooc:=[.A143]+([.C144]*_dt)" office:value-type="float" office:value="-120565332285.659">
            <text:p>-120565332285.659000</text:p>
          </table:table-cell>
          <table:table-cell table:formula="oooc:=[.B143]+([.D144]*_dt)" office:value-type="float" office:value="82853113724.2804">
            <text:p>82853113724.280400</text:p>
          </table:table-cell>
          <table:table-cell table:formula="oooc:=[.C143]+([.G143]*_dt)" office:value-type="float" office:value="-17502.6891769626">
            <text:p>-17502.689177</text:p>
          </table:table-cell>
          <table:table-cell table:formula="oooc:=[.D143]+([.H143]*_dt)" office:value-type="float" office:value="-24607.8421559948">
            <text:p>-24607.842156</text:p>
          </table:table-cell>
          <table:table-cell table:formula="oooc:=SQRT([.A144]^2+[.B144]^2)" office:value-type="float" office:value="146289568332.674">
            <text:p>146289568332.674000</text:p>
          </table:table-cell>
          <table:table-cell table:formula="oooc:=(_G*_m1)/([.E144]^2)" office:value-type="float" office:value="0.00620171383778306">
            <text:p>0.006202</text:p>
          </table:table-cell>
          <table:table-cell table:formula="oooc:=-[.F144]*([.A144]/[.E144])" office:value-type="float" office:value="0.00511117571891751">
            <text:p>0.005111</text:p>
          </table:table-cell>
          <table:table-cell table:formula="oooc:=-[.F144]*([.B144]/[.E144])" office:value-type="float" office:value="-0.00351242612678159">
            <text:p>-0.003512</text:p>
          </table:table-cell>
          <table:table-cell table:number-columns-repeated="248"/>
        </table:table-row>
        <table:table-row table:style-name="ro1">
          <table:table-cell table:formula="oooc:=[.A144]+([.C145]*_dt)" office:value-type="float" office:value="-122039409908.254">
            <text:p>-122039409908.254000</text:p>
          </table:table-cell>
          <table:table-cell table:formula="oooc:=[.B144]+([.D145]*_dt)" office:value-type="float" office:value="80700776041.4631">
            <text:p>80700776041.463100</text:p>
          </table:table-cell>
          <table:table-cell table:formula="oooc:=[.C144]+([.G144]*_dt)" office:value-type="float" office:value="-17061.0835948481">
            <text:p>-17061.083595</text:p>
          </table:table-cell>
          <table:table-cell table:formula="oooc:=[.D144]+([.H144]*_dt)" office:value-type="float" office:value="-24911.3157733487">
            <text:p>-24911.315773</text:p>
          </table:table-cell>
          <table:table-cell table:formula="oooc:=SQRT([.A145]^2+[.B145]^2)" office:value-type="float" office:value="146308690187.73">
            <text:p>146308690187.730000</text:p>
          </table:table-cell>
          <table:table-cell table:formula="oooc:=(_G*_m1)/([.E145]^2)" office:value-type="float" office:value="0.00620009287427783">
            <text:p>0.006200</text:p>
          </table:table-cell>
          <table:table-cell table:formula="oooc:=-[.F145]*([.A145]/[.E145])" office:value-type="float" office:value="0.0051716386414393">
            <text:p>0.005172</text:p>
          </table:table-cell>
          <table:table-cell table:formula="oooc:=-[.F145]*([.B145]/[.E145])" office:value-type="float" office:value="-0.00341983996877669">
            <text:p>-0.003420</text:p>
          </table:table-cell>
          <table:table-cell table:number-columns-repeated="248"/>
        </table:table-row>
        <table:table-row table:style-name="ro1">
          <table:table-cell table:formula="oooc:=[.A145]+([.C146]*_dt)" office:value-type="float" office:value="-123474881455.256">
            <text:p>-123474881455.256000</text:p>
          </table:table-cell>
          <table:table-cell table:formula="oooc:=[.B145]+([.D146]*_dt)" office:value-type="float" office:value="78522909390.0725">
            <text:p>78522909390.072500</text:p>
          </table:table-cell>
          <table:table-cell table:formula="oooc:=[.C145]+([.G145]*_dt)" office:value-type="float" office:value="-16614.2540162278">
            <text:p>-16614.254016</text:p>
          </table:table-cell>
          <table:table-cell table:formula="oooc:=[.D145]+([.H145]*_dt)" office:value-type="float" office:value="-25206.789946651">
            <text:p>-25206.789947</text:p>
          </table:table-cell>
          <table:table-cell table:formula="oooc:=SQRT([.A146]^2+[.B146]^2)" office:value-type="float" office:value="146328034393.52">
            <text:p>146328034393.520000</text:p>
          </table:table-cell>
          <table:table-cell table:formula="oooc:=(_G*_m1)/([.E146]^2)" office:value-type="float" office:value="0.00619845370861341">
            <text:p>0.006198</text:p>
          </table:table-cell>
          <table:table-cell table:formula="oooc:=-[.F146]*([.A146]/[.E146])" office:value-type="float" office:value="0.00523039443568736">
            <text:p>0.005230</text:p>
          </table:table-cell>
          <table:table-cell table:formula="oooc:=-[.F146]*([.B146]/[.E146])" office:value-type="float" office:value="-0.00332622946065873">
            <text:p>-0.003326</text:p>
          </table:table-cell>
          <table:table-cell table:number-columns-repeated="248"/>
        </table:table-row>
        <table:table-row table:style-name="ro1">
          <table:table-cell table:formula="oooc:=[.A146]+([.C147]*_dt)" office:value-type="float" office:value="-124871308317.012">
            <text:p>-124871308317.012000</text:p>
          </table:table-cell>
          <table:table-cell table:formula="oooc:=[.B146]+([.D147]*_dt)" office:value-type="float" office:value="76320212568.8072">
            <text:p>76320212568.807200</text:p>
          </table:table-cell>
          <table:table-cell table:formula="oooc:=[.C146]+([.G146]*_dt)" office:value-type="float" office:value="-16162.3479369844">
            <text:p>-16162.347937</text:p>
          </table:table-cell>
          <table:table-cell table:formula="oooc:=[.D146]+([.H146]*_dt)" office:value-type="float" office:value="-25494.1761720519">
            <text:p>-25494.176172</text:p>
          </table:table-cell>
          <table:table-cell table:formula="oooc:=SQRT([.A147]^2+[.B147]^2)" office:value-type="float" office:value="146347594743.986">
            <text:p>146347594743.986000</text:p>
          </table:table-cell>
          <table:table-cell table:formula="oooc:=(_G*_m1)/([.E147]^2)" office:value-type="float" office:value="0.00619679688843038">
            <text:p>0.006197</text:p>
          </table:table-cell>
          <table:table-cell table:formula="oooc:=-[.F147]*([.A147]/[.E147])" office:value-type="float" office:value="0.00528742639184977">
            <text:p>0.005287</text:p>
          </table:table-cell>
          <table:table-cell table:formula="oooc:=-[.F147]*([.B147]/[.E147])" office:value-type="float" office:value="-0.0032316271176036">
            <text:p>-0.003232</text:p>
          </table:table-cell>
          <table:table-cell table:number-columns-repeated="248"/>
        </table:table-row>
        <table:table-row table:style-name="ro1">
          <table:table-cell table:formula="oooc:=[.A147]+([.C148]*_dt)" office:value-type="float" office:value="-126228264752.249">
            <text:p>-126228264752.249000</text:p>
          </table:table-cell>
          <table:table-cell table:formula="oooc:=[.B147]+([.D148]*_dt)" office:value-type="float" office:value="74093391780.3741">
            <text:p>74093391780.374100</text:p>
          </table:table-cell>
          <table:table-cell table:formula="oooc:=[.C147]+([.G147]*_dt)" office:value-type="float" office:value="-15705.5142967285">
            <text:p>-15705.514297</text:p>
          </table:table-cell>
          <table:table-cell table:formula="oooc:=[.D147]+([.H147]*_dt)" office:value-type="float" office:value="-25773.3887550129">
            <text:p>-25773.388755</text:p>
          </table:table-cell>
          <table:table-cell table:formula="oooc:=SQRT([.A148]^2+[.B148]^2)" office:value-type="float" office:value="146367364968.711">
            <text:p>146367364968.711000</text:p>
          </table:table-cell>
          <table:table-cell table:formula="oooc:=(_G*_m1)/([.E148]^2)" office:value-type="float" office:value="0.00619512296619956">
            <text:p>0.006195</text:p>
          </table:table-cell>
          <table:table-cell table:formula="oooc:=-[.F148]*([.A148]/[.E148])" office:value-type="float" office:value="0.00534271845446794">
            <text:p>0.005343</text:p>
          </table:table-cell>
          <table:table-cell table:formula="oooc:=-[.F148]*([.B148]/[.E148])" office:value-type="float" office:value="-0.00313606570126026">
            <text:p>-0.003136</text:p>
          </table:table-cell>
          <table:table-cell table:number-columns-repeated="248"/>
        </table:table-row>
        <table:table-row table:style-name="ro1">
          <table:table-cell table:formula="oooc:=[.A148]+([.C149]*_dt)" office:value-type="float" office:value="-127545338007.932">
            <text:p>-127545338007.932000</text:p>
          </table:table-cell>
          <table:table-cell table:formula="oooc:=[.B148]+([.D149]*_dt)" office:value-type="float" office:value="71843160386.9237">
            <text:p>71843160386.923700</text:p>
          </table:table-cell>
          <table:table-cell table:formula="oooc:=[.C148]+([.G148]*_dt)" office:value-type="float" office:value="-15243.9034222625">
            <text:p>-15243.903422</text:p>
          </table:table-cell>
          <table:table-cell table:formula="oooc:=[.D148]+([.H148]*_dt)" office:value-type="float" office:value="-26044.3448316018">
            <text:p>-26044.344832</text:p>
          </table:table-cell>
          <table:table-cell table:formula="oooc:=SQRT([.A149]^2+[.B149]^2)" office:value-type="float" office:value="146387338735.08">
            <text:p>146387338735.080000</text:p>
          </table:table-cell>
          <table:table-cell table:formula="oooc:=(_G*_m1)/([.E149]^2)" office:value-type="float" office:value="0.00619343249900485">
            <text:p>0.006193</text:p>
          </table:table-cell>
          <table:table-cell table:formula="oooc:=-[.F149]*([.A149]/[.E149])" office:value-type="float" office:value="0.00539625522494445">
            <text:p>0.005396</text:p>
          </table:table-cell>
          <table:table-cell table:formula="oooc:=-[.F149]*([.B149]/[.E149])" office:value-type="float" office:value="-0.00303957820544054">
            <text:p>-0.003040</text:p>
          </table:table-cell>
          <table:table-cell table:number-columns-repeated="248"/>
        </table:table-row>
        <table:table-row table:style-name="ro1">
          <table:table-cell table:formula="oooc:=[.A149]+([.C150]*_dt)" office:value-type="float" office:value="-128822128434.212">
            <text:p>-128822128434.212000</text:p>
          </table:table-cell>
          <table:table-cell table:formula="oooc:=[.B149]+([.D150]*_dt)" office:value-type="float" office:value="69570238663.7528">
            <text:p>69570238663.752800</text:p>
          </table:table-cell>
          <table:table-cell table:formula="oooc:=[.C149]+([.G149]*_dt)" office:value-type="float" office:value="-14777.6669708273">
            <text:p>-14777.666971</text:p>
          </table:table-cell>
          <table:table-cell table:formula="oooc:=[.D149]+([.H149]*_dt)" office:value-type="float" office:value="-26306.9643885518">
            <text:p>-26306.964389</text:p>
          </table:table-cell>
          <table:table-cell table:formula="oooc:=SQRT([.A150]^2+[.B150]^2)" office:value-type="float" office:value="146407509650.469">
            <text:p>146407509650.469000</text:p>
          </table:table-cell>
          <table:table-cell table:formula="oooc:=(_G*_m1)/([.E150]^2)" office:value-type="float" office:value="0.0061917260483256">
            <text:p>0.006192</text:p>
          </table:table-cell>
          <table:table-cell table:formula="oooc:=-[.F150]*([.A150]/[.E150])" office:value-type="float" office:value="0.0054480219637033">
            <text:p>0.005448</text:p>
          </table:table-cell>
          <table:table-cell table:formula="oooc:=-[.F150]*([.B150]/[.E150])" office:value-type="float" office:value="-0.00294219784183869">
            <text:p>-0.002942</text:p>
          </table:table-cell>
          <table:table-cell table:number-columns-repeated="248"/>
        </table:table-row>
        <table:table-row table:style-name="ro1">
          <table:table-cell table:formula="oooc:=[.A150]+([.C151]*_dt)" office:value-type="float" office:value="-130058249594.453">
            <text:p>-130058249594.453000</text:p>
          </table:table-cell>
          <table:table-cell table:formula="oooc:=[.B150]+([.D151]*_dt)" office:value-type="float" office:value="67275353551.3805">
            <text:p>67275353551.380500</text:p>
          </table:table-cell>
          <table:table-cell table:formula="oooc:=[.C150]+([.G150]*_dt)" office:value-type="float" office:value="-14306.9578731633">
            <text:p>-14306.957873</text:p>
          </table:table-cell>
          <table:table-cell table:formula="oooc:=[.D150]+([.H150]*_dt)" office:value-type="float" office:value="-26561.1702820867">
            <text:p>-26561.170282</text:p>
          </table:table-cell>
          <table:table-cell table:formula="oooc:=SQRT([.A151]^2+[.B151]^2)" office:value-type="float" office:value="146427871264.443">
            <text:p>146427871264.443000</text:p>
          </table:table-cell>
          <table:table-cell table:formula="oooc:=(_G*_m1)/([.E151]^2)" office:value-type="float" office:value="0.00619000417981891">
            <text:p>0.006190</text:p>
          </table:table-cell>
          <table:table-cell table:formula="oooc:=-[.F151]*([.A151]/[.E151])" office:value-type="float" office:value="0.00549800459200617">
            <text:p>0.005498</text:p>
          </table:table-cell>
          <table:table-cell table:formula="oooc:=-[.F151]*([.B151]/[.E151])" office:value-type="float" office:value="-0.00284395802578988">
            <text:p>-0.002844</text:p>
          </table:table-cell>
          <table:table-cell table:number-columns-repeated="248"/>
        </table:table-row>
        <table:table-row table:style-name="ro1">
          <table:table-cell table:formula="oooc:=[.A151]+([.C152]*_dt)" office:value-type="float" office:value="-131253328370.335">
            <text:p>-131253328370.335000</text:p>
          </table:table-cell>
          <table:table-cell table:formula="oooc:=[.B151]+([.D152]*_dt)" office:value-type="float" office:value="64959238406.104">
            <text:p>64959238406.104000</text:p>
          </table:table-cell>
          <table:table-cell table:formula="oooc:=[.C151]+([.G151]*_dt)" office:value-type="float" office:value="-13831.930276414">
            <text:p>-13831.930276</text:p>
          </table:table-cell>
          <table:table-cell table:formula="oooc:=[.D151]+([.H151]*_dt)" office:value-type="float" office:value="-26806.8882555149">
            <text:p>-26806.888256</text:p>
          </table:table-cell>
          <table:table-cell table:formula="oooc:=SQRT([.A152]^2+[.B152]^2)" office:value-type="float" office:value="146448417070.968">
            <text:p>146448417070.968000</text:p>
          </table:table-cell>
          <table:table-cell table:formula="oooc:=(_G*_m1)/([.E152]^2)" office:value-type="float" office:value="0.00618826746310156">
            <text:p>0.006188</text:p>
          </table:table-cell>
          <table:table-cell table:formula="oooc:=-[.F152]*([.A152]/[.E152])" office:value-type="float" office:value="0.00554618969342858">
            <text:p>0.005546</text:p>
          </table:table-cell>
          <table:table-cell table:formula="oooc:=-[.F152]*([.B152]/[.E152])" office:value-type="float" office:value="-0.00274489236207689">
            <text:p>-0.002745</text:p>
          </table:table-cell>
          <table:table-cell table:number-columns-repeated="248"/>
        </table:table-row>
        <table:table-row table:style-name="ro1">
          <table:table-cell table:formula="oooc:=[.A152]+([.C153]*_dt)" office:value-type="float" office:value="-132407005062.004">
            <text:p>-132407005062.004000</text:p>
          </table:table-cell>
          <table:table-cell table:formula="oooc:=[.B152]+([.D153]*_dt)" office:value-type="float" office:value="62622632749.1403">
            <text:p>62622632749.140300</text:p>
          </table:table-cell>
          <table:table-cell table:formula="oooc:=[.C152]+([.G152]*_dt)" office:value-type="float" office:value="-13352.7394869018">
            <text:p>-13352.739487</text:p>
          </table:table-cell>
          <table:table-cell table:formula="oooc:=[.D152]+([.H152]*_dt)" office:value-type="float" office:value="-27044.0469555984">
            <text:p>-27044.046956</text:p>
          </table:table-cell>
          <table:table-cell table:formula="oooc:=SQRT([.A153]^2+[.B153]^2)" office:value-type="float" office:value="146469140510.632">
            <text:p>146469140510.632000</text:p>
          </table:table-cell>
          <table:table-cell table:formula="oooc:=(_G*_m1)/([.E153]^2)" office:value-type="float" office:value="0.00618651647153208">
            <text:p>0.006187</text:p>
          </table:table-cell>
          <table:table-cell table:formula="oooc:=-[.F153]*([.A153]/[.E153])" office:value-type="float" office:value="0.00559256451500006">
            <text:p>0.005593</text:p>
          </table:table-cell>
          <table:table-cell table:formula="oooc:=-[.F153]*([.B153]/[.E153])" office:value-type="float" office:value="-0.00264503463079405">
            <text:p>-0.002645</text:p>
          </table:table-cell>
          <table:table-cell table:number-columns-repeated="248"/>
        </table:table-row>
        <table:table-row table:style-name="ro1">
          <table:table-cell table:formula="oooc:=[.A153]+([.C154]*_dt)" office:value-type="float" office:value="-133518933483.27">
            <text:p>-133518933483.270000</text:p>
          </table:table-cell>
          <table:table-cell table:formula="oooc:=[.B153]+([.D154]*_dt)" office:value-type="float" office:value="60266282014.4591">
            <text:p>60266282014.459100</text:p>
          </table:table-cell>
          <table:table-cell table:formula="oooc:=[.C153]+([.G153]*_dt)" office:value-type="float" office:value="-12869.5419128058">
            <text:p>-12869.541913</text:p>
          </table:table-cell>
          <table:table-cell table:formula="oooc:=[.D153]+([.H153]*_dt)" office:value-type="float" office:value="-27272.577947699">
            <text:p>-27272.577948</text:p>
          </table:table-cell>
          <table:table-cell table:formula="oooc:=SQRT([.A154]^2+[.B154]^2)" office:value-type="float" office:value="146490034972.882">
            <text:p>146490034972.882000</text:p>
          </table:table-cell>
          <table:table-cell table:formula="oooc:=(_G*_m1)/([.E154]^2)" office:value-type="float" office:value="0.00618475178199285">
            <text:p>0.006185</text:p>
          </table:table-cell>
          <table:table-cell table:formula="oooc:=-[.F154]*([.A154]/[.E154])" office:value-type="float" office:value="0.00563711696801292">
            <text:p>0.005637</text:p>
          </table:table-cell>
          <table:table-cell table:formula="oooc:=-[.F154]*([.B154]/[.E154])" office:value-type="float" office:value="-0.00254441877327703">
            <text:p>-0.002544</text:p>
          </table:table-cell>
          <table:table-cell table:number-columns-repeated="248"/>
        </table:table-row>
        <table:table-row table:style-name="ro1">
          <table:table-cell table:formula="oooc:=[.A154]+([.C155]*_dt)" office:value-type="float" office:value="-134588781051.855">
            <text:p>-134588781051.855000</text:p>
          </table:table-cell>
          <table:table-cell table:formula="oooc:=[.B154]+([.D155]*_dt)" office:value-type="float" office:value="57890937295.4122">
            <text:p>57890937295.412200</text:p>
          </table:table-cell>
          <table:table-cell table:formula="oooc:=[.C154]+([.G154]*_dt)" office:value-type="float" office:value="-12382.4950067695">
            <text:p>-12382.495007</text:p>
          </table:table-cell>
          <table:table-cell table:formula="oooc:=[.D154]+([.H154]*_dt)" office:value-type="float" office:value="-27492.4157297101">
            <text:p>-27492.415730</text:p>
          </table:table-cell>
          <table:table-cell table:formula="oooc:=SQRT([.A155]^2+[.B155]^2)" office:value-type="float" office:value="146511093798.27">
            <text:p>146511093798.270000</text:p>
          </table:table-cell>
          <table:table-cell table:formula="oooc:=(_G*_m1)/([.E155]^2)" office:value-type="float" office:value="0.00618297397467243">
            <text:p>0.006183</text:p>
          </table:table-cell>
          <table:table-cell table:formula="oooc:=-[.F155]*([.A155]/[.E155])" office:value-type="float" office:value="0.00567983562850399">
            <text:p>0.005680</text:p>
          </table:table-cell>
          <table:table-cell table:formula="oooc:=-[.F155]*([.B155]/[.E155])" office:value-type="float" office:value="-0.00244307887810713">
            <text:p>-0.002443</text:p>
          </table:table-cell>
          <table:table-cell table:number-columns-repeated="248"/>
        </table:table-row>
        <table:table-row table:style-name="ro1">
          <table:table-cell table:formula="oooc:=[.A155]+([.C156]*_dt)" office:value-type="float" office:value="-135616228874.667">
            <text:p>-135616228874.667000</text:p>
          </table:table-cell>
          <table:table-cell table:formula="oooc:=[.B155]+([.D156]*_dt)" office:value-type="float" office:value="55497355090.2633">
            <text:p>55497355090.263300</text:p>
          </table:table-cell>
          <table:table-cell table:formula="oooc:=[.C155]+([.G155]*_dt)" office:value-type="float" office:value="-11891.7572084667">
            <text:p>-11891.757208</text:p>
          </table:table-cell>
          <table:table-cell table:formula="oooc:=[.D155]+([.H155]*_dt)" office:value-type="float" office:value="-27703.4977447786">
            <text:p>-27703.497745</text:p>
          </table:table-cell>
          <table:table-cell table:formula="oooc:=SQRT([.A156]^2+[.B156]^2)" office:value-type="float" office:value="146532310280.705">
            <text:p>146532310280.705000</text:p>
          </table:table-cell>
          <table:table-cell table:formula="oooc:=(_G*_m1)/([.E156]^2)" office:value-type="float" office:value="0.00618118363284817">
            <text:p>0.006181</text:p>
          </table:table-cell>
          <table:table-cell table:formula="oooc:=-[.F156]*([.A156]/[.E156])" office:value-type="float" office:value="0.00572070973741457">
            <text:p>0.005721</text:p>
          </table:table-cell>
          <table:table-cell table:formula="oooc:=-[.F156]*([.B156]/[.E156])" office:value-type="float" office:value="-0.00234104916719838">
            <text:p>-0.002341</text:p>
          </table:table-cell>
          <table:table-cell table:number-columns-repeated="248"/>
        </table:table-row>
        <table:table-row table:style-name="ro1">
          <table:table-cell table:formula="oooc:=[.A156]+([.C157]*_dt)" office:value-type="float" office:value="-136600971828.117">
            <text:p>-136600971828.117000</text:p>
          </table:table-cell>
          <table:table-cell table:formula="oooc:=[.B156]+([.D157]*_dt)" office:value-type="float" office:value="53086297046.7233">
            <text:p>53086297046.723300</text:p>
          </table:table-cell>
          <table:table-cell table:formula="oooc:=[.C156]+([.G156]*_dt)" office:value-type="float" office:value="-11397.4878871541">
            <text:p>-11397.487887</text:p>
          </table:table-cell>
          <table:table-cell table:formula="oooc:=[.D156]+([.H156]*_dt)" office:value-type="float" office:value="-27905.7643928245">
            <text:p>-27905.764393</text:p>
          </table:table-cell>
          <table:table-cell table:formula="oooc:=SQRT([.A157]^2+[.B157]^2)" office:value-type="float" office:value="146553677669.715">
            <text:p>146553677669.715000</text:p>
          </table:table-cell>
          <table:table-cell table:formula="oooc:=(_G*_m1)/([.E157]^2)" office:value-type="float" office:value="0.00617938134266932">
            <text:p>0.006179</text:p>
          </table:table-cell>
          <table:table-cell table:formula="oooc:=-[.F157]*([.A157]/[.E157])" office:value-type="float" office:value="0.00575972920043338">
            <text:p>0.005760</text:p>
          </table:table-cell>
          <table:table-cell table:formula="oooc:=-[.F157]*([.B157]/[.E157])" office:value-type="float" office:value="-0.00223836398197539">
            <text:p>-0.002238</text:p>
          </table:table-cell>
          <table:table-cell table:number-columns-repeated="248"/>
        </table:table-row>
        <table:table-row table:style-name="ro1">
          <table:table-cell table:formula="oooc:=[.A157]+([.C158]*_dt)" office:value-type="float" office:value="-137542718633.475">
            <text:p>-137542718633.475000</text:p>
          </table:table-cell>
          <table:table-cell table:formula="oooc:=[.B157]+([.D158]*_dt)" office:value-type="float" office:value="50658529705.5923">
            <text:p>50658529705.592300</text:p>
          </table:table-cell>
          <table:table-cell table:formula="oooc:=[.C157]+([.G157]*_dt)" office:value-type="float" office:value="-10899.8472842367">
            <text:p>-10899.847284</text:p>
          </table:table-cell>
          <table:table-cell table:formula="oooc:=[.D157]+([.H157]*_dt)" office:value-type="float" office:value="-28099.1590408672">
            <text:p>-28099.159041</text:p>
          </table:table-cell>
          <table:table-cell table:formula="oooc:=SQRT([.A158]^2+[.B158]^2)" office:value-type="float" office:value="146575189172.723">
            <text:p>146575189172.723000</text:p>
          </table:table-cell>
          <table:table-cell table:formula="oooc:=(_G*_m1)/([.E158]^2)" office:value-type="float" office:value="0.0061775676929406">
            <text:p>0.006178</text:p>
          </table:table-cell>
          <table:table-cell table:formula="oooc:=-[.F158]*([.A158]/[.E158])" office:value-type="float" office:value="0.00579688458752809">
            <text:p>0.005797</text:p>
          </table:table-cell>
          <table:table-cell table:formula="oooc:=-[.F158]*([.B158]/[.E158])" office:value-type="float" office:value="-0.00213505776964998">
            <text:p>-0.002135</text:p>
          </table:table-cell>
          <table:table-cell table:number-columns-repeated="248"/>
        </table:table-row>
        <table:table-row table:style-name="ro1">
          <table:table-cell table:formula="oooc:=[.A158]+([.C159]*_dt)" office:value-type="float" office:value="-138441191927.262">
            <text:p>-138441191927.262000</text:p>
          </table:table-cell>
          <table:table-cell table:formula="oooc:=[.B158]+([.D159]*_dt)" office:value-type="float" office:value="48214824243.6133">
            <text:p>48214824243.613300</text:p>
          </table:table-cell>
          <table:table-cell table:formula="oooc:=[.C158]+([.G158]*_dt)" office:value-type="float" office:value="-10398.9964558742">
            <text:p>-10398.996456</text:p>
          </table:table-cell>
          <table:table-cell table:formula="oooc:=[.D158]+([.H158]*_dt)" office:value-type="float" office:value="-28283.628032165">
            <text:p>-28283.628032</text:p>
          </table:table-cell>
          <table:table-cell table:formula="oooc:=SQRT([.A159]^2+[.B159]^2)" office:value-type="float" office:value="146596837957.316">
            <text:p>146596837957.316000</text:p>
          </table:table-cell>
          <table:table-cell table:formula="oooc:=(_G*_m1)/([.E159]^2)" office:value-type="float" office:value="0.00617574327490651">
            <text:p>0.006176</text:p>
          </table:table-cell>
          <table:table-cell table:formula="oooc:=-[.F159]*([.A159]/[.E159])" office:value-type="float" office:value="0.00583216713217082">
            <text:p>0.005832</text:p>
          </table:table-cell>
          <table:table-cell table:formula="oooc:=-[.F159]*([.B159]/[.E159])" office:value-type="float" office:value="-0.00203116506960397">
            <text:p>-0.002031</text:p>
          </table:table-cell>
          <table:table-cell table:number-columns-repeated="248"/>
        </table:table-row>
        <table:table-row table:style-name="ro1">
          <table:table-cell table:formula="oooc:=[.A159]+([.C160]*_dt)" office:value-type="float" office:value="-139296128326.695">
            <text:p>-139296128326.695000</text:p>
          </table:table-cell>
          <table:table-cell table:formula="oooc:=[.B159]+([.D160]*_dt)" office:value-type="float" office:value="45755956215.6362">
            <text:p>45755956215.636200</text:p>
          </table:table-cell>
          <table:table-cell table:formula="oooc:=[.C159]+([.G159]*_dt)" office:value-type="float" office:value="-9895.09721565467">
            <text:p>-9895.097216</text:p>
          </table:table-cell>
          <table:table-cell table:formula="oooc:=[.D159]+([.H159]*_dt)" office:value-type="float" office:value="-28459.1206941787">
            <text:p>-28459.120694</text:p>
          </table:table-cell>
          <table:table-cell table:formula="oooc:=SQRT([.A160]^2+[.B160]^2)" office:value-type="float" office:value="146618617153.533">
            <text:p>146618617153.533000</text:p>
          </table:table-cell>
          <table:table-cell table:formula="oooc:=(_G*_m1)/([.E160]^2)" office:value-type="float" office:value="0.00617390868203626">
            <text:p>0.006174</text:p>
          </table:table-cell>
          <table:table-cell table:formula="oooc:=-[.F160]*([.A160]/[.E160])" office:value-type="float" office:value="0.00586556873026337">
            <text:p>0.005866</text:p>
          </table:table-cell>
          <table:table-cell table:formula="oooc:=-[.F160]*([.B160]/[.E160])" office:value-type="float" office:value="-0.00192672049988558">
            <text:p>-0.001927</text:p>
          </table:table-cell>
          <table:table-cell table:number-columns-repeated="248"/>
        </table:table-row>
        <table:table-row table:style-name="ro1">
          <table:table-cell table:formula="oooc:=[.A160]+([.C161]*_dt)" office:value-type="float" office:value="-140107278490.179">
            <text:p>-140107278490.179000</text:p>
          </table:table-cell>
          <table:table-cell table:formula="oooc:=[.B160]+([.D161]*_dt)" office:value-type="float" office:value="43282705296.1964">
            <text:p>43282705296.196400</text:p>
          </table:table-cell>
          <table:table-cell table:formula="oooc:=[.C160]+([.G160]*_dt)" office:value-type="float" office:value="-9388.31207735991">
            <text:p>-9388.312077</text:p>
          </table:table-cell>
          <table:table-cell table:formula="oooc:=[.D160]+([.H160]*_dt)" office:value-type="float" office:value="-28625.5893453689">
            <text:p>-28625.589345</text:p>
          </table:table-cell>
          <table:table-cell table:formula="oooc:=SQRT([.A161]^2+[.B161]^2)" office:value-type="float" office:value="146640519856.15">
            <text:p>146640519856.150000</text:p>
          </table:table-cell>
          <table:table-cell table:formula="oooc:=(_G*_m1)/([.E161]^2)" office:value-type="float" office:value="0.0061720645098097">
            <text:p>0.006172</text:p>
          </table:table-cell>
          <table:table-cell table:formula="oooc:=-[.F161]*([.A161]/[.E161])" office:value-type="float" office:value="0.00589708193876803">
            <text:p>0.005897</text:p>
          </table:table-cell>
          <table:table-cell table:formula="oooc:=-[.F161]*([.B161]/[.E161])" office:value-type="float" office:value="-0.00182175874382651">
            <text:p>-0.001822</text:p>
          </table:table-cell>
          <table:table-cell table:number-columns-repeated="248"/>
        </table:table-row>
        <table:table-row table:style-name="ro1">
          <table:table-cell table:formula="oooc:=[.A161]+([.C162]*_dt)" office:value-type="float" office:value="-140874407172.873">
            <text:p>-140874407172.873000</text:p>
          </table:table-cell>
          <table:table-cell table:formula="oooc:=[.B161]+([.D162]*_dt)" office:value-type="float" office:value="40795855020.6042">
            <text:p>40795855020.604200</text:p>
          </table:table-cell>
          <table:table-cell table:formula="oooc:=[.C161]+([.G161]*_dt)" office:value-type="float" office:value="-8878.80419785036">
            <text:p>-8878.804198</text:p>
          </table:table-cell>
          <table:table-cell table:formula="oooc:=[.D161]+([.H161]*_dt)" office:value-type="float" office:value="-28782.9893008355">
            <text:p>-28782.989301</text:p>
          </table:table-cell>
          <table:table-cell table:formula="oooc:=SQRT([.A162]^2+[.B162]^2)" office:value-type="float" office:value="146662539126.972">
            <text:p>146662539126.972000</text:p>
          </table:table-cell>
          <table:table-cell table:formula="oooc:=(_G*_m1)/([.E162]^2)" office:value-type="float" office:value="0.00617021135550405">
            <text:p>0.006170</text:p>
          </table:table-cell>
          <table:table-cell table:formula="oooc:=-[.F162]*([.A162]/[.E162])" office:value-type="float" office:value="0.00592669997405021">
            <text:p>0.005927</text:p>
          </table:table-cell>
          <table:table-cell table:formula="oooc:=-[.F162]*([.B162]/[.E162])" office:value-type="float" office:value="-0.00171631453678642">
            <text:p>-0.001716</text:p>
          </table:table-cell>
          <table:table-cell table:number-columns-repeated="248"/>
        </table:table-row>
        <table:table-row table:style-name="ro1">
          <table:table-cell table:formula="oooc:=[.A162]+([.C163]*_dt)" office:value-type="float" office:value="-141597293277.329">
            <text:p>-141597293277.329000</text:p>
          </table:table-cell>
          <table:table-cell table:formula="oooc:=[.B162]+([.D163]*_dt)" office:value-type="float" office:value="38296192525.6475">
            <text:p>38296192525.647500</text:p>
          </table:table-cell>
          <table:table-cell table:formula="oooc:=[.C162]+([.G162]*_dt)" office:value-type="float" office:value="-8366.73732009242">
            <text:p>-8366.737320</text:p>
          </table:table-cell>
          <table:table-cell table:formula="oooc:=[.D162]+([.H162]*_dt)" office:value-type="float" office:value="-28931.2788768138">
            <text:p>-28931.278877</text:p>
          </table:table-cell>
          <table:table-cell table:formula="oooc:=SQRT([.A163]^2+[.B163]^2)" office:value-type="float" office:value="146684667997.127">
            <text:p>146684667997.127000</text:p>
          </table:table-cell>
          <table:table-cell table:formula="oooc:=(_G*_m1)/([.E163]^2)" office:value-type="float" office:value="0.0061683498179818">
            <text:p>0.006168</text:p>
          </table:table-cell>
          <table:table-cell table:formula="oooc:=-[.F163]*([.A163]/[.E163])" office:value-type="float" office:value="0.00595441670993887">
            <text:p>0.005954</text:p>
          </table:table-cell>
          <table:table-cell table:formula="oooc:=-[.F163]*([.B163]/[.E163])" office:value-type="float" office:value="-0.00161042265303147">
            <text:p>-0.001610</text:p>
          </table:table-cell>
          <table:table-cell table:number-columns-repeated="248"/>
        </table:table-row>
        <table:table-row table:style-name="ro1">
          <table:table-cell table:formula="oooc:=[.A163]+([.C164]*_dt)" office:value-type="float" office:value="-142275729899.222">
            <text:p>-142275729899.222000</text:p>
          </table:table-cell>
          <table:table-cell table:formula="oooc:=[.B163]+([.D164]*_dt)" office:value-type="float" office:value="35784508290.0028">
            <text:p>35784508290.002800</text:p>
          </table:table-cell>
          <table:table-cell table:formula="oooc:=[.C163]+([.G163]*_dt)" office:value-type="float" office:value="-7852.2757163537">
            <text:p>-7852.275716</text:p>
          </table:table-cell>
          <table:table-cell table:formula="oooc:=[.D163]+([.H163]*_dt)" office:value-type="float" office:value="-29070.4193940357">
            <text:p>-29070.419394</text:p>
          </table:table-cell>
          <table:table-cell table:formula="oooc:=SQRT([.A164]^2+[.B164]^2)" office:value-type="float" office:value="146706899469.363">
            <text:p>146706899469.363000</text:p>
          </table:table-cell>
          <table:table-cell table:formula="oooc:=(_G*_m1)/([.E164]^2)" office:value-type="float" office:value="0.00616648049747964">
            <text:p>0.006166</text:p>
          </table:table-cell>
          <table:table-cell table:formula="oooc:=-[.F164]*([.A164]/[.E164])" office:value-type="float" office:value="0.00598022667551127">
            <text:p>0.005980</text:p>
          </table:table-cell>
          <table:table-cell table:formula="oooc:=-[.F164]*([.B164]/[.E164])" office:value-type="float" office:value="-0.00150411789275311">
            <text:p>-0.001504</text:p>
          </table:table-cell>
          <table:table-cell table:number-columns-repeated="248"/>
        </table:table-row>
        <table:table-row table:style-name="ro1">
          <table:table-cell table:formula="oooc:=[.A164]+([.C165]*_dt)" office:value-type="float" office:value="-142909524368.191">
            <text:p>-142909524368.191000</text:p>
          </table:table-cell>
          <table:table-cell table:formula="oooc:=[.B164]+([.D165]*_dt)" office:value-type="float" office:value="33261595874.4534">
            <text:p>33261595874.453400</text:p>
          </table:table-cell>
          <table:table-cell table:formula="oooc:=[.C164]+([.G164]*_dt)" office:value-type="float" office:value="-7335.58413158953">
            <text:p>-7335.584132</text:p>
          </table:table-cell>
          <table:table-cell table:formula="oooc:=[.D164]+([.H164]*_dt)" office:value-type="float" office:value="-29200.3751799696">
            <text:p>-29200.375180</text:p>
          </table:table-cell>
          <table:table-cell table:formula="oooc:=SQRT([.A165]^2+[.B165]^2)" office:value-type="float" office:value="146729226520.343">
            <text:p>146729226520.343000</text:p>
          </table:table-cell>
          <table:table-cell table:formula="oooc:=(_G*_m1)/([.E165]^2)" office:value-type="float" office:value="0.00616460399539869">
            <text:p>0.006165</text:p>
          </table:table-cell>
          <table:table-cell table:formula="oooc:=-[.F165]*([.A165]/[.E165])" office:value-type="float" office:value="0.00600412505260863">
            <text:p>0.006004</text:p>
          </table:table-cell>
          <table:table-cell table:formula="oooc:=-[.F165]*([.B165]/[.E165])" office:value-type="float" office:value="-0.00139743506923322">
            <text:p>-0.001397</text:p>
          </table:table-cell>
          <table:table-cell table:number-columns-repeated="248"/>
        </table:table-row>
        <table:table-row table:style-name="ro1">
          <table:table-cell table:formula="oooc:=[.A165]+([.C166]*_dt)" office:value-type="float" office:value="-143498498283.808">
            <text:p>-143498498283.808000</text:p>
          </table:table-cell>
          <table:table-cell table:formula="oooc:=[.B165]+([.D166]*_dt)" office:value-type="float" office:value="30728251662.0096">
            <text:p>30728251662.009600</text:p>
          </table:table-cell>
          <table:table-cell table:formula="oooc:=[.C165]+([.G165]*_dt)" office:value-type="float" office:value="-6816.82772704414">
            <text:p>-6816.827727</text:p>
          </table:table-cell>
          <table:table-cell table:formula="oooc:=[.D165]+([.H165]*_dt)" office:value-type="float" office:value="-29321.1135699514">
            <text:p>-29321.113570</text:p>
          </table:table-cell>
          <table:table-cell table:formula="oooc:=SQRT([.A166]^2+[.B166]^2)" office:value-type="float" office:value="146751642102.948">
            <text:p>146751642102.948000</text:p>
          </table:table-cell>
          <table:table-cell table:formula="oooc:=(_G*_m1)/([.E166]^2)" office:value-type="float" office:value="0.00616272091409601">
            <text:p>0.006163</text:p>
          </table:table-cell>
          <table:table-cell table:formula="oooc:=-[.F166]*([.A166]/[.E166])" office:value-type="float" office:value="0.00602610767308904">
            <text:p>0.006026</text:p>
          </table:table-cell>
          <table:table-cell table:formula="oooc:=-[.F166]*([.B166]/[.E166])" office:value-type="float" office:value="-0.00129040899616119">
            <text:p>-0.001290</text:p>
          </table:table-cell>
          <table:table-cell table:number-columns-repeated="248"/>
        </table:table-row>
        <table:table-row table:style-name="ro1">
          <table:table-cell table:formula="oooc:=[.A166]+([.C167]*_dt)" office:value-type="float" office:value="-144042487546.689">
            <text:p>-144042487546.689000</text:p>
          </table:table-cell>
          <table:table-cell table:formula="oooc:=[.B166]+([.D167]*_dt)" office:value-type="float" office:value="28185274598.0258">
            <text:p>28185274598.025800</text:p>
          </table:table-cell>
          <table:table-cell table:formula="oooc:=[.C166]+([.G166]*_dt)" office:value-type="float" office:value="-6296.17202408925">
            <text:p>-6296.172024</text:p>
          </table:table-cell>
          <table:table-cell table:formula="oooc:=[.D166]+([.H166]*_dt)" office:value-type="float" office:value="-29432.6049072197">
            <text:p>-29432.604907</text:p>
          </table:table-cell>
          <table:table-cell table:formula="oooc:=SQRT([.A167]^2+[.B167]^2)" office:value-type="float" office:value="146774139148.572">
            <text:p>146774139148.572000</text:p>
          </table:table-cell>
          <table:table-cell table:formula="oooc:=(_G*_m1)/([.E167]^2)" office:value-type="float" office:value="0.00616083185667751">
            <text:p>0.006161</text:p>
          </table:table-cell>
          <table:table-cell table:formula="oooc:=-[.F167]*([.A167]/[.E167])" office:value-type="float" office:value="0.00604617101582472">
            <text:p>0.006046</text:p>
          </table:table-cell>
          <table:table-cell table:formula="oooc:=-[.F167]*([.B167]/[.E167])" office:value-type="float" office:value="-0.00118307447510865">
            <text:p>-0.001183</text:p>
          </table:table-cell>
          <table:table-cell table:number-columns-repeated="248"/>
        </table:table-row>
        <table:table-row table:style-name="ro1">
          <table:table-cell table:formula="oooc:=[.A167]+([.C168]*_dt)" office:value-type="float" office:value="-144541342384.784">
            <text:p>-144541342384.784000</text:p>
          </table:table-cell>
          <table:table-cell table:formula="oooc:=[.B167]+([.D168]*_dt)" office:value-type="float" office:value="25633465930.4083">
            <text:p>25633465930.408300</text:p>
          </table:table-cell>
          <table:table-cell table:formula="oooc:=[.C167]+([.G167]*_dt)" office:value-type="float" office:value="-5773.78284832199">
            <text:p>-5773.782848</text:p>
          </table:table-cell>
          <table:table-cell table:formula="oooc:=[.D167]+([.H167]*_dt)" office:value-type="float" office:value="-29534.8225418691">
            <text:p>-29534.822542</text:p>
          </table:table-cell>
          <table:table-cell table:formula="oooc:=SQRT([.A168]^2+[.B168]^2)" office:value-type="float" office:value="146796710569.416">
            <text:p>146796710569.416000</text:p>
          </table:table-cell>
          <table:table-cell table:formula="oooc:=(_G*_m1)/([.E168]^2)" office:value-type="float" office:value="0.00615893742679236">
            <text:p>0.006159</text:p>
          </table:table-cell>
          <table:table-cell table:formula="oooc:=-[.F168]*([.A168]/[.E168])" office:value-type="float" office:value="0.00606431220345021">
            <text:p>0.006064</text:p>
          </table:table-cell>
          <table:table-cell table:formula="oooc:=-[.F168]*([.B168]/[.E168])" office:value-type="float" office:value="-0.00107546628316678">
            <text:p>-0.001075</text:p>
          </table:table-cell>
          <table:table-cell table:number-columns-repeated="248"/>
        </table:table-row>
        <table:table-row table:style-name="ro1">
          <table:table-cell table:formula="oooc:=[.A168]+([.C169]*_dt)" office:value-type="float" office:value="-144994927374.853">
            <text:p>-144994927374.853000</text:p>
          </table:table-cell>
          <table:table-cell table:formula="oooc:=[.B168]+([.D169]*_dt)" office:value-type="float" office:value="23073628950.0056">
            <text:p>23073628950.005600</text:p>
          </table:table-cell>
          <table:table-cell table:formula="oooc:=[.C168]+([.G168]*_dt)" office:value-type="float" office:value="-5249.82627394389">
            <text:p>-5249.826274</text:p>
          </table:table-cell>
          <table:table-cell table:formula="oooc:=[.D168]+([.H168]*_dt)" office:value-type="float" office:value="-29627.7428287347">
            <text:p>-29627.742829</text:p>
          </table:table-cell>
          <table:table-cell table:formula="oooc:=SQRT([.A169]^2+[.B169]^2)" office:value-type="float" office:value="146819349260.789">
            <text:p>146819349260.789000</text:p>
          </table:table-cell>
          <table:table-cell table:formula="oooc:=(_G*_m1)/([.E169]^2)" office:value-type="float" office:value="0.00615703822842891">
            <text:p>0.006157</text:p>
          </table:table-cell>
          <table:table-cell table:formula="oooc:=-[.F169]*([.A169]/[.E169])" office:value-type="float" office:value="0.00608052899886861">
            <text:p>0.006081</text:p>
          </table:table-cell>
          <table:table-cell table:formula="oooc:=-[.F169]*([.B169]/[.E169])" office:value-type="float" office:value="-0.000967619160751248">
            <text:p>-0.000968</text:p>
          </table:table-cell>
          <table:table-cell table:number-columns-repeated="248"/>
        </table:table-row>
        <table:table-row table:style-name="ro1">
          <table:table-cell table:formula="oooc:=[.A169]+([.C170]*_dt)" office:value-type="float" office:value="-145403121459.166">
            <text:p>-145403121459.166000</text:p>
          </table:table-cell>
          <table:table-cell table:formula="oooc:=[.B169]+([.D170]*_dt)" office:value-type="float" office:value="20506568731.2727">
            <text:p>20506568731.272700</text:p>
          </table:table-cell>
          <table:table-cell table:formula="oooc:=[.C169]+([.G169]*_dt)" office:value-type="float" office:value="-4724.46856844165">
            <text:p>-4724.468568</text:p>
          </table:table-cell>
          <table:table-cell table:formula="oooc:=[.D169]+([.H169]*_dt)" office:value-type="float" office:value="-29711.3451242236">
            <text:p>-29711.345124</text:p>
          </table:table-cell>
          <table:table-cell table:formula="oooc:=SQRT([.A170]^2+[.B170]^2)" office:value-type="float" office:value="146842048103.394">
            <text:p>146842048103.394000</text:p>
          </table:table-cell>
          <table:table-cell table:formula="oooc:=(_G*_m1)/([.E170]^2)" office:value-type="float" office:value="0.0061551348657123">
            <text:p>0.006155</text:p>
          </table:table-cell>
          <table:table-cell table:formula="oooc:=-[.F170]*([.A170]/[.E170])" office:value-type="float" office:value="0.0060948198015227">
            <text:p>0.006095</text:p>
          </table:table-cell>
          <table:table-cell table:formula="oooc:=-[.F170]*([.B170]/[.E170])" office:value-type="float" office:value="-0.000859567799579506">
            <text:p>-0.000860</text:p>
          </table:table-cell>
          <table:table-cell table:number-columns-repeated="248"/>
        </table:table-row>
        <table:table-row table:style-name="ro1">
          <table:table-cell table:formula="oooc:=[.A170]+([.C171]*_dt)" office:value-type="float" office:value="-145765817957.454">
            <text:p>-145765817957.454000</text:p>
          </table:table-cell>
          <table:table-cell table:formula="oooc:=[.B170]+([.D171]*_dt)" office:value-type="float" office:value="17933091873.2987">
            <text:p>17933091873.298700</text:p>
          </table:table-cell>
          <table:table-cell table:formula="oooc:=[.C170]+([.G170]*_dt)" office:value-type="float" office:value="-4197.87613759009">
            <text:p>-4197.876138</text:p>
          </table:table-cell>
          <table:table-cell table:formula="oooc:=[.D170]+([.H170]*_dt)" office:value-type="float" office:value="-29785.6117821073">
            <text:p>-29785.611782</text:p>
          </table:table-cell>
          <table:table-cell table:formula="oooc:=SQRT([.A171]^2+[.B171]^2)" office:value-type="float" office:value="146864799965.621">
            <text:p>146864799965.621000</text:p>
          </table:table-cell>
          <table:table-cell table:formula="oooc:=(_G*_m1)/([.E171]^2)" office:value-type="float" office:value="0.00615322794270376">
            <text:p>0.006153</text:p>
          </table:table-cell>
          <table:table-cell table:formula="oooc:=-[.F171]*([.A171]/[.E171])" office:value-type="float" office:value="0.00610718364343829">
            <text:p>0.006107</text:p>
          </table:table-cell>
          <table:table-cell table:formula="oooc:=-[.F171]*([.B171]/[.E171])" office:value-type="float" office:value="-0.000751346830824579">
            <text:p>-0.000751</text:p>
          </table:table-cell>
          <table:table-cell table:number-columns-repeated="248"/>
        </table:table-row>
        <table:table-row table:style-name="ro1">
          <table:table-cell table:formula="oooc:=[.A171]+([.C172]*_dt)" office:value-type="float" office:value="-146082924574.131">
            <text:p>-146082924574.131000</text:p>
          </table:table-cell>
          <table:table-cell table:formula="oooc:=[.B171]+([.D172]*_dt)" office:value-type="float" office:value="15354006241.2864">
            <text:p>15354006241.286400</text:p>
          </table:table-cell>
          <table:table-cell table:formula="oooc:=[.C171]+([.G171]*_dt)" office:value-type="float" office:value="-3670.21547079702">
            <text:p>-3670.215471</text:p>
          </table:table-cell>
          <table:table-cell table:formula="oooc:=[.D171]+([.H171]*_dt)" office:value-type="float" office:value="-29850.5281482905">
            <text:p>-29850.528148</text:p>
          </table:table-cell>
          <table:table-cell table:formula="oooc:=SQRT([.A172]^2+[.B172]^2)" office:value-type="float" office:value="146887597705.826">
            <text:p>146887597705.826000</text:p>
          </table:table-cell>
          <table:table-cell table:formula="oooc:=(_G*_m1)/([.E172]^2)" office:value-type="float" office:value="0.00615131806320168">
            <text:p>0.006151</text:p>
          </table:table-cell>
          <table:table-cell table:formula="oooc:=-[.F172]*([.A172]/[.E172])" office:value-type="float" office:value="0.00611762018504668">
            <text:p>0.006118</text:p>
          </table:table-cell>
          <table:table-cell table:formula="oooc:=-[.F172]*([.B172]/[.E172])" office:value-type="float" office:value="-0.000642990813449663">
            <text:p>-0.000643</text:p>
          </table:table-cell>
          <table:table-cell table:number-columns-repeated="248"/>
        </table:table-row>
        <table:table-row table:style-name="ro1">
          <table:table-cell table:formula="oooc:=[.A172]+([.C173]*_dt)" office:value-type="float" office:value="-146354363400.831">
            <text:p>-146354363400.831000</text:p>
          </table:table-cell>
          <table:table-cell table:formula="oooc:=[.B172]+([.D173]*_dt)" office:value-type="float" office:value="12770120708.5713">
            <text:p>12770120708.571300</text:p>
          </table:table-cell>
          <table:table-cell table:formula="oooc:=[.C172]+([.G172]*_dt)" office:value-type="float" office:value="-3141.65308680898">
            <text:p>-3141.653087</text:p>
          </table:table-cell>
          <table:table-cell table:formula="oooc:=[.D172]+([.H172]*_dt)" office:value-type="float" office:value="-29906.0825545725">
            <text:p>-29906.082555</text:p>
          </table:table-cell>
          <table:table-cell table:formula="oooc:=SQRT([.A173]^2+[.B173]^2)" office:value-type="float" office:value="146910434174.616">
            <text:p>146910434174.616000</text:p>
          </table:table-cell>
          <table:table-cell table:formula="oooc:=(_G*_m1)/([.E173]^2)" office:value-type="float" office:value="0.00614940583054451">
            <text:p>0.006149</text:p>
          </table:table-cell>
          <table:table-cell table:formula="oooc:=-[.F173]*([.A173]/[.E173])" office:value-type="float" office:value="0.00612612971079361">
            <text:p>0.006126</text:p>
          </table:table-cell>
          <table:table-cell table:formula="oooc:=-[.F173]*([.B173]/[.E173])" office:value-type="float" office:value="-0.000534534222727213">
            <text:p>-0.000535</text:p>
          </table:table-cell>
          <table:table-cell table:number-columns-repeated="248"/>
        </table:table-row>
        <table:table-row table:style-name="ro1">
          <table:table-cell table:formula="oooc:=[.A173]+([.C174]*_dt)" office:value-type="float" office:value="-146580070914.286">
            <text:p>-146580070914.286000</text:p>
          </table:table-cell>
          <table:table-cell table:formula="oooc:=[.B173]+([.D174]*_dt)" office:value-type="float" office:value="10182244899.2649">
            <text:p>10182244899.264900</text:p>
          </table:table-cell>
          <table:table-cell table:formula="oooc:=[.C173]+([.G173]*_dt)" office:value-type="float" office:value="-2612.35547979642">
            <text:p>-2612.355480</text:p>
          </table:table-cell>
          <table:table-cell table:formula="oooc:=[.D173]+([.H173]*_dt)" office:value-type="float" office:value="-29952.2663114162">
            <text:p>-29952.266311</text:p>
          </table:table-cell>
          <table:table-cell table:formula="oooc:=SQRT([.A174]^2+[.B174]^2)" office:value-type="float" office:value="146933302217.114">
            <text:p>146933302217.114000</text:p>
          </table:table-cell>
          <table:table-cell table:formula="oooc:=(_G*_m1)/([.E174]^2)" office:value-type="float" office:value="0.00614749184741564">
            <text:p>0.006147</text:p>
          </table:table-cell>
          <table:table-cell table:formula="oooc:=-[.F174]*([.A174]/[.E174])" office:value-type="float" office:value="0.00613271312454193">
            <text:p>0.006133</text:p>
          </table:table-cell>
          <table:table-cell table:formula="oooc:=-[.F174]*([.B174]/[.E174])" office:value-type="float" office:value="-0.00042601143894614">
            <text:p>-0.000426</text:p>
          </table:table-cell>
          <table:table-cell table:number-columns-repeated="248"/>
        </table:table-row>
        <table:table-row table:style-name="ro1">
          <table:table-cell table:formula="oooc:=[.A174]+([.C175]*_dt)" office:value-type="float" office:value="-146759997969.574">
            <text:p>-146759997969.574000</text:p>
          </table:table-cell>
          <table:table-cell table:formula="oooc:=[.B174]+([.D175]*_dt)" office:value-type="float" office:value="7591188931.6073">
            <text:p>7591188931.607300</text:p>
          </table:table-cell>
          <table:table-cell table:formula="oooc:=[.C174]+([.G174]*_dt)" office:value-type="float" office:value="-2082.48906583599">
            <text:p>-2082.489066</text:p>
          </table:table-cell>
          <table:table-cell table:formula="oooc:=[.D174]+([.H174]*_dt)" office:value-type="float" office:value="-29989.0736997411">
            <text:p>-29989.073700</text:p>
          </table:table-cell>
          <table:table-cell table:formula="oooc:=SQRT([.A175]^2+[.B175]^2)" office:value-type="float" office:value="146956194675.232">
            <text:p>146956194675.232000</text:p>
          </table:table-cell>
          <table:table-cell table:formula="oooc:=(_G*_m1)/([.E175]^2)" office:value-type="float" office:value="0.00614557671565016">
            <text:p>0.006146</text:p>
          </table:table-cell>
          <table:table-cell table:formula="oooc:=-[.F175]*([.A175]/[.E175])" office:value-type="float" office:value="0.0061373719447751">
            <text:p>0.006137</text:p>
          </table:table-cell>
          <table:table-cell table:formula="oooc:=-[.F175]*([.B175]/[.E175])" office:value-type="float" office:value="-0.000317456736310346">
            <text:p>-0.000317</text:p>
          </table:table-cell>
          <table:table-cell table:number-columns-repeated="248"/>
        </table:table-row>
        <table:table-row table:style-name="ro1">
          <table:table-cell table:formula="oooc:=[.A175]+([.C176]*_dt)" office:value-type="float" office:value="-146894109788.789">
            <text:p>-146894109788.789000</text:p>
          </table:table-cell>
          <table:table-cell table:formula="oooc:=[.B175]+([.D176]*_dt)" office:value-type="float" office:value="4997763162.11138">
            <text:p>4997763162.111380</text:p>
          </table:table-cell>
          <table:table-cell table:formula="oooc:=[.C175]+([.G175]*_dt)" office:value-type="float" office:value="-1552.22012980742">
            <text:p>-1552.220130</text:p>
          </table:table-cell>
          <table:table-cell table:formula="oooc:=[.D175]+([.H175]*_dt)" office:value-type="float" office:value="-30016.5019617583">
            <text:p>-30016.501962</text:p>
          </table:table-cell>
          <table:table-cell table:formula="oooc:=SQRT([.A176]^2+[.B176]^2)" office:value-type="float" office:value="146979104389.928">
            <text:p>146979104389.928000</text:p>
          </table:table-cell>
          <table:table-cell table:formula="oooc:=(_G*_m1)/([.E176]^2)" office:value-type="float" office:value="0.00614366103604372">
            <text:p>0.006144</text:p>
          </table:table-cell>
          <table:table-cell table:formula="oooc:=-[.F176]*([.A176]/[.E176])" office:value-type="float" office:value="0.00614010829960911">
            <text:p>0.006140</text:p>
          </table:table-cell>
          <table:table-cell table:formula="oooc:=-[.F176]*([.B176]/[.E176])" office:value-type="float" office:value="-0.000208904272031626">
            <text:p>-0.000209</text:p>
          </table:table-cell>
          <table:table-cell table:number-columns-repeated="248"/>
        </table:table-row>
        <table:table-row table:style-name="ro1">
          <table:table-cell table:formula="oooc:=[.A176]+([.C177]*_dt)" office:value-type="float" office:value="-146982385945.152">
            <text:p>-146982385945.152000</text:p>
          </table:table-cell>
          <table:table-cell table:formula="oooc:=[.B176]+([.D177]*_dt)" office:value-type="float" office:value="2402777930.58092">
            <text:p>2402777930.580920</text:p>
          </table:table-cell>
          <table:table-cell table:formula="oooc:=[.C176]+([.G176]*_dt)" office:value-type="float" office:value="-1021.7147727212">
            <text:p>-1021.714773</text:p>
          </table:table-cell>
          <table:table-cell table:formula="oooc:=[.D176]+([.H176]*_dt)" office:value-type="float" office:value="-30034.5512908619">
            <text:p>-30034.551291</text:p>
          </table:table-cell>
          <table:table-cell table:formula="oooc:=SQRT([.A177]^2+[.B177]^2)" office:value-type="float" office:value="147002024203.456">
            <text:p>147002024203.456000</text:p>
          </table:table-cell>
          <table:table-cell table:formula="oooc:=(_G*_m1)/([.E177]^2)" office:value-type="float" office:value="0.00614174540816347">
            <text:p>0.006142</text:p>
          </table:table-cell>
          <table:table-cell table:formula="oooc:=-[.F177]*([.A177]/[.E177])" office:value-type="float" office:value="0.00614092492161975">
            <text:p>0.006141</text:p>
          </table:table-cell>
          <table:table-cell table:formula="oooc:=-[.F177]*([.B177]/[.E177])" office:value-type="float" office:value="-0.000100388075619675">
            <text:p>-0.000100</text:p>
          </table:table-cell>
          <table:table-cell table:number-columns-repeated="248"/>
        </table:table-row>
        <table:table-row table:style-name="ro1">
          <table:table-cell table:formula="oooc:=[.A177]+([.C178]*_dt)" office:value-type="float" office:value="-147024820342.613">
            <text:p>-147024820342.613000</text:p>
          </table:table-cell>
          <table:table-cell table:formula="oooc:=[.B177]+([.D178]*_dt)" office:value-type="float" office:value="-192956693.918528">
            <text:p>-192956693.918528</text:p>
          </table:table-cell>
          <table:table-cell table:formula="oooc:=[.C177]+([.G177]*_dt)" office:value-type="float" office:value="-491.138859493251">
            <text:p>-491.138859</text:p>
          </table:table-cell>
          <table:table-cell table:formula="oooc:=[.D177]+([.H177]*_dt)" office:value-type="float" office:value="-30043.2248205954">
            <text:p>-30043.224821</text:p>
          </table:table-cell>
          <table:table-cell table:formula="oooc:=SQRT([.A178]^2+[.B178]^2)" office:value-type="float" office:value="147024946961.607">
            <text:p>147024946961.607000</text:p>
          </table:table-cell>
          <table:table-cell table:formula="oooc:=(_G*_m1)/([.E178]^2)" office:value-type="float" office:value="0.00613983043016111">
            <text:p>0.006140</text:p>
          </table:table-cell>
          <table:table-cell table:formula="oooc:=-[.F178]*([.A178]/[.E178])" office:value-type="float" office:value="0.0061398251424928">
            <text:p>0.006140</text:p>
          </table:table-cell>
          <table:table-cell table:formula="oooc:=-[.F178]*([.B178]/[.E178])" office:value-type="float" office:value="0.00000805796162833259">
            <text:p>0.000008</text:p>
          </table:table-cell>
          <table:table-cell table:number-columns-repeated="248"/>
        </table:table-row>
        <table:table-row table:style-name="ro1">
          <table:table-cell table:formula="oooc:=[.A178]+([.C179]*_dt)" office:value-type="float" office:value="-147021421190.977">
            <text:p>-147021421190.977000</text:p>
          </table:table-cell>
          <table:table-cell table:formula="oooc:=[.B178]+([.D179]*_dt)" office:value-type="float" office:value="-2788631166.05673">
            <text:p>-2788631166.056730</text:p>
          </table:table-cell>
          <table:table-cell table:formula="oooc:=[.C178]+([.G178]*_dt)" office:value-type="float" office:value="39.3420328181269">
            <text:p>39.342033</text:p>
          </table:table-cell>
          <table:table-cell table:formula="oooc:=[.D178]+([.H178]*_dt)" office:value-type="float" office:value="-30042.5286127107">
            <text:p>-30042.528613</text:p>
          </table:table-cell>
          <table:table-cell table:formula="oooc:=SQRT([.A179]^2+[.B179]^2)" office:value-type="float" office:value="147047865515.943">
            <text:p>147047865515.943000</text:p>
          </table:table-cell>
          <table:table-cell table:formula="oooc:=(_G*_m1)/([.E179]^2)" office:value-type="float" office:value="0.00613791669858814">
            <text:p>0.006138</text:p>
          </table:table-cell>
          <table:table-cell table:formula="oooc:=-[.F179]*([.A179]/[.E179])" office:value-type="float" office:value="0.00613681288750442">
            <text:p>0.006137</text:p>
          </table:table-cell>
          <table:table-cell table:formula="oooc:=-[.F179]*([.B179]/[.E179])" office:value-type="float" office:value="0.000116400096936376">
            <text:p>0.000116</text:p>
          </table:table-cell>
          <table:table-cell table:number-columns-repeated="248"/>
        </table:table-row>
        <table:table-row table:style-name="ro1">
          <table:table-cell table:formula="oooc:=[.A179]+([.C180]*_dt)" office:value-type="float" office:value="-146972210976.609">
            <text:p>-146972210976.609000</text:p>
          </table:table-cell>
          <table:table-cell table:formula="oooc:=[.B179]+([.D180]*_dt)" office:value-type="float" office:value="-5383436716.12731">
            <text:p>-5383436716.127310</text:p>
          </table:table-cell>
          <table:table-cell table:formula="oooc:=[.C179]+([.G179]*_dt)" office:value-type="float" office:value="569.562666298509">
            <text:p>569.562666</text:p>
          </table:table-cell>
          <table:table-cell table:formula="oooc:=[.D179]+([.H179]*_dt)" office:value-type="float" office:value="-30032.4716443354">
            <text:p>-30032.471644</text:p>
          </table:table-cell>
          <table:table-cell table:formula="oooc:=SQRT([.A180]^2+[.B180]^2)" office:value-type="float" office:value="147070772726.023">
            <text:p>147070772726.023000</text:p>
          </table:table-cell>
          <table:table-cell table:formula="oooc:=(_G*_m1)/([.E180]^2)" office:value-type="float" office:value="0.00613600480821339">
            <text:p>0.006136</text:p>
          </table:table-cell>
          <table:table-cell table:formula="oooc:=-[.F180]*([.A180]/[.E180])" office:value-type="float" office:value="0.00613189266983879">
            <text:p>0.006132</text:p>
          </table:table-cell>
          <table:table-cell table:formula="oooc:=-[.F180]*([.B180]/[.E180])" office:value-type="float" office:value="0.000224604746154468">
            <text:p>0.000225</text:p>
          </table:table-cell>
          <table:table-cell table:number-columns-repeated="248"/>
        </table:table-row>
        <table:table-row table:style-name="ro1">
          <table:table-cell table:formula="oooc:=[.A180]+([.C181]*_dt)" office:value-type="float" office:value="-146877226428.736">
            <text:p>-146877226428.736000</text:p>
          </table:table-cell>
          <table:table-cell table:formula="oooc:=[.B180]+([.D181]*_dt)" office:value-type="float" office:value="-7976565600.75204">
            <text:p>-7976565600.752040</text:p>
          </table:table-cell>
          <table:table-cell table:formula="oooc:=[.C180]+([.G180]*_dt)" office:value-type="float" office:value="1099.35819297258">
            <text:p>1099.358193</text:p>
          </table:table-cell>
          <table:table-cell table:formula="oooc:=[.D180]+([.H180]*_dt)" office:value-type="float" office:value="-30013.0657942677">
            <text:p>-30013.065794</text:p>
          </table:table-cell>
          <table:table-cell table:formula="oooc:=SQRT([.A181]^2+[.B181]^2)" office:value-type="float" office:value="147093661461.605">
            <text:p>147093661461.605000</text:p>
          </table:table-cell>
          <table:table-cell table:formula="oooc:=(_G*_m1)/([.E181]^2)" office:value-type="float" office:value="0.00613409535184277">
            <text:p>0.006134</text:p>
          </table:table-cell>
          <table:table-cell table:formula="oooc:=-[.F181]*([.A181]/[.E181])" office:value-type="float" office:value="0.00612506958475052">
            <text:p>0.006125</text:p>
          </table:table-cell>
          <table:table-cell table:formula="oooc:=-[.F181]*([.B181]/[.E181])" office:value-type="float" office:value="0.000332638493658094">
            <text:p>0.000333</text:p>
          </table:table-cell>
          <table:table-cell table:number-columns-repeated="248"/>
        </table:table-row>
        <table:table-row table:style-name="ro1">
          <table:table-cell table:formula="oooc:=[.A181]+([.C182]*_dt)" office:value-type="float" office:value="-146736518481.416">
            <text:p>-146736518481.416000</text:p>
          </table:table-cell>
          <table:table-cell table:formula="oooc:=[.B181]+([.D182]*_dt)" office:value-type="float" office:value="-10567211352.3272">
            <text:p>-10567211352.327200</text:p>
          </table:table-cell>
          <table:table-cell table:formula="oooc:=[.C181]+([.G181]*_dt)" office:value-type="float" office:value="1628.56420509503">
            <text:p>1628.564205</text:p>
          </table:table-cell>
          <table:table-cell table:formula="oooc:=[.D181]+([.H181]*_dt)" office:value-type="float" office:value="-29984.3258284156">
            <text:p>-29984.325828</text:p>
          </table:table-cell>
          <table:table-cell table:formula="oooc:=SQRT([.A182]^2+[.B182]^2)" office:value-type="float" office:value="147116524604.858">
            <text:p>147116524604.858000</text:p>
          </table:table-cell>
          <table:table-cell table:formula="oooc:=(_G*_m1)/([.E182]^2)" office:value-type="float" office:value="0.0061321889201414">
            <text:p>0.006132</text:p>
          </table:table-cell>
          <table:table-cell table:formula="oooc:=-[.F182]*([.A182]/[.E182])" office:value-type="float" office:value="0.00611634930357885">
            <text:p>0.006116</text:p>
          </table:table-cell>
          <table:table-cell table:formula="oooc:=-[.F182]*([.B182]/[.E182])" office:value-type="float" office:value="0.00044046810204075">
            <text:p>0.000440</text:p>
          </table:table-cell>
          <table:table-cell table:number-columns-repeated="248"/>
        </table:table-row>
        <table:table-row table:style-name="ro1">
          <table:table-cell table:formula="oooc:=[.A182]+([.C183]*_dt)" office:value-type="float" office:value="-146550152231.198">
            <text:p>-146550152231.198000</text:p>
          </table:table-cell>
          <table:table-cell table:formula="oooc:=[.B182]+([.D183]*_dt)" office:value-type="float" office:value="-13154569027.1393">
            <text:p>-13154569027.139300</text:p>
          </table:table-cell>
          <table:table-cell table:formula="oooc:=[.C182]+([.G182]*_dt)" office:value-type="float" office:value="2157.01678492424">
            <text:p>2157.016785</text:p>
          </table:table-cell>
          <table:table-cell table:formula="oooc:=[.D182]+([.H182]*_dt)" office:value-type="float" office:value="-29946.2693843993">
            <text:p>-29946.269384</text:p>
          </table:table-cell>
          <table:table-cell table:formula="oooc:=SQRT([.A183]^2+[.B183]^2)" office:value-type="float" office:value="147139355052.539">
            <text:p>147139355052.539000</text:p>
          </table:table-cell>
          <table:table-cell table:formula="oooc:=(_G*_m1)/([.E183]^2)" office:value-type="float" office:value="0.00613028610145809">
            <text:p>0.006130</text:p>
          </table:table-cell>
          <table:table-cell table:formula="oooc:=-[.F183]*([.A183]/[.E183])" office:value-type="float" office:value="0.00610573806762094">
            <text:p>0.006106</text:p>
          </table:table-cell>
          <table:table-cell table:formula="oooc:=-[.F183]*([.B183]/[.E183])" office:value-type="float" office:value="0.000548060521598373">
            <text:p>0.000548</text:p>
          </table:table-cell>
          <table:table-cell table:number-columns-repeated="248"/>
        </table:table-row>
        <table:table-row table:style-name="ro1">
          <table:table-cell table:formula="oooc:=[.A183]+([.C184]*_dt)" office:value-type="float" office:value="-146318206890.536">
            <text:p>-146318206890.536000</text:p>
          </table:table-cell>
          <table:table-cell table:formula="oooc:=[.B183]+([.D184]*_dt)" office:value-type="float" office:value="-15737835452.08">
            <text:p>-15737835452.080000</text:p>
          </table:table-cell>
          <table:table-cell table:formula="oooc:=[.C183]+([.G183]*_dt)" office:value-type="float" office:value="2684.55255396669">
            <text:p>2684.552554</text:p>
          </table:table-cell>
          <table:table-cell table:formula="oooc:=[.D183]+([.H183]*_dt)" office:value-type="float" office:value="-29898.9169553332">
            <text:p>-29898.916955</text:p>
          </table:table-cell>
          <table:table-cell table:formula="oooc:=SQRT([.A184]^2+[.B184]^2)" office:value-type="float" office:value="147162145718.178">
            <text:p>147162145718.178000</text:p>
          </table:table-cell>
          <table:table-cell table:formula="oooc:=(_G*_m1)/([.E184]^2)" office:value-type="float" office:value="0.00612838748165218">
            <text:p>0.006128</text:p>
          </table:table-cell>
          <table:table-cell table:formula="oooc:=-[.F184]*([.A184]/[.E184])" office:value-type="float" office:value="0.00609324268187119">
            <text:p>0.006093</text:p>
          </table:table-cell>
          <table:table-cell table:formula="oooc:=-[.F184]*([.B184]/[.E184])" office:value-type="float" office:value="0.0006553828996047">
            <text:p>0.000655</text:p>
          </table:table-cell>
          <table:table-cell table:number-columns-repeated="248"/>
        </table:table-row>
        <table:table-row table:style-name="ro1">
          <table:table-cell table:formula="oooc:=[.A184]+([.C185]*_dt)" office:value-type="float" office:value="-146040775736.982">
            <text:p>-146040775736.982000</text:p>
          </table:table-cell>
          <table:table-cell table:formula="oooc:=[.B184]+([.D185]*_dt)" office:value-type="float" office:value="-18316209469.8906">
            <text:p>-18316209469.890600</text:p>
          </table:table-cell>
          <table:table-cell table:formula="oooc:=[.C184]+([.G184]*_dt)" office:value-type="float" office:value="3211.00872168036">
            <text:p>3211.008722</text:p>
          </table:table-cell>
          <table:table-cell table:formula="oooc:=[.D184]+([.H184]*_dt)" office:value-type="float" office:value="-29842.2918728073">
            <text:p>-29842.291873</text:p>
          </table:table-cell>
          <table:table-cell table:formula="oooc:=SQRT([.A185]^2+[.B185]^2)" office:value-type="float" office:value="147184889534.234">
            <text:p>147184889534.234000</text:p>
          </table:table-cell>
          <table:table-cell table:formula="oooc:=(_G*_m1)/([.E185]^2)" office:value-type="float" office:value="0.00612649364392288">
            <text:p>0.006126</text:p>
          </table:table-cell>
          <table:table-cell table:formula="oooc:=-[.F185]*([.A185]/[.E185])" office:value-type="float" office:value="0.00607887050863389">
            <text:p>0.006079</text:p>
          </table:table-cell>
          <table:table-cell table:formula="oooc:=-[.F185]*([.B185]/[.E185])" office:value-type="float" office:value="0.000762402589376846">
            <text:p>0.000762</text:p>
          </table:table-cell>
          <table:table-cell table:number-columns-repeated="248"/>
        </table:table-row>
        <table:table-row table:style-name="ro1">
          <table:table-cell table:formula="oooc:=[.A185]+([.C186]*_dt)" office:value-type="float" office:value="-145717966058.237">
            <text:p>-145717966058.237000</text:p>
          </table:table-cell>
          <table:table-cell table:formula="oooc:=[.B185]+([.D186]*_dt)" office:value-type="float" office:value="-20888892182.8676">
            <text:p>-20888892182.867600</text:p>
          </table:table-cell>
          <table:table-cell table:formula="oooc:=[.C185]+([.G185]*_dt)" office:value-type="float" office:value="3736.22313362633">
            <text:p>3736.223134</text:p>
          </table:table-cell>
          <table:table-cell table:formula="oooc:=[.D185]+([.H185]*_dt)" office:value-type="float" office:value="-29776.4202890852">
            <text:p>-29776.420289</text:p>
          </table:table-cell>
          <table:table-cell table:formula="oooc:=SQRT([.A186]^2+[.B186]^2)" office:value-type="float" office:value="147207579454.242">
            <text:p>147207579454.242000</text:p>
          </table:table-cell>
          <table:table-cell table:formula="oooc:=(_G*_m1)/([.E186]^2)" office:value-type="float" office:value="0.00612460516864102">
            <text:p>0.006125</text:p>
          </table:table-cell>
          <table:table-cell table:formula="oooc:=-[.F186]*([.A186]/[.E186])" office:value-type="float" office:value="0.00606262946101596">
            <text:p>0.006063</text:p>
          </table:table-cell>
          <table:table-cell table:formula="oooc:=-[.F186]*([.B186]/[.E186])" office:value-type="float" office:value="0.000869087159130575">
            <text:p>0.000869</text:p>
          </table:table-cell>
          <table:table-cell table:number-columns-repeated="248"/>
        </table:table-row>
        <table:table-row table:style-name="ro1">
          <table:table-cell table:formula="oooc:=[.A186]+([.C187]*_dt)" office:value-type="float" office:value="-145349899093.071">
            <text:p>-145349899093.071000</text:p>
          </table:table-cell>
          <table:table-cell table:formula="oooc:=[.B186]+([.D187]*_dt)" office:value-type="float" office:value="-23455087194.9651">
            <text:p>-23455087194.965100</text:p>
          </table:table-cell>
          <table:table-cell table:formula="oooc:=[.C186]+([.G186]*_dt)" office:value-type="float" office:value="4260.03431905811">
            <text:p>4260.034319</text:p>
          </table:table-cell>
          <table:table-cell table:formula="oooc:=[.D186]+([.H186]*_dt)" office:value-type="float" office:value="-29701.3311585363">
            <text:p>-29701.331159</text:p>
          </table:table-cell>
          <table:table-cell table:formula="oooc:=SQRT([.A187]^2+[.B187]^2)" office:value-type="float" office:value="147230208454.954">
            <text:p>147230208454.954000</text:p>
          </table:table-cell>
          <table:table-cell table:formula="oooc:=(_G*_m1)/([.E187]^2)" office:value-type="float" office:value="0.00612272263318335">
            <text:p>0.006123</text:p>
          </table:table-cell>
          <table:table-cell table:formula="oooc:=-[.F187]*([.A187]/[.E187])" office:value-type="float" office:value="0.00604452799630683">
            <text:p>0.006045</text:p>
          </table:table-cell>
          <table:table-cell table:formula="oooc:=-[.F187]*([.B187]/[.E187])" office:value-type="float" office:value="0.000975404400625025">
            <text:p>0.000975</text:p>
          </table:table-cell>
          <table:table-cell table:number-columns-repeated="248"/>
        </table:table-row>
        <table:table-row table:style-name="ro1">
          <table:table-cell table:formula="oooc:=[.A187]+([.C188]*_dt)" office:value-type="float" office:value="-144936709968.193">
            <text:p>-144936709968.193000</text:p>
          </table:table-cell>
          <table:table-cell table:formula="oooc:=[.B187]+([.D188]*_dt)" office:value-type="float" office:value="-26014000852.2281">
            <text:p>-26014000852.228100</text:p>
          </table:table-cell>
          <table:table-cell table:formula="oooc:=[.C187]+([.G187]*_dt)" office:value-type="float" office:value="4782.28153793902">
            <text:p>4782.281538</text:p>
          </table:table-cell>
          <table:table-cell table:formula="oooc:=[.D187]+([.H187]*_dt)" office:value-type="float" office:value="-29617.0562183223">
            <text:p>-29617.056218</text:p>
          </table:table-cell>
          <table:table-cell table:formula="oooc:=SQRT([.A188]^2+[.B188]^2)" office:value-type="float" office:value="147252769538.449">
            <text:p>147252769538.449000</text:p>
          </table:table-cell>
          <table:table-cell table:formula="oooc:=(_G*_m1)/([.E188]^2)" office:value-type="float" office:value="0.00612084661176929">
            <text:p>0.006121</text:p>
          </table:table-cell>
          <table:table-cell table:formula="oooc:=-[.F188]*([.A188]/[.E188])" office:value-type="float" office:value="0.00602457510925225">
            <text:p>0.006025</text:p>
          </table:table-cell>
          <table:table-cell table:formula="oooc:=-[.F188]*([.B188]/[.E188])" office:value-type="float" office:value="0.00108132233759683">
            <text:p>0.001081</text:p>
          </table:table-cell>
          <table:table-cell table:number-columns-repeated="248"/>
        </table:table-row>
        <table:table-row table:style-name="ro1">
          <table:table-cell table:formula="oooc:=[.A188]+([.C189]*_dt)" office:value-type="float" office:value="-144478547631.107">
            <text:p>-144478547631.107000</text:p>
          </table:table-cell>
          <table:table-cell table:formula="oooc:=[.B188]+([.D189]*_dt)" office:value-type="float" office:value="-28564842481.4939">
            <text:p>-28564842481.493900</text:p>
          </table:table-cell>
          <table:table-cell table:formula="oooc:=[.C188]+([.G188]*_dt)" office:value-type="float" office:value="5302.80482737841">
            <text:p>5302.804827</text:p>
          </table:table-cell>
          <table:table-cell table:formula="oooc:=[.D188]+([.H188]*_dt)" office:value-type="float" office:value="-29523.6299683539">
            <text:p>-29523.629968</text:p>
          </table:table-cell>
          <table:table-cell table:formula="oooc:=SQRT([.A189]^2+[.B189]^2)" office:value-type="float" office:value="147275255734.243">
            <text:p>147275255734.243000</text:p>
          </table:table-cell>
          <table:table-cell table:formula="oooc:=(_G*_m1)/([.E189]^2)" office:value-type="float" office:value="0.00611897767530026">
            <text:p>0.006119</text:p>
          </table:table-cell>
          <table:table-cell table:formula="oooc:=-[.F189]*([.A189]/[.E189])" office:value-type="float" office:value="0.00600278032522877">
            <text:p>0.006003</text:p>
          </table:table-cell>
          <table:table-cell table:formula="oooc:=-[.F189]*([.B189]/[.E189])" office:value-type="float" office:value="0.00118680923398383">
            <text:p>0.001187</text:p>
          </table:table-cell>
          <table:table-cell table:number-columns-repeated="248"/>
        </table:table-row>
        <table:table-row table:style-name="ro1">
          <table:table-cell table:formula="oooc:=[.A189]+([.C190]*_dt)" office:value-type="float" office:value="-143975574779.005">
            <text:p>-143975574779.005000</text:p>
          </table:table-cell>
          <table:table-cell table:formula="oooc:=[.B189]+([.D190]*_dt)" office:value-type="float" office:value="-31106824627.3004">
            <text:p>-31106824627.300400</text:p>
          </table:table-cell>
          <table:table-cell table:formula="oooc:=[.C189]+([.G189]*_dt)" office:value-type="float" office:value="5821.44504747818">
            <text:p>5821.445047</text:p>
          </table:table-cell>
          <table:table-cell table:formula="oooc:=[.D189]+([.H189]*_dt)" office:value-type="float" office:value="-29421.0896505377">
            <text:p>-29421.089651</text:p>
          </table:table-cell>
          <table:table-cell table:formula="oooc:=SQRT([.A190]^2+[.B190]^2)" office:value-type="float" office:value="147297660101.369">
            <text:p>147297660101.369000</text:p>
          </table:table-cell>
          <table:table-cell table:formula="oooc:=(_G*_m1)/([.E190]^2)" office:value-type="float" office:value="0.00611711639120159">
            <text:p>0.006117</text:p>
          </table:table-cell>
          <table:table-cell table:formula="oooc:=-[.F190]*([.A190]/[.E190])" office:value-type="float" office:value="0.00597915369332561">
            <text:p>0.005979</text:p>
          </table:table-cell>
          <table:table-cell table:formula="oooc:=-[.F190]*([.B190]/[.E190])" office:value-type="float" office:value="0.00129183360193869">
            <text:p>0.001292</text:p>
          </table:table-cell>
          <table:table-cell table:number-columns-repeated="248"/>
        </table:table-row>
        <table:table-row table:style-name="ro1">
          <table:table-cell table:formula="oooc:=[.A190]+([.C191]*_dt)" office:value-type="float" office:value="-143427967783.748">
            <text:p>-143427967783.748000</text:p>
          </table:table-cell>
          <table:table-cell table:formula="oooc:=[.B190]+([.D191]*_dt)" office:value-type="float" office:value="-33639163286.9417">
            <text:p>-33639163286.941700</text:p>
          </table:table-cell>
          <table:table-cell table:formula="oooc:=[.C190]+([.G190]*_dt)" office:value-type="float" office:value="6338.04392658151">
            <text:p>6338.043927</text:p>
          </table:table-cell>
          <table:table-cell table:formula="oooc:=[.D190]+([.H190]*_dt)" office:value-type="float" office:value="-29309.4752273302">
            <text:p>-29309.475227</text:p>
          </table:table-cell>
          <table:table-cell table:formula="oooc:=SQRT([.A191]^2+[.B191]^2)" office:value-type="float" office:value="147319975730.454">
            <text:p>147319975730.454000</text:p>
          </table:table-cell>
          <table:table-cell table:formula="oooc:=(_G*_m1)/([.E191]^2)" office:value-type="float" office:value="0.00611526332326699">
            <text:p>0.006115</text:p>
          </table:table-cell>
          <table:table-cell table:formula="oooc:=-[.F191]*([.A191]/[.E191])" office:value-type="float" office:value="0.0059537057793403">
            <text:p>0.005954</text:p>
          </table:table-cell>
          <table:table-cell table:formula="oooc:=-[.F191]*([.B191]/[.E191])" office:value-type="float" office:value="0.00139636420963311">
            <text:p>0.001396</text:p>
          </table:table-cell>
          <table:table-cell table:number-columns-repeated="248"/>
        </table:table-row>
        <table:table-row table:style-name="ro1">
          <table:table-cell table:formula="oooc:=[.A191]+([.C192]*_dt)" office:value-type="float" office:value="-142835916612.997">
            <text:p>-142835916612.997000</text:p>
          </table:table-cell>
          <table:table-cell table:formula="oooc:=[.B191]+([.D192]*_dt)" office:value-type="float" office:value="-36161078143.6127">
            <text:p>-36161078143.612700</text:p>
          </table:table-cell>
          <table:table-cell table:formula="oooc:=[.C191]+([.G191]*_dt)" office:value-type="float" office:value="6852.44410591651">
            <text:p>6852.444106</text:p>
          </table:table-cell>
          <table:table-cell table:formula="oooc:=[.D191]+([.H191]*_dt)" office:value-type="float" office:value="-29188.8293596179">
            <text:p>-29188.829360</text:p>
          </table:table-cell>
          <table:table-cell table:formula="oooc:=SQRT([.A192]^2+[.B192]^2)" office:value-type="float" office:value="147342195745.766">
            <text:p>147342195745.766000</text:p>
          </table:table-cell>
          <table:table-cell table:formula="oooc:=(_G*_m1)/([.E192]^2)" office:value-type="float" office:value="0.0061134190315056">
            <text:p>0.006113</text:p>
          </table:table-cell>
          <table:table-cell table:formula="oooc:=-[.F192]*([.A192]/[.E192])" office:value-type="float" office:value="0.0059264476586948">
            <text:p>0.005926</text:p>
          </table:table-cell>
          <table:table-cell table:formula="oooc:=-[.F192]*([.B192]/[.E192])" office:value-type="float" office:value="0.00150037008885336">
            <text:p>0.001500</text:p>
          </table:table-cell>
          <table:table-cell table:number-columns-repeated="248"/>
        </table:table-row>
        <table:table-row table:style-name="ro1">
          <table:table-cell table:formula="oooc:=[.A192]+([.C193]*_dt)" office:value-type="float" office:value="-142199624747.532">
            <text:p>-142199624747.532000</text:p>
          </table:table-cell>
          <table:table-cell table:formula="oooc:=[.B192]+([.D193]*_dt)" office:value-type="float" office:value="-38671792797.5852">
            <text:p>-38671792797.585200</text:p>
          </table:table-cell>
          <table:table-cell table:formula="oooc:=[.C192]+([.G192]*_dt)" office:value-type="float" office:value="7364.48918362774">
            <text:p>7364.489184</text:p>
          </table:table-cell>
          <table:table-cell table:formula="oooc:=[.D192]+([.H192]*_dt)" office:value-type="float" office:value="-29059.197383941">
            <text:p>-29059.197384</text:p>
          </table:table-cell>
          <table:table-cell table:formula="oooc:=SQRT([.A193]^2+[.B193]^2)" office:value-type="float" office:value="147364313307.253">
            <text:p>147364313307.253000</text:p>
          </table:table-cell>
          <table:table-cell table:formula="oooc:=(_G*_m1)/([.E193]^2)" office:value-type="float" office:value="0.00611158407199168">
            <text:p>0.006112</text:p>
          </table:table-cell>
          <table:table-cell table:formula="oooc:=-[.F193]*([.A193]/[.E193])" office:value-type="float" office:value="0.00589739090927814">
            <text:p>0.005897</text:p>
          </table:table-cell>
          <table:table-cell table:formula="oooc:=-[.F193]*([.B193]/[.E193])" office:value-type="float" office:value="0.00160382054238807">
            <text:p>0.001604</text:p>
          </table:table-cell>
          <table:table-cell table:number-columns-repeated="248"/>
        </table:table-row>
        <table:table-row table:style-name="ro1">
          <table:table-cell table:formula="oooc:=[.A193]+([.C194]*_dt)" office:value-type="float" office:value="-141519309094.824">
            <text:p>-141519309094.824000</text:p>
          </table:table-cell>
          <table:table-cell table:formula="oooc:=[.B193]+([.D194]*_dt)" office:value-type="float" office:value="-41170534995.3616">
            <text:p>-41170534995.361600</text:p>
          </table:table-cell>
          <table:table-cell table:formula="oooc:=[.C193]+([.G193]*_dt)" office:value-type="float" office:value="7874.02375818937">
            <text:p>7874.023758</text:p>
          </table:table-cell>
          <table:table-cell table:formula="oooc:=[.D193]+([.H193]*_dt)" office:value-type="float" office:value="-28920.6272890787">
            <text:p>-28920.627289</text:p>
          </table:table-cell>
          <table:table-cell table:formula="oooc:=SQRT([.A194]^2+[.B194]^2)" office:value-type="float" office:value="147386321612.559">
            <text:p>147386321612.559000</text:p>
          </table:table-cell>
          <table:table-cell table:formula="oooc:=(_G*_m1)/([.E194]^2)" office:value-type="float" office:value="0.00610975899671692">
            <text:p>0.006110</text:p>
          </table:table-cell>
          <table:table-cell table:formula="oooc:=-[.F194]*([.A194]/[.E194])" office:value-type="float" office:value="0.00586654760422209">
            <text:p>0.005867</text:p>
          </table:table-cell>
          <table:table-cell table:formula="oooc:=-[.F194]*([.B194]/[.E194])" office:value-type="float" office:value="0.00170668515120962">
            <text:p>0.001707</text:p>
          </table:table-cell>
          <table:table-cell table:number-columns-repeated="248"/>
        </table:table-row>
        <table:table-row table:style-name="ro1">
          <table:table-cell table:formula="oooc:=[.A194]+([.C195]*_dt)" office:value-type="float" office:value="-140795199898.913">
            <text:p>-140795199898.913000</text:p>
          </table:table-cell>
          <table:table-cell table:formula="oooc:=[.B194]+([.D195]*_dt)" office:value-type="float" office:value="-43656536856.7516">
            <text:p>-43656536856.751600</text:p>
          </table:table-cell>
          <table:table-cell table:formula="oooc:=[.C194]+([.G194]*_dt)" office:value-type="float" office:value="8380.89347119416">
            <text:p>8380.893471</text:p>
          </table:table-cell>
          <table:table-cell table:formula="oooc:=[.D194]+([.H194]*_dt)" office:value-type="float" office:value="-28773.1696920142">
            <text:p>-28773.169692</text:p>
          </table:table-cell>
          <table:table-cell table:formula="oooc:=SQRT([.A195]^2+[.B195]^2)" office:value-type="float" office:value="147408213899.022">
            <text:p>147408213899.022000</text:p>
          </table:table-cell>
          <table:table-cell table:formula="oooc:=(_G*_m1)/([.E195]^2)" office:value-type="float" office:value="0.00610794435344532">
            <text:p>0.006108</text:p>
          </table:table-cell>
          <table:table-cell table:formula="oooc:=-[.F195]*([.A195]/[.E195])" office:value-type="float" office:value="0.00583393030461566">
            <text:p>0.005834</text:p>
          </table:table-cell>
          <table:table-cell table:formula="oooc:=-[.F195]*([.B195]/[.E195])" office:value-type="float" office:value="0.00180893378145017">
            <text:p>0.001809</text:p>
          </table:table-cell>
          <table:table-cell table:number-columns-repeated="248"/>
        </table:table-row>
        <table:table-row table:style-name="ro1">
          <table:table-cell table:formula="oooc:=[.A195]+([.C196]*_dt)" office:value-type="float" office:value="-140027540646.635">
            <text:p>-140027540646.635000</text:p>
          </table:table-cell>
          <table:table-cell table:formula="oooc:=[.B195]+([.D196]*_dt)" office:value-type="float" office:value="-46129035099.8205">
            <text:p>-46129035099.820500</text:p>
          </table:table-cell>
          <table:table-cell table:formula="oooc:=[.C195]+([.G195]*_dt)" office:value-type="float" office:value="8884.94504951296">
            <text:p>8884.945050</text:p>
          </table:table-cell>
          <table:table-cell table:formula="oooc:=[.D195]+([.H195]*_dt)" office:value-type="float" office:value="-28616.8778132969">
            <text:p>-28616.877813</text:p>
          </table:table-cell>
          <table:table-cell table:formula="oooc:=SQRT([.A196]^2+[.B196]^2)" office:value-type="float" office:value="147429983445.653">
            <text:p>147429983445.653000</text:p>
          </table:table-cell>
          <table:table-cell table:formula="oooc:=(_G*_m1)/([.E196]^2)" office:value-type="float" office:value="0.00610614068557082">
            <text:p>0.006106</text:p>
          </table:table-cell>
          <table:table-cell table:formula="oooc:=-[.F196]*([.A196]/[.E196])" office:value-type="float" office:value="0.00579955205216467">
            <text:p>0.005800</text:p>
          </table:table-cell>
          <table:table-cell table:formula="oooc:=-[.F196]*([.B196]/[.E196])" office:value-type="float" office:value="0.00191053659117428">
            <text:p>0.001911</text:p>
          </table:table-cell>
          <table:table-cell table:number-columns-repeated="248"/>
        </table:table-row>
        <table:table-row table:style-name="ro1">
          <table:table-cell table:formula="oooc:=[.A196]+([.C197]*_dt)" office:value-type="float" office:value="-139216587970.27">
            <text:p>-139216587970.270000</text:p>
          </table:table-cell>
          <table:table-cell table:formula="oooc:=[.B196]+([.D197]*_dt)" office:value-type="float" office:value="-48587271263.6577">
            <text:p>-48587271263.657700</text:p>
          </table:table-cell>
          <table:table-cell table:formula="oooc:=[.C196]+([.G196]*_dt)" office:value-type="float" office:value="9386.02634681998">
            <text:p>9386.026347</text:p>
          </table:table-cell>
          <table:table-cell table:formula="oooc:=[.D196]+([.H196]*_dt)" office:value-type="float" office:value="-28451.8074518194">
            <text:p>-28451.807452</text:p>
          </table:table-cell>
          <table:table-cell table:formula="oooc:=SQRT([.A197]^2+[.B197]^2)" office:value-type="float" office:value="147451623575.097">
            <text:p>147451623575.097000</text:p>
          </table:table-cell>
          <table:table-cell table:formula="oooc:=(_G*_m1)/([.E197]^2)" office:value-type="float" office:value="0.00610434853197744">
            <text:p>0.006104</text:p>
          </table:table-cell>
          <table:table-cell table:formula="oooc:=-[.F197]*([.A197]/[.E197])" office:value-type="float" office:value="0.00576342636180203">
            <text:p>0.005763</text:p>
          </table:table-cell>
          <table:table-cell table:formula="oooc:=-[.F197]*([.B197]/[.E197])" office:value-type="float" office:value="0.00201146403694933">
            <text:p>0.002011</text:p>
          </table:table-cell>
          <table:table-cell table:number-columns-repeated="248"/>
        </table:table-row>
        <table:table-row table:style-name="ro1">
          <table:table-cell table:formula="oooc:=[.A197]+([.C198]*_dt)" office:value-type="float" office:value="-138362611546.651">
            <text:p>-138362611546.651000</text:p>
          </table:table-cell>
          <table:table-cell table:formula="oooc:=[.B197]+([.D198]*_dt)" office:value-type="float" office:value="-51030491928.9176">
            <text:p>-51030491928.917600</text:p>
          </table:table-cell>
          <table:table-cell table:formula="oooc:=[.C197]+([.G197]*_dt)" office:value-type="float" office:value="9883.98638447968">
            <text:p>9883.986384</text:p>
          </table:table-cell>
          <table:table-cell table:formula="oooc:=[.D197]+([.H197]*_dt)" office:value-type="float" office:value="-28278.016959027">
            <text:p>-28278.016959</text:p>
          </table:table-cell>
          <table:table-cell table:formula="oooc:=SQRT([.A198]^2+[.B198]^2)" office:value-type="float" office:value="147473127655.572">
            <text:p>147473127655.572000</text:p>
          </table:table-cell>
          <table:table-cell table:formula="oooc:=(_G*_m1)/([.E198]^2)" office:value-type="float" office:value="0.00610256842690219">
            <text:p>0.006103</text:p>
          </table:table-cell>
          <table:table-cell table:formula="oooc:=-[.F198]*([.A198]/[.E198])" office:value-type="float" office:value="0.00572556721425457">
            <text:p>0.005726</text:p>
          </table:table-cell>
          <table:table-cell table:formula="oooc:=-[.F198]*([.B198]/[.E198])" office:value-type="float" office:value="0.00211168688021606">
            <text:p>0.002112</text:p>
          </table:table-cell>
          <table:table-cell table:number-columns-repeated="248"/>
        </table:table-row>
        <table:table-row table:style-name="ro1">
          <table:table-cell table:formula="oooc:=[.A198]+([.C199]*_dt)" office:value-type="float" office:value="-137465893992.8">
            <text:p>-137465893992.800000</text:p>
          </table:table-cell>
          <table:table-cell table:formula="oooc:=[.B198]+([.D199]*_dt)" office:value-type="float" office:value="-53457948936.0842">
            <text:p>-53457948936.084200</text:p>
          </table:table-cell>
          <table:table-cell table:formula="oooc:=[.C198]+([.G198]*_dt)" office:value-type="float" office:value="10378.6753917913">
            <text:p>10378.675392</text:p>
          </table:table-cell>
          <table:table-cell table:formula="oooc:=[.D198]+([.H198]*_dt)" office:value-type="float" office:value="-28095.5672125763">
            <text:p>-28095.567213</text:p>
          </table:table-cell>
          <table:table-cell table:formula="oooc:=SQRT([.A199]^2+[.B199]^2)" office:value-type="float" office:value="147494489102.789">
            <text:p>147494489102.789000</text:p>
          </table:table-cell>
          <table:table-cell table:formula="oooc:=(_G*_m1)/([.E199]^2)" office:value-type="float" office:value="0.0061008008998005">
            <text:p>0.006101</text:p>
          </table:table-cell>
          <table:table-cell table:formula="oooc:=-[.F199]*([.A199]/[.E199])" office:value-type="float" office:value="0.00568598904857183">
            <text:p>0.005686</text:p>
          </table:table-cell>
          <table:table-cell table:formula="oooc:=-[.F199]*([.B199]/[.E199])" office:value-type="float" office:value="0.00221117619346081">
            <text:p>0.002211</text:p>
          </table:table-cell>
          <table:table-cell table:number-columns-repeated="248"/>
        </table:table-row>
        <table:table-row table:style-name="ro1">
          <table:table-cell table:formula="oooc:=[.A199]+([.C200]*_dt)" office:value-type="float" office:value="-136526730758.141">
            <text:p>-136526730758.141000</text:p>
          </table:table-cell>
          <table:table-cell table:formula="oooc:=[.B199]+([.D200]*_dt)" office:value-type="float" office:value="-55868899601.4137">
            <text:p>-55868899601.413700</text:p>
          </table:table-cell>
          <table:table-cell table:formula="oooc:=[.C199]+([.G199]*_dt)" office:value-type="float" office:value="10869.9448455879">
            <text:p>10869.944846</text:p>
          </table:table-cell>
          <table:table-cell table:formula="oooc:=[.D199]+([.H199]*_dt)" office:value-type="float" office:value="-27904.5215894613">
            <text:p>-27904.521589</text:p>
          </table:table-cell>
          <table:table-cell table:formula="oooc:=SQRT([.A200]^2+[.B200]^2)" office:value-type="float" office:value="147515701381.849">
            <text:p>147515701381.849000</text:p>
          </table:table-cell>
          <table:table-cell table:formula="oooc:=(_G*_m1)/([.E200]^2)" office:value-type="float" office:value="0.00609904647521439">
            <text:p>0.006099</text:p>
          </table:table-cell>
          <table:table-cell table:formula="oooc:=-[.F200]*([.A200]/[.E200])" office:value-type="float" office:value="0.00564470675462241">
            <text:p>0.005645</text:p>
          </table:table-cell>
          <table:table-cell table:formula="oooc:=-[.F200]*([.B200]/[.E200])" office:value-type="float" office:value="0.00230990336619201">
            <text:p>0.002310</text:p>
          </table:table-cell>
          <table:table-cell table:number-columns-repeated="248"/>
        </table:table-row>
        <table:table-row table:style-name="ro1">
          <table:table-cell table:formula="oooc:=[.A200]+([.C201]*_dt)" office:value-type="float" office:value="-135545430013.347">
            <text:p>-135545430013.347000</text:p>
          </table:table-cell>
          <table:table-cell table:formula="oooc:=[.B200]+([.D201]*_dt)" office:value-type="float" office:value="-58262606930.5106">
            <text:p>-58262606930.510600</text:p>
          </table:table-cell>
          <table:table-cell table:formula="oooc:=[.C200]+([.G200]*_dt)" office:value-type="float" office:value="11357.6475091873">
            <text:p>11357.647509</text:p>
          </table:table-cell>
          <table:table-cell table:formula="oooc:=[.D200]+([.H200]*_dt)" office:value-type="float" office:value="-27704.9459386223">
            <text:p>-27704.945939</text:p>
          </table:table-cell>
          <table:table-cell table:formula="oooc:=SQRT([.A201]^2+[.B201]^2)" office:value-type="float" office:value="147536758009.123">
            <text:p>147536758009.123000</text:p>
          </table:table-cell>
          <table:table-cell table:formula="oooc:=(_G*_m1)/([.E201]^2)" office:value-type="float" office:value="0.00609730567264321">
            <text:p>0.006097</text:p>
          </table:table-cell>
          <table:table-cell table:formula="oooc:=-[.F201]*([.A201]/[.E201])" office:value-type="float" office:value="0.00560173566556304">
            <text:p>0.005602</text:p>
          </table:table-cell>
          <table:table-cell table:formula="oooc:=-[.F201]*([.B201]/[.E201])" office:value-type="float" office:value="0.0024078401107229">
            <text:p>0.002408</text:p>
          </table:table-cell>
          <table:table-cell table:number-columns-repeated="248"/>
        </table:table-row>
        <table:table-row table:style-name="ro1">
          <table:table-cell table:formula="oooc:=[.A201]+([.C202]*_dt)" office:value-type="float" office:value="-134522312535.88">
            <text:p>-134522312535.880000</text:p>
          </table:table-cell>
          <table:table-cell table:formula="oooc:=[.B201]+([.D202]*_dt)" office:value-type="float" office:value="-60638339829.4947">
            <text:p>-60638339829.494700</text:p>
          </table:table-cell>
          <table:table-cell table:formula="oooc:=[.C201]+([.G201]*_dt)" office:value-type="float" office:value="11841.6374706919">
            <text:p>11841.637471</text:p>
          </table:table-cell>
          <table:table-cell table:formula="oooc:=[.D201]+([.H201]*_dt)" office:value-type="float" office:value="-27496.9085530559">
            <text:p>-27496.908553</text:p>
          </table:table-cell>
          <table:table-cell table:formula="oooc:=SQRT([.A202]^2+[.B202]^2)" office:value-type="float" office:value="147557652554.106">
            <text:p>147557652554.106000</text:p>
          </table:table-cell>
          <table:table-cell table:formula="oooc:=(_G*_m1)/([.E202]^2)" office:value-type="float" office:value="0.00609557900641707">
            <text:p>0.006096</text:p>
          </table:table-cell>
          <table:table-cell table:formula="oooc:=-[.F202]*([.A202]/[.E202])" office:value-type="float" office:value="0.0055570915502855">
            <text:p>0.005557</text:p>
          </table:table-cell>
          <table:table-cell table:formula="oooc:=-[.F202]*([.B202]/[.E202])" office:value-type="float" office:value="0.00250495846776309">
            <text:p>0.002505</text:p>
          </table:table-cell>
          <table:table-cell table:number-columns-repeated="248"/>
        </table:table-row>
        <table:table-row table:style-name="ro1">
          <table:table-cell table:formula="oooc:=[.A202]+([.C203]*_dt)" office:value-type="float" office:value="-133457711592.273">
            <text:p>-133457711592.273000</text:p>
          </table:table-cell>
          <table:table-cell table:formula="oooc:=[.B202]+([.D203]*_dt)" office:value-type="float" office:value="-62995373313.7152">
            <text:p>-62995373313.715200</text:p>
          </table:table-cell>
          <table:table-cell table:formula="oooc:=[.C202]+([.G202]*_dt)" office:value-type="float" office:value="12321.7701806366">
            <text:p>12321.770181</text:p>
          </table:table-cell>
          <table:table-cell table:formula="oooc:=[.D202]+([.H202]*_dt)" office:value-type="float" office:value="-27280.4801414411">
            <text:p>-27280.480141</text:p>
          </table:table-cell>
          <table:table-cell table:formula="oooc:=SQRT([.A203]^2+[.B203]^2)" office:value-type="float" office:value="147578378641.251">
            <text:p>147578378641.251000</text:p>
          </table:table-cell>
          <table:table-cell table:formula="oooc:=(_G*_m1)/([.E203]^2)" office:value-type="float" office:value="0.00609386698557286">
            <text:p>0.006094</text:p>
          </table:table-cell>
          <table:table-cell table:formula="oooc:=-[.F203]*([.A203]/[.E203])" office:value-type="float" office:value="0.00551079060584642">
            <text:p>0.005511</text:p>
          </table:table-cell>
          <table:table-cell table:formula="oooc:=-[.F203]*([.B203]/[.E203])" office:value-type="float" office:value="0.00260123081182152">
            <text:p>0.002601</text:p>
          </table:table-cell>
          <table:table-cell table:number-columns-repeated="248"/>
        </table:table-row>
        <table:table-row table:style-name="ro1">
          <table:table-cell table:formula="oooc:=[.A203]+([.C204]*_dt)" office:value-type="float" office:value="-132351972817.225">
            <text:p>-132351972817.225000</text:p>
          </table:table-cell>
          <table:table-cell table:formula="oooc:=[.B203]+([.D204]*_dt)" office:value-type="float" office:value="-65332988713.9747">
            <text:p>-65332988713.974700</text:p>
          </table:table-cell>
          <table:table-cell table:formula="oooc:=[.C203]+([.G203]*_dt)" office:value-type="float" office:value="12797.9024889817">
            <text:p>12797.902489</text:p>
          </table:table-cell>
          <table:table-cell table:formula="oooc:=[.D203]+([.H203]*_dt)" office:value-type="float" office:value="-27055.7337992997">
            <text:p>-27055.733799</text:p>
          </table:table-cell>
          <table:table-cell table:formula="oooc:=SQRT([.A204]^2+[.B204]^2)" office:value-type="float" office:value="147598929951.784">
            <text:p>147598929951.784000</text:p>
          </table:table-cell>
          <table:table-cell table:formula="oooc:=(_G*_m1)/([.E204]^2)" office:value-type="float" office:value="0.00609217011373286">
            <text:p>0.006092</text:p>
          </table:table-cell>
          <table:table-cell table:formula="oooc:=-[.F204]*([.A204]/[.E204])" office:value-type="float" office:value="0.00546284944988474">
            <text:p>0.005463</text:p>
          </table:table-cell>
          <table:table-cell table:formula="oooc:=-[.F204]*([.B204]/[.E204])" office:value-type="float" office:value="0.00269662985642337">
            <text:p>0.002697</text:p>
          </table:table-cell>
          <table:table-cell table:number-columns-repeated="248"/>
        </table:table-row>
        <table:table-row table:style-name="ro1">
          <table:table-cell table:formula="oooc:=[.A204]+([.C205]*_dt)" office:value-type="float" office:value="-131205454089.547">
            <text:p>-131205454089.547000</text:p>
          </table:table-cell>
          <table:table-cell table:formula="oooc:=[.B204]+([.D205]*_dt)" office:value-type="float" office:value="-67650473880.2212">
            <text:p>-67650473880.221200</text:p>
          </table:table-cell>
          <table:table-cell table:formula="oooc:=[.C204]+([.G204]*_dt)" office:value-type="float" office:value="13269.8926814517">
            <text:p>13269.892681</text:p>
          </table:table-cell>
          <table:table-cell table:formula="oooc:=[.D204]+([.H204]*_dt)" office:value-type="float" office:value="-26822.7449797048">
            <text:p>-26822.744980</text:p>
          </table:table-cell>
          <table:table-cell table:formula="oooc:=SQRT([.A205]^2+[.B205]^2)" office:value-type="float" office:value="147619300225.488">
            <text:p>147619300225.488000</text:p>
          </table:table-cell>
          <table:table-cell table:formula="oooc:=(_G*_m1)/([.E205]^2)" office:value-type="float" office:value="0.00609048888898604">
            <text:p>0.006090</text:p>
          </table:table-cell>
          <table:table-cell table:formula="oooc:=-[.F205]*([.A205]/[.E205])" office:value-type="float" office:value="0.00541328511303145">
            <text:p>0.005413</text:p>
          </table:table-cell>
          <table:table-cell table:formula="oooc:=-[.F205]*([.B205]/[.E205])" office:value-type="float" office:value="0.0027911286591439">
            <text:p>0.002791</text:p>
          </table:table-cell>
          <table:table-cell table:number-columns-repeated="248"/>
        </table:table-row>
        <table:table-row table:style-name="ro1">
          <table:table-cell table:formula="oooc:=[.A205]+([.C206]*_dt)" office:value-type="float" office:value="-130018525405.032">
            <text:p>-130018525405.032000</text:p>
          </table:table-cell>
          <table:table-cell table:formula="oooc:=[.B205]+([.D206]*_dt)" office:value-type="float" office:value="-69947123382.6723">
            <text:p>-69947123382.672300</text:p>
          </table:table-cell>
          <table:table-cell table:formula="oooc:=[.C205]+([.G205]*_dt)" office:value-type="float" office:value="13737.6005152177">
            <text:p>13737.600515</text:p>
          </table:table-cell>
          <table:table-cell table:formula="oooc:=[.D205]+([.H205]*_dt)" office:value-type="float" office:value="-26581.5914635547">
            <text:p>-26581.591464</text:p>
          </table:table-cell>
          <table:table-cell table:formula="oooc:=SQRT([.A206]^2+[.B206]^2)" office:value-type="float" office:value="147639483262.472">
            <text:p>147639483262.472000</text:p>
          </table:table-cell>
          <table:table-cell table:formula="oooc:=(_G*_m1)/([.E206]^2)" office:value-type="float" office:value="0.00608882380377185">
            <text:p>0.006089</text:p>
          </table:table-cell>
          <table:table-cell table:formula="oooc:=-[.F206]*([.A206]/[.E206])" office:value-type="float" office:value="0.00536211503131632">
            <text:p>0.005362</text:p>
          </table:table-cell>
          <table:table-cell table:formula="oooc:=-[.F206]*([.B206]/[.E206])" office:value-type="float" office:value="0.00288470062646201">
            <text:p>0.002885</text:p>
          </table:table-cell>
          <table:table-cell table:number-columns-repeated="248"/>
        </table:table-row>
        <table:table-row table:style-name="ro1">
          <table:table-cell table:formula="oooc:=[.A206]+([.C207]*_dt)" office:value-type="float" office:value="-128791568746.293">
            <text:p>-128791568746.293000</text:p>
          </table:table-cell>
          <table:table-cell table:formula="oooc:=[.B206]+([.D207]*_dt)" office:value-type="float" office:value="-72222238710.3349">
            <text:p>-72222238710.334900</text:p>
          </table:table-cell>
          <table:table-cell table:formula="oooc:=[.C206]+([.G206]*_dt)" office:value-type="float" office:value="14200.8872539234">
            <text:p>14200.887254</text:p>
          </table:table-cell>
          <table:table-cell table:formula="oooc:=[.D206]+([.H206]*_dt)" office:value-type="float" office:value="-26332.3533294284">
            <text:p>-26332.353329</text:p>
          </table:table-cell>
          <table:table-cell table:formula="oooc:=SQRT([.A207]^2+[.B207]^2)" office:value-type="float" office:value="147659472924.915">
            <text:p>147659472924.915000</text:p>
          </table:table-cell>
          <table:table-cell table:formula="oooc:=(_G*_m1)/([.E207]^2)" office:value-type="float" office:value="0.00608717534476669">
            <text:p>0.006087</text:p>
          </table:table-cell>
          <table:table-cell table:formula="oooc:=-[.F207]*([.A207]/[.E207])" office:value-type="float" office:value="0.00530935703857559">
            <text:p>0.005309</text:p>
          </table:table-cell>
          <table:table-cell table:formula="oooc:=-[.F207]*([.B207]/[.E207])" office:value-type="float" office:value="0.00297731951843655">
            <text:p>0.002977</text:p>
          </table:table-cell>
          <table:table-cell table:number-columns-repeated="248"/>
        </table:table-row>
        <table:table-row table:style-name="ro1">
          <table:table-cell table:formula="oooc:=[.A207]+([.C208]*_dt)" office:value-type="float" office:value="-127524977949.636">
            <text:p>-127524977949.636000</text:p>
          </table:table-cell>
          <table:table-cell table:formula="oooc:=[.B207]+([.D208]*_dt)" office:value-type="float" office:value="-74475128466.8852">
            <text:p>-74475128466.885200</text:p>
          </table:table-cell>
          <table:table-cell table:formula="oooc:=[.C207]+([.G207]*_dt)" office:value-type="float" office:value="14659.6157020563">
            <text:p>14659.615702</text:p>
          </table:table-cell>
          <table:table-cell table:formula="oooc:=[.D207]+([.H207]*_dt)" office:value-type="float" office:value="-26075.1129230355">
            <text:p>-26075.112923</text:p>
          </table:table-cell>
          <table:table-cell table:formula="oooc:=SQRT([.A208]^2+[.B208]^2)" office:value-type="float" office:value="147679263138.784">
            <text:p>147679263138.784000</text:p>
          </table:table-cell>
          <table:table-cell table:formula="oooc:=(_G*_m1)/([.E208]^2)" office:value-type="float" office:value="0.00608554399277285">
            <text:p>0.006086</text:p>
          </table:table-cell>
          <table:table-cell table:formula="oooc:=-[.F208]*([.A208]/[.E208])" office:value-type="float" office:value="0.00525502935886525">
            <text:p>0.005255</text:p>
          </table:table-cell>
          <table:table-cell table:formula="oooc:=-[.F208]*([.B208]/[.E208])" office:value-type="float" office:value="0.00306895945320852">
            <text:p>0.003069</text:p>
          </table:table-cell>
          <table:table-cell table:number-columns-repeated="248"/>
        </table:table-row>
        <table:table-row table:style-name="ro1">
          <table:table-cell table:formula="oooc:=[.A208]+([.C209]*_dt)" office:value-type="float" office:value="-126219158569.015">
            <text:p>-126219158569.015000</text:p>
          </table:table-cell>
          <table:table-cell table:formula="oooc:=[.B208]+([.D209]*_dt)" office:value-type="float" office:value="-76705108563.8756">
            <text:p>-76705108563.875600</text:p>
          </table:table-cell>
          <table:table-cell table:formula="oooc:=[.C208]+([.G208]*_dt)" office:value-type="float" office:value="15113.6502386623">
            <text:p>15113.650239</text:p>
          </table:table-cell>
          <table:table-cell table:formula="oooc:=[.D208]+([.H208]*_dt)" office:value-type="float" office:value="-25809.9548262783">
            <text:p>-25809.954826</text:p>
          </table:table-cell>
          <table:table-cell table:formula="oooc:=SQRT([.A209]^2+[.B209]^2)" office:value-type="float" office:value="147698847895.528">
            <text:p>147698847895.528000</text:p>
          </table:table-cell>
          <table:table-cell table:formula="oooc:=(_G*_m1)/([.E209]^2)" office:value-type="float" office:value="0.00608393022261008">
            <text:p>0.006084</text:p>
          </table:table-cell>
          <table:table-cell table:formula="oooc:=-[.F209]*([.A209]/[.E209])" office:value-type="float" office:value="0.00519915059888358">
            <text:p>0.005199</text:p>
          </table:table-cell>
          <table:table-cell table:formula="oooc:=-[.F209]*([.B209]/[.E209])" office:value-type="float" office:value="0.00315959491133229">
            <text:p>0.003160</text:p>
          </table:table-cell>
          <table:table-cell table:number-columns-repeated="248"/>
        </table:table-row>
        <table:table-row table:style-name="ro1">
          <table:table-cell table:formula="oooc:=[.A209]+([.C210]*_dt)" office:value-type="float" office:value="-124874527737.14">
            <text:p>-124874527737.140000</text:p>
          </table:table-cell>
          <table:table-cell table:formula="oooc:=[.B209]+([.D210]*_dt)" office:value-type="float" office:value="-78911502411.2368">
            <text:p>-78911502411.236800</text:p>
          </table:table-cell>
          <table:table-cell table:formula="oooc:=[.C209]+([.G209]*_dt)" office:value-type="float" office:value="15562.8568504058">
            <text:p>15562.856850</text:p>
          </table:table-cell>
          <table:table-cell table:formula="oooc:=[.D209]+([.H209]*_dt)" office:value-type="float" office:value="-25536.9658259392">
            <text:p>-25536.965826</text:p>
          </table:table-cell>
          <table:table-cell table:formula="oooc:=SQRT([.A210]^2+[.B210]^2)" office:value-type="float" office:value="147718221253.752">
            <text:p>147718221253.752000</text:p>
          </table:table-cell>
          <table:table-cell table:formula="oooc:=(_G*_m1)/([.E210]^2)" office:value-type="float" office:value="0.00608233450300967">
            <text:p>0.006082</text:p>
          </table:table-cell>
          <table:table-cell table:formula="oooc:=-[.F210]*([.A210]/[.E210])" office:value-type="float" office:value="0.00514173974040697">
            <text:p>0.005142</text:p>
          </table:table-cell>
          <table:table-cell table:formula="oooc:=-[.F210]*([.B210]/[.E210])" office:value-type="float" office:value="0.00324920073993921">
            <text:p>0.003249</text:p>
          </table:table-cell>
          <table:table-cell table:number-columns-repeated="248"/>
        </table:table-row>
        <table:table-row table:style-name="ro1">
          <table:table-cell table:formula="oooc:=[.A210]+([.C211]*_dt)" office:value-type="float" office:value="-123491514023.773">
            <text:p>-123491514023.773000</text:p>
          </table:table-cell>
          <table:table-cell table:formula="oooc:=[.B210]+([.D211]*_dt)" office:value-type="float" office:value="-81093641105.0423">
            <text:p>-81093641105.042300</text:p>
          </table:table-cell>
          <table:table-cell table:formula="oooc:=[.C210]+([.G210]*_dt)" office:value-type="float" office:value="16007.103163977">
            <text:p>16007.103164</text:p>
          </table:table-cell>
          <table:table-cell table:formula="oooc:=[.D210]+([.H210]*_dt)" office:value-type="float" office:value="-25256.2348820084">
            <text:p>-25256.234882</text:p>
          </table:table-cell>
          <table:table-cell table:formula="oooc:=SQRT([.A211]^2+[.B211]^2)" office:value-type="float" office:value="147737377340.865">
            <text:p>147737377340.865000</text:p>
          </table:table-cell>
          <table:table-cell table:formula="oooc:=(_G*_m1)/([.E211]^2)" office:value-type="float" office:value="0.00608075729651096">
            <text:p>0.006081</text:p>
          </table:table-cell>
          <table:table-cell table:formula="oooc:=-[.F211]*([.A211]/[.E211])" office:value-type="float" office:value="0.00508281613274269">
            <text:p>0.005083</text:p>
          </table:table-cell>
          <table:table-cell table:formula="oooc:=-[.F211]*([.B211]/[.E211])" office:value-type="float" office:value="0.00333775215673692">
            <text:p>0.003338</text:p>
          </table:table-cell>
          <table:table-cell table:number-columns-repeated="248"/>
        </table:table-row>
        <table:table-row table:style-name="ro1">
          <table:table-cell table:formula="oooc:=[.A211]+([.C212]*_dt)" office:value-type="float" office:value="-122070557291.287">
            <text:p>-122070557291.287000</text:p>
          </table:table-cell>
          <table:table-cell table:formula="oooc:=[.B211]+([.D212]*_dt)" office:value-type="float" office:value="-83250863612.5079">
            <text:p>-83250863612.507900</text:p>
          </table:table-cell>
          <table:table-cell table:formula="oooc:=[.C211]+([.G211]*_dt)" office:value-type="float" office:value="16446.2584778459">
            <text:p>16446.258478</text:p>
          </table:table-cell>
          <table:table-cell table:formula="oooc:=[.D211]+([.H211]*_dt)" office:value-type="float" office:value="-24967.8530956664">
            <text:p>-24967.853096</text:p>
          </table:table-cell>
          <table:table-cell table:formula="oooc:=SQRT([.A212]^2+[.B212]^2)" office:value-type="float" office:value="147756310354.698">
            <text:p>147756310354.698000</text:p>
          </table:table-cell>
          <table:table-cell table:formula="oooc:=(_G*_m1)/([.E212]^2)" office:value-type="float" office:value="0.00607919905936049">
            <text:p>0.006079</text:p>
          </table:table-cell>
          <table:table-cell table:formula="oooc:=-[.F212]*([.A212]/[.E212])" office:value-type="float" office:value="0.00502239948520215">
            <text:p>0.005022</text:p>
          </table:table-cell>
          <table:table-cell table:formula="oooc:=-[.F212]*([.B212]/[.E212])" office:value-type="float" office:value="0.00342522475384765">
            <text:p>0.003425</text:p>
          </table:table-cell>
          <table:table-cell table:number-columns-repeated="248"/>
        </table:table-row>
        <table:table-row table:style-name="ro1">
          <table:table-cell table:formula="oooc:=[.A212]+([.C213]*_dt)" office:value-type="float" office:value="-120612108547.54">
            <text:p>-120612108547.540000</text:p>
          </table:table-cell>
          <table:table-cell table:formula="oooc:=[.B212]+([.D213]*_dt)" office:value-type="float" office:value="-85382516954.195">
            <text:p>-85382516954.195000</text:p>
          </table:table-cell>
          <table:table-cell table:formula="oooc:=[.C212]+([.G212]*_dt)" office:value-type="float" office:value="16880.1937933674">
            <text:p>16880.193793</text:p>
          </table:table-cell>
          <table:table-cell table:formula="oooc:=[.D212]+([.H212]*_dt)" office:value-type="float" office:value="-24671.9136769339">
            <text:p>-24671.913677</text:p>
          </table:table-cell>
          <table:table-cell table:formula="oooc:=SQRT([.A213]^2+[.B213]^2)" office:value-type="float" office:value="147775014565.105">
            <text:p>147775014565.105000</text:p>
          </table:table-cell>
          <table:table-cell table:formula="oooc:=(_G*_m1)/([.E213]^2)" office:value-type="float" office:value="0.00607766024141351">
            <text:p>0.006078</text:p>
          </table:table-cell>
          <table:table-cell table:formula="oooc:=-[.F213]*([.A213]/[.E213])" office:value-type="float" office:value="0.00496050985959795">
            <text:p>0.004961</text:p>
          </table:table-cell>
          <table:table-cell table:formula="oooc:=-[.F213]*([.B213]/[.E213])" office:value-type="float" office:value="0.00351159450148932">
            <text:p>0.003512</text:p>
          </table:table-cell>
          <table:table-cell table:number-columns-repeated="248"/>
        </table:table-row>
        <table:table-row table:style-name="ro1">
          <table:table-cell table:formula="oooc:=[.A213]+([.C214]*_dt)" office:value-type="float" office:value="-119116629796.111">
            <text:p>-119116629796.111000</text:p>
          </table:table-cell>
          <table:table-cell table:formula="oooc:=[.B213]+([.D214]*_dt)" office:value-type="float" office:value="-87487956383.3922">
            <text:p>-87487956383.392200</text:p>
          </table:table-cell>
          <table:table-cell table:formula="oooc:=[.C213]+([.G213]*_dt)" office:value-type="float" office:value="17308.7818452367">
            <text:p>17308.781845</text:p>
          </table:table-cell>
          <table:table-cell table:formula="oooc:=[.D213]+([.H213]*_dt)" office:value-type="float" office:value="-24368.5119120052">
            <text:p>-24368.511912</text:p>
          </table:table-cell>
          <table:table-cell table:formula="oooc:=SQRT([.A214]^2+[.B214]^2)" office:value-type="float" office:value="147793484315.535">
            <text:p>147793484315.535000</text:p>
          </table:table-cell>
          <table:table-cell table:formula="oooc:=(_G*_m1)/([.E214]^2)" office:value-type="float" office:value="0.00607614128603795">
            <text:p>0.006076</text:p>
          </table:table-cell>
          <table:table-cell table:formula="oooc:=-[.F214]*([.A214]/[.E214])" office:value-type="float" office:value="0.00489716766276803">
            <text:p>0.004897</text:p>
          </table:table-cell>
          <table:table-cell table:formula="oooc:=-[.F214]*([.B214]/[.E214])" office:value-type="float" office:value="0.00359683775150256">
            <text:p>0.003597</text:p>
          </table:table-cell>
          <table:table-cell table:number-columns-repeated="248"/>
        </table:table-row>
        <table:table-row table:style-name="ro1">
          <table:table-cell table:formula="oooc:=[.A214]+([.C215]*_dt)" office:value-type="float" office:value="-117584593883.967">
            <text:p>-117584593883.967000</text:p>
          </table:table-cell>
          <table:table-cell table:formula="oooc:=[.B214]+([.D215]*_dt)" office:value-type="float" office:value="-89566545562.648">
            <text:p>-89566545562.648000</text:p>
          </table:table-cell>
          <table:table-cell table:formula="oooc:=[.C214]+([.G214]*_dt)" office:value-type="float" office:value="17731.8971312998">
            <text:p>17731.897131</text:p>
          </table:table-cell>
          <table:table-cell table:formula="oooc:=[.D214]+([.H214]*_dt)" office:value-type="float" office:value="-24057.7451302754">
            <text:p>-24057.745130</text:p>
          </table:table-cell>
          <table:table-cell table:formula="oooc:=SQRT([.A215]^2+[.B215]^2)" office:value-type="float" office:value="147811714024.577">
            <text:p>147811714024.577000</text:p>
          </table:table-cell>
          <table:table-cell table:formula="oooc:=(_G*_m1)/([.E215]^2)" office:value-type="float" office:value="0.00607464263002088">
            <text:p>0.006075</text:p>
          </table:table-cell>
          <table:table-cell table:formula="oooc:=-[.F215]*([.A215]/[.E215])" office:value-type="float" office:value="0.0048323936391298">
            <text:p>0.004832</text:p>
          </table:table-cell>
          <table:table-cell table:formula="oooc:=-[.F215]*([.B215]/[.E215])" office:value-type="float" office:value="0.00368093124072766">
            <text:p>0.003681</text:p>
          </table:table-cell>
          <table:table-cell table:number-columns-repeated="248"/>
        </table:table-row>
        <table:table-row table:style-name="ro1">
          <table:table-cell table:formula="oooc:=[.A215]+([.C216]*_dt)" office:value-type="float" office:value="-116016484346.602">
            <text:p>-116016484346.602000</text:p>
          </table:table-cell>
          <table:table-cell table:formula="oooc:=[.B215]+([.D216]*_dt)" office:value-type="float" office:value="-91617656737.429">
            <text:p>-91617656737.429000</text:p>
          </table:table-cell>
          <table:table-cell table:formula="oooc:=[.C215]+([.G215]*_dt)" office:value-type="float" office:value="18149.4159417207">
            <text:p>18149.415942</text:p>
          </table:table-cell>
          <table:table-cell table:formula="oooc:=[.D215]+([.H215]*_dt)" office:value-type="float" office:value="-23739.7126710766">
            <text:p>-23739.712671</text:p>
          </table:table-cell>
          <table:table-cell table:formula="oooc:=SQRT([.A216]^2+[.B216]^2)" office:value-type="float" office:value="147829698187.485">
            <text:p>147829698187.485000</text:p>
          </table:table-cell>
          <table:table-cell table:formula="oooc:=(_G*_m1)/([.E216]^2)" office:value-type="float" office:value="0.00607316470347728">
            <text:p>0.006073</text:p>
          </table:table-cell>
          <table:table-cell table:formula="oooc:=-[.F216]*([.A216]/[.E216])" office:value-type="float" office:value="0.00476620886326724">
            <text:p>0.004766</text:p>
          </table:table-cell>
          <table:table-cell table:formula="oooc:=-[.F216]*([.B216]/[.E216])" office:value-type="float" office:value="0.00376385209423473">
            <text:p>0.003764</text:p>
          </table:table-cell>
          <table:table-cell table:number-columns-repeated="248"/>
        </table:table-row>
        <table:table-row table:style-name="ro1">
          <table:table-cell table:formula="oooc:=[.A216]+([.C217]*_dt)" office:value-type="float" office:value="-114412795250.722">
            <text:p>-114412795250.722000</text:p>
          </table:table-cell>
          <table:table-cell table:formula="oooc:=[.B216]+([.D217]*_dt)" office:value-type="float" office:value="-93640670906.8807">
            <text:p>-93640670906.880700</text:p>
          </table:table-cell>
          <table:table-cell table:formula="oooc:=[.C216]+([.G216]*_dt)" office:value-type="float" office:value="18561.2163875069">
            <text:p>18561.216388</text:p>
          </table:table-cell>
          <table:table-cell table:formula="oooc:=[.D216]+([.H216]*_dt)" office:value-type="float" office:value="-23414.5158501347">
            <text:p>-23414.515850</text:p>
          </table:table-cell>
          <table:table-cell table:formula="oooc:=SQRT([.A217]^2+[.B217]^2)" office:value-type="float" office:value="147847431377.668">
            <text:p>147847431377.668000</text:p>
          </table:table-cell>
          <table:table-cell table:formula="oooc:=(_G*_m1)/([.E217]^2)" office:value-type="float" office:value="0.00607170792976129">
            <text:p>0.006072</text:p>
          </table:table-cell>
          <table:table-cell table:formula="oooc:=-[.F217]*([.A217]/[.E217])" office:value-type="float" office:value="0.00469863473255371">
            <text:p>0.004699</text:p>
          </table:table-cell>
          <table:table-cell table:formula="oooc:=-[.F217]*([.B217]/[.E217])" office:value-type="float" office:value="0.00384557782841098">
            <text:p>0.003846</text:p>
          </table:table-cell>
          <table:table-cell table:number-columns-repeated="248"/>
        </table:table-row>
        <table:table-row table:style-name="ro1">
          <table:table-cell table:formula="oooc:=[.A217]+([.C218]*_dt)" office:value-type="float" office:value="-112774031034.508">
            <text:p>-112774031034.508000</text:p>
          </table:table-cell>
          <table:table-cell table:formula="oooc:=[.B217]+([.D218]*_dt)" office:value-type="float" office:value="-95634977991.6663">
            <text:p>-95634977991.666300</text:p>
          </table:table-cell>
          <table:table-cell table:formula="oooc:=[.C217]+([.G217]*_dt)" office:value-type="float" office:value="18967.1784283996">
            <text:p>18967.178428</text:p>
          </table:table-cell>
          <table:table-cell table:formula="oooc:=[.D217]+([.H217]*_dt)" office:value-type="float" office:value="-23082.25792576">
            <text:p>-23082.257926</text:p>
          </table:table-cell>
          <table:table-cell table:formula="oooc:=SQRT([.A218]^2+[.B218]^2)" office:value-type="float" office:value="147864908248.167">
            <text:p>147864908248.167000</text:p>
          </table:table-cell>
          <table:table-cell table:formula="oooc:=(_G*_m1)/([.E218]^2)" office:value-type="float" office:value="0.0060702727253797">
            <text:p>0.006070</text:p>
          </table:table-cell>
          <table:table-cell table:formula="oooc:=-[.F218]*([.A218]/[.E218])" office:value-type="float" office:value="0.00462969295981277">
            <text:p>0.004630</text:p>
          </table:table-cell>
          <table:table-cell table:formula="oooc:=-[.F218]*([.B218]/[.E218])" office:value-type="float" office:value="0.00392608635390877">
            <text:p>0.003926</text:p>
          </table:table-cell>
          <table:table-cell table:number-columns-repeated="248"/>
        </table:table-row>
        <table:table-row table:style-name="ro1">
          <table:table-cell table:formula="oooc:=[.A218]+([.C219]*_dt)" office:value-type="float" office:value="-111100706345.537">
            <text:p>-111100706345.537000</text:p>
          </table:table-cell>
          <table:table-cell table:formula="oooc:=[.B218]+([.D219]*_dt)" office:value-type="float" office:value="-97599976998.8635">
            <text:p>-97599976998.863500</text:p>
          </table:table-cell>
          <table:table-cell table:formula="oooc:=[.C218]+([.G218]*_dt)" office:value-type="float" office:value="19367.1839001274">
            <text:p>19367.183900</text:p>
          </table:table-cell>
          <table:table-cell table:formula="oooc:=[.D218]+([.H218]*_dt)" office:value-type="float" office:value="-22743.0440647823">
            <text:p>-22743.044065</text:p>
          </table:table-cell>
          <table:table-cell table:formula="oooc:=SQRT([.A219]^2+[.B219]^2)" office:value-type="float" office:value="147882123533.09">
            <text:p>147882123533.090000</text:p>
          </table:table-cell>
          <table:table-cell table:formula="oooc:=(_G*_m1)/([.E219]^2)" office:value-type="float" office:value="0.00606885949990785">
            <text:p>0.006069</text:p>
          </table:table-cell>
          <table:table-cell table:formula="oooc:=-[.F219]*([.A219]/[.E219])" office:value-type="float" office:value="0.00455940556601973">
            <text:p>0.004559</text:p>
          </table:table-cell>
          <table:table-cell table:formula="oooc:=-[.F219]*([.B219]/[.E219])" office:value-type="float" office:value="0.0040053559784581">
            <text:p>0.004005</text:p>
          </table:table-cell>
          <table:table-cell table:number-columns-repeated="248"/>
        </table:table-row>
        <table:table-row table:style-name="ro1">
          <table:table-cell table:formula="oooc:=[.A219]+([.C220]*_dt)" office:value-type="float" office:value="-109393345876.392">
            <text:p>-109393345876.392000</text:p>
          </table:table-cell>
          <table:table-cell table:formula="oooc:=[.B219]+([.D220]*_dt)" office:value-type="float" office:value="-99535076183.8957">
            <text:p>-99535076183.895700</text:p>
          </table:table-cell>
          <table:table-cell table:formula="oooc:=[.C219]+([.G219]*_dt)" office:value-type="float" office:value="19761.1165410315">
            <text:p>19761.116541</text:p>
          </table:table-cell>
          <table:table-cell table:formula="oooc:=[.D219]+([.H219]*_dt)" office:value-type="float" office:value="-22396.9813082435">
            <text:p>-22396.981308</text:p>
          </table:table-cell>
          <table:table-cell table:formula="oooc:=SQRT([.A220]^2+[.B220]^2)" office:value-type="float" office:value="147899072049.036">
            <text:p>147899072049.036000</text:p>
          </table:table-cell>
          <table:table-cell table:formula="oooc:=(_G*_m1)/([.E220]^2)" office:value-type="float" office:value="0.0060674686559078">
            <text:p>0.006067</text:p>
          </table:table-cell>
          <table:table-cell table:formula="oooc:=-[.F220]*([.A220]/[.E220])" office:value-type="float" office:value="0.00448779487304577">
            <text:p>0.004488</text:p>
          </table:table-cell>
          <table:table-cell table:formula="oooc:=-[.F220]*([.B220]/[.E220])" office:value-type="float" office:value="0.00408336540954734">
            <text:p>0.004083</text:p>
          </table:table-cell>
          <table:table-cell table:number-columns-repeated="248"/>
        </table:table-row>
        <table:table-row table:style-name="ro1">
          <table:table-cell table:formula="oooc:=[.A220]+([.C221]*_dt)" office:value-type="float" office:value="-107652484198.031">
            <text:p>-107652484198.031000</text:p>
          </table:table-cell>
          <table:table-cell table:formula="oooc:=[.B220]+([.D221]*_dt)" office:value-type="float" office:value="-101439693209.48">
            <text:p>-101439693209.480000</text:p>
          </table:table-cell>
          <table:table-cell table:formula="oooc:=[.C220]+([.G220]*_dt)" office:value-type="float" office:value="20148.8620180627">
            <text:p>20148.862018</text:p>
          </table:table-cell>
          <table:table-cell table:formula="oooc:=[.D220]+([.H220]*_dt)" office:value-type="float" office:value="-22044.1785368586">
            <text:p>-22044.178537</text:p>
          </table:table-cell>
          <table:table-cell table:formula="oooc:=SQRT([.A221]^2+[.B221]^2)" office:value-type="float" office:value="147915748696.482">
            <text:p>147915748696.482000</text:p>
          </table:table-cell>
          <table:table-cell table:formula="oooc:=(_G*_m1)/([.E221]^2)" office:value-type="float" office:value="0.00606610058884875">
            <text:p>0.006066</text:p>
          </table:table-cell>
          <table:table-cell table:formula="oooc:=-[.F221]*([.A221]/[.E221])" office:value-type="float" office:value="0.00441488349644705">
            <text:p>0.004415</text:p>
          </table:table-cell>
          <table:table-cell table:formula="oooc:=-[.F221]*([.B221]/[.E221])" office:value-type="float" office:value="0.00416009375697599">
            <text:p>0.004160</text:p>
          </table:table-cell>
          <table:table-cell table:number-columns-repeated="248"/>
        </table:table-row>
        <table:table-row table:style-name="ro1">
          <table:table-cell table:formula="oooc:=[.A221]+([.C222]*_dt)" office:value-type="float" office:value="-105878665590.965">
            <text:p>-105878665590.965000</text:p>
          </table:table-cell>
          <table:table-cell table:formula="oooc:=[.B221]+([.D222]*_dt)" office:value-type="float" office:value="-103313255301.573">
            <text:p>-103313255301.573000</text:p>
          </table:table-cell>
          <table:table-cell table:formula="oooc:=[.C221]+([.G221]*_dt)" office:value-type="float" office:value="20530.3079521557">
            <text:p>20530.307952</text:p>
          </table:table-cell>
          <table:table-cell table:formula="oooc:=[.D221]+([.H221]*_dt)" office:value-type="float" office:value="-21684.7464362559">
            <text:p>-21684.746436</text:p>
          </table:table-cell>
          <table:table-cell table:formula="oooc:=SQRT([.A222]^2+[.B222]^2)" office:value-type="float" office:value="147932148461.149">
            <text:p>147932148461.149000</text:p>
          </table:table-cell>
          <table:table-cell table:formula="oooc:=(_G*_m1)/([.E222]^2)" office:value-type="float" office:value="0.00606475568702975">
            <text:p>0.006065</text:p>
          </table:table-cell>
          <table:table-cell table:formula="oooc:=-[.F222]*([.A222]/[.E222])" office:value-type="float" office:value="0.00434069433830043">
            <text:p>0.004341</text:p>
          </table:table-cell>
          <table:table-cell table:formula="oooc:=-[.F222]*([.B222]/[.E222])" office:value-type="float" office:value="0.00423552053528328">
            <text:p>0.004236</text:p>
          </table:table-cell>
          <table:table-cell table:number-columns-repeated="248"/>
        </table:table-row>
        <table:table-row table:style-name="ro1">
          <table:table-cell table:formula="oooc:=[.A222]+([.C223]*_dt)" office:value-type="float" office:value="-104072443874.291">
            <text:p>-104072443874.291000</text:p>
          </table:table-cell>
          <table:table-cell table:formula="oooc:=[.B222]+([.D223]*_dt)" office:value-type="float" office:value="-105155199402.29">
            <text:p>-105155199402.290000</text:p>
          </table:table-cell>
          <table:table-cell table:formula="oooc:=[.C222]+([.G222]*_dt)" office:value-type="float" office:value="20905.3439429849">
            <text:p>20905.343943</text:p>
          </table:table-cell>
          <table:table-cell table:formula="oooc:=[.D222]+([.H222]*_dt)" office:value-type="float" office:value="-21318.7974620074">
            <text:p>-21318.797462</text:p>
          </table:table-cell>
          <table:table-cell table:formula="oooc:=SQRT([.A223]^2+[.B223]^2)" office:value-type="float" office:value="147948266415.335">
            <text:p>147948266415.335000</text:p>
          </table:table-cell>
          <table:table-cell table:formula="oooc:=(_G*_m1)/([.E223]^2)" office:value-type="float" office:value="0.00606343433150455">
            <text:p>0.006063</text:p>
          </table:table-cell>
          <table:table-cell table:formula="oooc:=-[.F223]*([.A223]/[.E223])" office:value-type="float" office:value="0.00426525058008757">
            <text:p>0.004265</text:p>
          </table:table-cell>
          <table:table-cell table:formula="oooc:=-[.F223]*([.B223]/[.E223])" office:value-type="float" office:value="0.00430962566605623">
            <text:p>0.004310</text:p>
          </table:table-cell>
          <table:table-cell table:number-columns-repeated="248"/>
        </table:table-row>
        <table:table-row table:style-name="ro1">
          <table:table-cell table:formula="oooc:=[.A223]+([.C224]*_dt)" office:value-type="float" office:value="-102234382232.647">
            <text:p>-102234382232.647000</text:p>
          </table:table-cell>
          <table:table-cell table:formula="oooc:=[.B223]+([.D224]*_dt)" office:value-type="float" office:value="-106964972319.796">
            <text:p>-106964972319.796000</text:p>
          </table:table-cell>
          <table:table-cell table:formula="oooc:=[.C223]+([.G223]*_dt)" office:value-type="float" office:value="21273.8615931044">
            <text:p>21273.861593</text:p>
          </table:table-cell>
          <table:table-cell table:formula="oooc:=[.D223]+([.H223]*_dt)" office:value-type="float" office:value="-20946.4458044601">
            <text:p>-20946.445804</text:p>
          </table:table-cell>
          <table:table-cell table:formula="oooc:=SQRT([.A224]^2+[.B224]^2)" office:value-type="float" office:value="147964097719.229">
            <text:p>147964097719.229000</text:p>
          </table:table-cell>
          <table:table-cell table:formula="oooc:=(_G*_m1)/([.E224]^2)" office:value-type="float" office:value="0.00606213689600869">
            <text:p>0.006062</text:p>
          </table:table-cell>
          <table:table-cell table:formula="oooc:=-[.F224]*([.A224]/[.E224])" office:value-type="float" office:value="0.0041885756756292">
            <text:p>0.004189</text:p>
          </table:table-cell>
          <table:table-cell table:formula="oooc:=-[.F224]*([.B224]/[.E224])" office:value-type="float" office:value="0.00438238948012124">
            <text:p>0.004382</text:p>
          </table:table-cell>
          <table:table-cell table:number-columns-repeated="248"/>
        </table:table-row>
        <table:table-row table:style-name="ro1">
          <table:table-cell table:formula="oooc:=[.A224]+([.C225]*_dt)" office:value-type="float" office:value="-100365053041.127">
            <text:p>-100365053041.127000</text:p>
          </table:table-cell>
          <table:table-cell table:formula="oooc:=[.B224]+([.D225]*_dt)" office:value-type="float" office:value="-108742030875.127">
            <text:p>-108742030875.127000</text:p>
          </table:table-cell>
          <table:table-cell table:formula="oooc:=[.C224]+([.G224]*_dt)" office:value-type="float" office:value="21635.7545314788">
            <text:p>21635.754531</text:p>
          </table:table-cell>
          <table:table-cell table:formula="oooc:=[.D224]+([.H224]*_dt)" office:value-type="float" office:value="-20567.8073533776">
            <text:p>-20567.807353</text:p>
          </table:table-cell>
          <table:table-cell table:formula="oooc:=SQRT([.A225]^2+[.B225]^2)" office:value-type="float" office:value="147979637622.193">
            <text:p>147979637622.193000</text:p>
          </table:table-cell>
          <table:table-cell table:formula="oooc:=(_G*_m1)/([.E225]^2)" office:value-type="float" office:value="0.00606086374688878">
            <text:p>0.006061</text:p>
          </table:table-cell>
          <table:table-cell table:formula="oooc:=-[.F225]*([.A225]/[.E225])" office:value-type="float" office:value="0.00411069334407067">
            <text:p>0.004111</text:p>
          </table:table-cell>
          <table:table-cell table:formula="oooc:=-[.F225]*([.B225]/[.E225])" office:value-type="float" office:value="0.00445379271962265">
            <text:p>0.004454</text:p>
          </table:table-cell>
          <table:table-cell table:number-columns-repeated="248"/>
        </table:table-row>
        <table:table-row table:style-name="ro1">
          <table:table-cell table:formula="oooc:=[.A225]+([.C226]*_dt)" office:value-type="float" office:value="-98465037688.2217">
            <text:p>-98465037688.221700</text:p>
          </table:table-cell>
          <table:table-cell table:formula="oooc:=[.B225]+([.D226]*_dt)" office:value-type="float" office:value="-110485842045.959">
            <text:p>-110485842045.959000</text:p>
          </table:table-cell>
          <table:table-cell table:formula="oooc:=[.C225]+([.G225]*_dt)" office:value-type="float" office:value="21990.9184364065">
            <text:p>21990.918436</text:p>
          </table:table-cell>
          <table:table-cell table:formula="oooc:=[.D225]+([.H225]*_dt)" office:value-type="float" office:value="-20182.9996624022">
            <text:p>-20182.999662</text:p>
          </table:table-cell>
          <table:table-cell table:formula="oooc:=SQRT([.A226]^2+[.B226]^2)" office:value-type="float" office:value="147994881464.014">
            <text:p>147994881464.014000</text:p>
          </table:table-cell>
          <table:table-cell table:formula="oooc:=(_G*_m1)/([.E226]^2)" office:value-type="float" office:value="0.00605961524303378">
            <text:p>0.006060</text:p>
          </table:table-cell>
          <table:table-cell table:formula="oooc:=-[.F226]*([.A226]/[.E226])" office:value-type="float" office:value="0.00403162756292032">
            <text:p>0.004032</text:p>
          </table:table-cell>
          <table:table-cell table:formula="oooc:=-[.F226]*([.B226]/[.E226])" office:value-type="float" office:value="0.00452381653999237">
            <text:p>0.004524</text:p>
          </table:table-cell>
          <table:table-cell table:number-columns-repeated="248"/>
        </table:table-row>
        <table:table-row table:style-name="ro1">
          <table:table-cell table:formula="oooc:=[.A226]+([.C227]*_dt)" office:value-type="float" office:value="-96534926396.8241">
            <text:p>-96534926396.824100</text:p>
          </table:table-cell>
          <table:table-cell table:formula="oooc:=[.B226]+([.D227]*_dt)" office:value-type="float" office:value="-112195883107.272">
            <text:p>-112195883107.272000</text:p>
          </table:table-cell>
          <table:table-cell table:formula="oooc:=[.C226]+([.G226]*_dt)" office:value-type="float" office:value="22339.2510578428">
            <text:p>22339.251058</text:p>
          </table:table-cell>
          <table:table-cell table:formula="oooc:=[.D226]+([.H226]*_dt)" office:value-type="float" office:value="-19792.1419133469">
            <text:p>-19792.141913</text:p>
          </table:table-cell>
          <table:table-cell table:formula="oooc:=SQRT([.A227]^2+[.B227]^2)" office:value-type="float" office:value="148009824676.137">
            <text:p>148009824676.137000</text:p>
          </table:table-cell>
          <table:table-cell table:formula="oooc:=(_G*_m1)/([.E227]^2)" office:value-type="float" office:value="0.00605839173580852">
            <text:p>0.006058</text:p>
          </table:table-cell>
          <table:table-cell table:formula="oooc:=-[.F227]*([.A227]/[.E227])" office:value-type="float" office:value="0.00395140256114156">
            <text:p>0.003951</text:p>
          </table:table-cell>
          <table:table-cell table:formula="oooc:=-[.F227]*([.B227]/[.E227])" office:value-type="float" office:value="0.00459244251181404">
            <text:p>0.004592</text:p>
          </table:table-cell>
          <table:table-cell table:number-columns-repeated="248"/>
        </table:table-row>
        <table:table-row table:style-name="ro1">
          <table:table-cell table:formula="oooc:=[.A227]+([.C228]*_dt)" office:value-type="float" office:value="-94575318043.3637">
            <text:p>-94575318043.363700</text:p>
          </table:table-cell>
          <table:table-cell table:formula="oooc:=[.B227]+([.D228]*_dt)" office:value-type="float" office:value="-113871641768.932">
            <text:p>-113871641768.932000</text:p>
          </table:table-cell>
          <table:table-cell table:formula="oooc:=[.C227]+([.G227]*_dt)" office:value-type="float" office:value="22680.6522391254">
            <text:p>22680.652239</text:p>
          </table:table-cell>
          <table:table-cell table:formula="oooc:=[.D227]+([.H227]*_dt)" office:value-type="float" office:value="-19395.3548803262">
            <text:p>-19395.354880</text:p>
          </table:table-cell>
          <table:table-cell table:formula="oooc:=SQRT([.A228]^2+[.B228]^2)" office:value-type="float" office:value="148024462782.864">
            <text:p>148024462782.864000</text:p>
          </table:table-cell>
          <table:table-cell table:formula="oooc:=(_G*_m1)/([.E228]^2)" office:value-type="float" office:value="0.00605719356898917">
            <text:p>0.006057</text:p>
          </table:table-cell>
          <table:table-cell table:formula="oooc:=-[.F228]*([.A228]/[.E228])" office:value-type="float" office:value="0.00387004281229984">
            <text:p>0.003870</text:p>
          </table:table-cell>
          <table:table-cell table:formula="oooc:=-[.F228]*([.B228]/[.E228])" office:value-type="float" office:value="0.00465965262258573">
            <text:p>0.004660</text:p>
          </table:table-cell>
          <table:table-cell table:number-columns-repeated="248"/>
        </table:table-row>
        <table:table-row table:style-name="ro1">
          <table:table-cell table:formula="oooc:=[.A228]+([.C229]*_dt)" office:value-type="float" office:value="-92586819975.1111">
            <text:p>-92586819975.111100</text:p>
          </table:table-cell>
          <table:table-cell table:formula="oooc:=[.B228]+([.D229]*_dt)" office:value-type="float" office:value="-115512616310.151">
            <text:p>-115512616310.151000</text:p>
          </table:table-cell>
          <table:table-cell table:formula="oooc:=[.C228]+([.G228]*_dt)" office:value-type="float" office:value="23015.0239381081">
            <text:p>23015.023938</text:p>
          </table:table-cell>
          <table:table-cell table:formula="oooc:=[.D228]+([.H228]*_dt)" office:value-type="float" office:value="-18992.7608937348">
            <text:p>-18992.760894</text:p>
          </table:table-cell>
          <table:table-cell table:formula="oooc:=SQRT([.A229]^2+[.B229]^2)" office:value-type="float" office:value="148038791402.523">
            <text:p>148038791402.523000</text:p>
          </table:table-cell>
          <table:table-cell table:formula="oooc:=(_G*_m1)/([.E229]^2)" office:value-type="float" office:value="0.00605602107870083">
            <text:p>0.006056</text:p>
          </table:table-cell>
          <table:table-cell table:formula="oooc:=-[.F229]*([.A229]/[.E229])" office:value-type="float" office:value="0.00378757302776517">
            <text:p>0.003788</text:p>
          </table:table-cell>
          <table:table-cell table:formula="oooc:=-[.F229]*([.B229]/[.E229])" office:value-type="float" office:value="0.00472542927838461">
            <text:p>0.004725</text:p>
          </table:table-cell>
          <table:table-cell table:number-columns-repeated="248"/>
        </table:table-row>
        <table:table-row table:style-name="ro1">
          <table:table-cell table:formula="oooc:=[.A229]+([.C230]*_dt)" office:value-type="float" office:value="-90570047825.7092">
            <text:p>-90570047825.709200</text:p>
          </table:table-cell>
          <table:table-cell table:formula="oooc:=[.B229]+([.D230]*_dt)" office:value-type="float" office:value="-117118315710.824">
            <text:p>-117118315710.824000</text:p>
          </table:table-cell>
          <table:table-cell table:formula="oooc:=[.C229]+([.G229]*_dt)" office:value-type="float" office:value="23342.2702477071">
            <text:p>23342.270248</text:p>
          </table:table-cell>
          <table:table-cell table:formula="oooc:=[.D229]+([.H229]*_dt)" office:value-type="float" office:value="-18584.4838040823">
            <text:p>-18584.483804</text:p>
          </table:table-cell>
          <table:table-cell table:formula="oooc:=SQRT([.A230]^2+[.B230]^2)" office:value-type="float" office:value="148052806248.62">
            <text:p>148052806248.620000</text:p>
          </table:table-cell>
          <table:table-cell table:formula="oooc:=(_G*_m1)/([.E230]^2)" office:value-type="float" office:value="0.00605487459335707">
            <text:p>0.006055</text:p>
          </table:table-cell>
          <table:table-cell table:formula="oooc:=-[.F230]*([.A230]/[.E230])" office:value-type="float" office:value="0.00370401814997095">
            <text:p>0.003704</text:p>
          </table:table-cell>
          <table:table-cell table:formula="oooc:=-[.F230]*([.B230]/[.E230])" office:value-type="float" office:value="0.0047897553054375">
            <text:p>0.004790</text:p>
          </table:table-cell>
          <table:table-cell table:number-columns-repeated="248"/>
        </table:table-row>
        <table:table-row table:style-name="ro1">
          <table:table-cell table:formula="oooc:=[.A230]+([.C231]*_dt)" office:value-type="float" office:value="-88525625328.9785">
            <text:p>-88525625328.978500</text:p>
          </table:table-cell>
          <table:table-cell table:formula="oooc:=[.B230]+([.D231]*_dt)" office:value-type="float" office:value="-118688259779.732">
            <text:p>-118688259779.732000</text:p>
          </table:table-cell>
          <table:table-cell table:formula="oooc:=[.C230]+([.G230]*_dt)" office:value-type="float" office:value="23662.2974158645">
            <text:p>23662.297416</text:p>
          </table:table-cell>
          <table:table-cell table:formula="oooc:=[.D230]+([.H230]*_dt)" office:value-type="float" office:value="-18170.6489456925">
            <text:p>-18170.648946</text:p>
          </table:table-cell>
          <table:table-cell table:formula="oooc:=SQRT([.A231]^2+[.B231]^2)" office:value-type="float" office:value="148066503130.95">
            <text:p>148066503130.950000</text:p>
          </table:table-cell>
          <table:table-cell table:formula="oooc:=(_G*_m1)/([.E231]^2)" office:value-type="float" office:value="0.00605375443360149">
            <text:p>0.006054</text:p>
          </table:table-cell>
          <table:table-cell table:formula="oooc:=-[.F231]*([.A231]/[.E231])" office:value-type="float" office:value="0.00361940334572963">
            <text:p>0.003619</text:p>
          </table:table-cell>
          <table:table-cell table:formula="oooc:=-[.F231]*([.B231]/[.E231])" office:value-type="float" office:value="0.00485261395160082">
            <text:p>0.004853</text:p>
          </table:table-cell>
          <table:table-cell table:number-columns-repeated="248"/>
        </table:table-row>
        <table:table-row table:style-name="ro1">
          <table:table-cell table:formula="oooc:=[.A231]+([.C232]*_dt)" office:value-type="float" office:value="-86454184131.0481">
            <text:p>-86454184131.048100</text:p>
          </table:table-cell>
          <table:table-cell table:formula="oooc:=[.B231]+([.D232]*_dt)" office:value-type="float" office:value="-120221979279.595">
            <text:p>-120221979279.595000</text:p>
          </table:table-cell>
          <table:table-cell table:formula="oooc:=[.C231]+([.G231]*_dt)" office:value-type="float" office:value="23975.0138649356">
            <text:p>23975.013865</text:p>
          </table:table-cell>
          <table:table-cell table:formula="oooc:=[.D231]+([.H231]*_dt)" office:value-type="float" office:value="-17751.3831002742">
            <text:p>-17751.383100</text:p>
          </table:table-cell>
          <table:table-cell table:formula="oooc:=SQRT([.A232]^2+[.B232]^2)" office:value-type="float" office:value="148079877956.691">
            <text:p>148079877956.691000</text:p>
          </table:table-cell>
          <table:table-cell table:formula="oooc:=(_G*_m1)/([.E232]^2)" office:value-type="float" office:value="0.00605266091225118">
            <text:p>0.006053</text:p>
          </table:table-cell>
          <table:table-cell table:formula="oooc:=-[.F232]*([.A232]/[.E232])" office:value-type="float" office:value="0.00353375399960556">
            <text:p>0.003534</text:p>
          </table:table-cell>
          <table:table-cell table:formula="oooc:=-[.F232]*([.B232]/[.E232])" office:value-type="float" office:value="0.00491398888775351">
            <text:p>0.004914</text:p>
          </table:table-cell>
          <table:table-cell table:number-columns-repeated="248"/>
        </table:table-row>
        <table:table-row table:style-name="ro1">
          <table:table-cell table:formula="oooc:=[.A232]+([.C233]*_dt)" office:value-type="float" office:value="-84356363600.8608">
            <text:p>-84356363600.860800</text:p>
          </table:table-cell>
          <table:table-cell table:formula="oooc:=[.B232]+([.D233]*_dt)" office:value-type="float" office:value="-121719016048.971">
            <text:p>-121719016048.971000</text:p>
          </table:table-cell>
          <table:table-cell table:formula="oooc:=[.C232]+([.G232]*_dt)" office:value-type="float" office:value="24280.3302105015">
            <text:p>24280.330211</text:p>
          </table:table-cell>
          <table:table-cell table:formula="oooc:=[.D232]+([.H232]*_dt)" office:value-type="float" office:value="-17326.8144603723">
            <text:p>-17326.814460</text:p>
          </table:table-cell>
          <table:table-cell table:formula="oooc:=SQRT([.A233]^2+[.B233]^2)" office:value-type="float" office:value="148092926731.463">
            <text:p>148092926731.463000</text:p>
          </table:table-cell>
          <table:table-cell table:formula="oooc:=(_G*_m1)/([.E233]^2)" office:value-type="float" office:value="0.00605159433424212">
            <text:p>0.006052</text:p>
          </table:table-cell>
          <table:table-cell table:formula="oooc:=-[.F233]*([.A233]/[.E233])" office:value-type="float" office:value="0.00344709570734537">
            <text:p>0.003447</text:p>
          </table:table-cell>
          <table:table-cell table:formula="oooc:=-[.F233]*([.B233]/[.E233])" office:value-type="float" office:value="0.00497386420910669">
            <text:p>0.004974</text:p>
          </table:table-cell>
          <table:table-cell table:number-columns-repeated="248"/>
        </table:table-row>
        <table:table-row table:style-name="ro1">
          <table:table-cell table:formula="oooc:=[.A233]+([.C234]*_dt)" office:value-type="float" office:value="-82232810639.1019">
            <text:p>-82232810639.101900</text:p>
          </table:table-cell>
          <table:table-cell table:formula="oooc:=[.B233]+([.D234]*_dt)" office:value-type="float" office:value="-123178923120.981">
            <text:p>-123178923120.981000</text:p>
          </table:table-cell>
          <table:table-cell table:formula="oooc:=[.C233]+([.G233]*_dt)" office:value-type="float" office:value="24578.1592796161">
            <text:p>24578.159280</text:p>
          </table:table-cell>
          <table:table-cell table:formula="oooc:=[.D233]+([.H233]*_dt)" office:value-type="float" office:value="-16897.0725927055">
            <text:p>-16897.072593</text:p>
          </table:table-cell>
          <table:table-cell table:formula="oooc:=SQRT([.A234]^2+[.B234]^2)" office:value-type="float" office:value="148105645560.36">
            <text:p>148105645560.360000</text:p>
          </table:table-cell>
          <table:table-cell table:formula="oooc:=(_G*_m1)/([.E234]^2)" office:value-type="float" office:value="0.0060505549965765">
            <text:p>0.006051</text:p>
          </table:table-cell>
          <table:table-cell table:formula="oooc:=-[.F234]*([.A234]/[.E234])" office:value-type="float" office:value="0.00335945426936592">
            <text:p>0.003359</text:p>
          </table:table-cell>
          <table:table-cell table:formula="oooc:=-[.F234]*([.B234]/[.E234])" office:value-type="float" office:value="0.00503222443643325">
            <text:p>0.005032</text:p>
          </table:table-cell>
          <table:table-cell table:number-columns-repeated="248"/>
        </table:table-row>
        <table:table-row table:style-name="ro1">
          <table:table-cell table:formula="oooc:=[.A234]+([.C235]*_dt)" office:value-type="float" office:value="-80084179485.6005">
            <text:p>-80084179485.600500</text:p>
          </table:table-cell>
          <table:table-cell table:formula="oooc:=[.B234]+([.D235]*_dt)" office:value-type="float" office:value="-124601264838.862">
            <text:p>-124601264838.862000</text:p>
          </table:table-cell>
          <table:table-cell table:formula="oooc:=[.C234]+([.G234]*_dt)" office:value-type="float" office:value="24868.4161284894">
            <text:p>24868.416128</text:p>
          </table:table-cell>
          <table:table-cell table:formula="oooc:=[.D234]+([.H234]*_dt)" office:value-type="float" office:value="-16462.2884013977">
            <text:p>-16462.288401</text:p>
          </table:table-cell>
          <table:table-cell table:formula="oooc:=SQRT([.A235]^2+[.B235]^2)" office:value-type="float" office:value="148118030648.959">
            <text:p>148118030648.959000</text:p>
          </table:table-cell>
          <table:table-cell table:formula="oooc:=(_G*_m1)/([.E235]^2)" office:value-type="float" office:value="0.00604954318827179">
            <text:p>0.006050</text:p>
          </table:table-cell>
          <table:table-cell table:formula="oooc:=-[.F235]*([.A235]/[.E235])" office:value-type="float" office:value="0.00327085568429986">
            <text:p>0.003271</text:p>
          </table:table-cell>
          <table:table-cell table:formula="oooc:=-[.F235]*([.B235]/[.E235])" office:value-type="float" office:value="0.00508905451722115">
            <text:p>0.005089</text:p>
          </table:table-cell>
          <table:table-cell table:number-columns-repeated="248"/>
        </table:table-row>
        <table:table-row table:style-name="ro1">
          <table:table-cell table:formula="oooc:=[.A235]+([.C236]*_dt)" office:value-type="float" office:value="-77911131525.2499">
            <text:p>-77911131525.249900</text:p>
          </table:table-cell>
          <table:table-cell table:formula="oooc:=[.B235]+([.D236]*_dt)" office:value-type="float" office:value="-125985616968.334">
            <text:p>-125985616968.334000</text:p>
          </table:table-cell>
          <table:table-cell table:formula="oooc:=[.C235]+([.G235]*_dt)" office:value-type="float" office:value="25151.0180596129">
            <text:p>25151.018060</text:p>
          </table:table-cell>
          <table:table-cell table:formula="oooc:=[.D235]+([.H235]*_dt)" office:value-type="float" office:value="-16022.5940911098">
            <text:p>-16022.594091</text:p>
          </table:table-cell>
          <table:table-cell table:formula="oooc:=SQRT([.A236]^2+[.B236]^2)" office:value-type="float" office:value="148130078304.295">
            <text:p>148130078304.295000</text:p>
          </table:table-cell>
          <table:table-cell table:formula="oooc:=(_G*_m1)/([.E236]^2)" office:value-type="float" office:value="0.00604855919031182">
            <text:p>0.006049</text:p>
          </table:table-cell>
          <table:table-cell table:formula="oooc:=-[.F236]*([.A236]/[.E236])" office:value-type="float" office:value="0.00318132614259868">
            <text:p>0.003181</text:p>
          </table:table-cell>
          <table:table-cell table:formula="oooc:=-[.F236]*([.B236]/[.E236])" office:value-type="float" office:value="0.00514433982675365">
            <text:p>0.005144</text:p>
          </table:table-cell>
          <table:table-cell table:number-columns-repeated="248"/>
        </table:table-row>
        <table:table-row table:style-name="ro1">
          <table:table-cell table:formula="oooc:=[.A236]+([.C237]*_dt)" office:value-type="float" office:value="-75714335092.4979">
            <text:p>-75714335092.497900</text:p>
          </table:table-cell>
          <table:table-cell table:formula="oooc:=[.B236]+([.D237]*_dt)" office:value-type="float" office:value="-127331566806.773">
            <text:p>-127331566806.773000</text:p>
          </table:table-cell>
          <table:table-cell table:formula="oooc:=[.C236]+([.G236]*_dt)" office:value-type="float" office:value="25425.8846383334">
            <text:p>25425.884638</text:p>
          </table:table-cell>
          <table:table-cell table:formula="oooc:=[.D236]+([.H236]*_dt)" office:value-type="float" office:value="-15578.1231300782">
            <text:p>-15578.123130</text:p>
          </table:table-cell>
          <table:table-cell table:formula="oooc:=SQRT([.A237]^2+[.B237]^2)" office:value-type="float" office:value="148141784935.806">
            <text:p>148141784935.806000</text:p>
          </table:table-cell>
          <table:table-cell table:formula="oooc:=(_G*_m1)/([.E237]^2)" office:value-type="float" office:value="0.00604760327559943">
            <text:p>0.006048</text:p>
          </table:table-cell>
          <table:table-cell table:formula="oooc:=-[.F237]*([.A237]/[.E237])" office:value-type="float" office:value="0.00309089202019295">
            <text:p>0.003091</text:p>
          </table:table-cell>
          <table:table-cell table:formula="oooc:=-[.F237]*([.B237]/[.E237])" office:value-type="float" office:value="0.00519806616911987">
            <text:p>0.005198</text:p>
          </table:table-cell>
          <table:table-cell table:number-columns-repeated="248"/>
        </table:table-row>
        <table:table-row table:style-name="ro1">
          <table:table-cell table:formula="oooc:=[.A237]+([.C238]*_dt)" office:value-type="float" office:value="-73494465274.4509">
            <text:p>-73494465274.450900</text:p>
          </table:table-cell>
          <table:table-cell table:formula="oooc:=[.B237]+([.D238]*_dt)" office:value-type="float" office:value="-128638713289.182">
            <text:p>-128638713289.182000</text:p>
          </table:table-cell>
          <table:table-cell table:formula="oooc:=[.C237]+([.G237]*_dt)" office:value-type="float" office:value="25692.9377088781">
            <text:p>25692.937709</text:p>
          </table:table-cell>
          <table:table-cell table:formula="oooc:=[.D237]+([.H237]*_dt)" office:value-type="float" office:value="-15129.0102130663">
            <text:p>-15129.010213</text:p>
          </table:table-cell>
          <table:table-cell table:formula="oooc:=SQRT([.A238]^2+[.B238]^2)" office:value-type="float" office:value="148153147056.26">
            <text:p>148153147056.260000</text:p>
          </table:table-cell>
          <table:table-cell table:formula="oooc:=(_G*_m1)/([.E238]^2)" office:value-type="float" office:value="0.0060466757089111">
            <text:p>0.006047</text:p>
          </table:table-cell>
          <table:table-cell table:formula="oooc:=-[.F238]*([.A238]/[.E238])" office:value-type="float" office:value="0.00299957987220938">
            <text:p>0.003000</text:p>
          </table:table-cell>
          <table:table-cell table:formula="oooc:=-[.F238]*([.B238]/[.E238])" office:value-type="float" office:value="0.005250219778159">
            <text:p>0.005250</text:p>
          </table:table-cell>
          <table:table-cell table:number-columns-repeated="248"/>
        </table:table-row>
        <table:table-row table:style-name="ro1">
          <table:table-cell table:formula="oooc:=[.A238]+([.C239]*_dt)" office:value-type="float" office:value="-71252203712.641">
            <text:p>-71252203712.641000</text:p>
          </table:table-cell>
          <table:table-cell table:formula="oooc:=[.B238]+([.D239]*_dt)" office:value-type="float" office:value="-129906667090.955">
            <text:p>-129906667090.955000</text:p>
          </table:table-cell>
          <table:table-cell table:formula="oooc:=[.C238]+([.G238]*_dt)" office:value-type="float" office:value="25952.1014098369">
            <text:p>25952.101410</text:p>
          </table:table-cell>
          <table:table-cell table:formula="oooc:=[.D238]+([.H238]*_dt)" office:value-type="float" office:value="-14675.3912242334">
            <text:p>-14675.391224</text:p>
          </table:table-cell>
          <table:table-cell table:formula="oooc:=SQRT([.A239]^2+[.B239]^2)" office:value-type="float" office:value="148164161282.639">
            <text:p>148164161282.639000</text:p>
          </table:table-cell>
          <table:table-cell table:formula="oooc:=(_G*_m1)/([.E239]^2)" office:value-type="float" office:value="0.00604577674685319">
            <text:p>0.006046</text:p>
          </table:table-cell>
          <table:table-cell table:formula="oooc:=-[.F239]*([.A239]/[.E239])" office:value-type="float" office:value="0.00290741642674426">
            <text:p>0.002907</text:p>
          </table:table-cell>
          <table:table-cell table:formula="oooc:=-[.F239]*([.B239]/[.E239])" office:value-type="float" office:value="0.00530078731834134">
            <text:p>0.005301</text:p>
          </table:table-cell>
          <table:table-cell table:number-columns-repeated="248"/>
        </table:table-row>
        <table:table-row table:style-name="ro1">
          <table:table-cell table:formula="oooc:=[.A239]+([.C240]*_dt)" office:value-type="float" office:value="-68988238403.5021">
            <text:p>-68988238403.502100</text:p>
          </table:table-cell>
          <table:table-cell table:formula="oooc:=[.B239]+([.D240]*_dt)" office:value-type="float" office:value="-131135050727.429">
            <text:p>-131135050727.429000</text:p>
          </table:table-cell>
          <table:table-cell table:formula="oooc:=[.C239]+([.G239]*_dt)" office:value-type="float" office:value="26203.3021891077">
            <text:p>26203.302189</text:p>
          </table:table-cell>
          <table:table-cell table:formula="oooc:=[.D239]+([.H239]*_dt)" office:value-type="float" office:value="-14217.4031999287">
            <text:p>-14217.403200</text:p>
          </table:table-cell>
          <table:table-cell table:formula="oooc:=SQRT([.A240]^2+[.B240]^2)" office:value-type="float" office:value="148174824337.01">
            <text:p>148174824337.010000</text:p>
          </table:table-cell>
          <table:table-cell table:formula="oooc:=(_G*_m1)/([.E240]^2)" office:value-type="float" office:value="0.00604490663781995">
            <text:p>0.006045</text:p>
          </table:table-cell>
          <table:table-cell table:formula="oooc:=-[.F240]*([.A240]/[.E240])" office:value-type="float" office:value="0.00281442857869258">
            <text:p>0.002814</text:p>
          </table:table-cell>
          <table:table-cell table:formula="oooc:=-[.F240]*([.B240]/[.E240])" office:value-type="float" office:value="0.00534975588558937">
            <text:p>0.005350</text:p>
          </table:table-cell>
          <table:table-cell table:number-columns-repeated="248"/>
        </table:table-row>
        <table:table-row table:style-name="ro1">
          <table:table-cell table:formula="oooc:=[.A240]+([.C241]*_dt)" office:value-type="float" office:value="-66703263497.6004">
            <text:p>-66703263497.600400</text:p>
          </table:table-cell>
          <table:table-cell table:formula="oooc:=[.B240]+([.D241]*_dt)" office:value-type="float" office:value="-132323498650.207">
            <text:p>-132323498650.207000</text:p>
          </table:table-cell>
          <table:table-cell table:formula="oooc:=[.C240]+([.G240]*_dt)" office:value-type="float" office:value="26446.4688183067">
            <text:p>26446.468818</text:p>
          </table:table-cell>
          <table:table-cell table:formula="oooc:=[.D240]+([.H240]*_dt)" office:value-type="float" office:value="-13755.1842914137">
            <text:p>-13755.184291</text:p>
          </table:table-cell>
          <table:table-cell table:formula="oooc:=SQRT([.A241]^2+[.B241]^2)" office:value-type="float" office:value="148185133047.353">
            <text:p>148185133047.353000</text:p>
          </table:table-cell>
          <table:table-cell table:formula="oooc:=(_G*_m1)/([.E241]^2)" office:value-type="float" office:value="0.00604406562195319">
            <text:p>0.006044</text:p>
          </table:table-cell>
          <table:table-cell table:formula="oooc:=-[.F241]*([.A241]/[.E241])" office:value-type="float" office:value="0.00272064338363215">
            <text:p>0.002721</text:p>
          </table:table-cell>
          <table:table-cell table:formula="oooc:=-[.F241]*([.B241]/[.E241])" office:value-type="float" office:value="0.00539711300804189">
            <text:p>0.005397</text:p>
          </table:table-cell>
          <table:table-cell table:number-columns-repeated="248"/>
        </table:table-row>
        <table:table-row table:style-name="ro1">
          <table:table-cell table:formula="oooc:=[.A241]+([.C242]*_dt)" office:value-type="float" office:value="-64397979097.6656">
            <text:p>-64397979097.665600</text:p>
          </table:table-cell>
          <table:table-cell table:formula="oooc:=[.B241]+([.D242]*_dt)" office:value-type="float" office:value="-133471657340.265">
            <text:p>-133471657340.265000</text:p>
          </table:table-cell>
          <table:table-cell table:formula="oooc:=[.C241]+([.G241]*_dt)" office:value-type="float" office:value="26681.5324066525">
            <text:p>26681.532407</text:p>
          </table:table-cell>
          <table:table-cell table:formula="oooc:=[.D241]+([.H241]*_dt)" office:value-type="float" office:value="-13288.8737275189">
            <text:p>-13288.873728</text:p>
          </table:table-cell>
          <table:table-cell table:formula="oooc:=SQRT([.A242]^2+[.B242]^2)" office:value-type="float" office:value="148195084348.37">
            <text:p>148195084348.370000</text:p>
          </table:table-cell>
          <table:table-cell table:formula="oooc:=(_G*_m1)/([.E242]^2)" office:value-type="float" office:value="0.00604325393110364">
            <text:p>0.006043</text:p>
          </table:table-cell>
          <table:table-cell table:formula="oooc:=-[.F242]*([.A242]/[.E242])" office:value-type="float" office:value="0.00262608805176187">
            <text:p>0.002626</text:p>
          </table:table-cell>
          <table:table-cell table:formula="oooc:=-[.F242]*([.B242]/[.E242])" office:value-type="float" office:value="0.00544284664676427">
            <text:p>0.005443</text:p>
          </table:table-cell>
          <table:table-cell table:number-columns-repeated="248"/>
        </table:table-row>
        <table:table-row table:style-name="ro1">
          <table:table-cell table:formula="oooc:=[.A242]+([.C243]*_dt)" office:value-type="float" office:value="-62073091055.4679">
            <text:p>-62073091055.467900</text:p>
          </table:table-cell>
          <table:table-cell table:formula="oooc:=[.B242]+([.D243]*_dt)" office:value-type="float" office:value="-134579185397.818">
            <text:p>-134579185397.818000</text:p>
          </table:table-cell>
          <table:table-cell table:formula="oooc:=[.C242]+([.G242]*_dt)" office:value-type="float" office:value="26908.4264143247">
            <text:p>26908.426414</text:p>
          </table:table-cell>
          <table:table-cell table:formula="oooc:=[.D242]+([.H242]*_dt)" office:value-type="float" office:value="-12818.6117772385">
            <text:p>-12818.611777</text:p>
          </table:table-cell>
          <table:table-cell table:formula="oooc:=SQRT([.A243]^2+[.B243]^2)" office:value-type="float" office:value="148204675282.262">
            <text:p>148204675282.262000</text:p>
          </table:table-cell>
          <table:table-cell table:formula="oooc:=(_G*_m1)/([.E243]^2)" office:value-type="float" office:value="0.00604247178879392">
            <text:p>0.006042</text:p>
          </table:table-cell>
          <table:table-cell table:formula="oooc:=-[.F243]*([.A243]/[.E243])" office:value-type="float" office:value="0.00253078994189323">
            <text:p>0.002531</text:p>
          </table:table-cell>
          <table:table-cell table:formula="oooc:=-[.F243]*([.B243]/[.E243])" office:value-type="float" office:value="0.00548694519640778">
            <text:p>0.005487</text:p>
          </table:table-cell>
          <table:table-cell table:number-columns-repeated="248"/>
        </table:table-row>
        <table:table-row table:style-name="ro1">
          <table:table-cell table:formula="oooc:=[.A243]+([.C244]*_dt)" office:value-type="float" office:value="-59729310767.5856">
            <text:p>-59729310767.585600</text:p>
          </table:table-cell>
          <table:table-cell table:formula="oooc:=[.B243]+([.D244]*_dt)" office:value-type="float" office:value="-135645753628.958">
            <text:p>-135645753628.958000</text:p>
          </table:table-cell>
          <table:table-cell table:formula="oooc:=[.C243]+([.G243]*_dt)" office:value-type="float" office:value="27127.0866653043">
            <text:p>27127.086665</text:p>
          </table:table-cell>
          <table:table-cell table:formula="oooc:=[.D243]+([.H243]*_dt)" office:value-type="float" office:value="-12344.5397122689">
            <text:p>-12344.539712</text:p>
          </table:table-cell>
          <table:table-cell table:formula="oooc:=SQRT([.A244]^2+[.B244]^2)" office:value-type="float" office:value="148213902999.479">
            <text:p>148213902999.479000</text:p>
          </table:table-cell>
          <table:table-cell table:formula="oooc:=(_G*_m1)/([.E244]^2)" office:value-type="float" office:value="0.00604171941018315">
            <text:p>0.006042</text:p>
          </table:table-cell>
          <table:table-cell table:formula="oooc:=-[.F244]*([.A244]/[.E244])" office:value-type="float" office:value="0.00243477655549394">
            <text:p>0.002435</text:p>
          </table:table-cell>
          <table:table-cell table:formula="oooc:=-[.F244]*([.B244]/[.E244])" office:value-type="float" office:value="0.00552939748582076">
            <text:p>0.005529</text:p>
          </table:table-cell>
          <table:table-cell table:number-columns-repeated="248"/>
        </table:table-row>
        <table:table-row table:style-name="ro1">
          <table:table-cell table:formula="oooc:=[.A244]+([.C245]*_dt)" office:value-type="float" office:value="-57367354970.1076">
            <text:p>-57367354970.107600</text:p>
          </table:table-cell>
          <table:table-cell table:formula="oooc:=[.B244]+([.D245]*_dt)" office:value-type="float" office:value="-136671045129.043">
            <text:p>-136671045129.043000</text:p>
          </table:table-cell>
          <table:table-cell table:formula="oooc:=[.C244]+([.G244]*_dt)" office:value-type="float" office:value="27337.451359699">
            <text:p>27337.451360</text:p>
          </table:table-cell>
          <table:table-cell table:formula="oooc:=[.D244]+([.H244]*_dt)" office:value-type="float" office:value="-11866.7997694939">
            <text:p>-11866.799769</text:p>
          </table:table-cell>
          <table:table-cell table:formula="oooc:=SQRT([.A245]^2+[.B245]^2)" office:value-type="float" office:value="148222764759.436">
            <text:p>148222764759.436000</text:p>
          </table:table-cell>
          <table:table-cell table:formula="oooc:=(_G*_m1)/([.E245]^2)" office:value-type="float" office:value="0.00604099700203309">
            <text:p>0.006041</text:p>
          </table:table-cell>
          <table:table-cell table:formula="oooc:=-[.F245]*([.A245]/[.E245])" office:value-type="float" office:value="0.00233807553078264">
            <text:p>0.002338</text:p>
          </table:table-cell>
          <table:table-cell table:formula="oooc:=-[.F245]*([.B245]/[.E245])" office:value-type="float" office:value="0.00557019277861442">
            <text:p>0.005570</text:p>
          </table:table-cell>
          <table:table-cell table:number-columns-repeated="248"/>
        </table:table-row>
        <table:table-row table:style-name="ro1">
          <table:table-cell table:formula="oooc:=[.A245]+([.C246]*_dt)" office:value-type="float" office:value="-54987945532.3154">
            <text:p>-54987945532.315400</text:p>
          </table:table-cell>
          <table:table-cell table:formula="oooc:=[.B245]+([.D246]*_dt)" office:value-type="float" office:value="-137654755362.842">
            <text:p>-137654755362.842000</text:p>
          </table:table-cell>
          <table:table-cell table:formula="oooc:=[.C245]+([.G245]*_dt)" office:value-type="float" office:value="27539.4610855586">
            <text:p>27539.461086</text:p>
          </table:table-cell>
          <table:table-cell table:formula="oooc:=[.D245]+([.H245]*_dt)" office:value-type="float" office:value="-11385.5351134217">
            <text:p>-11385.535113</text:p>
          </table:table-cell>
          <table:table-cell table:formula="oooc:=SQRT([.A246]^2+[.B246]^2)" office:value-type="float" office:value="148231257931.21">
            <text:p>148231257931.210000</text:p>
          </table:table-cell>
          <table:table-cell table:formula="oooc:=(_G*_m1)/([.E246]^2)" office:value-type="float" office:value="0.0060403047626759">
            <text:p>0.006040</text:p>
          </table:table-cell>
          <table:table-cell table:formula="oooc:=-[.F246]*([.A246]/[.E246])" office:value-type="float" office:value="0.00224071463687333">
            <text:p>0.002241</text:p>
          </table:table-cell>
          <table:table-cell table:formula="oooc:=-[.F246]*([.B246]/[.E246])" office:value-type="float" office:value="0.00560932077368613">
            <text:p>0.005609</text:p>
          </table:table-cell>
          <table:table-cell table:number-columns-repeated="248"/>
        </table:table-row>
        <table:table-row table:style-name="ro1">
          <table:table-cell table:formula="oooc:=[.A246]+([.C247]*_dt)" office:value-type="float" office:value="-52591809249.3874">
            <text:p>-52591809249.387400</text:p>
          </table:table-cell>
          <table:table-cell table:formula="oooc:=[.B246]+([.D247]*_dt)" office:value-type="float" office:value="-138596592241.439">
            <text:p>-138596592241.439000</text:p>
          </table:table-cell>
          <table:table-cell table:formula="oooc:=[.C246]+([.G246]*_dt)" office:value-type="float" office:value="27733.0588301845">
            <text:p>27733.058830</text:p>
          </table:table-cell>
          <table:table-cell table:formula="oooc:=[.D246]+([.H246]*_dt)" office:value-type="float" office:value="-10900.8897985752">
            <text:p>-10900.889799</text:p>
          </table:table-cell>
          <table:table-cell table:formula="oooc:=SQRT([.A247]^2+[.B247]^2)" office:value-type="float" office:value="148239379994.196">
            <text:p>148239379994.196000</text:p>
          </table:table-cell>
          <table:table-cell table:formula="oooc:=(_G*_m1)/([.E247]^2)" office:value-type="float" office:value="0.00603964288198339">
            <text:p>0.006040</text:p>
          </table:table-cell>
          <table:table-cell table:formula="oooc:=-[.F247]*([.A247]/[.E247])" office:value-type="float" office:value="0.00214272176796831">
            <text:p>0.002143</text:p>
          </table:table-cell>
          <table:table-cell table:formula="oooc:=-[.F247]*([.B247]/[.E247])" office:value-type="float" office:value="0.00564677160570244">
            <text:p>0.005647</text:p>
          </table:table-cell>
          <table:table-cell table:number-columns-repeated="248"/>
        </table:table-row>
        <table:table-row table:style-name="ro1">
          <table:table-cell table:formula="oooc:=[.A247]+([.C248]*_dt)" office:value-type="float" office:value="-50179677634.1705">
            <text:p>-50179677634.170500</text:p>
          </table:table-cell>
          <table:table-cell table:formula="oooc:=[.B247]+([.D248]*_dt)" office:value-type="float" office:value="-139496276195.87">
            <text:p>-139496276195.870000</text:p>
          </table:table-cell>
          <table:table-cell table:formula="oooc:=[.C247]+([.G247]*_dt)" office:value-type="float" office:value="27918.1899909369">
            <text:p>27918.189991</text:p>
          </table:table-cell>
          <table:table-cell table:formula="oooc:=[.D247]+([.H247]*_dt)" office:value-type="float" office:value="-10413.0087318425">
            <text:p>-10413.008732</text:p>
          </table:table-cell>
          <table:table-cell table:formula="oooc:=SQRT([.A248]^2+[.B248]^2)" office:value-type="float" office:value="148247128538.747">
            <text:p>148247128538.747000</text:p>
          </table:table-cell>
          <table:table-cell table:formula="oooc:=(_G*_m1)/([.E248]^2)" office:value-type="float" office:value="0.00603901154133781">
            <text:p>0.006039</text:p>
          </table:table-cell>
          <table:table-cell table:formula="oooc:=-[.F248]*([.A248]/[.E248])" office:value-type="float" office:value="0.00204412493759812">
            <text:p>0.002044</text:p>
          </table:table-cell>
          <table:table-cell table:formula="oooc:=-[.F248]*([.B248]/[.E248])" office:value-type="float" office:value="0.00568253584554473">
            <text:p>0.005683</text:p>
          </table:table-cell>
          <table:table-cell table:number-columns-repeated="248"/>
        </table:table-row>
        <table:table-row table:style-name="ro1">
          <table:table-cell table:formula="oooc:=[.A248]+([.C249]*_dt)" office:value-type="float" office:value="-47752286708.0594">
            <text:p>-47752286708.059400</text:p>
          </table:table-cell>
          <table:table-cell table:formula="oooc:=[.B248]+([.D249]*_dt)" office:value-type="float" office:value="-140353540247.516">
            <text:p>-140353540247.516000</text:p>
          </table:table-cell>
          <table:table-cell table:formula="oooc:=[.C248]+([.G248]*_dt)" office:value-type="float" office:value="28094.8023855454">
            <text:p>28094.802386</text:p>
          </table:table-cell>
          <table:table-cell table:formula="oooc:=[.D248]+([.H248]*_dt)" office:value-type="float" office:value="-9922.03763478742">
            <text:p>-9922.037635</text:p>
          </table:table-cell>
          <table:table-cell table:formula="oooc:=SQRT([.A249]^2+[.B249]^2)" office:value-type="float" office:value="148254501266.774">
            <text:p>148254501266.774000</text:p>
          </table:table-cell>
          <table:table-cell table:formula="oooc:=(_G*_m1)/([.E249]^2)" office:value-type="float" office:value="0.00603841091360417">
            <text:p>0.006038</text:p>
          </table:table-cell>
          <table:table-cell table:formula="oooc:=-[.F249]*([.A249]/[.E249])" office:value-type="float" office:value="0.00194495227290697">
            <text:p>0.001945</text:p>
          </table:table-cell>
          <table:table-cell table:formula="oooc:=-[.F249]*([.B249]/[.E249])" office:value-type="float" office:value="0.00571660450071963">
            <text:p>0.005717</text:p>
          </table:table-cell>
          <table:table-cell table:number-columns-repeated="248"/>
        </table:table-row>
        <table:table-row table:style-name="ro1">
          <table:table-cell table:formula="oooc:=[.A249]+([.C250]*_dt)" office:value-type="float" office:value="-45310376791.0291">
            <text:p>-45310376791.029100</text:p>
          </table:table-cell>
          <table:table-cell table:formula="oooc:=[.B249]+([.D250]*_dt)" office:value-type="float" office:value="-141168130075.228">
            <text:p>-141168130075.228000</text:p>
          </table:table-cell>
          <table:table-cell table:formula="oooc:=[.C249]+([.G249]*_dt)" office:value-type="float" office:value="28262.8462619246">
            <text:p>28262.846262</text:p>
          </table:table-cell>
          <table:table-cell table:formula="oooc:=[.D249]+([.H249]*_dt)" office:value-type="float" office:value="-9428.12300592524">
            <text:p>-9428.123006</text:p>
          </table:table-cell>
          <table:table-cell table:formula="oooc:=SQRT([.A250]^2+[.B250]^2)" office:value-type="float" office:value="148261495992.323">
            <text:p>148261495992.323000</text:p>
          </table:table-cell>
          <table:table-cell table:formula="oooc:=(_G*_m1)/([.E250]^2)" office:value-type="float" office:value="0.00603784116310389">
            <text:p>0.006038</text:p>
          </table:table-cell>
          <table:table-cell table:formula="oooc:=-[.F250]*([.A250]/[.E250])" office:value-type="float" office:value="0.00184523200898222">
            <text:p>0.001845</text:p>
          </table:table-cell>
          <table:table-cell table:formula="oooc:=-[.F250]*([.B250]/[.E250])" office:value-type="float" office:value="0.00574896901573657">
            <text:p>0.005749</text:p>
          </table:table-cell>
          <table:table-cell table:number-columns-repeated="248"/>
        </table:table-row>
        <table:table-row table:style-name="ro1">
          <table:table-cell table:formula="oooc:=[.A250]+([.C251]*_dt)" office:value-type="float" office:value="-42854692290.861">
            <text:p>-42854692290.861000</text:p>
          </table:table-cell>
          <table:table-cell table:formula="oooc:=[.B250]+([.D251]*_dt)" office:value-type="float" office:value="-141939804079.196">
            <text:p>-141939804079.196000</text:p>
          </table:table-cell>
          <table:table-cell table:formula="oooc:=[.C250]+([.G250]*_dt)" office:value-type="float" office:value="28422.2743075006">
            <text:p>28422.274308</text:p>
          </table:table-cell>
          <table:table-cell table:formula="oooc:=[.D250]+([.H250]*_dt)" office:value-type="float" office:value="-8931.4120829656">
            <text:p>-8931.412083</text:p>
          </table:table-cell>
          <table:table-cell table:formula="oooc:=SQRT([.A251]^2+[.B251]^2)" office:value-type="float" office:value="148268110642.124">
            <text:p>148268110642.124000</text:p>
          </table:table-cell>
          <table:table-cell table:formula="oooc:=(_G*_m1)/([.E251]^2)" office:value-type="float" office:value="0.00603730244559009">
            <text:p>0.006037</text:p>
          </table:table-cell>
          <table:table-cell table:formula="oooc:=-[.F251]*([.A251]/[.E251])" office:value-type="float" office:value="0.001744992483226">
            <text:p>0.001745</text:p>
          </table:table-cell>
          <table:table-cell table:formula="oooc:=-[.F251]*([.B251]/[.E251])" office:value-type="float" office:value="0.00577962127245487">
            <text:p>0.005780</text:p>
          </table:table-cell>
          <table:table-cell table:number-columns-repeated="248"/>
        </table:table-row>
        <table:table-row table:style-name="ro1">
          <table:table-cell table:formula="oooc:=[.A251]+([.C252]*_dt)" office:value-type="float" office:value="-40385981491.6054">
            <text:p>-40385981491.605400</text:p>
          </table:table-cell>
          <table:table-cell table:formula="oooc:=[.B251]+([.D252]*_dt)" office:value-type="float" office:value="-142668333441.55">
            <text:p>-142668333441.550000</text:p>
          </table:table-cell>
          <table:table-cell table:formula="oooc:=[.C251]+([.G251]*_dt)" office:value-type="float" office:value="28573.0416580513">
            <text:p>28573.041658</text:p>
          </table:table-cell>
          <table:table-cell table:formula="oooc:=[.D251]+([.H251]*_dt)" office:value-type="float" office:value="-8432.0528050255">
            <text:p>-8432.052805</text:p>
          </table:table-cell>
          <table:table-cell table:formula="oooc:=SQRT([.A252]^2+[.B252]^2)" office:value-type="float" office:value="148274343256.106">
            <text:p>148274343256.106000</text:p>
          </table:table-cell>
          <table:table-cell table:formula="oooc:=(_G*_m1)/([.E252]^2)" office:value-type="float" office:value="0.00603679490822418">
            <text:p>0.006037</text:p>
          </table:table-cell>
          <table:table-cell table:formula="oooc:=-[.F252]*([.A252]/[.E252])" office:value-type="float" office:value="0.00164426212976747">
            <text:p>0.001644</text:p>
          </table:table-cell>
          <table:table-cell table:formula="oooc:=-[.F252]*([.B252]/[.E252])" office:value-type="float" office:value="0.00580855359040216">
            <text:p>0.005809</text:p>
          </table:table-cell>
          <table:table-cell table:number-columns-repeated="248"/>
        </table:table-row>
        <table:table-row table:style-name="ro1">
          <table:table-cell table:formula="oooc:=[.A252]+([.C253]*_dt)" office:value-type="float" office:value="-37904996341.3215">
            <text:p>-37904996341.321500</text:p>
          </table:table-cell>
          <table:table-cell table:formula="oooc:=[.B252]+([.D253]*_dt)" office:value-type="float" office:value="-143353502183.694">
            <text:p>-143353502183.694000</text:p>
          </table:table-cell>
          <table:table-cell table:formula="oooc:=[.C252]+([.G252]*_dt)" office:value-type="float" office:value="28715.1059060633">
            <text:p>28715.105906</text:p>
          </table:table-cell>
          <table:table-cell table:formula="oooc:=[.D252]+([.H252]*_dt)" office:value-type="float" office:value="-7930.19377481475">
            <text:p>-7930.193775</text:p>
          </table:table-cell>
          <table:table-cell table:formula="oooc:=SQRT([.A253]^2+[.B253]^2)" office:value-type="float" office:value="148280191987.892">
            <text:p>148280191987.892000</text:p>
          </table:table-cell>
          <table:table-cell table:formula="oooc:=(_G*_m1)/([.E253]^2)" office:value-type="float" office:value="0.00603631868955389">
            <text:p>0.006036</text:p>
          </table:table-cell>
          <table:table-cell table:formula="oooc:=-[.F253]*([.A253]/[.E253])" office:value-type="float" office:value="0.00154306947391378">
            <text:p>0.001543</text:p>
          </table:table-cell>
          <table:table-cell table:formula="oooc:=-[.F253]*([.B253]/[.E253])" office:value-type="float" office:value="0.00583575872706652">
            <text:p>0.005836</text:p>
          </table:table-cell>
          <table:table-cell table:number-columns-repeated="248"/>
        </table:table-row>
        <table:table-row table:style-name="ro1">
          <table:table-cell table:formula="oooc:=[.A253]+([.C254]*_dt)" office:value-type="float" office:value="-35412492239.1377">
            <text:p>-35412492239.137700</text:p>
          </table:table-cell>
          <table:table-cell table:formula="oooc:=[.B253]+([.D254]*_dt)" office:value-type="float" office:value="-143995107220.371">
            <text:p>-143995107220.371000</text:p>
          </table:table-cell>
          <table:table-cell table:formula="oooc:=[.C253]+([.G253]*_dt)" office:value-type="float" office:value="28848.4271086094">
            <text:p>28848.427109</text:p>
          </table:table-cell>
          <table:table-cell table:formula="oooc:=[.D253]+([.H253]*_dt)" office:value-type="float" office:value="-7425.9842207962">
            <text:p>-7425.984221</text:p>
          </table:table-cell>
          <table:table-cell table:formula="oooc:=SQRT([.A254]^2+[.B254]^2)" office:value-type="float" office:value="148285655105.25">
            <text:p>148285655105.250000</text:p>
          </table:table-cell>
          <table:table-cell table:formula="oooc:=(_G*_m1)/([.E254]^2)" office:value-type="float" office:value="0.00603587391949276">
            <text:p>0.006036</text:p>
          </table:table-cell>
          <table:table-cell table:formula="oooc:=-[.F254]*([.A254]/[.E254])" office:value-type="float" office:value="0.00144144312663783">
            <text:p>0.001441</text:p>
          </table:table-cell>
          <table:table-cell table:formula="oooc:=-[.F254]*([.B254]/[.E254])" office:value-type="float" office:value="0.00586122987816392">
            <text:p>0.005861</text:p>
          </table:table-cell>
          <table:table-cell table:number-columns-repeated="248"/>
        </table:table-row>
        <table:table-row table:style-name="ro1">
          <table:table-cell table:formula="oooc:=[.A254]+([.C255]*_dt)" office:value-type="float" office:value="-32909227821.6712">
            <text:p>-32909227821.671200</text:p>
          </table:table-cell>
          <table:table-cell table:formula="oooc:=[.B254]+([.D255]*_dt)" office:value-type="float" office:value="-144592958410.457">
            <text:p>-144592958410.457000</text:p>
          </table:table-cell>
          <table:table-cell table:formula="oooc:=[.C254]+([.G254]*_dt)" office:value-type="float" office:value="28972.9677947509">
            <text:p>28972.967795</text:p>
          </table:table-cell>
          <table:table-cell table:formula="oooc:=[.D254]+([.H254]*_dt)" office:value-type="float" office:value="-6919.57395932284">
            <text:p>-6919.573959</text:p>
          </table:table-cell>
          <table:table-cell table:formula="oooc:=SQRT([.A255]^2+[.B255]^2)" office:value-type="float" office:value="148290730990.533">
            <text:p>148290730990.533000</text:p>
          </table:table-cell>
          <table:table-cell table:formula="oooc:=(_G*_m1)/([.E255]^2)" office:value-type="float" office:value="0.00603546071930086">
            <text:p>0.006035</text:p>
          </table:table-cell>
          <table:table-cell table:formula="oooc:=-[.F255]*([.A255]/[.E255])" office:value-type="float" office:value="0.00133941177910101">
            <text:p>0.001339</text:p>
          </table:table-cell>
          <table:table-cell table:formula="oooc:=-[.F255]*([.B255]/[.E255])" office:value-type="float" office:value="0.00588496067788299">
            <text:p>0.005885</text:p>
          </table:table-cell>
          <table:table-cell table:number-columns-repeated="248"/>
        </table:table-row>
        <table:table-row table:style-name="ro1">
          <table:table-cell table:formula="oooc:=[.A255]+([.C256]*_dt)" office:value-type="float" office:value="-30395964748.8502">
            <text:p>-30395964748.850200</text:p>
          </table:table-cell>
          <table:table-cell table:formula="oooc:=[.B255]+([.D256]*_dt)" office:value-type="float" office:value="-145146878604.48">
            <text:p>-145146878604.480000</text:p>
          </table:table-cell>
          <table:table-cell table:formula="oooc:=[.C255]+([.G255]*_dt)" office:value-type="float" office:value="29088.6929724652">
            <text:p>29088.692972</text:p>
          </table:table-cell>
          <table:table-cell table:formula="oooc:=[.D255]+([.H255]*_dt)" office:value-type="float" office:value="-6411.11335675375">
            <text:p>-6411.113357</text:p>
          </table:table-cell>
          <table:table-cell table:formula="oooc:=SQRT([.A256]^2+[.B256]^2)" office:value-type="float" office:value="148295418141.078">
            <text:p>148295418141.078000</text:p>
          </table:table-cell>
          <table:table-cell table:formula="oooc:=(_G*_m1)/([.E256]^2)" office:value-type="float" office:value="0.00603507920156706">
            <text:p>0.006035</text:p>
          </table:table-cell>
          <table:table-cell table:formula="oooc:=-[.F256]*([.A256]/[.E256])" office:value-type="float" office:value="0.00123700419720883">
            <text:p>0.001237</text:p>
          </table:table-cell>
          <table:table-cell table:formula="oooc:=-[.F256]*([.B256]/[.E256])" office:value-type="float" office:value="0.00590694519910884">
            <text:p>0.005907</text:p>
          </table:table-cell>
          <table:table-cell table:number-columns-repeated="248"/>
        </table:table-row>
        <table:table-row table:style-name="ro1">
          <table:table-cell table:formula="oooc:=[.A256]+([.C257]*_dt)" office:value-type="float" office:value="-27873467489.1772">
            <text:p>-27873467489.177200</text:p>
          </table:table-cell>
          <table:table-cell table:formula="oooc:=[.B256]+([.D257]*_dt)" office:value-type="float" office:value="-145656703688.87">
            <text:p>-145656703688.870000</text:p>
          </table:table-cell>
          <table:table-cell table:formula="oooc:=[.C256]+([.G256]*_dt)" office:value-type="float" office:value="29195.5701351041">
            <text:p>29195.570135</text:p>
          </table:table-cell>
          <table:table-cell table:formula="oooc:=[.D256]+([.H256]*_dt)" office:value-type="float" office:value="-5900.75329155075">
            <text:p>-5900.753292</text:p>
          </table:table-cell>
          <table:table-cell table:formula="oooc:=SQRT([.A257]^2+[.B257]^2)" office:value-type="float" office:value="148299715169.577">
            <text:p>148299715169.577000</text:p>
          </table:table-cell>
          <table:table-cell table:formula="oooc:=(_G*_m1)/([.E257]^2)" office:value-type="float" office:value="0.00603472947019251">
            <text:p>0.006035</text:p>
          </table:table-cell>
          <table:table-cell table:formula="oooc:=-[.F257]*([.A257]/[.E257])" office:value-type="float" office:value="0.0011342492161974">
            <text:p>0.001134</text:p>
          </table:table-cell>
          <table:table-cell table:formula="oooc:=-[.F257]*([.B257]/[.E257])" office:value-type="float" office:value="0.0059271779536273">
            <text:p>0.005927</text:p>
          </table:table-cell>
          <table:table-cell table:number-columns-repeated="248"/>
        </table:table-row>
        <table:table-row table:style-name="ro1">
          <table:table-cell table:formula="oooc:=[.A257]+([.C258]*_dt)" office:value-type="float" office:value="-25342503104.4753">
            <text:p>-25342503104.475300</text:p>
          </table:table-cell>
          <table:table-cell table:formula="oooc:=[.B257]+([.D258]*_dt)" office:value-type="float" office:value="-146122282626.923">
            <text:p>-146122282626.923000</text:p>
          </table:table-cell>
          <table:table-cell table:formula="oooc:=[.C257]+([.G257]*_dt)" office:value-type="float" office:value="29293.5692673835">
            <text:p>29293.569267</text:p>
          </table:table-cell>
          <table:table-cell table:formula="oooc:=[.D257]+([.H257]*_dt)" office:value-type="float" office:value="-5388.64511635735">
            <text:p>-5388.645116</text:p>
          </table:table-cell>
          <table:table-cell table:formula="oooc:=SQRT([.A258]^2+[.B258]^2)" office:value-type="float" office:value="148303620804.425">
            <text:p>148303620804.425000</text:p>
          </table:table-cell>
          <table:table-cell table:formula="oooc:=(_G*_m1)/([.E258]^2)" office:value-type="float" office:value="0.0060344116203755">
            <text:p>0.006034</text:p>
          </table:table-cell>
          <table:table-cell table:formula="oooc:=-[.F258]*([.A258]/[.E258])" office:value-type="float" office:value="0.0010311757352487">
            <text:p>0.001031</text:p>
          </table:table-cell>
          <table:table-cell table:formula="oooc:=-[.F258]*([.B258]/[.E258])" office:value-type="float" office:value="0.00594565389231135">
            <text:p>0.005946</text:p>
          </table:table-cell>
          <table:table-cell table:number-columns-repeated="248"/>
        </table:table-row>
        <table:table-row table:style-name="ro1">
          <table:table-cell table:formula="oooc:=[.A258]+([.C259]*_dt)" office:value-type="float" office:value="-22803841034.1567">
            <text:p>-22803841034.156700</text:p>
          </table:table-cell>
          <table:table-cell table:formula="oooc:=[.B258]+([.D259]*_dt)" office:value-type="float" office:value="-146543477496.497">
            <text:p>-146543477496.497000</text:p>
          </table:table-cell>
          <table:table-cell table:formula="oooc:=[.C258]+([.G258]*_dt)" office:value-type="float" office:value="29382.662850909">
            <text:p>29382.662851</text:p>
          </table:table-cell>
          <table:table-cell table:formula="oooc:=[.D258]+([.H258]*_dt)" office:value-type="float" office:value="-4874.94062006165">
            <text:p>-4874.940620</text:p>
          </table:table-cell>
          <table:table-cell table:formula="oooc:=SQRT([.A259]^2+[.B259]^2)" office:value-type="float" office:value="148307133890.037">
            <text:p>148307133890.037000</text:p>
          </table:table-cell>
          <table:table-cell table:formula="oooc:=(_G*_m1)/([.E259]^2)" office:value-type="float" office:value="0.00603412573859765">
            <text:p>0.006034</text:p>
          </table:table-cell>
          <table:table-cell table:formula="oooc:=-[.F259]*([.A259]/[.E259])" office:value-type="float" office:value="0.000927812712132374">
            <text:p>0.000928</text:p>
          </table:table-cell>
          <table:table-cell table:formula="oooc:=-[.F259]*([.B259]/[.E259])" office:value-type="float" office:value="0.00596236840529099">
            <text:p>0.005962</text:p>
          </table:table-cell>
          <table:table-cell table:number-columns-repeated="248"/>
        </table:table-row>
        <table:table-row table:style-name="ro1">
          <table:table-cell table:formula="oooc:=[.A259]+([.C260]*_dt)" office:value-type="float" office:value="-20258252879.0546">
            <text:p>-20258252879.054600</text:p>
          </table:table-cell>
          <table:table-cell table:formula="oooc:=[.B259]+([.D260]*_dt)" office:value-type="float" office:value="-146920163524.419">
            <text:p>-146920163524.419000</text:p>
          </table:table-cell>
          <table:table-cell table:formula="oooc:=[.C259]+([.G259]*_dt)" office:value-type="float" office:value="29462.8258692373">
            <text:p>29462.825869</text:p>
          </table:table-cell>
          <table:table-cell table:formula="oooc:=[.D259]+([.H259]*_dt)" office:value-type="float" office:value="-4359.79198984451">
            <text:p>-4359.791990</text:p>
          </table:table-cell>
          <table:table-cell table:formula="oooc:=SQRT([.A260]^2+[.B260]^2)" office:value-type="float" office:value="148310253387.127">
            <text:p>148310253387.127000</text:p>
          </table:table-cell>
          <table:table-cell table:formula="oooc:=(_G*_m1)/([.E260]^2)" office:value-type="float" office:value="0.00603387190261138">
            <text:p>0.006034</text:p>
          </table:table-cell>
          <table:table-cell table:formula="oooc:=-[.F260]*([.A260]/[.E260])" office:value-type="float" office:value="0.000824189157872031">
            <text:p>0.000824</text:p>
          </table:table-cell>
          <table:table-cell table:formula="oooc:=-[.F260]*([.B260]/[.E260])" office:value-type="float" office:value="0.00597731732210774">
            <text:p>0.005977</text:p>
          </table:table-cell>
          <table:table-cell table:number-columns-repeated="248"/>
        </table:table-row>
        <table:table-row table:style-name="ro1">
          <table:table-cell table:formula="oooc:=[.A260]+([.C261]*_dt)" office:value-type="float" office:value="-17706512184.8566">
            <text:p>-17706512184.856600</text:p>
          </table:table-cell>
          <table:table-cell table:formula="oooc:=[.B260]+([.D261]*_dt)" office:value-type="float" office:value="-147252229117.625">
            <text:p>-147252229117.625000</text:p>
          </table:table-cell>
          <table:table-cell table:formula="oooc:=[.C260]+([.G260]*_dt)" office:value-type="float" office:value="29534.0358124774">
            <text:p>29534.035812</text:p>
          </table:table-cell>
          <table:table-cell table:formula="oooc:=[.D260]+([.H260]*_dt)" office:value-type="float" office:value="-3843.3517732144">
            <text:p>-3843.351773</text:p>
          </table:table-cell>
          <table:table-cell table:formula="oooc:=SQRT([.A261]^2+[.B261]^2)" office:value-type="float" office:value="148312978372.973">
            <text:p>148312978372.973000</text:p>
          </table:table-cell>
          <table:table-cell table:formula="oooc:=(_G*_m1)/([.E261]^2)" office:value-type="float" office:value="0.00603365018142873">
            <text:p>0.006034</text:p>
          </table:table-cell>
          <table:table-cell table:formula="oooc:=-[.F261]*([.A261]/[.E261])" office:value-type="float" office:value="0.000720334131433626">
            <text:p>0.000720</text:p>
          </table:table-cell>
          <table:table-cell table:formula="oooc:=-[.F261]*([.B261]/[.E261])" office:value-type="float" office:value="0.0059904969118552">
            <text:p>0.005990</text:p>
          </table:table-cell>
          <table:table-cell table:number-columns-repeated="248"/>
        </table:table-row>
        <table:table-row table:style-name="ro1">
          <table:table-cell table:formula="oooc:=[.A261]+([.C262]*_dt)" office:value-type="float" office:value="-15149394225.1807">
            <text:p>-15149394225.180700</text:p>
          </table:table-cell>
          <table:table-cell table:formula="oooc:=[.B261]+([.D262]*_dt)" office:value-type="float" office:value="-147539575891.004">
            <text:p>-147539575891.004000</text:p>
          </table:table-cell>
          <table:table-cell table:formula="oooc:=[.C261]+([.G261]*_dt)" office:value-type="float" office:value="29596.2726814333">
            <text:p>29596.272681</text:p>
          </table:table-cell>
          <table:table-cell table:formula="oooc:=[.D261]+([.H261]*_dt)" office:value-type="float" office:value="-3325.77284003011">
            <text:p>-3325.772840</text:p>
          </table:table-cell>
          <table:table-cell table:formula="oooc:=SQRT([.A262]^2+[.B262]^2)" office:value-type="float" office:value="148315308041.642">
            <text:p>148315308041.642000</text:p>
          </table:table-cell>
          <table:table-cell table:formula="oooc:=(_G*_m1)/([.E262]^2)" office:value-type="float" office:value="0.00603346063531139">
            <text:p>0.006033</text:p>
          </table:table-cell>
          <table:table-cell table:formula="oooc:=-[.F262]*([.A262]/[.E262])" office:value-type="float" office:value="0.000616276734433769">
            <text:p>0.000616</text:p>
          </table:table-cell>
          <table:table-cell table:formula="oooc:=-[.F262]*([.B262]/[.E262])" office:value-type="float" office:value="0.00600190388330634">
            <text:p>0.006002</text:p>
          </table:table-cell>
          <table:table-cell table:number-columns-repeated="248"/>
        </table:table-row>
        <table:table-row table:style-name="ro1">
          <table:table-cell table:formula="oooc:=[.A262]+([.C263]*_dt)" office:value-type="float" office:value="-12587675784.3334">
            <text:p>-12587675784.333400</text:p>
          </table:table-cell>
          <table:table-cell table:formula="oooc:=[.B262]+([.D263]*_dt)" office:value-type="float" office:value="-147782118691.97">
            <text:p>-147782118691.970000</text:p>
          </table:table-cell>
          <table:table-cell table:formula="oooc:=[.C262]+([.G262]*_dt)" office:value-type="float" office:value="29649.5189912883">
            <text:p>29649.518991</text:p>
          </table:table-cell>
          <table:table-cell table:formula="oooc:=[.D262]+([.H262]*_dt)" office:value-type="float" office:value="-2807.20834451244">
            <text:p>-2807.208345</text:p>
          </table:table-cell>
          <table:table-cell table:formula="oooc:=SQRT([.A263]^2+[.B263]^2)" office:value-type="float" office:value="148317241704.189">
            <text:p>148317241704.189000</text:p>
          </table:table-cell>
          <table:table-cell table:formula="oooc:=(_G*_m1)/([.E263]^2)" office:value-type="float" office:value="0.0060333033157621">
            <text:p>0.006033</text:p>
          </table:table-cell>
          <table:table-cell table:formula="oooc:=-[.F263]*([.A263]/[.E263])" office:value-type="float" office:value="0.000512046105865601">
            <text:p>0.000512</text:p>
          </table:table-cell>
          <table:table-cell table:formula="oooc:=-[.F263]*([.B263]/[.E263])" office:value-type="float" office:value="0.00601153538502883">
            <text:p>0.006012</text:p>
          </table:table-cell>
          <table:table-cell table:number-columns-repeated="248"/>
        </table:table-row>
        <table:table-row table:style-name="ro1">
          <table:table-cell table:formula="oooc:=[.A263]+([.C264]*_dt)" office:value-type="float" office:value="-10022134939.7877">
            <text:p>-10022134939.787700</text:p>
          </table:table-cell>
          <table:table-cell table:formula="oooc:=[.B263]+([.D264]*_dt)" office:value-type="float" office:value="-147979785621.748">
            <text:p>-147979785621.748000</text:p>
          </table:table-cell>
          <table:table-cell table:formula="oooc:=[.C263]+([.G263]*_dt)" office:value-type="float" office:value="29693.7597748351">
            <text:p>29693.759775</text:p>
          </table:table-cell>
          <table:table-cell table:formula="oooc:=[.D263]+([.H263]*_dt)" office:value-type="float" office:value="-2287.81168724595">
            <text:p>-2287.811687</text:p>
          </table:table-cell>
          <table:table-cell table:formula="oooc:=SQRT([.A264]^2+[.B264]^2)" office:value-type="float" office:value="148318778788.829">
            <text:p>148318778788.829000</text:p>
          </table:table-cell>
          <table:table-cell table:formula="oooc:=(_G*_m1)/([.E264]^2)" office:value-type="float" office:value="0.00603317826551723">
            <text:p>0.006033</text:p>
          </table:table-cell>
          <table:table-cell table:formula="oooc:=-[.F264]*([.A264]/[.E264])" office:value-type="float" office:value="0.000407671416839914">
            <text:p>0.000408</text:p>
          </table:table-cell>
          <table:table-cell table:formula="oooc:=-[.F264]*([.B264]/[.E264])" office:value-type="float" office:value="0.00601938900548895">
            <text:p>0.006019</text:p>
          </table:table-cell>
          <table:table-cell table:number-columns-repeated="248"/>
        </table:table-row>
        <table:table-row table:style-name="ro1">
          <table:table-cell table:formula="oooc:=[.A264]+([.C265]*_dt)" office:value-type="float" office:value="-7453550844.42206">
            <text:p>-7453550844.422060</text:p>
          </table:table-cell>
          <table:table-cell table:formula="oooc:=[.B264]+([.D265]*_dt)" office:value-type="float" office:value="-148132518053.375">
            <text:p>-148132518053.375000</text:p>
          </table:table-cell>
          <table:table-cell table:formula="oooc:=[.C264]+([.G264]*_dt)" office:value-type="float" office:value="29728.9825852501">
            <text:p>29728.982585</text:p>
          </table:table-cell>
          <table:table-cell table:formula="oooc:=[.D264]+([.H264]*_dt)" office:value-type="float" office:value="-1767.7364771717">
            <text:p>-1767.736477</text:p>
          </table:table-cell>
          <table:table-cell table:formula="oooc:=SQRT([.A265]^2+[.B265]^2)" office:value-type="float" office:value="148319918841.078">
            <text:p>148319918841.078000</text:p>
          </table:table-cell>
          <table:table-cell table:formula="oooc:=(_G*_m1)/([.E265]^2)" office:value-type="float" office:value="0.00603308551854074">
            <text:p>0.006033</text:p>
          </table:table-cell>
          <table:table-cell table:formula="oooc:=-[.F265]*([.A265]/[.E265])" office:value-type="float" office:value="0.000303181865339153">
            <text:p>0.000303</text:p>
          </table:table-cell>
          <table:table-cell table:formula="oooc:=-[.F265]*([.B265]/[.E265])" office:value-type="float" office:value="0.00602546277314493">
            <text:p>0.006025</text:p>
          </table:table-cell>
          <table:table-cell table:number-columns-repeated="248"/>
        </table:table-row>
        <table:table-row table:style-name="ro1">
          <table:table-cell table:formula="oooc:=[.A265]+([.C266]*_dt)" office:value-type="float" office:value="-4882703508.55897">
            <text:p>-4882703508.558970</text:p>
          </table:table-cell>
          <table:table-cell table:formula="oooc:=[.B265]+([.D266]*_dt)" office:value-type="float" office:value="-148240270646.42">
            <text:p>-148240270646.420000</text:p>
          </table:table-cell>
          <table:table-cell table:formula="oooc:=[.C265]+([.G265]*_dt)" office:value-type="float" office:value="29755.1774984154">
            <text:p>29755.177498</text:p>
          </table:table-cell>
          <table:table-cell table:formula="oooc:=[.D265]+([.H265]*_dt)" office:value-type="float" office:value="-1247.13649357198">
            <text:p>-1247.136494</text:p>
          </table:table-cell>
          <table:table-cell table:formula="oooc:=SQRT([.A266]^2+[.B266]^2)" office:value-type="float" office:value="148320661523.863">
            <text:p>148320661523.863000</text:p>
          </table:table-cell>
          <table:table-cell table:formula="oooc:=(_G*_m1)/([.E266]^2)" office:value-type="float" office:value="0.00603302510001926">
            <text:p>0.006033</text:p>
          </table:table-cell>
          <table:table-cell table:formula="oooc:=-[.F266]*([.A266]/[.E266])" office:value-type="float" office:value="0.000198606670981905">
            <text:p>0.000199</text:p>
          </table:table-cell>
          <table:table-cell table:formula="oooc:=-[.F266]*([.B266]/[.E266])" office:value-type="float" office:value="0.00602975515653031">
            <text:p>0.006030</text:p>
          </table:table-cell>
          <table:table-cell table:number-columns-repeated="248"/>
        </table:table-row>
        <table:table-row table:style-name="ro1">
          <table:table-cell table:formula="oooc:=[.A266]+([.C267]*_dt)" office:value-type="float" office:value="-2310373581.84126">
            <text:p>-2310373581.841260</text:p>
          </table:table-cell>
          <table:table-cell table:formula="oooc:=[.B266]+([.D267]*_dt)" office:value-type="float" office:value="-148303011358.411">
            <text:p>-148303011358.411000</text:p>
          </table:table-cell>
          <table:table-cell table:formula="oooc:=[.C266]+([.G266]*_dt)" office:value-type="float" office:value="29772.3371147882">
            <text:p>29772.337115</text:p>
          </table:table-cell>
          <table:table-cell table:formula="oooc:=[.D266]+([.H266]*_dt)" office:value-type="float" office:value="-726.165648047762">
            <text:p>-726.165648</text:p>
          </table:table-cell>
          <table:table-cell table:formula="oooc:=SQRT([.A267]^2+[.B267]^2)" office:value-type="float" office:value="148321006617.609">
            <text:p>148321006617.609000</text:p>
          </table:table-cell>
          <table:table-cell table:formula="oooc:=(_G*_m1)/([.E267]^2)" office:value-type="float" office:value="0.00603299702635855">
            <text:p>0.006033</text:p>
          </table:table-cell>
          <table:table-cell table:formula="oooc:=-[.F267]*([.A267]/[.E267])" office:value-type="float" office:value="0.0000939750697954804">
            <text:p>0.000094</text:p>
          </table:table-cell>
          <table:table-cell table:formula="oooc:=-[.F267]*([.B267]/[.E267])" office:value-type="float" office:value="0.00603226506432766">
            <text:p>0.006032</text:p>
          </table:table-cell>
          <table:table-cell table:number-columns-repeated="248"/>
        </table:table-row>
        <table:table-row table:style-name="ro1">
          <table:table-cell table:formula="oooc:=[.A267]+([.C268]*_dt)" office:value-type="float" office:value="262657865.013463">
            <text:p>262657865.013463</text:p>
          </table:table-cell>
          <table:table-cell table:formula="oooc:=[.B267]+([.D268]*_dt)" office:value-type="float" office:value="-148320721452.988">
            <text:p>-148320721452.988000</text:p>
          </table:table-cell>
          <table:table-cell table:formula="oooc:=[.C267]+([.G267]*_dt)" office:value-type="float" office:value="29780.4565608186">
            <text:p>29780.456561</text:p>
          </table:table-cell>
          <table:table-cell table:formula="oooc:=[.D267]+([.H267]*_dt)" office:value-type="float" office:value="-204.977946489852">
            <text:p>-204.977946</text:p>
          </table:table-cell>
          <table:table-cell table:formula="oooc:=SQRT([.A268]^2+[.B268]^2)" office:value-type="float" office:value="148320954020.29">
            <text:p>148320954020.290000</text:p>
          </table:table-cell>
          <table:table-cell table:formula="oooc:=(_G*_m1)/([.E268]^2)" office:value-type="float" office:value="0.00603300130518115">
            <text:p>0.006033</text:p>
          </table:table-cell>
          <table:table-cell table:formula="oooc:=-[.F268]*([.A268]/[.E268])" office:value-type="float" office:value="-0.0000106836910058274">
            <text:p>-0.000011</text:p>
          </table:table-cell>
          <table:table-cell table:formula="oooc:=-[.F268]*([.B268]/[.E268])" office:value-type="float" office:value="0.00603299184543324">
            <text:p>0.006033</text:p>
          </table:table-cell>
          <table:table-cell table:number-columns-repeated="248"/>
        </table:table-row>
        <table:table-row table:style-name="ro1">
          <table:table-cell table:formula="oooc:=[.A268]+([.C269]*_dt)" office:value-type="float" office:value="2835609558.54218">
            <text:p>2835609558.542180</text:p>
          </table:table-cell>
          <table:table-cell table:formula="oooc:=[.B268]+([.D269]*_dt)" office:value-type="float" office:value="-148293395504.758">
            <text:p>-148293395504.758000</text:p>
          </table:table-cell>
          <table:table-cell table:formula="oooc:=[.C268]+([.G268]*_dt)" office:value-type="float" office:value="29779.5334899157">
            <text:p>29779.533490</text:p>
          </table:table-cell>
          <table:table-cell table:formula="oooc:=[.D268]+([.H268]*_dt)" office:value-type="float" office:value="316.27254895558">
            <text:p>316.272549</text:p>
          </table:table-cell>
          <table:table-cell table:formula="oooc:=SQRT([.A269]^2+[.B269]^2)" office:value-type="float" office:value="148320503747.456">
            <text:p>148320503747.456000</text:p>
          </table:table-cell>
          <table:table-cell table:formula="oooc:=(_G*_m1)/([.E269]^2)" office:value-type="float" office:value="0.0060330379353253">
            <text:p>0.006033</text:p>
          </table:table-cell>
          <table:table-cell table:formula="oooc:=-[.F269]*([.A269]/[.E269])" office:value-type="float" office:value="-0.000115340358239239">
            <text:p>-0.000115</text:p>
          </table:table-cell>
          <table:table-cell table:formula="oooc:=-[.F269]*([.B269]/[.E269])" office:value-type="float" office:value="0.00603193528901259">
            <text:p>0.006032</text:p>
          </table:table-cell>
          <table:table-cell table:number-columns-repeated="248"/>
        </table:table-row>
        <table:table-row table:style-name="ro1">
          <table:table-cell table:formula="oooc:=[.A269]+([.C270]*_dt)" office:value-type="float" office:value="5407700240.91025">
            <text:p>5407700240.910250</text:p>
          </table:table-cell>
          <table:table-cell table:formula="oooc:=[.B269]+([.D270]*_dt)" office:value-type="float" office:value="-148221041400.873">
            <text:p>-148221041400.873000</text:p>
          </table:table-cell>
          <table:table-cell table:formula="oooc:=[.C269]+([.G269]*_dt)" office:value-type="float" office:value="29769.5680829638">
            <text:p>29769.568083</text:p>
          </table:table-cell>
          <table:table-cell table:formula="oooc:=[.D269]+([.H269]*_dt)" office:value-type="float" office:value="837.431757926268">
            <text:p>837.431758</text:p>
          </table:table-cell>
          <table:table-cell table:formula="oooc:=SQRT([.A270]^2+[.B270]^2)" office:value-type="float" office:value="148319655932.229">
            <text:p>148319655932.229000</text:p>
          </table:table-cell>
          <table:table-cell table:formula="oooc:=(_G*_m1)/([.E270]^2)" office:value-type="float" office:value="0.00603310690684509">
            <text:p>0.006033</text:p>
          </table:table-cell>
          <table:table-cell table:formula="oooc:=-[.F270]*([.A270]/[.E270])" office:value-type="float" office:value="-0.00021996567797117">
            <text:p>-0.000220</text:p>
          </table:table-cell>
          <table:table-cell table:formula="oooc:=-[.F270]*([.B270]/[.E270])" office:value-type="float" office:value="0.00602909562454741">
            <text:p>0.006029</text:p>
          </table:table-cell>
          <table:table-cell table:number-columns-repeated="248"/>
        </table:table-row>
        <table:table-row table:style-name="ro1">
          <table:table-cell table:formula="oooc:=[.A270]+([.C271]*_dt)" office:value-type="float" office:value="7978148888.2909">
            <text:p>7978148888.290900</text:p>
          </table:table-cell>
          <table:table-cell table:formula="oooc:=[.B270]+([.D271]*_dt)" office:value-type="float" office:value="-148103680339.315">
            <text:p>-148103680339.315000</text:p>
          </table:table-cell>
          <table:table-cell table:formula="oooc:=[.C270]+([.G270]*_dt)" office:value-type="float" office:value="29750.5630483871">
            <text:p>29750.563048</text:p>
          </table:table-cell>
          <table:table-cell table:formula="oooc:=[.D270]+([.H270]*_dt)" office:value-type="float" office:value="1358.34561988716">
            <text:p>1358.345620</text:p>
          </table:table-cell>
          <table:table-cell table:formula="oooc:=SQRT([.A271]^2+[.B271]^2)" office:value-type="float" office:value="148318410825.271">
            <text:p>148318410825.271000</text:p>
          </table:table-cell>
          <table:table-cell table:formula="oooc:=(_G*_m1)/([.E271]^2)" office:value-type="float" office:value="0.00603320820101191">
            <text:p>0.006033</text:p>
          </table:table-cell>
          <table:table-cell table:formula="oooc:=-[.F271]*([.A271]/[.E271])" office:value-type="float" office:value="-0.000324530400736532">
            <text:p>-0.000325</text:p>
          </table:table-cell>
          <table:table-cell table:formula="oooc:=-[.F271]*([.B271]/[.E271])" office:value-type="float" office:value="0.00602447352187352">
            <text:p>0.006024</text:p>
          </table:table-cell>
          <table:table-cell table:number-columns-repeated="248"/>
        </table:table-row>
        <table:table-row table:style-name="ro1">
          <table:table-cell table:formula="oooc:=[.A271]+([.C272]*_dt)" office:value-type="float" office:value="10546174929.2113">
            <text:p>10546174929.211300</text:p>
          </table:table-cell>
          <table:table-cell table:formula="oooc:=[.B271]+([.D272]*_dt)" office:value-type="float" office:value="-147941346823.895">
            <text:p>-147941346823.895000</text:p>
          </table:table-cell>
          <table:table-cell table:formula="oooc:=[.C271]+([.G271]*_dt)" office:value-type="float" office:value="29722.5236217635">
            <text:p>29722.523622</text:p>
          </table:table-cell>
          <table:table-cell table:formula="oooc:=[.D271]+([.H271]*_dt)" office:value-type="float" office:value="1878.86013217704">
            <text:p>1878.860132</text:p>
          </table:table-cell>
          <table:table-cell table:formula="oooc:=SQRT([.A272]^2+[.B272]^2)" office:value-type="float" office:value="148316768794.717">
            <text:p>148316768794.717000</text:p>
          </table:table-cell>
          <table:table-cell table:formula="oooc:=(_G*_m1)/([.E272]^2)" office:value-type="float" office:value="0.00603334179031705">
            <text:p>0.006033</text:p>
          </table:table-cell>
          <table:table-cell table:formula="oooc:=-[.F272]*([.A272]/[.E272])" office:value-type="float" office:value="-0.000429005286762091">
            <text:p>-0.000429</text:p>
          </table:table-cell>
          <table:table-cell table:formula="oooc:=-[.F272]*([.B272]/[.E272])" office:value-type="float" office:value="0.00601807009121">
            <text:p>0.006018</text:p>
          </table:table-cell>
          <table:table-cell table:number-columns-repeated="248"/>
        </table:table-row>
        <table:table-row table:style-name="ro1">
          <table:table-cell table:formula="oooc:=[.A272]+([.C273]*_dt)" office:value-type="float" office:value="13110998462.8262">
            <text:p>13110998462.826200</text:p>
          </table:table-cell>
          <table:table-cell table:formula="oooc:=[.B272]+([.D273]*_dt)" office:value-type="float" office:value="-147734088655.967">
            <text:p>-147734088655.967000</text:p>
          </table:table-cell>
          <table:table-cell table:formula="oooc:=[.C272]+([.G272]*_dt)" office:value-type="float" office:value="29685.4575649872">
            <text:p>29685.457565</text:p>
          </table:table-cell>
          <table:table-cell table:formula="oooc:=[.D272]+([.H272]*_dt)" office:value-type="float" office:value="2398.82138805758">
            <text:p>2398.821388</text:p>
          </table:table-cell>
          <table:table-cell table:formula="oooc:=SQRT([.A273]^2+[.B273]^2)" office:value-type="float" office:value="148314730326.092">
            <text:p>148314730326.092000</text:p>
          </table:table-cell>
          <table:table-cell table:formula="oooc:=(_G*_m1)/([.E273]^2)" office:value-type="float" office:value="0.00603350763847571">
            <text:p>0.006034</text:p>
          </table:table-cell>
          <table:table-cell table:formula="oooc:=-[.F273]*([.A273]/[.E273])" office:value-type="float" office:value="-0.000533361111196308">
            <text:p>-0.000533</text:p>
          </table:table-cell>
          <table:table-cell table:formula="oooc:=-[.F273]*([.B273]/[.E273])" office:value-type="float" office:value="0.0060098868831791">
            <text:p>0.006010</text:p>
          </table:table-cell>
          <table:table-cell table:number-columns-repeated="248"/>
        </table:table-row>
        <table:table-row table:style-name="ro1">
          <table:table-cell table:formula="oooc:=[.A273]+([.C274]*_dt)" office:value-type="float" office:value="15671840477.0804">
            <text:p>15671840477.080400</text:p>
          </table:table-cell>
          <table:table-cell table:formula="oooc:=[.B273]+([.D274]*_dt)" office:value-type="float" office:value="-147481966922.851">
            <text:p>-147481966922.851000</text:p>
          </table:table-cell>
          <table:table-cell table:formula="oooc:=[.C273]+([.G273]*_dt)" office:value-type="float" office:value="29639.3751649798">
            <text:p>29639.375165</text:p>
          </table:table-cell>
          <table:table-cell table:formula="oooc:=[.D273]+([.H273]*_dt)" office:value-type="float" office:value="2918.07561476425">
            <text:p>2918.075615</text:p>
          </table:table-cell>
          <table:table-cell table:formula="oooc:=SQRT([.A274]^2+[.B274]^2)" office:value-type="float" office:value="148312296022.184">
            <text:p>148312296022.184000</text:p>
          </table:table-cell>
          <table:table-cell table:formula="oooc:=(_G*_m1)/([.E274]^2)" office:value-type="float" office:value="0.00603370570043211">
            <text:p>0.006034</text:p>
          </table:table-cell>
          <table:table-cell table:formula="oooc:=-[.F274]*([.A274]/[.E274])" office:value-type="float" office:value="-0.000637568669348082">
            <text:p>-0.000638</text:p>
          </table:table-cell>
          <table:table-cell table:formula="oooc:=-[.F274]*([.B274]/[.E274])" office:value-type="float" office:value="0.00599992588881668">
            <text:p>0.006000</text:p>
          </table:table-cell>
          <table:table-cell table:number-columns-repeated="248"/>
        </table:table-row>
        <table:table-row table:style-name="ro1">
          <table:table-cell table:formula="oooc:=[.A274]+([.C275]*_dt)" office:value-type="float" office:value="18227923066.7207">
            <text:p>18227923066.720700</text:p>
          </table:table-cell>
          <table:table-cell table:formula="oooc:=[.B274]+([.D275]*_dt)" office:value-type="float" office:value="-147185055982.973">
            <text:p>-147185055982.973000</text:p>
          </table:table-cell>
          <table:table-cell table:formula="oooc:=[.C274]+([.G274]*_dt)" office:value-type="float" office:value="29584.2892319482">
            <text:p>29584.289232</text:p>
          </table:table-cell>
          <table:table-cell table:formula="oooc:=[.D274]+([.H274]*_dt)" office:value-type="float" office:value="3436.46921155802">
            <text:p>3436.469212</text:p>
          </table:table-cell>
          <table:table-cell table:formula="oooc:=SQRT([.A275]^2+[.B275]^2)" office:value-type="float" office:value="148309466602.901">
            <text:p>148309466602.901000</text:p>
          </table:table-cell>
          <table:table-cell table:formula="oooc:=(_G*_m1)/([.E275]^2)" office:value-type="float" office:value="0.00603393592236596">
            <text:p>0.006034</text:p>
          </table:table-cell>
          <table:table-cell table:formula="oooc:=-[.F275]*([.A275]/[.E275])" office:value-type="float" office:value="-0.000741598781936809">
            <text:p>-0.000742</text:p>
          </table:table-cell>
          <table:table-cell table:formula="oooc:=-[.F275]*([.B275]/[.E275])" office:value-type="float" office:value="0.00598818953957272">
            <text:p>0.005988</text:p>
          </table:table-cell>
          <table:table-cell table:number-columns-repeated="248"/>
        </table:table-row>
        <table:table-row table:style-name="ro1">
          <table:table-cell table:formula="oooc:=[.A275]+([.C276]*_dt)" office:value-type="float" office:value="20778469651.1179">
            <text:p>20778469651.117900</text:p>
          </table:table-cell>
          <table:table-cell table:formula="oooc:=[.B275]+([.D276]*_dt)" office:value-type="float" office:value="-146843443447.709">
            <text:p>-146843443447.709000</text:p>
          </table:table-cell>
          <table:table-cell table:formula="oooc:=[.C275]+([.G275]*_dt)" office:value-type="float" office:value="29520.2150971888">
            <text:p>29520.215097</text:p>
          </table:table-cell>
          <table:table-cell table:formula="oooc:=[.D275]+([.H275]*_dt)" office:value-type="float" office:value="3953.8487877771">
            <text:p>3953.848788</text:p>
          </table:table-cell>
          <table:table-cell table:formula="oooc:=SQRT([.A276]^2+[.B276]^2)" office:value-type="float" office:value="148306242905.087">
            <text:p>148306242905.087000</text:p>
          </table:table-cell>
          <table:table-cell table:formula="oooc:=(_G*_m1)/([.E276]^2)" office:value-type="float" office:value="0.00603419824170015">
            <text:p>0.006034</text:p>
          </table:table-cell>
          <table:table-cell table:formula="oooc:=-[.F276]*([.A276]/[.E276])" office:value-type="float" office:value="-0.000845422300356139">
            <text:p>-0.000845</text:p>
          </table:table-cell>
          <table:table-cell table:formula="oooc:=-[.F276]*([.B276]/[.E276])" office:value-type="float" office:value="0.00597468070730125">
            <text:p>0.005975</text:p>
          </table:table-cell>
          <table:table-cell table:number-columns-repeated="248"/>
        </table:table-row>
        <table:table-row table:style-name="ro1">
          <table:table-cell table:formula="oooc:=[.A276]+([.C277]*_dt)" office:value-type="float" office:value="23322705191.8597">
            <text:p>23322705191.859700</text:p>
          </table:table-cell>
          <table:table-cell table:formula="oooc:=[.B276]+([.D277]*_dt)" office:value-type="float" office:value="-146457230159.952">
            <text:p>-146457230159.952000</text:p>
          </table:table-cell>
          <table:table-cell table:formula="oooc:=[.C276]+([.G276]*_dt)" office:value-type="float" office:value="29447.1706104381">
            <text:p>29447.170610</text:p>
          </table:table-cell>
          <table:table-cell table:formula="oooc:=[.D276]+([.H276]*_dt)" office:value-type="float" office:value="4470.06120088793">
            <text:p>4470.061201</text:p>
          </table:table-cell>
          <table:table-cell table:formula="oooc:=SQRT([.A277]^2+[.B277]^2)" office:value-type="float" office:value="148302625882.32">
            <text:p>148302625882.320000</text:p>
          </table:table-cell>
          <table:table-cell table:formula="oooc:=(_G*_m1)/([.E277]^2)" office:value-type="float" office:value="0.00603449258710977">
            <text:p>0.006034</text:p>
          </table:table-cell>
          <table:table-cell table:formula="oooc:=-[.F277]*([.A277]/[.E277])" office:value-type="float" office:value="-0.000949010111953802">
            <text:p>-0.000949</text:p>
          </table:table-cell>
          <table:table-cell table:formula="oooc:=-[.F277]*([.B277]/[.E277])" office:value-type="float" office:value="0.00595940270423909">
            <text:p>0.005959</text:p>
          </table:table-cell>
          <table:table-cell table:number-columns-repeated="248"/>
        </table:table-row>
        <table:table-row table:style-name="ro1">
          <table:table-cell table:formula="oooc:=[.A277]+([.C278]*_dt)" office:value-type="float" office:value="25859856410.0762">
            <text:p>25859856410.076200</text:p>
          </table:table-cell>
          <table:table-cell table:formula="oooc:=[.B277]+([.D278]*_dt)" office:value-type="float" office:value="-146026530169.384">
            <text:p>-146026530169.384000</text:p>
          </table:table-cell>
          <table:table-cell table:formula="oooc:=[.C277]+([.G277]*_dt)" office:value-type="float" office:value="29365.1761367653">
            <text:p>29365.176137</text:p>
          </table:table-cell>
          <table:table-cell table:formula="oooc:=[.D277]+([.H277]*_dt)" office:value-type="float" office:value="4984.95359453418">
            <text:p>4984.953595</text:p>
          </table:table-cell>
          <table:table-cell table:formula="oooc:=SQRT([.A278]^2+[.B278]^2)" office:value-type="float" office:value="148298616604.673">
            <text:p>148298616604.673000</text:p>
          </table:table-cell>
          <table:table-cell table:formula="oooc:=(_G*_m1)/([.E278]^2)" office:value-type="float" office:value="0.00603481887853231">
            <text:p>0.006035</text:p>
          </table:table-cell>
          <table:table-cell table:formula="oooc:=-[.F278]*([.A278]/[.E278])" office:value-type="float" office:value="-0.00105233314532986">
            <text:p>-0.001052</text:p>
          </table:table-cell>
          <table:table-cell table:formula="oooc:=-[.F278]*([.B278]/[.E278])" office:value-type="float" office:value="0.00594235928297256">
            <text:p>0.005942</text:p>
          </table:table-cell>
          <table:table-cell table:number-columns-repeated="248"/>
        </table:table-row>
        <table:table-row table:style-name="ro1">
          <table:table-cell table:formula="oooc:=[.A278]+([.C279]*_dt)" office:value-type="float" office:value="28389152003.4562">
            <text:p>28389152003.456200</text:p>
          </table:table-cell>
          <table:table-cell table:formula="oooc:=[.B278]+([.D279]*_dt)" office:value-type="float" office:value="-145551470704.463">
            <text:p>-145551470704.463000</text:p>
          </table:table-cell>
          <table:table-cell table:formula="oooc:=[.C278]+([.G278]*_dt)" office:value-type="float" office:value="29274.2545530088">
            <text:p>29274.254553</text:p>
          </table:table-cell>
          <table:table-cell table:formula="oooc:=[.D278]+([.H278]*_dt)" office:value-type="float" office:value="5498.37343658301">
            <text:p>5498.373437</text:p>
          </table:table-cell>
          <table:table-cell table:formula="oooc:=SQRT([.A279]^2+[.B279]^2)" office:value-type="float" office:value="148294216258.449">
            <text:p>148294216258.449000</text:p>
          </table:table-cell>
          <table:table-cell table:formula="oooc:=(_G*_m1)/([.E279]^2)" office:value-type="float" office:value="0.00603517702717931">
            <text:p>0.006035</text:p>
          </table:table-cell>
          <table:table-cell table:formula="oooc:=-[.F279]*([.A279]/[.E279])" office:value-type="float" office:value="-0.00115536237565569">
            <text:p>-0.001155</text:p>
          </table:table-cell>
          <table:table-cell table:formula="oooc:=-[.F279]*([.B279]/[.E279])" office:value-type="float" office:value="0.00592355463639124">
            <text:p>0.005924</text:p>
          </table:table-cell>
          <table:table-cell table:number-columns-repeated="248"/>
        </table:table-row>
        <table:table-row table:style-name="ro1">
          <table:table-cell table:formula="oooc:=[.A279]+([.C280]*_dt)" office:value-type="float" office:value="30909822862.9164">
            <text:p>30909822862.916400</text:p>
          </table:table-cell>
          <table:table-cell table:formula="oooc:=[.B279]+([.D280]*_dt)" office:value-type="float" office:value="-145032192141.124">
            <text:p>-145032192141.124000</text:p>
          </table:table-cell>
          <table:table-cell table:formula="oooc:=[.C279]+([.G279]*_dt)" office:value-type="float" office:value="29174.4312437521">
            <text:p>29174.431244</text:p>
          </table:table-cell>
          <table:table-cell table:formula="oooc:=[.D279]+([.H279]*_dt)" office:value-type="float" office:value="6010.16855716722">
            <text:p>6010.168557</text:p>
          </table:table-cell>
          <table:table-cell table:formula="oooc:=SQRT([.A280]^2+[.B280]^2)" office:value-type="float" office:value="148289426145.888">
            <text:p>148289426145.888000</text:p>
          </table:table-cell>
          <table:table-cell table:formula="oooc:=(_G*_m1)/([.E280]^2)" office:value-type="float" office:value="0.00603556693554909">
            <text:p>0.006036</text:p>
          </table:table-cell>
          <table:table-cell table:formula="oooc:=-[.F280]*([.A280]/[.E280])" office:value-type="float" office:value="-0.00125806883001597">
            <text:p>-0.001258</text:p>
          </table:table-cell>
          <table:table-cell table:formula="oooc:=-[.F280]*([.B280]/[.E280])" office:value-type="float" office:value="0.00590299339762766">
            <text:p>0.005903</text:p>
          </table:table-cell>
          <table:table-cell table:number-columns-repeated="248"/>
        </table:table-row>
        <table:table-row table:style-name="ro1">
          <table:table-cell table:formula="oooc:=[.A280]+([.C281]*_dt)" office:value-type="float" office:value="33421102288.8832">
            <text:p>33421102288.883200</text:p>
          </table:table-cell>
          <table:table-cell table:formula="oooc:=[.B280]+([.D281]*_dt)" office:value-type="float" office:value="-144468847968.191">
            <text:p>-144468847968.191000</text:p>
          </table:table-cell>
          <table:table-cell table:formula="oooc:=[.C280]+([.G280]*_dt)" office:value-type="float" office:value="29065.7340968387">
            <text:p>29065.734097</text:p>
          </table:table-cell>
          <table:table-cell table:formula="oooc:=[.D280]+([.H280]*_dt)" office:value-type="float" office:value="6520.18718672225">
            <text:p>6520.187187</text:p>
          </table:table-cell>
          <table:table-cell table:formula="oooc:=SQRT([.A281]^2+[.B281]^2)" office:value-type="float" office:value="148284247684.845">
            <text:p>148284247684.845000</text:p>
          </table:table-cell>
          <table:table-cell table:formula="oooc:=(_G*_m1)/([.E281]^2)" office:value-type="float" office:value="0.00603598849744106">
            <text:p>0.006036</text:p>
          </table:table-cell>
          <table:table-cell table:formula="oooc:=-[.F281]*([.A281]/[.E281])" office:value-type="float" office:value="-0.00136042359277598">
            <text:p>-0.001360</text:p>
          </table:table-cell>
          <table:table-cell table:formula="oooc:=-[.F281]*([.B281]/[.E281])" office:value-type="float" office:value="0.00588068063998202">
            <text:p>0.005881</text:p>
          </table:table-cell>
          <table:table-cell table:number-columns-repeated="248"/>
        </table:table-row>
        <table:table-row table:style-name="ro1">
          <table:table-cell table:formula="oooc:=[.A281]+([.C282]*_dt)" office:value-type="float" office:value="35922226207.147">
            <text:p>35922226207.147000</text:p>
          </table:table-cell>
          <table:table-cell table:formula="oooc:=[.B281]+([.D282]*_dt)" office:value-type="float" office:value="-143861604749.508">
            <text:p>-143861604749.508000</text:p>
          </table:table-cell>
          <table:table-cell table:formula="oooc:=[.C281]+([.G281]*_dt)" office:value-type="float" office:value="28948.1934984229">
            <text:p>28948.193498</text:p>
          </table:table-cell>
          <table:table-cell table:formula="oooc:=[.D281]+([.H281]*_dt)" office:value-type="float" office:value="7028.27799401669">
            <text:p>7028.277994</text:p>
          </table:table-cell>
          <table:table-cell table:formula="oooc:=SQRT([.A282]^2+[.B282]^2)" office:value-type="float" office:value="148278682408.434">
            <text:p>148278682408.434000</text:p>
          </table:table-cell>
          <table:table-cell table:formula="oooc:=(_G*_m1)/([.E282]^2)" office:value-type="float" office:value="0.00603644159797111">
            <text:p>0.006036</text:p>
          </table:table-cell>
          <table:table-cell table:formula="oooc:=-[.F282]*([.A282]/[.E282])" office:value-type="float" office:value="-0.00146239781097634">
            <text:p>-0.001462</text:p>
          </table:table-cell>
          <table:table-cell table:formula="oooc:=-[.F282]*([.B282]/[.E282])" office:value-type="float" office:value="0.00585662187683033">
            <text:p>0.005857</text:p>
          </table:table-cell>
          <table:table-cell table:number-columns-repeated="248"/>
        </table:table-row>
        <table:table-row table:style-name="ro1">
          <table:table-cell table:formula="oooc:=[.A282]+([.C283]*_dt)" office:value-type="float" office:value="38412433384.2477">
            <text:p>38412433384.247700</text:p>
          </table:table-cell>
          <table:table-cell table:formula="oooc:=[.B282]+([.D283]*_dt)" office:value-type="float" office:value="-143210642082.78">
            <text:p>-143210642082.780000</text:p>
          </table:table-cell>
          <table:table-cell table:formula="oooc:=[.C282]+([.G282]*_dt)" office:value-type="float" office:value="28821.8423275545">
            <text:p>28821.842328</text:p>
          </table:table-cell>
          <table:table-cell table:formula="oooc:=[.D282]+([.H282]*_dt)" office:value-type="float" office:value="7534.29012417483">
            <text:p>7534.290124</text:p>
          </table:table-cell>
          <table:table-cell table:formula="oooc:=SQRT([.A283]^2+[.B283]^2)" office:value-type="float" office:value="148272731964.651">
            <text:p>148272731964.651000</text:p>
          </table:table-cell>
          <table:table-cell table:formula="oooc:=(_G*_m1)/([.E283]^2)" office:value-type="float" office:value="0.00603692611358847">
            <text:p>0.006037</text:p>
          </table:table-cell>
          <table:table-cell table:formula="oooc:=-[.F283]*([.A283]/[.E283])" office:value-type="float" office:value="-0.00156396269975741">
            <text:p>-0.001564</text:p>
          </table:table-cell>
          <table:table-cell table:formula="oooc:=-[.F283]*([.B283]/[.E283])" office:value-type="float" office:value="0.00583082306151489">
            <text:p>0.005831</text:p>
          </table:table-cell>
          <table:table-cell table:number-columns-repeated="248"/>
        </table:table-row>
        <table:table-row table:style-name="ro1">
          <table:table-cell table:formula="oooc:=[.A283]+([.C284]*_dt)" office:value-type="float" office:value="40890965642.3532">
            <text:p>40890965642.353200</text:p>
          </table:table-cell>
          <table:table-cell table:formula="oooc:=[.B283]+([.D284]*_dt)" office:value-type="float" office:value="-142516152555.13">
            <text:p>-142516152555.130000</text:p>
          </table:table-cell>
          <table:table-cell table:formula="oooc:=[.C283]+([.G283]*_dt)" office:value-type="float" office:value="28686.7159502955">
            <text:p>28686.715950</text:p>
          </table:table-cell>
          <table:table-cell table:formula="oooc:=[.D283]+([.H283]*_dt)" office:value-type="float" office:value="8038.07323668972">
            <text:p>8038.073237</text:p>
          </table:table-cell>
          <table:table-cell table:formula="oooc:=SQRT([.A284]^2+[.B284]^2)" office:value-type="float" office:value="148266398115.962">
            <text:p>148266398115.962000</text:p>
          </table:table-cell>
          <table:table-cell table:formula="oooc:=(_G*_m1)/([.E284]^2)" office:value-type="float" office:value="0.00603744191209391">
            <text:p>0.006037</text:p>
          </table:table-cell>
          <table:table-cell table:formula="oooc:=-[.F284]*([.A284]/[.E284])" office:value-type="float" office:value="-0.00166508954781546">
            <text:p>-0.001665</text:p>
          </table:table-cell>
          <table:table-cell table:formula="oooc:=-[.F284]*([.B284]/[.E284])" office:value-type="float" office:value="0.00580329058721549">
            <text:p>0.005803</text:p>
          </table:table-cell>
          <table:table-cell table:number-columns-repeated="248"/>
        </table:table-row>
        <table:table-row table:style-name="ro1">
          <table:table-cell table:formula="oooc:=[.A284]+([.C285]*_dt)" office:value-type="float" office:value="43357068073.5879">
            <text:p>43357068073.587900</text:p>
          </table:table-cell>
          <table:table-cell table:formula="oooc:=[.B284]+([.D285]*_dt)" office:value-type="float" office:value="-141778341695.378">
            <text:p>-141778341695.378000</text:p>
          </table:table-cell>
          <table:table-cell table:formula="oooc:=[.C284]+([.G284]*_dt)" office:value-type="float" office:value="28542.8522133642">
            <text:p>28542.852213</text:p>
          </table:table-cell>
          <table:table-cell table:formula="oooc:=[.D284]+([.H284]*_dt)" office:value-type="float" office:value="8539.47754342514">
            <text:p>8539.477543</text:p>
          </table:table-cell>
          <table:table-cell table:formula="oooc:=SQRT([.A285]^2+[.B285]^2)" office:value-type="float" office:value="148259682738.865">
            <text:p>148259682738.865000</text:p>
          </table:table-cell>
          <table:table-cell table:formula="oooc:=(_G*_m1)/([.E285]^2)" office:value-type="float" office:value="0.00603798885265928">
            <text:p>0.006038</text:p>
          </table:table-cell>
          <table:table-cell table:formula="oooc:=-[.F285]*([.A285]/[.E285])" office:value-type="float" office:value="-0.00176574972289271">
            <text:p>-0.001766</text:p>
          </table:table-cell>
          <table:table-cell table:formula="oooc:=-[.F285]*([.B285]/[.E285])" office:value-type="float" office:value="0.00577403128679972">
            <text:p>0.005774</text:p>
          </table:table-cell>
          <table:table-cell table:number-columns-repeated="248"/>
        </table:table-row>
        <table:table-row table:style-name="ro1">
          <table:table-cell table:formula="oooc:=[.A285]+([.C286]*_dt)" office:value-type="float" office:value="45809989253.7711">
            <text:p>45809989253.771100</text:p>
          </table:table-cell>
          <table:table-cell table:formula="oooc:=[.B285]+([.D286]*_dt)" office:value-type="float" office:value="-140997427923.031">
            <text:p>-140997427923.031000</text:p>
          </table:table-cell>
          <table:table-cell table:formula="oooc:=[.C285]+([.G285]*_dt)" office:value-type="float" office:value="28390.2914373063">
            <text:p>28390.291437</text:p>
          </table:table-cell>
          <table:table-cell table:formula="oooc:=[.D285]+([.H285]*_dt)" office:value-type="float" office:value="9038.35384660463">
            <text:p>9038.353847</text:p>
          </table:table-cell>
          <table:table-cell table:formula="oooc:=SQRT([.A286]^2+[.B286]^2)" office:value-type="float" office:value="148252587823.42">
            <text:p>148252587823.420000</text:p>
          </table:table-cell>
          <table:table-cell table:formula="oooc:=(_G*_m1)/([.E286]^2)" office:value-type="float" office:value="0.00603856678584842">
            <text:p>0.006039</text:p>
          </table:table-cell>
          <table:table-cell table:formula="oooc:=-[.F286]*([.A286]/[.E286])" office:value-type="float" office:value="-0.00186591467730316">
            <text:p>-0.001866</text:p>
          </table:table-cell>
          <table:table-cell table:formula="oooc:=-[.F286]*([.B286]/[.E286])" office:value-type="float" office:value="0.00574305243265081">
            <text:p>0.005743</text:p>
          </table:table-cell>
          <table:table-cell table:number-columns-repeated="248"/>
        </table:table-row>
        <table:table-row table:style-name="ro1">
          <table:table-cell table:formula="oooc:=[.A286]+([.C287]*_dt)" office:value-type="float" office:value="48248981455.5249">
            <text:p>48248981455.524900</text:p>
          </table:table-cell>
          <table:table-cell table:formula="oooc:=[.B286]+([.D287]*_dt)" office:value-type="float" office:value="-140173642493.997">
            <text:p>-140173642493.997000</text:p>
          </table:table-cell>
          <table:table-cell table:formula="oooc:=[.C286]+([.G286]*_dt)" office:value-type="float" office:value="28229.0764091873">
            <text:p>28229.076409</text:p>
          </table:table-cell>
          <table:table-cell table:formula="oooc:=[.D286]+([.H286]*_dt)" office:value-type="float" office:value="9534.55357678566">
            <text:p>9534.553577</text:p>
          </table:table-cell>
          <table:table-cell table:formula="oooc:=SQRT([.A287]^2+[.B287]^2)" office:value-type="float" office:value="148245115472.755">
            <text:p>148245115472.755000</text:p>
          </table:table-cell>
          <table:table-cell table:formula="oooc:=(_G*_m1)/([.E287]^2)" office:value-type="float" office:value="0.00603917555363952">
            <text:p>0.006039</text:p>
          </table:table-cell>
          <table:table-cell table:formula="oooc:=-[.F287]*([.A287]/[.E287])" office:value-type="float" office:value="-0.00196555595349625">
            <text:p>-0.001966</text:p>
          </table:table-cell>
          <table:table-cell table:formula="oooc:=-[.F287]*([.B287]/[.E287])" office:value-type="float" office:value="0.00571036173647105">
            <text:p>0.005710</text:p>
          </table:table-cell>
          <table:table-cell table:number-columns-repeated="248"/>
        </table:table-row>
        <table:table-row table:style-name="ro1">
          <table:table-cell table:formula="oooc:=[.A287]+([.C288]*_dt)" office:value-type="float" office:value="50673300860.7081">
            <text:p>50673300860.708100</text:p>
          </table:table-cell>
          <table:table-cell table:formula="oooc:=[.B287]+([.D288]*_dt)" office:value-type="float" office:value="-139307229443.014">
            <text:p>-139307229443.014000</text:p>
          </table:table-cell>
          <table:table-cell table:formula="oooc:=[.C287]+([.G287]*_dt)" office:value-type="float" office:value="28059.2523748052">
            <text:p>28059.252375</text:p>
          </table:table-cell>
          <table:table-cell table:formula="oooc:=[.D287]+([.H287]*_dt)" office:value-type="float" office:value="10027.9288308168">
            <text:p>10027.928831</text:p>
          </table:table-cell>
          <table:table-cell table:formula="oooc:=SQRT([.A288]^2+[.B288]^2)" office:value-type="float" office:value="148237267902.537">
            <text:p>148237267902.537000</text:p>
          </table:table-cell>
          <table:table-cell table:formula="oooc:=(_G*_m1)/([.E288]^2)" office:value-type="float" office:value="0.00603981498944886">
            <text:p>0.006040</text:p>
          </table:table-cell>
          <table:table-cell table:formula="oooc:=-[.F288]*([.A288]/[.E288])" office:value-type="float" office:value="-0.00206464518966029">
            <text:p>-0.002065</text:p>
          </table:table-cell>
          <table:table-cell table:formula="oooc:=-[.F288]*([.B288]/[.E288])" office:value-type="float" office:value="0.00567596734905899">
            <text:p>0.005676</text:p>
          </table:table-cell>
          <table:table-cell table:number-columns-repeated="248"/>
        </table:table-row>
        <table:table-row table:style-name="ro1">
          <table:table-cell table:formula="oooc:=[.A288]+([.C289]*_dt)" office:value-type="float" office:value="53082207772.1363">
            <text:p>53082207772.136300</text:p>
          </table:table-cell>
          <table:table-cell table:formula="oooc:=[.B288]+([.D289]*_dt)" office:value-type="float" office:value="-138398445522.81">
            <text:p>-138398445522.810000</text:p>
          </table:table-cell>
          <table:table-cell table:formula="oooc:=[.C288]+([.G288]*_dt)" office:value-type="float" office:value="27880.8670304186">
            <text:p>27880.867030</text:p>
          </table:table-cell>
          <table:table-cell table:formula="oooc:=[.D288]+([.H288]*_dt)" office:value-type="float" office:value="10518.3324097755">
            <text:p>10518.332410</text:p>
          </table:table-cell>
          <table:table-cell table:formula="oooc:=SQRT([.A289]^2+[.B289]^2)" office:value-type="float" office:value="148229047440.42">
            <text:p>148229047440.420000</text:p>
          </table:table-cell>
          <table:table-cell table:formula="oooc:=(_G*_m1)/([.E289]^2)" office:value-type="float" office:value="0.00604048491815598">
            <text:p>0.006040</text:p>
          </table:table-cell>
          <table:table-cell table:formula="oooc:=-[.F289]*([.A289]/[.E289])" office:value-type="float" office:value="-0.00216315412536731">
            <text:p>-0.002163</text:p>
          </table:table-cell>
          <table:table-cell table:formula="oooc:=-[.F289]*([.B289]/[.E289])" office:value-type="float" office:value="0.00563987786005834">
            <text:p>0.005640</text:p>
          </table:table-cell>
          <table:table-cell table:number-columns-repeated="248"/>
        </table:table-row>
        <table:table-row table:style-name="ro1">
          <table:table-cell table:formula="oooc:=[.A289]+([.C290]*_dt)" office:value-type="float" office:value="55474966824.5447">
            <text:p>55474966824.544700</text:p>
          </table:table-cell>
          <table:table-cell table:formula="oooc:=[.B289]+([.D290]*_dt)" office:value-type="float" office:value="-137447560139.975">
            <text:p>-137447560139.975000</text:p>
          </table:table-cell>
          <table:table-cell table:formula="oooc:=[.C289]+([.G289]*_dt)" office:value-type="float" office:value="27693.9705139868">
            <text:p>27693.970514</text:p>
          </table:table-cell>
          <table:table-cell table:formula="oooc:=[.D289]+([.H289]*_dt)" office:value-type="float" office:value="11005.6178568845">
            <text:p>11005.617857</text:p>
          </table:table-cell>
          <table:table-cell table:formula="oooc:=SQRT([.A290]^2+[.B290]^2)" office:value-type="float" office:value="148220456525.462">
            <text:p>148220456525.462000</text:p>
          </table:table-cell>
          <table:table-cell table:formula="oooc:=(_G*_m1)/([.E290]^2)" office:value-type="float" office:value="0.00604118515613032">
            <text:p>0.006041</text:p>
          </table:table-cell>
          <table:table-cell table:formula="oooc:=-[.F290]*([.A290]/[.E290])" office:value-type="float" office:value="-0.00226105460726125">
            <text:p>-0.002261</text:p>
          </table:table-cell>
          <table:table-cell table:formula="oooc:=-[.F290]*([.B290]/[.E290])" office:value-type="float" office:value="0.00560210229767647">
            <text:p>0.005602</text:p>
          </table:table-cell>
          <table:table-cell table:number-columns-repeated="248"/>
        </table:table-row>
        <table:table-row table:style-name="ro1">
          <table:table-cell table:formula="oooc:=[.A290]+([.C291]*_dt)" office:value-type="float" office:value="57850847194.7522">
            <text:p>57850847194.752200</text:p>
          </table:table-cell>
          <table:table-cell table:formula="oooc:=[.B290]+([.D291]*_dt)" office:value-type="float" office:value="-136454855287.572">
            <text:p>-136454855287.572000</text:p>
          </table:table-cell>
          <table:table-cell table:formula="oooc:=[.C290]+([.G290]*_dt)" office:value-type="float" office:value="27498.6153959195">
            <text:p>27498.615396</text:p>
          </table:table-cell>
          <table:table-cell table:formula="oooc:=[.D290]+([.H290]*_dt)" office:value-type="float" office:value="11489.6394954037">
            <text:p>11489.639495</text:p>
          </table:table-cell>
          <table:table-cell table:formula="oooc:=SQRT([.A291]^2+[.B291]^2)" office:value-type="float" office:value="148211497707.508">
            <text:p>148211497707.508000</text:p>
          </table:table-cell>
          <table:table-cell table:formula="oooc:=(_G*_m1)/([.E291]^2)" office:value-type="float" office:value="0.00604191551125937">
            <text:p>0.006042</text:p>
          </table:table-cell>
          <table:table-cell table:formula="oooc:=-[.F291]*([.A291]/[.E291])" office:value-type="float" office:value="-0.00235831859479119">
            <text:p>-0.002358</text:p>
          </table:table-cell>
          <table:table-cell table:formula="oooc:=-[.F291]*([.B291]/[.E291])" office:value-type="float" office:value="0.00556265012837035">
            <text:p>0.005563</text:p>
          </table:table-cell>
          <table:table-cell table:number-columns-repeated="248"/>
        </table:table-row>
        <table:table-row table:style-name="ro1">
          <table:table-cell table:formula="oooc:=[.A291]+([.C292]*_dt)" office:value-type="float" office:value="60209122810.9822">
            <text:p>60209122810.982200</text:p>
          </table:table-cell>
          <table:table-cell table:formula="oooc:=[.B291]+([.D292]*_dt)" office:value-type="float" office:value="-135420625474.467">
            <text:p>-135420625474.467000</text:p>
          </table:table-cell>
          <table:table-cell table:formula="oooc:=[.C291]+([.G291]*_dt)" office:value-type="float" office:value="27294.8566693295">
            <text:p>27294.856669</text:p>
          </table:table-cell>
          <table:table-cell table:formula="oooc:=[.D291]+([.H291]*_dt)" office:value-type="float" office:value="11970.2524664949">
            <text:p>11970.252466</text:p>
          </table:table-cell>
          <table:table-cell table:formula="oooc:=SQRT([.A292]^2+[.B292]^2)" office:value-type="float" office:value="148202173646.555">
            <text:p>148202173646.555000</text:p>
          </table:table-cell>
          <table:table-cell table:formula="oooc:=(_G*_m1)/([.E292]^2)" office:value-type="float" office:value="0.00604267578297824">
            <text:p>0.006043</text:p>
          </table:table-cell>
          <table:table-cell table:formula="oooc:=-[.F292]*([.A292]/[.E292])" office:value-type="float" office:value="-0.00245491816599102">
            <text:p>-0.002455</text:p>
          </table:table-cell>
          <table:table-cell table:formula="oooc:=-[.F292]*([.B292]/[.E292])" office:value-type="float" office:value="0.0055215312564975">
            <text:p>0.005522</text:p>
          </table:table-cell>
          <table:table-cell table:number-columns-repeated="248"/>
        </table:table-row>
        <table:table-row table:style-name="ro1">
          <table:table-cell table:formula="oooc:=[.A292]+([.C293]*_dt)" office:value-type="float" office:value="62549072561.2999">
            <text:p>62549072561.299900</text:p>
          </table:table-cell>
          <table:table-cell table:formula="oooc:=[.B292]+([.D293]*_dt)" office:value-type="float" office:value="-134345177651.393">
            <text:p>-134345177651.393000</text:p>
          </table:table-cell>
          <table:table-cell table:formula="oooc:=[.C292]+([.G292]*_dt)" office:value-type="float" office:value="27082.7517397879">
            <text:p>27082.751740</text:p>
          </table:table-cell>
          <table:table-cell table:formula="oooc:=[.D292]+([.H292]*_dt)" office:value-type="float" office:value="12447.3127670563">
            <text:p>12447.312767</text:p>
          </table:table-cell>
          <table:table-cell table:formula="oooc:=SQRT([.A293]^2+[.B293]^2)" office:value-type="float" office:value="148192487112.077">
            <text:p>148192487112.077000</text:p>
          </table:table-cell>
          <table:table-cell table:formula="oooc:=(_G*_m1)/([.E293]^2)" office:value-type="float" office:value="0.00604346576230083">
            <text:p>0.006043</text:p>
          </table:table-cell>
          <table:table-cell table:formula="oooc:=-[.F293]*([.A293]/[.E293])" office:value-type="float" office:value="-0.00255082552330738">
            <text:p>-0.002551</text:p>
          </table:table-cell>
          <table:table-cell table:formula="oooc:=-[.F293]*([.B293]/[.E293])" office:value-type="float" office:value="0.0054787560239297">
            <text:p>0.005479</text:p>
          </table:table-cell>
          <table:table-cell table:number-columns-repeated="248"/>
        </table:table-row>
        <table:table-row table:style-name="ro1">
          <table:table-cell table:formula="oooc:=[.A293]+([.C294]*_dt)" office:value-type="float" office:value="64869980501.1191">
            <text:p>64869980501.119100</text:p>
          </table:table-cell>
          <table:table-cell table:formula="oooc:=[.B293]+([.D294]*_dt)" office:value-type="float" office:value="-133228831133.751">
            <text:p>-133228831133.751000</text:p>
          </table:table-cell>
          <table:table-cell table:formula="oooc:=[.C293]+([.G293]*_dt)" office:value-type="float" office:value="26862.3604145741">
            <text:p>26862.360415</text:p>
          </table:table-cell>
          <table:table-cell table:formula="oooc:=[.D293]+([.H293]*_dt)" office:value-type="float" office:value="12920.6772875239">
            <text:p>12920.677288</text:p>
          </table:table-cell>
          <table:table-cell table:formula="oooc:=SQRT([.A294]^2+[.B294]^2)" office:value-type="float" office:value="148182440982.328">
            <text:p>148182440982.328000</text:p>
          </table:table-cell>
          <table:table-cell table:formula="oooc:=(_G*_m1)/([.E294]^2)" office:value-type="float" office:value="0.00604428523185247">
            <text:p>0.006044</text:p>
          </table:table-cell>
          <table:table-cell table:formula="oooc:=-[.F294]*([.A294]/[.E294])" office:value-type="float" office:value="-0.00264601299947699">
            <text:p>-0.002646</text:p>
          </table:table-cell>
          <table:table-cell table:formula="oooc:=-[.F294]*([.B294]/[.E294])" office:value-type="float" office:value="0.00543433520962671">
            <text:p>0.005434</text:p>
          </table:table-cell>
          <table:table-cell table:number-columns-repeated="248"/>
        </table:table-row>
        <table:table-row table:style-name="ro1">
          <table:table-cell table:formula="oooc:=[.A294]+([.C295]*_dt)" office:value-type="float" office:value="67171136059.7377">
            <text:p>67171136059.737700</text:p>
          </table:table-cell>
          <table:table-cell table:formula="oooc:=[.B294]+([.D295]*_dt)" office:value-type="float" office:value="-132071917521.142">
            <text:p>-132071917521.142000</text:p>
          </table:table-cell>
          <table:table-cell table:formula="oooc:=[.C294]+([.G294]*_dt)" office:value-type="float" office:value="26633.7448914193">
            <text:p>26633.744891</text:p>
          </table:table-cell>
          <table:table-cell table:formula="oooc:=[.D294]+([.H294]*_dt)" office:value-type="float" office:value="13390.2038496356">
            <text:p>13390.203850</text:p>
          </table:table-cell>
          <table:table-cell table:formula="oooc:=SQRT([.A295]^2+[.B295]^2)" office:value-type="float" office:value="148172038243.615">
            <text:p>148172038243.615000</text:p>
          </table:table-cell>
          <table:table-cell table:formula="oooc:=(_G*_m1)/([.E295]^2)" office:value-type="float" office:value="0.00604513396590421">
            <text:p>0.006045</text:p>
          </table:table-cell>
          <table:table-cell table:formula="oooc:=-[.F295]*([.A295]/[.E295])" office:value-type="float" office:value="-0.00274045306345506">
            <text:p>-0.002740</text:p>
          </table:table-cell>
          <table:table-cell table:formula="oooc:=-[.F295]*([.B295]/[.E295])" office:value-type="float" office:value="0.0053882800291678">
            <text:p>0.005388</text:p>
          </table:table-cell>
          <table:table-cell table:number-columns-repeated="248"/>
        </table:table-row>
        <table:table-row table:style-name="ro1">
          <table:table-cell table:formula="oooc:=[.A295]+([.C296]*_dt)" office:value-type="float" office:value="69451834245.8558">
            <text:p>69451834245.855800</text:p>
          </table:table-cell>
          <table:table-cell table:formula="oooc:=[.B295]+([.D296]*_dt)" office:value-type="float" office:value="-130874780613.647">
            <text:p>-130874780613.647000</text:p>
          </table:table-cell>
          <table:table-cell table:formula="oooc:=[.C295]+([.G295]*_dt)" office:value-type="float" office:value="26396.9697467368">
            <text:p>26396.969747</text:p>
          </table:table-cell>
          <table:table-cell table:formula="oooc:=[.D295]+([.H295]*_dt)" office:value-type="float" office:value="13855.7512441557">
            <text:p>13855.751244</text:p>
          </table:table-cell>
          <table:table-cell table:formula="oooc:=SQRT([.A296]^2+[.B296]^2)" office:value-type="float" office:value="148161281989.541">
            <text:p>148161281989.541000</text:p>
          </table:table-cell>
          <table:table-cell table:formula="oooc:=(_G*_m1)/([.E296]^2)" office:value-type="float" office:value="0.00604601173040862">
            <text:p>0.006046</text:p>
          </table:table-cell>
          <table:table-cell table:formula="oooc:=-[.F296]*([.A296]/[.E296])" office:value-type="float" office:value="-0.00283411832639571">
            <text:p>-0.002834</text:p>
          </table:table-cell>
          <table:table-cell table:formula="oooc:=-[.F296]*([.B296]/[.E296])" office:value-type="float" office:value="0.00534060213423792">
            <text:p>0.005341</text:p>
          </table:table-cell>
          <table:table-cell table:number-columns-repeated="248"/>
        </table:table-row>
        <table:table-row table:style-name="ro1">
          <table:table-cell table:formula="oooc:=[.A296]+([.C297]*_dt)" office:value-type="float" office:value="71711375852.0321">
            <text:p>71711375852.032100</text:p>
          </table:table-cell>
          <table:table-cell table:formula="oooc:=[.B296]+([.D297]*_dt)" office:value-type="float" office:value="-129637776324.844">
            <text:p>-129637776324.844000</text:p>
          </table:table-cell>
          <table:table-cell table:formula="oooc:=[.C296]+([.G296]*_dt)" office:value-type="float" office:value="26152.1019233362">
            <text:p>26152.101923</text:p>
          </table:table-cell>
          <table:table-cell table:formula="oooc:=[.D296]+([.H296]*_dt)" office:value-type="float" office:value="14317.1792685539">
            <text:p>14317.179269</text:p>
          </table:table-cell>
          <table:table-cell table:formula="oooc:=SQRT([.A297]^2+[.B297]^2)" office:value-type="float" office:value="148150175420.219">
            <text:p>148150175420.219000</text:p>
          </table:table-cell>
          <table:table-cell table:formula="oooc:=(_G*_m1)/([.E297]^2)" office:value-type="float" office:value="0.00604691828303723">
            <text:p>0.006047</text:p>
          </table:table-cell>
          <table:table-cell table:formula="oooc:=-[.F297]*([.A297]/[.E297])" office:value-type="float" office:value="-0.00292698154768587">
            <text:p>-0.002927</text:p>
          </table:table-cell>
          <table:table-cell table:formula="oooc:=-[.F297]*([.B297]/[.E297])" office:value-type="float" office:value="0.00529131361206614">
            <text:p>0.005291</text:p>
          </table:table-cell>
          <table:table-cell table:number-columns-repeated="248"/>
        </table:table-row>
        <table:table-row table:style-name="ro1">
          <table:table-cell table:formula="oooc:=[.A297]+([.C298]*_dt)" office:value-type="float" office:value="73949067658.0341">
            <text:p>73949067658.034100</text:p>
          </table:table-cell>
          <table:table-cell table:formula="oooc:=[.B297]+([.D298]*_dt)" office:value-type="float" office:value="-128361272591.58">
            <text:p>-128361272591.580000</text:p>
          </table:table-cell>
          <table:table-cell table:formula="oooc:=[.C297]+([.G297]*_dt)" office:value-type="float" office:value="25899.2107176162">
            <text:p>25899.210718</text:p>
          </table:table-cell>
          <table:table-cell table:formula="oooc:=[.D297]+([.H297]*_dt)" office:value-type="float" office:value="14774.3487646364">
            <text:p>14774.348765</text:p>
          </table:table-cell>
          <table:table-cell table:formula="oooc:=SQRT([.A298]^2+[.B298]^2)" office:value-type="float" office:value="148138721841.463">
            <text:p>148138721841.463000</text:p>
          </table:table-cell>
          <table:table-cell table:formula="oooc:=(_G*_m1)/([.E298]^2)" office:value-type="float" office:value="0.00604785337321968">
            <text:p>0.006048</text:p>
          </table:table-cell>
          <table:table-cell table:formula="oooc:=-[.F298]*([.A298]/[.E298])" office:value-type="float" office:value="-0.00301901564103353">
            <text:p>-0.003019</text:p>
          </table:table-cell>
          <table:table-cell table:formula="oooc:=-[.F298]*([.B298]/[.E298])" office:value-type="float" office:value="0.00524042698481332">
            <text:p>0.005240</text:p>
          </table:table-cell>
          <table:table-cell table:number-columns-repeated="248"/>
        </table:table-row>
        <table:table-row table:style-name="ro1">
          <table:table-cell table:formula="oooc:=[.A298]+([.C299]*_dt)" office:value-type="float" office:value="76164222633.0364">
            <text:p>76164222633.036400</text:p>
          </table:table-cell>
          <table:table-cell table:formula="oooc:=[.B298]+([.D299]*_dt)" office:value-type="float" office:value="-127045649280.491">
            <text:p>-127045649280.491000</text:p>
          </table:table-cell>
          <table:table-cell table:formula="oooc:=[.C298]+([.G298]*_dt)" office:value-type="float" office:value="25638.3677662309">
            <text:p>25638.367766</text:p>
          </table:table-cell>
          <table:table-cell table:formula="oooc:=[.D298]+([.H298]*_dt)" office:value-type="float" office:value="15227.1216561242">
            <text:p>15227.121656</text:p>
          </table:table-cell>
          <table:table-cell table:formula="oooc:=SQRT([.A299]^2+[.B299]^2)" office:value-type="float" office:value="148126924663.939">
            <text:p>148126924663.939000</text:p>
          </table:table-cell>
          <table:table-cell table:formula="oooc:=(_G*_m1)/([.E299]^2)" office:value-type="float" office:value="0.0060488167421844">
            <text:p>0.006049</text:p>
          </table:table-cell>
          <table:table-cell table:formula="oooc:=-[.F299]*([.A299]/[.E299])" office:value-type="float" office:value="-0.00311019368061132">
            <text:p>-0.003110</text:p>
          </table:table-cell>
          <table:table-cell table:formula="oooc:=-[.F299]*([.B299]/[.E299])" office:value-type="float" office:value="0.00518795520890608">
            <text:p>0.005188</text:p>
          </table:table-cell>
          <table:table-cell table:number-columns-repeated="248"/>
        </table:table-row>
        <table:table-row table:style-name="ro1">
          <table:table-cell table:formula="oooc:=[.A299]+([.C300]*_dt)" office:value-type="float" office:value="78356160136.6208">
            <text:p>78356160136.620800</text:p>
          </table:table-cell>
          <table:table-cell table:formula="oooc:=[.B299]+([.D300]*_dt)" office:value-type="float" office:value="-125691298091.285">
            <text:p>-125691298091.285000</text:p>
          </table:table-cell>
          <table:table-cell table:formula="oooc:=[.C299]+([.G299]*_dt)" office:value-type="float" office:value="25369.647032226">
            <text:p>25369.647032</text:p>
          </table:table-cell>
          <table:table-cell table:formula="oooc:=[.D299]+([.H299]*_dt)" office:value-type="float" office:value="15675.3609861737">
            <text:p>15675.360986</text:p>
          </table:table-cell>
          <table:table-cell table:formula="oooc:=SQRT([.A300]^2+[.B300]^2)" office:value-type="float" office:value="148114787402.298">
            <text:p>148114787402.298000</text:p>
          </table:table-cell>
          <table:table-cell table:formula="oooc:=(_G*_m1)/([.E300]^2)" office:value-type="float" office:value="0.00604980812300113">
            <text:p>0.006050</text:p>
          </table:table-cell>
          <table:table-cell table:formula="oooc:=-[.F300]*([.A300]/[.E300])" office:value-type="float" office:value="-0.00320048890725646">
            <text:p>-0.003200</text:p>
          </table:table-cell>
          <table:table-cell table:formula="oooc:=-[.F300]*([.B300]/[.E300])" office:value-type="float" office:value="0.00513391167431412">
            <text:p>0.005134</text:p>
          </table:table-cell>
          <table:table-cell table:number-columns-repeated="248"/>
        </table:table-row>
        <table:table-row table:style-name="ro1">
          <table:table-cell table:formula="oooc:=[.A300]+([.C301]*_dt)" office:value-type="float" office:value="80524206118.532">
            <text:p>80524206118.532000</text:p>
          </table:table-cell>
          <table:table-cell table:formula="oooc:=[.B300]+([.D301]*_dt)" office:value-type="float" office:value="-124298622456.788">
            <text:p>-124298622456.788000</text:p>
          </table:table-cell>
          <table:table-cell table:formula="oooc:=[.C300]+([.G300]*_dt)" office:value-type="float" office:value="25093.1247906391">
            <text:p>25093.124791</text:p>
          </table:table-cell>
          <table:table-cell table:formula="oooc:=[.D300]+([.H300]*_dt)" office:value-type="float" office:value="16118.9309548345">
            <text:p>16118.930955</text:p>
          </table:table-cell>
          <table:table-cell table:formula="oooc:=SQRT([.A301]^2+[.B301]^2)" office:value-type="float" office:value="148102313674.28">
            <text:p>148102313674.280000</text:p>
          </table:table-cell>
          <table:table-cell table:formula="oooc:=(_G*_m1)/([.E301]^2)" office:value-type="float" office:value="0.00605082724062507">
            <text:p>0.006051</text:p>
          </table:table-cell>
          <table:table-cell table:formula="oooc:=-[.F301]*([.A301]/[.E301])" office:value-type="float" office:value="-0.00328987473472764">
            <text:p>-0.003290</text:p>
          </table:table-cell>
          <table:table-cell table:formula="oooc:=-[.F301]*([.B301]/[.E301])" office:value-type="float" office:value="0.0050783102037677">
            <text:p>0.005078</text:p>
          </table:table-cell>
          <table:table-cell table:number-columns-repeated="248"/>
        </table:table-row>
        <table:table-row table:style-name="ro1">
          <table:table-cell table:formula="oooc:=[.A301]+([.C302]*_dt)" office:value-type="float" office:value="82667693317.1435">
            <text:p>82667693317.143500</text:p>
          </table:table-cell>
          <table:table-cell table:formula="oooc:=[.B301]+([.D302]*_dt)" office:value-type="float" office:value="-122868037439.751">
            <text:p>-122868037439.751000</text:p>
          </table:table-cell>
          <table:table-cell table:formula="oooc:=[.C301]+([.G301]*_dt)" office:value-type="float" office:value="24808.8796135586">
            <text:p>24808.879614</text:p>
          </table:table-cell>
          <table:table-cell table:formula="oooc:=[.D301]+([.H301]*_dt)" office:value-type="float" office:value="16557.69695644">
            <text:p>16557.696956</text:p>
          </table:table-cell>
          <table:table-cell table:formula="oooc:=SQRT([.A302]^2+[.B302]^2)" office:value-type="float" office:value="148089507199.779">
            <text:p>148089507199.779000</text:p>
          </table:table-cell>
          <table:table-cell table:formula="oooc:=(_G*_m1)/([.E302]^2)" office:value-type="float" office:value="0.00605187381194278">
            <text:p>0.006052</text:p>
          </table:table-cell>
          <table:table-cell table:formula="oooc:=-[.F302]*([.A302]/[.E302])" office:value-type="float" office:value="-0.00337832475601948">
            <text:p>-0.003378</text:p>
          </table:table-cell>
          <table:table-cell table:formula="oooc:=-[.F302]*([.B302]/[.E302])" office:value-type="float" office:value="0.00502116505191224">
            <text:p>0.005021</text:p>
          </table:table-cell>
          <table:table-cell table:number-columns-repeated="248"/>
        </table:table-row>
        <table:table-row table:style-name="ro1">
          <table:table-cell table:formula="oooc:=[.A302]+([.C303]*_dt)" office:value-type="float" office:value="84785961456.5842">
            <text:p>84785961456.584200</text:p>
          </table:table-cell>
          <table:table-cell table:formula="oooc:=[.B302]+([.D303]*_dt)" office:value-type="float" office:value="-121399969626.449">
            <text:p>-121399969626.449000</text:p>
          </table:table-cell>
          <table:table-cell table:formula="oooc:=[.C302]+([.G302]*_dt)" office:value-type="float" office:value="24516.9923546385">
            <text:p>24516.992355</text:p>
          </table:table-cell>
          <table:table-cell table:formula="oooc:=[.D302]+([.H302]*_dt)" office:value-type="float" office:value="16991.5256169252">
            <text:p>16991.525617</text:p>
          </table:table-cell>
          <table:table-cell table:formula="oooc:=SQRT([.A303]^2+[.B303]^2)" office:value-type="float" office:value="148076371799.893">
            <text:p>148076371799.893000</text:p>
          </table:table-cell>
          <table:table-cell table:formula="oooc:=(_G*_m1)/([.E303]^2)" office:value-type="float" office:value="0.00605294754581995">
            <text:p>0.006053</text:p>
          </table:table-cell>
          <table:table-cell table:formula="oooc:=-[.F303]*([.A303]/[.E303])" office:value-type="float" office:value="-0.00346581274973532">
            <text:p>-0.003466</text:p>
          </table:table-cell>
          <table:table-cell table:formula="oooc:=-[.F303]*([.B303]/[.E303])" office:value-type="float" office:value="0.00496249090439669">
            <text:p>0.004962</text:p>
          </table:table-cell>
          <table:table-cell table:number-columns-repeated="248"/>
        </table:table-row>
        <table:table-row table:style-name="ro1">
          <table:table-cell table:formula="oooc:=[.A303]+([.C304]*_dt)" office:value-type="float" office:value="86878357442.4807">
            <text:p>86878357442.480700</text:p>
          </table:table-cell>
          <table:table-cell table:formula="oooc:=[.B303]+([.D304]*_dt)" office:value-type="float" office:value="-119894857017.045">
            <text:p>-119894857017.045000</text:p>
          </table:table-cell>
          <table:table-cell table:formula="oooc:=[.C303]+([.G303]*_dt)" office:value-type="float" office:value="24217.5461330614">
            <text:p>24217.546133</text:p>
          </table:table-cell>
          <table:table-cell table:formula="oooc:=[.D303]+([.H303]*_dt)" office:value-type="float" office:value="17420.2848310651">
            <text:p>17420.284831</text:p>
          </table:table-cell>
          <table:table-cell table:formula="oooc:=SQRT([.A304]^2+[.B304]^2)" office:value-type="float" office:value="148062911395.937">
            <text:p>148062911395.937000</text:p>
          </table:table-cell>
          <table:table-cell table:formula="oooc:=(_G*_m1)/([.E304]^2)" office:value-type="float" office:value="0.00605404814315085">
            <text:p>0.006054</text:p>
          </table:table-cell>
          <table:table-cell table:formula="oooc:=-[.F304]*([.A304]/[.E304])" office:value-type="float" office:value="-0.00355231268651846">
            <text:p>-0.003552</text:p>
          </table:table-cell>
          <table:table-cell table:formula="oooc:=-[.F304]*([.B304]/[.E304])" office:value-type="float" office:value="0.00490230287689247">
            <text:p>0.004902</text:p>
          </table:table-cell>
          <table:table-cell table:number-columns-repeated="248"/>
        </table:table-row>
        <table:table-row table:style-name="ro1">
          <table:table-cell table:formula="oooc:=[.A304]+([.C305]*_dt)" office:value-type="float" office:value="88944235556.2649">
            <text:p>88944235556.264900</text:p>
          </table:table-cell>
          <table:table-cell table:formula="oooc:=[.B304]+([.D305]*_dt)" office:value-type="float" office:value="-118353148912.757">
            <text:p>-118353148912.757000</text:p>
          </table:table-cell>
          <table:table-cell table:formula="oooc:=[.C304]+([.G304]*_dt)" office:value-type="float" office:value="23910.6263169462">
            <text:p>23910.626317</text:p>
          </table:table-cell>
          <table:table-cell table:formula="oooc:=[.D304]+([.H304]*_dt)" office:value-type="float" office:value="17843.8437996286">
            <text:p>17843.843800</text:p>
          </table:table-cell>
          <table:table-cell table:formula="oooc:=SQRT([.A305]^2+[.B305]^2)" office:value-type="float" office:value="148049130008.432">
            <text:p>148049130008.432000</text:p>
          </table:table-cell>
          <table:table-cell table:formula="oooc:=(_G*_m1)/([.E305]^2)" office:value-type="float" office:value="0.00605517529690968">
            <text:p>0.006055</text:p>
          </table:table-cell>
          <table:table-cell table:formula="oooc:=-[.F305]*([.A305]/[.E305])" office:value-type="float" office:value="-0.0036377987355423">
            <text:p>-0.003638</text:p>
          </table:table-cell>
          <table:table-cell table:formula="oooc:=-[.F305]*([.B305]/[.E305])" office:value-type="float" office:value="0.00484061651403951">
            <text:p>0.004841</text:p>
          </table:table-cell>
          <table:table-cell table:number-columns-repeated="248"/>
        </table:table-row>
        <table:table-row table:style-name="ro1">
          <table:table-cell table:formula="oooc:=[.A305]+([.C306]*_dt)" office:value-type="float" office:value="90982957648.0002">
            <text:p>90982957648.000200</text:p>
          </table:table-cell>
          <table:table-cell table:formula="oooc:=[.B305]+([.D306]*_dt)" office:value-type="float" office:value="-116775305799.816">
            <text:p>-116775305799.816000</text:p>
          </table:table-cell>
          <table:table-cell table:formula="oooc:=[.C305]+([.G305]*_dt)" office:value-type="float" office:value="23596.3205061954">
            <text:p>23596.320506</text:p>
          </table:table-cell>
          <table:table-cell table:formula="oooc:=[.D305]+([.H305]*_dt)" office:value-type="float" office:value="18262.0730664416">
            <text:p>18262.073066</text:p>
          </table:table-cell>
          <table:table-cell table:formula="oooc:=SQRT([.A306]^2+[.B306]^2)" office:value-type="float" office:value="148035031756.062">
            <text:p>148035031756.062000</text:p>
          </table:table-cell>
          <table:table-cell table:formula="oooc:=(_G*_m1)/([.E306]^2)" office:value-type="float" office:value="0.00605632869220382">
            <text:p>0.006056</text:p>
          </table:table-cell>
          <table:table-cell table:formula="oooc:=-[.F306]*([.A306]/[.E306])" office:value-type="float" office:value="-0.00372224527105951">
            <text:p>-0.003722</text:p>
          </table:table-cell>
          <table:table-cell table:formula="oooc:=-[.F306]*([.B306]/[.E306])" office:value-type="float" office:value="0.00477744778831609">
            <text:p>0.004777</text:p>
          </table:table-cell>
          <table:table-cell table:number-columns-repeated="248"/>
        </table:table-row>
        <table:table-row table:style-name="ro1">
          <table:table-cell table:formula="oooc:=[.A306]+([.C307]*_dt)" office:value-type="float" office:value="92993893327.6768">
            <text:p>92993893327.676800</text:p>
          </table:table-cell>
          <table:table-cell table:formula="oooc:=[.B306]+([.D307]*_dt)" office:value-type="float" office:value="-115161799230.234">
            <text:p>-115161799230.234000</text:p>
          </table:table-cell>
          <table:table-cell table:formula="oooc:=[.C306]+([.G306]*_dt)" office:value-type="float" office:value="23274.7185147758">
            <text:p>23274.718515</text:p>
          </table:table-cell>
          <table:table-cell table:formula="oooc:=[.D306]+([.H306]*_dt)" office:value-type="float" office:value="18674.8445553521">
            <text:p>18674.844555</text:p>
          </table:table-cell>
          <table:table-cell table:formula="oooc:=SQRT([.A307]^2+[.B307]^2)" office:value-type="float" office:value="148020620854.609">
            <text:p>148020620854.609000</text:p>
          </table:table-cell>
          <table:table-cell table:formula="oooc:=(_G*_m1)/([.E307]^2)" office:value-type="float" office:value="0.0060575080063289">
            <text:p>0.006058</text:p>
          </table:table-cell>
          <table:table-cell table:formula="oooc:=-[.F307]*([.A307]/[.E307])" office:value-type="float" office:value="-0.00380562687901032">
            <text:p>-0.003806</text:p>
          </table:table-cell>
          <table:table-cell table:formula="oooc:=-[.F307]*([.B307]/[.E307])" office:value-type="float" office:value="0.00471281309882885">
            <text:p>0.004713</text:p>
          </table:table-cell>
          <table:table-cell table:number-columns-repeated="248"/>
        </table:table-row>
        <table:table-row table:style-name="ro1">
          <table:table-cell table:formula="oooc:=[.A307]+([.C308]*_dt)" office:value-type="float" office:value="94976420154.9267">
            <text:p>94976420154.926700</text:p>
          </table:table-cell>
          <table:table-cell table:formula="oooc:=[.B307]+([.D308]*_dt)" office:value-type="float" office:value="-113513111699.381">
            <text:p>-113513111699.381000</text:p>
          </table:table-cell>
          <table:table-cell table:formula="oooc:=[.C307]+([.G307]*_dt)" office:value-type="float" office:value="22945.9123524293">
            <text:p>22945.912352</text:p>
          </table:table-cell>
          <table:table-cell table:formula="oooc:=[.D307]+([.H307]*_dt)" office:value-type="float" office:value="19082.0316070909">
            <text:p>19082.031607</text:p>
          </table:table-cell>
          <table:table-cell table:formula="oooc:=SQRT([.A308]^2+[.B308]^2)" office:value-type="float" office:value="148005901615.852">
            <text:p>148005901615.852000</text:p>
          </table:table-cell>
          <table:table-cell table:formula="oooc:=(_G*_m1)/([.E308]^2)" office:value-type="float" office:value="0.00605871290882584">
            <text:p>0.006059</text:p>
          </table:table-cell>
          <table:table-cell table:formula="oooc:=-[.F308]*([.A308]/[.E308])" office:value-type="float" office:value="-0.00388791836368968">
            <text:p>-0.003888</text:p>
          </table:table-cell>
          <table:table-cell table:formula="oooc:=-[.F308]*([.B308]/[.E308])" office:value-type="float" office:value="0.00464672927001965">
            <text:p>0.004647</text:p>
          </table:table-cell>
          <table:table-cell table:number-columns-repeated="248"/>
        </table:table-row>
        <table:table-row table:style-name="ro1">
          <table:table-cell table:formula="oooc:=[.A308]+([.C309]*_dt)" office:value-type="float" office:value="96929923827.1084">
            <text:p>96929923827.108400</text:p>
          </table:table-cell>
          <table:table-cell table:formula="oooc:=[.B308]+([.D309]*_dt)" office:value-type="float" office:value="-111829736520.397">
            <text:p>-111829736520.397000</text:p>
          </table:table-cell>
          <table:table-cell table:formula="oooc:=[.C308]+([.G308]*_dt)" office:value-type="float" office:value="22609.9962058065">
            <text:p>22609.996206</text:p>
          </table:table-cell>
          <table:table-cell table:formula="oooc:=[.D308]+([.H308]*_dt)" office:value-type="float" office:value="19483.5090160206">
            <text:p>19483.509016</text:p>
          </table:table-cell>
          <table:table-cell table:formula="oooc:=SQRT([.A309]^2+[.B309]^2)" office:value-type="float" office:value="147990878446.445">
            <text:p>147990878446.445000</text:p>
          </table:table-cell>
          <table:table-cell table:formula="oooc:=(_G*_m1)/([.E309]^2)" office:value-type="float" office:value="0.00605994306153983">
            <text:p>0.006060</text:p>
          </table:table-cell>
          <table:table-cell table:formula="oooc:=-[.F309]*([.A309]/[.E309])" office:value-type="float" office:value="-0.00396909475447322">
            <text:p>-0.003969</text:p>
          </table:table-cell>
          <table:table-cell table:formula="oooc:=-[.F309]*([.B309]/[.E309])" office:value-type="float" office:value="0.00457921355028544">
            <text:p>0.004579</text:p>
          </table:table-cell>
          <table:table-cell table:number-columns-repeated="248"/>
        </table:table-row>
        <table:table-row table:style-name="ro1">
          <table:table-cell table:formula="oooc:=[.A309]+([.C310]*_dt)" office:value-type="float" office:value="98853798365.7117">
            <text:p>98853798365.711700</text:p>
          </table:table-cell>
          <table:table-cell table:formula="oooc:=[.B309]+([.D310]*_dt)" office:value-type="float" office:value="-110112177695.428">
            <text:p>-110112177695.428000</text:p>
          </table:table-cell>
          <table:table-cell table:formula="oooc:=[.C309]+([.G309]*_dt)" office:value-type="float" office:value="22267.06641902">
            <text:p>22267.066419</text:p>
          </table:table-cell>
          <table:table-cell table:formula="oooc:=[.D309]+([.H309]*_dt)" office:value-type="float" office:value="19879.1530667653">
            <text:p>19879.153067</text:p>
          </table:table-cell>
          <table:table-cell table:formula="oooc:=SQRT([.A310]^2+[.B310]^2)" office:value-type="float" office:value="147975555846.763">
            <text:p>147975555846.763000</text:p>
          </table:table-cell>
          <table:table-cell table:formula="oooc:=(_G*_m1)/([.E310]^2)" office:value-type="float" office:value="0.0060611981186813">
            <text:p>0.006061</text:p>
          </table:table-cell>
          <table:table-cell table:formula="oooc:=-[.F310]*([.A310]/[.E310])" office:value-type="float" office:value="-0.00404913131260159">
            <text:p>-0.004049</text:p>
          </table:table-cell>
          <table:table-cell table:formula="oooc:=-[.F310]*([.B310]/[.E310])" office:value-type="float" office:value="0.00451028361050777">
            <text:p>0.004510</text:p>
          </table:table-cell>
          <table:table-cell table:number-columns-repeated="248"/>
        </table:table-row>
        <table:table-row table:style-name="ro1">
          <table:table-cell table:formula="oooc:=[.A310]+([.C311]*_dt)" office:value-type="float" office:value="100747446301.032">
            <text:p>100747446301.032000</text:p>
          </table:table-cell>
          <table:table-cell table:formula="oooc:=[.B310]+([.D311]*_dt)" office:value-type="float" office:value="-108360949783.719">
            <text:p>-108360949783.719000</text:p>
          </table:table-cell>
          <table:table-cell table:formula="oooc:=[.C310]+([.G310]*_dt)" office:value-type="float" office:value="21917.2214736113">
            <text:p>21917.221474</text:p>
          </table:table-cell>
          <table:table-cell table:formula="oooc:=[.D310]+([.H310]*_dt)" office:value-type="float" office:value="20268.8415707132">
            <text:p>20268.841571</text:p>
          </table:table-cell>
          <table:table-cell table:formula="oooc:=SQRT([.A311]^2+[.B311]^2)" office:value-type="float" office:value="147959938409.723">
            <text:p>147959938409.723000</text:p>
          </table:table-cell>
          <table:table-cell table:formula="oooc:=(_G*_m1)/([.E311]^2)" office:value-type="float" office:value="0.0060624777268889">
            <text:p>0.006062</text:p>
          </table:table-cell>
          <table:table-cell table:formula="oooc:=-[.F311]*([.A311]/[.E311])" office:value-type="float" office:value="-0.0041280035380226">
            <text:p>-0.004128</text:p>
          </table:table-cell>
          <table:table-cell table:formula="oooc:=-[.F311]*([.B311]/[.E311])" office:value-type="float" office:value="0.0044399575424881">
            <text:p>0.004440</text:p>
          </table:table-cell>
          <table:table-cell table:number-columns-repeated="248"/>
        </table:table-row>
        <table:table-row table:style-name="ro1">
          <table:table-cell table:formula="oooc:=[.A311]+([.C312]*_dt)" office:value-type="float" office:value="102610278855.061">
            <text:p>102610278855.061000</text:p>
          </table:table-cell>
          <table:table-cell table:formula="oooc:=[.B311]+([.D312]*_dt)" office:value-type="float" office:value="-106576577766.553">
            <text:p>-106576577766.553000</text:p>
          </table:table-cell>
          <table:table-cell table:formula="oooc:=[.C311]+([.G311]*_dt)" office:value-type="float" office:value="21560.5619679261">
            <text:p>21560.561968</text:p>
          </table:table-cell>
          <table:table-cell table:formula="oooc:=[.D311]+([.H311]*_dt)" office:value-type="float" office:value="20652.4539023841">
            <text:p>20652.453902</text:p>
          </table:table-cell>
          <table:table-cell table:formula="oooc:=SQRT([.A312]^2+[.B312]^2)" office:value-type="float" office:value="147944030819.575">
            <text:p>147944030819.575000</text:p>
          </table:table-cell>
          <table:table-cell table:formula="oooc:=(_G*_m1)/([.E312]^2)" office:value-type="float" office:value="0.00606378152529453">
            <text:p>0.006064</text:p>
          </table:table-cell>
          <table:table-cell table:formula="oooc:=-[.F312]*([.A312]/[.E312])" office:value-type="float" office:value="-0.00420568717629065">
            <text:p>-0.004206</text:p>
          </table:table-cell>
          <table:table-cell table:formula="oooc:=-[.F312]*([.B312]/[.E312])" office:value-type="float" office:value="0.00436825385728527">
            <text:p>0.004368</text:p>
          </table:table-cell>
          <table:table-cell table:number-columns-repeated="248"/>
        </table:table-row>
        <table:table-row table:style-name="ro1">
          <table:table-cell table:formula="oooc:=[.A312]+([.C313]*_dt)" office:value-type="float" office:value="104441716122.546">
            <text:p>104441716122.546000</text:p>
          </table:table-cell>
          <table:table-cell table:formula="oooc:=[.B312]+([.D313]*_dt)" office:value-type="float" office:value="-104759596909.072">
            <text:p>-104759596909.072000</text:p>
          </table:table-cell>
          <table:table-cell table:formula="oooc:=[.C312]+([.G312]*_dt)" office:value-type="float" office:value="21197.1905958946">
            <text:p>21197.190596</text:p>
          </table:table-cell>
          <table:table-cell table:formula="oooc:=[.D312]+([.H312]*_dt)" office:value-type="float" office:value="21029.8710356536">
            <text:p>21029.871036</text:p>
          </table:table-cell>
          <table:table-cell table:formula="oooc:=SQRT([.A313]^2+[.B313]^2)" office:value-type="float" office:value="147927837850.669">
            <text:p>147927837850.669000</text:p>
          </table:table-cell>
          <table:table-cell table:formula="oooc:=(_G*_m1)/([.E313]^2)" office:value-type="float" office:value="0.0060651091455904">
            <text:p>0.006065</text:p>
          </table:table-cell>
          <table:table-cell table:formula="oooc:=-[.F313]*([.A313]/[.E313])" office:value-type="float" office:value="-0.00428215822552256">
            <text:p>-0.004282</text:p>
          </table:table-cell>
          <table:table-cell table:formula="oooc:=-[.F313]*([.B313]/[.E313])" office:value-type="float" office:value="0.00429519148345144">
            <text:p>0.004295</text:p>
          </table:table-cell>
          <table:table-cell table:number-columns-repeated="248"/>
        </table:table-row>
        <table:table-row table:style-name="ro1">
          <table:table-cell table:formula="oooc:=[.A313]+([.C314]*_dt)" office:value-type="float" office:value="106241187250.164">
            <text:p>106241187250.164000</text:p>
          </table:table-cell>
          <table:table-cell table:formula="oooc:=[.B313]+([.D314]*_dt)" office:value-type="float" office:value="-102910552618.976">
            <text:p>-102910552618.976000</text:p>
          </table:table-cell>
          <table:table-cell table:formula="oooc:=[.C313]+([.G313]*_dt)" office:value-type="float" office:value="20827.2121252094">
            <text:p>20827.212125</text:p>
          </table:table-cell>
          <table:table-cell table:formula="oooc:=[.D313]+([.H313]*_dt)" office:value-type="float" office:value="21400.9755798238">
            <text:p>21400.975580</text:p>
          </table:table-cell>
          <table:table-cell table:formula="oooc:=SQRT([.A314]^2+[.B314]^2)" office:value-type="float" office:value="147911364366.188">
            <text:p>147911364366.188000</text:p>
          </table:table-cell>
          <table:table-cell table:formula="oooc:=(_G*_m1)/([.E314]^2)" office:value-type="float" office:value="0.00606646021209829">
            <text:p>0.006066</text:p>
          </table:table-cell>
          <table:table-cell table:formula="oooc:=-[.F314]*([.A314]/[.E314])" office:value-type="float" office:value="-0.00435739294340884">
            <text:p>-0.004357</text:p>
          </table:table-cell>
          <table:table-cell table:formula="oooc:=-[.F314]*([.B314]/[.E314])" office:value-type="float" office:value="0.00422078976516273">
            <text:p>0.004221</text:p>
          </table:table-cell>
          <table:table-cell table:number-columns-repeated="248"/>
        </table:table-row>
        <table:table-row table:style-name="ro1">
          <table:table-cell table:formula="oooc:=[.A314]+([.C315]*_dt)" office:value-type="float" office:value="108008130613.755">
            <text:p>108008130613.755000</text:p>
          </table:table-cell>
          <table:table-cell table:formula="oooc:=[.B314]+([.D315]*_dt)" office:value-type="float" office:value="-101030000302.114">
            <text:p>-101030000302.114000</text:p>
          </table:table-cell>
          <table:table-cell table:formula="oooc:=[.C314]+([.G314]*_dt)" office:value-type="float" office:value="20450.7333748989">
            <text:p>20450.733375</text:p>
          </table:table-cell>
          <table:table-cell table:formula="oooc:=[.D314]+([.H314]*_dt)" office:value-type="float" office:value="21765.6518155338">
            <text:p>21765.651816</text:p>
          </table:table-cell>
          <table:table-cell table:formula="oooc:=SQRT([.A315]^2+[.B315]^2)" office:value-type="float" office:value="147894615316.864">
            <text:p>147894615316.864000</text:p>
          </table:table-cell>
          <table:table-cell table:formula="oooc:=(_G*_m1)/([.E315]^2)" office:value-type="float" office:value="0.00606783434184085">
            <text:p>0.006068</text:p>
          </table:table-cell>
          <table:table-cell table:formula="oooc:=-[.F315]*([.A315]/[.E315])" office:value-type="float" office:value="-0.00443136785427946">
            <text:p>-0.004431</text:p>
          </table:table-cell>
          <table:table-cell table:formula="oooc:=-[.F315]*([.B315]/[.E315])" office:value-type="float" office:value="0.00414506846024065">
            <text:p>0.004145</text:p>
          </table:table-cell>
          <table:table-cell table:number-columns-repeated="248"/>
        </table:table-row>
        <table:table-row table:style-name="ro1">
          <table:table-cell table:formula="oooc:=[.A315]+([.C316]*_dt)" office:value-type="float" office:value="109741993993.569">
            <text:p>109741993993.569000</text:p>
          </table:table-cell>
          <table:table-cell table:formula="oooc:=[.B315]+([.D316]*_dt)" office:value-type="float" office:value="-99118505214.9984">
            <text:p>-99118505214.998400</text:p>
          </table:table-cell>
          <table:table-cell table:formula="oooc:=[.C315]+([.G315]*_dt)" office:value-type="float" office:value="20067.8631922892">
            <text:p>20067.863192</text:p>
          </table:table-cell>
          <table:table-cell table:formula="oooc:=[.D315]+([.H315]*_dt)" office:value-type="float" office:value="22123.7857304986">
            <text:p>22123.785730</text:p>
          </table:table-cell>
          <table:table-cell table:formula="oooc:=SQRT([.A316]^2+[.B316]^2)" office:value-type="float" office:value="147877595739.653">
            <text:p>147877595739.653000</text:p>
          </table:table-cell>
          <table:table-cell table:formula="oooc:=(_G*_m1)/([.E316]^2)" office:value-type="float" office:value="0.00606923114461509">
            <text:p>0.006069</text:p>
          </table:table-cell>
          <table:table-cell table:formula="oooc:=-[.F316]*([.A316]/[.E316])" office:value-type="float" office:value="-0.00450405975622264">
            <text:p>-0.004504</text:p>
          </table:table-cell>
          <table:table-cell table:formula="oooc:=-[.F316]*([.B316]/[.E316])" office:value-type="float" office:value="0.00406804773806078">
            <text:p>0.004068</text:p>
          </table:table-cell>
          <table:table-cell table:number-columns-repeated="248"/>
        </table:table-row>
        <table:table-row table:style-name="ro1">
          <table:table-cell table:formula="oooc:=[.A316]+([.C317]*_dt)" office:value-type="float" office:value="111442234747.465">
            <text:p>111442234747.465000</text:p>
          </table:table-cell>
          <table:table-cell table:formula="oooc:=[.B316]+([.D317]*_dt)" office:value-type="float" office:value="-97176642314.2406">
            <text:p>-97176642314.240600</text:p>
          </table:table-cell>
          <table:table-cell table:formula="oooc:=[.C316]+([.G316]*_dt)" office:value-type="float" office:value="19678.7124293515">
            <text:p>19678.712429</text:p>
          </table:table-cell>
          <table:table-cell table:formula="oooc:=[.D316]+([.H316]*_dt)" office:value-type="float" office:value="22475.2650550671">
            <text:p>22475.265055</text:p>
          </table:table-cell>
          <table:table-cell table:formula="oooc:=SQRT([.A317]^2+[.B317]^2)" office:value-type="float" office:value="147860310756.399">
            <text:p>147860310756.399000</text:p>
          </table:table-cell>
          <table:table-cell table:formula="oooc:=(_G*_m1)/([.E317]^2)" office:value-type="float" office:value="0.00607065022306811">
            <text:p>0.006071</text:p>
          </table:table-cell>
          <table:table-cell table:formula="oooc:=-[.F317]*([.A317]/[.E317])" office:value-type="float" office:value="-0.00457544572825556">
            <text:p>-0.004575</text:p>
          </table:table-cell>
          <table:table-cell table:formula="oooc:=-[.F317]*([.B317]/[.E317])" office:value-type="float" office:value="0.00398974817734463">
            <text:p>0.003990</text:p>
          </table:table-cell>
          <table:table-cell table:number-columns-repeated="248"/>
        </table:table-row>
        <table:table-row table:style-name="ro1">
          <table:table-cell table:formula="oooc:=[.A317]+([.C318]*_dt)" office:value-type="float" office:value="113108319982.017">
            <text:p>113108319982.017000</text:p>
          </table:table-cell>
          <table:table-cell table:formula="oooc:=[.B317]+([.D318]*_dt)" office:value-type="float" office:value="-95204996102.9289">
            <text:p>-95204996102.928900</text:p>
          </table:table-cell>
          <table:table-cell table:formula="oooc:=[.C317]+([.G317]*_dt)" office:value-type="float" office:value="19283.3939184303">
            <text:p>19283.393918</text:p>
          </table:table-cell>
          <table:table-cell table:formula="oooc:=[.D317]+([.H317]*_dt)" office:value-type="float" office:value="22819.9792975897">
            <text:p>22819.979298</text:p>
          </table:table-cell>
          <table:table-cell table:formula="oooc:=SQRT([.A318]^2+[.B318]^2)" office:value-type="float" office:value="147842765572.459">
            <text:p>147842765572.459000</text:p>
          </table:table-cell>
          <table:table-cell table:formula="oooc:=(_G*_m1)/([.E318]^2)" office:value-type="float" office:value="0.00607209117277497">
            <text:p>0.006072</text:p>
          </table:table-cell>
          <table:table-cell table:formula="oooc:=-[.F318]*([.A318]/[.E318])" office:value-type="float" office:value="-0.00464550313754517">
            <text:p>-0.004646</text:p>
          </table:table-cell>
          <table:table-cell table:formula="oooc:=-[.F318]*([.B318]/[.E318])" office:value-type="float" office:value="0.00391019076383105">
            <text:p>0.003910</text:p>
          </table:table-cell>
          <table:table-cell table:number-columns-repeated="248"/>
        </table:table-row>
        <table:table-row table:style-name="ro1">
          <table:table-cell table:formula="oooc:=[.A318]+([.C319]*_dt)" office:value-type="float" office:value="114739726721.468">
            <text:p>114739726721.468000</text:p>
          </table:table-cell>
          <table:table-cell table:formula="oooc:=[.B318]+([.D319]*_dt)" office:value-type="float" office:value="-93204160473.9728">
            <text:p>-93204160473.972800</text:p>
          </table:table-cell>
          <table:table-cell table:formula="oooc:=[.C318]+([.G318]*_dt)" office:value-type="float" office:value="18882.0224473464">
            <text:p>18882.022447</text:p>
          </table:table-cell>
          <table:table-cell table:formula="oooc:=[.D318]+([.H318]*_dt)" office:value-type="float" office:value="23157.8197795847">
            <text:p>23157.819780</text:p>
          </table:table-cell>
          <table:table-cell table:formula="oooc:=SQRT([.A319]^2+[.B319]^2)" office:value-type="float" office:value="147824965475.305">
            <text:p>147824965475.305000</text:p>
          </table:table-cell>
          <table:table-cell table:formula="oooc:=(_G*_m1)/([.E319]^2)" office:value-type="float" office:value="0.00607355358231886">
            <text:p>0.006074</text:p>
          </table:table-cell>
          <table:table-cell table:formula="oooc:=-[.F319]*([.A319]/[.E319])" office:value-type="float" office:value="-0.00471420964667754">
            <text:p>-0.004714</text:p>
          </table:table-cell>
          <table:table-cell table:formula="oooc:=-[.F319]*([.B319]/[.E319])" office:value-type="float" office:value="0.00382939688782328">
            <text:p>0.003829</text:p>
          </table:table-cell>
          <table:table-cell table:number-columns-repeated="248"/>
        </table:table-row>
        <table:table-row table:style-name="ro1">
          <table:table-cell table:formula="oooc:=[.A319]+([.C320]*_dt)" office:value-type="float" office:value="116335942074.475">
            <text:p>116335942074.475000</text:p>
          </table:table-cell>
          <table:table-cell table:formula="oooc:=[.B319]+([.D320]*_dt)" office:value-type="float" office:value="-91174738550.4249">
            <text:p>-91174738550.424900</text:p>
          </table:table-cell>
          <table:table-cell table:formula="oooc:=[.C319]+([.G319]*_dt)" office:value-type="float" office:value="18474.7147338734">
            <text:p>18474.714734</text:p>
          </table:table-cell>
          <table:table-cell table:formula="oooc:=[.D319]+([.H319]*_dt)" office:value-type="float" office:value="23488.6796706926">
            <text:p>23488.679671</text:p>
          </table:table-cell>
          <table:table-cell table:formula="oooc:=SQRT([.A320]^2+[.B320]^2)" office:value-type="float" office:value="147806915833.103">
            <text:p>147806915833.103000</text:p>
          </table:table-cell>
          <table:table-cell table:formula="oooc:=(_G*_m1)/([.E320]^2)" office:value-type="float" office:value="0.00607503703337355">
            <text:p>0.006075</text:p>
          </table:table-cell>
          <table:table-cell table:formula="oooc:=-[.F320]*([.A320]/[.E320])" office:value-type="float" office:value="-0.00478154322097392">
            <text:p>-0.004782</text:p>
          </table:table-cell>
          <table:table-cell table:formula="oooc:=-[.F320]*([.B320]/[.E320])" office:value-type="float" office:value="0.00374738834160786">
            <text:p>0.003747</text:p>
          </table:table-cell>
          <table:table-cell table:number-columns-repeated="248"/>
        </table:table-row>
        <table:table-row table:style-name="ro1">
          <table:table-cell table:formula="oooc:=[.A320]+([.C321]*_dt)" office:value-type="float" office:value="117896463398.599">
            <text:p>117896463398.599000</text:p>
          </table:table-cell>
          <table:table-cell table:formula="oooc:=[.B320]+([.D321]*_dt)" office:value-type="float" office:value="-89117342522.8025">
            <text:p>-89117342522.802500</text:p>
          </table:table-cell>
          <table:table-cell table:formula="oooc:=[.C320]+([.G320]*_dt)" office:value-type="float" office:value="18061.5893995813">
            <text:p>18061.589400</text:p>
          </table:table-cell>
          <table:table-cell table:formula="oooc:=[.D320]+([.H320]*_dt)" office:value-type="float" office:value="23812.4540234075">
            <text:p>23812.454023</text:p>
          </table:table-cell>
          <table:table-cell table:formula="oooc:=SQRT([.A321]^2+[.B321]^2)" office:value-type="float" office:value="147788622093.257">
            <text:p>147788622093.257000</text:p>
          </table:table-cell>
          <table:table-cell table:formula="oooc:=(_G*_m1)/([.E321]^2)" office:value-type="float" office:value="0.00607654110078814">
            <text:p>0.006077</text:p>
          </table:table-cell>
          <table:table-cell table:formula="oooc:=-[.F321]*([.A321]/[.E321])" office:value-type="float" office:value="-0.00484748213585133">
            <text:p>-0.004847</text:p>
          </table:table-cell>
          <table:table-cell table:formula="oooc:=-[.F321]*([.B321]/[.E321])" office:value-type="float" office:value="0.00366418731674155">
            <text:p>0.003664</text:p>
          </table:table-cell>
          <table:table-cell table:number-columns-repeated="248"/>
        </table:table-row>
        <table:table-row table:style-name="ro1">
          <table:table-cell table:formula="oooc:=[.A321]+([.C322]*_dt)" office:value-type="float" office:value="119420798462.478">
            <text:p>119420798462.478000</text:p>
          </table:table-cell>
          <table:table-cell table:formula="oooc:=[.B321]+([.D322]*_dt)" office:value-type="float" office:value="-87032593483.4281">
            <text:p>-87032593483.428100</text:p>
          </table:table-cell>
          <table:table-cell table:formula="oooc:=[.C321]+([.G321]*_dt)" office:value-type="float" office:value="17642.7669430437">
            <text:p>17642.766943</text:p>
          </table:table-cell>
          <table:table-cell table:formula="oooc:=[.D321]+([.H321]*_dt)" office:value-type="float" office:value="24129.039807574">
            <text:p>24129.039808</text:p>
          </table:table-cell>
          <table:table-cell table:formula="oooc:=SQRT([.A322]^2+[.B322]^2)" office:value-type="float" office:value="147770089780.941">
            <text:p>147770089780.941000</text:p>
          </table:table-cell>
          <table:table-cell table:formula="oooc:=(_G*_m1)/([.E322]^2)" office:value-type="float" office:value="0.00607806535267409">
            <text:p>0.006078</text:p>
          </table:table-cell>
          <table:table-cell table:formula="oooc:=-[.F322]*([.A322]/[.E322])" office:value-type="float" office:value="-0.00491200498422569">
            <text:p>-0.004912</text:p>
          </table:table-cell>
          <table:table-cell table:formula="oooc:=-[.F322]*([.B322]/[.E322])" office:value-type="float" office:value="0.0035798164012026">
            <text:p>0.003580</text:p>
          </table:table-cell>
          <table:table-cell table:number-columns-repeated="248"/>
        </table:table-row>
        <table:table-row table:style-name="ro1">
          <table:table-cell table:formula="oooc:=[.A322]+([.C323]*_dt)" office:value-type="float" office:value="120908465605.629">
            <text:p>120908465605.629000</text:p>
          </table:table-cell>
          <table:table-cell table:formula="oooc:=[.B322]+([.D323]*_dt)" office:value-type="float" office:value="-84921121257.8114">
            <text:p>-84921121257.811400</text:p>
          </table:table-cell>
          <table:table-cell table:formula="oooc:=[.C322]+([.G322]*_dt)" office:value-type="float" office:value="17218.3697124066">
            <text:p>17218.369712</text:p>
          </table:table-cell>
          <table:table-cell table:formula="oooc:=[.D322]+([.H322]*_dt)" office:value-type="float" office:value="24438.3359446379">
            <text:p>24438.335945</text:p>
          </table:table-cell>
          <table:table-cell table:formula="oooc:=SQRT([.A323]^2+[.B323]^2)" office:value-type="float" office:value="147751324497.588">
            <text:p>147751324497.588000</text:p>
          </table:table-cell>
          <table:table-cell table:formula="oooc:=(_G*_m1)/([.E323]^2)" office:value-type="float" office:value="0.0060796093504947">
            <text:p>0.006080</text:p>
          </table:table-cell>
          <table:table-cell table:formula="oooc:=-[.F323]*([.A323]/[.E323])" office:value-type="float" office:value="-0.00497509068395493">
            <text:p>-0.004975</text:p>
          </table:table-cell>
          <table:table-cell table:formula="oooc:=-[.F323]*([.B323]/[.E323])" office:value-type="float" office:value="0.00349429857640236">
            <text:p>0.003494</text:p>
          </table:table-cell>
          <table:table-cell table:number-columns-repeated="248"/>
        </table:table-row>
        <table:table-row table:style-name="ro1">
          <table:table-cell table:formula="oooc:=[.A323]+([.C324]*_dt)" office:value-type="float" office:value="122358993895.829">
            <text:p>122358993895.829000</text:p>
          </table:table-cell>
          <table:table-cell table:formula="oooc:=[.B323]+([.D324]*_dt)" office:value-type="float" office:value="-82783564233.0938">
            <text:p>-82783564233.093800</text:p>
          </table:table-cell>
          <table:table-cell table:formula="oooc:=[.C323]+([.G323]*_dt)" office:value-type="float" office:value="16788.5218773129">
            <text:p>16788.521877</text:p>
          </table:table-cell>
          <table:table-cell table:formula="oooc:=[.D323]+([.H323]*_dt)" office:value-type="float" office:value="24740.2433416391">
            <text:p>24740.243342</text:p>
          </table:table-cell>
          <table:table-cell table:formula="oooc:=SQRT([.A324]^2+[.B324]^2)" office:value-type="float" office:value="147732331919.368">
            <text:p>147732331919.368000</text:p>
          </table:table-cell>
          <table:table-cell table:formula="oooc:=(_G*_m1)/([.E324]^2)" office:value-type="float" office:value="0.00608117264915691">
            <text:p>0.006081</text:p>
          </table:table-cell>
          <table:table-cell table:formula="oooc:=-[.F324]*([.A324]/[.E324])" office:value-type="float" office:value="-0.00503671848531975">
            <text:p>-0.005037</text:p>
          </table:table-cell>
          <table:table-cell table:formula="oooc:=-[.F324]*([.B324]/[.E324])" office:value-type="float" office:value="0.00340765721405373">
            <text:p>0.003408</text:p>
          </table:table-cell>
          <table:table-cell table:number-columns-repeated="248"/>
        </table:table-row>
        <table:table-row table:style-name="ro1">
          <table:table-cell table:formula="oooc:=[.A324]+([.C325]*_dt)" office:value-type="float" office:value="123771923284.005">
            <text:p>123771923284.005000</text:p>
          </table:table-cell>
          <table:table-cell table:formula="oooc:=[.B324]+([.D325]*_dt)" office:value-type="float" office:value="-80620569183.5796">
            <text:p>-80620569183.579600</text:p>
          </table:table-cell>
          <table:table-cell table:formula="oooc:=[.C324]+([.G324]*_dt)" office:value-type="float" office:value="16353.3494001813">
            <text:p>16353.349400</text:p>
          </table:table-cell>
          <table:table-cell table:formula="oooc:=[.D324]+([.H324]*_dt)" office:value-type="float" office:value="25034.6649249333">
            <text:p>25034.664925</text:p>
          </table:table-cell>
          <table:table-cell table:formula="oooc:=SQRT([.A325]^2+[.B325]^2)" office:value-type="float" office:value="147713117795.631">
            <text:p>147713117795.631000</text:p>
          </table:table-cell>
          <table:table-cell table:formula="oooc:=(_G*_m1)/([.E325]^2)" office:value-type="float" office:value="0.00608275479710551">
            <text:p>0.006083</text:p>
          </table:table-cell>
          <table:table-cell table:formula="oooc:=-[.F325]*([.A325]/[.E325])" office:value-type="float" office:value="-0.00509686797853931">
            <text:p>-0.005097</text:p>
          </table:table-cell>
          <table:table-cell table:formula="oooc:=-[.F325]*([.B325]/[.E325])" office:value-type="float" office:value="0.00331991607289261">
            <text:p>0.003320</text:p>
          </table:table-cell>
          <table:table-cell table:number-columns-repeated="248"/>
        </table:table-row>
        <table:table-row table:style-name="ro1">
          <table:table-cell table:formula="oooc:=[.A325]+([.C326]*_dt)" office:value-type="float" office:value="125146804756.596">
            <text:p>125146804756.596000</text:p>
          </table:table-cell>
          <table:table-cell table:formula="oooc:=[.B325]+([.D326]*_dt)" office:value-type="float" office:value="-78432791093.3778">
            <text:p>-78432791093.377800</text:p>
          </table:table-cell>
          <table:table-cell table:formula="oooc:=[.C325]+([.G325]*_dt)" office:value-type="float" office:value="15912.9800068355">
            <text:p>15912.980007</text:p>
          </table:table-cell>
          <table:table-cell table:formula="oooc:=[.D325]+([.H325]*_dt)" office:value-type="float" office:value="25321.5056736312">
            <text:p>25321.505674</text:p>
          </table:table-cell>
          <table:table-cell table:formula="oooc:=SQRT([.A326]^2+[.B326]^2)" office:value-type="float" office:value="147693687947.329">
            <text:p>147693687947.329000</text:p>
          </table:table-cell>
          <table:table-cell table:formula="oooc:=(_G*_m1)/([.E326]^2)" office:value-type="float" office:value="0.00608435533641979">
            <text:p>0.006084</text:p>
          </table:table-cell>
          <table:table-cell table:formula="oooc:=-[.F326]*([.A326]/[.E326])" office:value-type="float" office:value="-0.00515551910131884">
            <text:p>-0.005156</text:p>
          </table:table-cell>
          <table:table-cell table:formula="oooc:=-[.F326]*([.B326]/[.E326])" office:value-type="float" office:value="0.00323109929524868">
            <text:p>0.003231</text:p>
          </table:table-cell>
          <table:table-cell table:number-columns-repeated="248"/>
        </table:table-row>
        <table:table-row table:style-name="ro1">
          <table:table-cell table:formula="oooc:=[.A326]+([.C327]*_dt)" office:value-type="float" office:value="126483200485.316">
            <text:p>126483200485.316000</text:p>
          </table:table-cell>
          <table:table-cell table:formula="oooc:=[.B326]+([.D327]*_dt)" office:value-type="float" office:value="-76220892976.181">
            <text:p>-76220892976.181000</text:p>
          </table:table-cell>
          <table:table-cell table:formula="oooc:=[.C326]+([.G326]*_dt)" office:value-type="float" office:value="15467.5431564815">
            <text:p>15467.543156</text:p>
          </table:table-cell>
          <table:table-cell table:formula="oooc:=[.D326]+([.H326]*_dt)" office:value-type="float" office:value="25600.6726527407">
            <text:p>25600.672653</text:p>
          </table:table-cell>
          <table:table-cell table:formula="oooc:=SQRT([.A327]^2+[.B327]^2)" office:value-type="float" office:value="147674048265.411">
            <text:p>147674048265.411000</text:p>
          </table:table-cell>
          <table:table-cell table:formula="oooc:=(_G*_m1)/([.E327]^2)" office:value-type="float" office:value="0.00608597380291269">
            <text:p>0.006086</text:p>
          </table:table-cell>
          <table:table-cell table:formula="oooc:=-[.F327]*([.A327]/[.E327])" office:value-type="float" office:value="-0.00521265214642649">
            <text:p>-0.005213</text:p>
          </table:table-cell>
          <table:table-cell table:formula="oooc:=-[.F327]*([.B327]/[.E327])" office:value-type="float" office:value="0.00314123140346185">
            <text:p>0.003141</text:p>
          </table:table-cell>
          <table:table-cell table:number-columns-repeated="248"/>
        </table:table-row>
        <table:table-row table:style-name="ro1">
          <table:table-cell table:formula="oooc:=[.A327]+([.C328]*_dt)" office:value-type="float" office:value="127780683974.269">
            <text:p>127780683974.269000</text:p>
          </table:table-cell>
          <table:table-cell table:formula="oooc:=[.B327]+([.D328]*_dt)" office:value-type="float" office:value="-73985545692.2067">
            <text:p>-73985545692.206700</text:p>
          </table:table-cell>
          <table:table-cell table:formula="oooc:=[.C327]+([.G327]*_dt)" office:value-type="float" office:value="15017.1700110303">
            <text:p>15017.170011</text:p>
          </table:table-cell>
          <table:table-cell table:formula="oooc:=[.D327]+([.H327]*_dt)" office:value-type="float" office:value="25872.0750459998">
            <text:p>25872.075046</text:p>
          </table:table-cell>
          <table:table-cell table:formula="oooc:=SQRT([.A328]^2+[.B328]^2)" office:value-type="float" office:value="147654204709.197">
            <text:p>147654204709.197000</text:p>
          </table:table-cell>
          <table:table-cell table:formula="oooc:=(_G*_m1)/([.E328]^2)" office:value-type="float" office:value="0.00608760972623233">
            <text:p>0.006088</text:p>
          </table:table-cell>
          <table:table-cell table:formula="oooc:=-[.F328]*([.A328]/[.E328])" office:value-type="float" office:value="-0.00526824776929583">
            <text:p>-0.005268</text:p>
          </table:table-cell>
          <table:table-cell table:formula="oooc:=-[.F328]*([.B328]/[.E328])" office:value-type="float" office:value="0.00305033729614088">
            <text:p>0.003050</text:p>
          </table:table-cell>
          <table:table-cell table:number-columns-repeated="248"/>
        </table:table-row>
        <table:table-row table:style-name="ro1">
          <table:table-cell table:formula="oooc:=[.A328]+([.C329]*_dt)" office:value-type="float" office:value="129038840204.354">
            <text:p>129038840204.354000</text:p>
          </table:table-cell>
          <table:table-cell table:formula="oooc:=[.B328]+([.D329]*_dt)" office:value-type="float" office:value="-71727427762.3301">
            <text:p>-71727427762.330100</text:p>
          </table:table-cell>
          <table:table-cell table:formula="oooc:=[.C328]+([.G328]*_dt)" office:value-type="float" office:value="14561.9934037631">
            <text:p>14561.993404</text:p>
          </table:table-cell>
          <table:table-cell table:formula="oooc:=[.D328]+([.H328]*_dt)" office:value-type="float" office:value="26135.6241883864">
            <text:p>26135.624188</text:p>
          </table:table-cell>
          <table:table-cell table:formula="oooc:=SQRT([.A329]^2+[.B329]^2)" office:value-type="float" office:value="147634163304.721">
            <text:p>147634163304.721000</text:p>
          </table:table-cell>
          <table:table-cell table:formula="oooc:=(_G*_m1)/([.E329]^2)" office:value-type="float" office:value="0.00608926262996615">
            <text:p>0.006089</text:p>
          </table:table-cell>
          <table:table-cell table:formula="oooc:=-[.F329]*([.A329]/[.E329])" office:value-type="float" office:value="-0.00532228699565108">
            <text:p>-0.005322</text:p>
          </table:table-cell>
          <table:table-cell table:formula="oooc:=-[.F329]*([.B329]/[.E329])" office:value-type="float" office:value="0.00295844224426059">
            <text:p>0.002958</text:p>
          </table:table-cell>
          <table:table-cell table:number-columns-repeated="248"/>
        </table:table-row>
        <table:table-row table:style-name="ro1">
          <table:table-cell table:formula="oooc:=[.A329]+([.C330]*_dt)" office:value-type="float" office:value="130257265774.908">
            <text:p>130257265774.908000</text:p>
          </table:table-cell>
          <table:table-cell table:formula="oooc:=[.B329]+([.D330]*_dt)" office:value-type="float" office:value="-69447225179.4378">
            <text:p>-69447225179.437800</text:p>
          </table:table-cell>
          <table:table-cell table:formula="oooc:=[.C329]+([.G329]*_dt)" office:value-type="float" office:value="14102.1478073389">
            <text:p>14102.147807</text:p>
          </table:table-cell>
          <table:table-cell table:formula="oooc:=[.D329]+([.H329]*_dt)" office:value-type="float" office:value="26391.2335982905">
            <text:p>26391.233598</text:p>
          </table:table-cell>
          <table:table-cell table:formula="oooc:=SQRT([.A330]^2+[.B330]^2)" office:value-type="float" office:value="147613930143.054">
            <text:p>147613930143.054000</text:p>
          </table:table-cell>
          <table:table-cell table:formula="oooc:=(_G*_m1)/([.E330]^2)" office:value-type="float" office:value="0.00609093203174746">
            <text:p>0.006091</text:p>
          </table:table-cell>
          <table:table-cell table:formula="oooc:=-[.F330]*([.A330]/[.E330])" office:value-type="float" office:value="-0.00537475122915125">
            <text:p>-0.005375</text:p>
          </table:table-cell>
          <table:table-cell table:formula="oooc:=-[.F330]*([.B330]/[.E330])" office:value-type="float" office:value="0.00286557188709415">
            <text:p>0.002866</text:p>
          </table:table-cell>
          <table:table-cell table:number-columns-repeated="248"/>
        </table:table-row>
        <table:table-row table:style-name="ro1">
          <table:table-cell table:formula="oooc:=[.A330]+([.C331]*_dt)" office:value-type="float" office:value="131435569042.526">
            <text:p>131435569042.526000</text:p>
          </table:table-cell>
          <table:table-cell table:formula="oooc:=[.B330]+([.D331]*_dt)" office:value-type="float" office:value="-67145631217.0312">
            <text:p>-67145631217.031200</text:p>
          </table:table-cell>
          <table:table-cell table:formula="oooc:=[.C330]+([.G330]*_dt)" office:value-type="float" office:value="13637.7693011402">
            <text:p>13637.769301</text:p>
          </table:table-cell>
          <table:table-cell table:formula="oooc:=[.D330]+([.H330]*_dt)" office:value-type="float" office:value="26638.8190093354">
            <text:p>26638.819009</text:p>
          </table:table-cell>
          <table:table-cell table:formula="oooc:=SQRT([.A331]^2+[.B331]^2)" office:value-type="float" office:value="147593511378.604">
            <text:p>147593511378.604000</text:p>
          </table:table-cell>
          <table:table-cell table:formula="oooc:=(_G*_m1)/([.E331]^2)" office:value-type="float" office:value="0.0060926174433646">
            <text:p>0.006093</text:p>
          </table:table-cell>
          <table:table-cell table:formula="oooc:=-[.F331]*([.A331]/[.E331])" office:value-type="float" office:value="-0.00542562225904961">
            <text:p>-0.005426</text:p>
          </table:table-cell>
          <table:table-cell table:formula="oooc:=-[.F331]*([.B331]/[.E331])" office:value-type="float" office:value="0.0027717522279771">
            <text:p>0.002772</text:p>
          </table:table-cell>
          <table:table-cell table:number-columns-repeated="248"/>
        </table:table-row>
        <table:table-row table:style-name="ro1">
          <table:table-cell table:formula="oooc:=[.A331]+([.C332]*_dt)" office:value-type="float" office:value="132573370257.006">
            <text:p>132573370257.006000</text:p>
          </table:table-cell>
          <table:table-cell table:formula="oooc:=[.B331]+([.D332]*_dt)" office:value-type="float" office:value="-64823346235.1128">
            <text:p>-64823346235.112800</text:p>
          </table:table-cell>
          <table:table-cell table:formula="oooc:=[.C331]+([.G331]*_dt)" office:value-type="float" office:value="13168.9955379583">
            <text:p>13168.995538</text:p>
          </table:table-cell>
          <table:table-cell table:formula="oooc:=[.D331]+([.H331]*_dt)" office:value-type="float" office:value="26878.2984018327">
            <text:p>26878.298402</text:p>
          </table:table-cell>
          <table:table-cell table:formula="oooc:=SQRT([.A332]^2+[.B332]^2)" office:value-type="float" office:value="147572913227.389">
            <text:p>147572913227.389000</text:p>
          </table:table-cell>
          <table:table-cell table:formula="oooc:=(_G*_m1)/([.E332]^2)" office:value-type="float" office:value="0.00609431837087265">
            <text:p>0.006094</text:p>
          </table:table-cell>
          <table:table-cell table:formula="oooc:=-[.F332]*([.A332]/[.E332])" office:value-type="float" office:value="-0.00547488226786473">
            <text:p>-0.005475</text:p>
          </table:table-cell>
          <table:table-cell table:formula="oooc:=-[.F332]*([.B332]/[.E332])" office:value-type="float" office:value="0.00267700962989979">
            <text:p>0.002677</text:p>
          </table:table-cell>
          <table:table-cell table:number-columns-repeated="248"/>
        </table:table-row>
        <table:table-row table:style-name="ro1">
          <table:table-cell table:formula="oooc:=[.A332]+([.C333]*_dt)" office:value-type="float" office:value="133670301694.351">
            <text:p>133670301694.351000</text:p>
          </table:table-cell>
          <table:table-cell table:formula="oooc:=[.B332]+([.D333]*_dt)" office:value-type="float" office:value="-62481077483.3877">
            <text:p>-62481077483.387700</text:p>
          </table:table-cell>
          <table:table-cell table:formula="oooc:=[.C332]+([.G332]*_dt)" office:value-type="float" office:value="12695.9657100148">
            <text:p>12695.965710</text:p>
          </table:table-cell>
          <table:table-cell table:formula="oooc:=[.D332]+([.H332]*_dt)" office:value-type="float" office:value="27109.592033856">
            <text:p>27109.592034</text:p>
          </table:table-cell>
          <table:table-cell table:formula="oooc:=SQRT([.A333]^2+[.B333]^2)" office:value-type="float" office:value="147552141965.286">
            <text:p>147552141965.286000</text:p>
          </table:table-cell>
          <table:table-cell table:formula="oooc:=(_G*_m1)/([.E333]^2)" office:value-type="float" office:value="0.00609603431470764">
            <text:p>0.006096</text:p>
          </table:table-cell>
          <table:table-cell table:formula="oooc:=-[.F333]*([.A333]/[.E333])" office:value-type="float" office:value="-0.00552251383905898">
            <text:p>-0.005523</text:p>
          </table:table-cell>
          <table:table-cell table:formula="oooc:=-[.F333]*([.B333]/[.E333])" office:value-type="float" office:value="0.00258137081092491">
            <text:p>0.002581</text:p>
          </table:table-cell>
          <table:table-cell table:number-columns-repeated="248"/>
        </table:table-row>
        <table:table-row table:style-name="ro1">
          <table:table-cell table:formula="oooc:=[.A333]+([.C334]*_dt)" office:value-type="float" office:value="134726007786.788">
            <text:p>134726007786.788000</text:p>
          </table:table-cell>
          <table:table-cell table:formula="oooc:=[.B333]+([.D334]*_dt)" office:value-type="float" office:value="-60119538901.8138">
            <text:p>-60119538901.813800</text:p>
          </table:table-cell>
          <table:table-cell table:formula="oooc:=[.C333]+([.G333]*_dt)" office:value-type="float" office:value="12218.8205143201">
            <text:p>12218.820514</text:p>
          </table:table-cell>
          <table:table-cell table:formula="oooc:=[.D333]+([.H333]*_dt)" office:value-type="float" office:value="27332.6224719199">
            <text:p>27332.622472</text:p>
          </table:table-cell>
          <table:table-cell table:formula="oooc:=SQRT([.A334]^2+[.B334]^2)" office:value-type="float" office:value="147531203926.263">
            <text:p>147531203926.263000</text:p>
          </table:table-cell>
          <table:table-cell table:formula="oooc:=(_G*_m1)/([.E334]^2)" office:value-type="float" office:value="0.00609776476980344">
            <text:p>0.006098</text:p>
          </table:table-cell>
          <table:table-cell table:formula="oooc:=-[.F334]*([.A334]/[.E334])" office:value-type="float" office:value="-0.00556849996472034">
            <text:p>-0.005568</text:p>
          </table:table-cell>
          <table:table-cell table:formula="oooc:=-[.F334]*([.B334]/[.E334])" office:value-type="float" office:value="0.00248486283942707">
            <text:p>0.002485</text:p>
          </table:table-cell>
          <table:table-cell table:number-columns-repeated="248"/>
        </table:table-row>
        <table:table-row table:style-name="ro1">
          <table:table-cell table:formula="oooc:=[.A334]+([.C335]*_dt)" office:value-type="float" office:value="135740145249.729">
            <text:p>135740145249.729000</text:p>
          </table:table-cell>
          <table:table-cell table:formula="oooc:=[.B334]+([.D335]*_dt)" office:value-type="float" office:value="-57739450918.5381">
            <text:p>-57739450918.538100</text:p>
          </table:table-cell>
          <table:table-cell table:formula="oooc:=[.C334]+([.G334]*_dt)" office:value-type="float" office:value="11737.7021173683">
            <text:p>11737.702117</text:p>
          </table:table-cell>
          <table:table-cell table:formula="oooc:=[.D334]+([.H334]*_dt)" office:value-type="float" office:value="27547.3146212464">
            <text:p>27547.314621</text:p>
          </table:table-cell>
          <table:table-cell table:formula="oooc:=SQRT([.A335]^2+[.B335]^2)" office:value-type="float" office:value="147510105500.578">
            <text:p>147510105500.578000</text:p>
          </table:table-cell>
          <table:table-cell table:formula="oooc:=(_G*_m1)/([.E335]^2)" office:value-type="float" office:value="0.00609950922571117">
            <text:p>0.006100</text:p>
          </table:table-cell>
          <table:table-cell table:formula="oooc:=-[.F335]*([.A335]/[.E335])" office:value-type="float" office:value="-0.00561282405324324">
            <text:p>-0.005613</text:p>
          </table:table-cell>
          <table:table-cell table:formula="oooc:=-[.F335]*([.B335]/[.E335])" office:value-type="float" office:value="0.00238751312915127">
            <text:p>0.002388</text:p>
          </table:table-cell>
          <table:table-cell table:number-columns-repeated="248"/>
        </table:table-row>
        <table:table-row table:style-name="ro1">
          <table:table-cell table:formula="oooc:=[.A335]+([.C336]*_dt)" office:value-type="float" office:value="136712383205.625">
            <text:p>136712383205.625000</text:p>
          </table:table-cell>
          <table:table-cell table:formula="oooc:=[.B335]+([.D336]*_dt)" office:value-type="float" office:value="-55341540245.2538">
            <text:p>-55341540245.253800</text:p>
          </table:table-cell>
          <table:table-cell table:formula="oooc:=[.C335]+([.G335]*_dt)" office:value-type="float" office:value="11252.7541191681">
            <text:p>11252.754119</text:p>
          </table:table-cell>
          <table:table-cell table:formula="oooc:=[.D335]+([.H335]*_dt)" office:value-type="float" office:value="27753.5957556051">
            <text:p>27753.595756</text:p>
          </table:table-cell>
          <table:table-cell table:formula="oooc:=SQRT([.A336]^2+[.B336]^2)" office:value-type="float" office:value="147488853132.97">
            <text:p>147488853132.970000</text:p>
          </table:table-cell>
          <table:table-cell table:formula="oooc:=(_G*_m1)/([.E336]^2)" office:value-type="float" office:value="0.00610126716672125">
            <text:p>0.006101</text:p>
          </table:table-cell>
          <table:table-cell table:formula="oooc:=-[.F336]*([.A336]/[.E336])" office:value-type="float" office:value="-0.0056554699370039">
            <text:p>-0.005655</text:p>
          </table:table-cell>
          <table:table-cell table:formula="oooc:=-[.F336]*([.B336]/[.E336])" office:value-type="float" office:value="0.0022893494340873">
            <text:p>0.002289</text:p>
          </table:table-cell>
          <table:table-cell table:number-columns-repeated="248"/>
        </table:table-row>
        <table:table-row table:style-name="ro1">
          <table:table-cell table:formula="oooc:=[.A336]+([.C337]*_dt)" office:value-type="float" office:value="137642403304.66">
            <text:p>137642403304.660000</text:p>
          </table:table-cell>
          <table:table-cell table:formula="oooc:=[.B336]+([.D337]*_dt)" office:value-type="float" office:value="-52926539670.0181">
            <text:p>-52926539670.018100</text:p>
          </table:table-cell>
          <table:table-cell table:formula="oooc:=[.C336]+([.G336]*_dt)" office:value-type="float" office:value="10764.1215166109">
            <text:p>10764.121517</text:p>
          </table:table-cell>
          <table:table-cell table:formula="oooc:=[.D336]+([.H336]*_dt)" office:value-type="float" office:value="27951.3955467102">
            <text:p>27951.395547</text:p>
          </table:table-cell>
          <table:table-cell table:formula="oooc:=SQRT([.A337]^2+[.B337]^2)" office:value-type="float" office:value="147467453320.808">
            <text:p>147467453320.808000</text:p>
          </table:table-cell>
          <table:table-cell table:formula="oooc:=(_G*_m1)/([.E337]^2)" office:value-type="float" office:value="0.00610303807198811">
            <text:p>0.006103</text:p>
          </table:table-cell>
          <table:table-cell table:formula="oooc:=-[.F337]*([.A337]/[.E337])" office:value-type="float" office:value="-0.00569642188002545">
            <text:p>-0.005696</text:p>
          </table:table-cell>
          <table:table-cell table:formula="oooc:=-[.F337]*([.B337]/[.E337])" office:value-type="float" office:value="0.00219039984315733">
            <text:p>0.002190</text:p>
          </table:table-cell>
          <table:table-cell table:number-columns-repeated="248"/>
        </table:table-row>
        <table:table-row table:style-name="ro1">
          <table:table-cell table:formula="oooc:=[.A337]+([.C338]*_dt)" office:value-type="float" office:value="138529899842.218">
            <text:p>138529899842.218000</text:p>
          </table:table-cell>
          <table:table-cell table:formula="oooc:=[.B337]+([.D338]*_dt)" office:value-type="float" office:value="-50495187847.5691">
            <text:p>-50495187847.569100</text:p>
          </table:table-cell>
          <table:table-cell table:formula="oooc:=[.C337]+([.G337]*_dt)" office:value-type="float" office:value="10271.9506661767">
            <text:p>10271.950666</text:p>
          </table:table-cell>
          <table:table-cell table:formula="oooc:=[.D337]+([.H337]*_dt)" office:value-type="float" office:value="28140.646093159">
            <text:p>28140.646093</text:p>
          </table:table-cell>
          <table:table-cell table:formula="oooc:=SQRT([.A338]^2+[.B338]^2)" office:value-type="float" office:value="147445912612.24">
            <text:p>147445912612.240000</text:p>
          </table:table-cell>
          <table:table-cell table:formula="oooc:=(_G*_m1)/([.E338]^2)" office:value-type="float" office:value="0.00610482141565742">
            <text:p>0.006105</text:p>
          </table:table-cell>
          <table:table-cell table:formula="oooc:=-[.F338]*([.A338]/[.E338])" office:value-type="float" office:value="-0.00573566458562817">
            <text:p>-0.005736</text:p>
          </table:table-cell>
          <table:table-cell table:formula="oooc:=-[.F338]*([.B338]/[.E338])" office:value-type="float" office:value="0.00209069277471375">
            <text:p>0.002091</text:p>
          </table:table-cell>
          <table:table-cell table:number-columns-repeated="248"/>
        </table:table-row>
        <table:table-row table:style-name="ro1">
          <table:table-cell table:formula="oooc:=[.A338]+([.C339]*_dt)" office:value-type="float" office:value="139374579873.071">
            <text:p>139374579873.071000</text:p>
          </table:table-cell>
          <table:table-cell table:formula="oooc:=[.B338]+([.D339]*_dt)" office:value-type="float" office:value="-48048229087.1847">
            <text:p>-48048229087.184700</text:p>
          </table:table-cell>
          <table:table-cell table:formula="oooc:=[.C338]+([.G338]*_dt)" office:value-type="float" office:value="9776.38924597846">
            <text:p>9776.389246</text:p>
          </table:table-cell>
          <table:table-cell table:formula="oooc:=[.D338]+([.H338]*_dt)" office:value-type="float" office:value="28321.2819488943">
            <text:p>28321.281949</text:p>
          </table:table-cell>
          <table:table-cell table:formula="oooc:=SQRT([.A339]^2+[.B339]^2)" office:value-type="float" office:value="147424237604.301">
            <text:p>147424237604.301000</text:p>
          </table:table-cell>
          <table:table-cell table:formula="oooc:=(_G*_m1)/([.E339]^2)" office:value-type="float" office:value="0.00610661666699606">
            <text:p>0.006107</text:p>
          </table:table-cell>
          <table:table-cell table:formula="oooc:=-[.F339]*([.A339]/[.E339])" office:value-type="float" office:value="-0.00577318320405975">
            <text:p>-0.005773</text:p>
          </table:table-cell>
          <table:table-cell table:formula="oooc:=-[.F339]*([.B339]/[.E339])" office:value-type="float" office:value="0.00199025697084484">
            <text:p>0.001990</text:p>
          </table:table-cell>
          <table:table-cell table:number-columns-repeated="248"/>
        </table:table-row>
        <table:table-row table:style-name="ro1">
          <table:table-cell table:formula="oooc:=[.A339]+([.C340]*_dt)" office:value-type="float" office:value="140176163322.232">
            <text:p>140176163322.232000</text:p>
          </table:table-cell>
          <table:table-cell table:formula="oooc:=[.B339]+([.D340]*_dt)" office:value-type="float" office:value="-45586413138.1231">
            <text:p>-45586413138.123100</text:p>
          </table:table-cell>
          <table:table-cell table:formula="oooc:=[.C339]+([.G339]*_dt)" office:value-type="float" office:value="9277.5862171477">
            <text:p>9277.586217</text:p>
          </table:table-cell>
          <table:table-cell table:formula="oooc:=[.D339]+([.H339]*_dt)" office:value-type="float" office:value="28493.2401511753">
            <text:p>28493.240151</text:p>
          </table:table-cell>
          <table:table-cell table:formula="oooc:=SQRT([.A340]^2+[.B340]^2)" office:value-type="float" office:value="147402434941.017">
            <text:p>147402434941.017000</text:p>
          </table:table-cell>
          <table:table-cell table:formula="oooc:=(_G*_m1)/([.E340]^2)" office:value-type="float" office:value="0.00610842329052468">
            <text:p>0.006108</text:p>
          </table:table-cell>
          <table:table-cell table:formula="oooc:=-[.F340]*([.A340]/[.E340])" office:value-type="float" office:value="-0.00580896334010048">
            <text:p>-0.005809</text:p>
          </table:table-cell>
          <table:table-cell table:formula="oooc:=-[.F340]*([.B340]/[.E340])" office:value-type="float" office:value="0.00188912149148566">
            <text:p>0.001889</text:p>
          </table:table-cell>
          <table:table-cell table:number-columns-repeated="248"/>
        </table:table-row>
        <table:table-row table:style-name="ro1">
          <table:table-cell table:formula="oooc:=[.A340]+([.C341]*_dt)" office:value-type="float" office:value="140934383092.418">
            <text:p>140934383092.418000</text:p>
          </table:table-cell>
          <table:table-cell table:formula="oooc:=[.B340]+([.D341]*_dt)" office:value-type="float" office:value="-43110494972.6925">
            <text:p>-43110494972.692500</text:p>
          </table:table-cell>
          <table:table-cell table:formula="oooc:=[.C340]+([.G340]*_dt)" office:value-type="float" office:value="8775.69178456301">
            <text:p>8775.691785</text:p>
          </table:table-cell>
          <table:table-cell table:formula="oooc:=[.D340]+([.H340]*_dt)" office:value-type="float" office:value="28656.4602480396">
            <text:p>28656.460248</text:p>
          </table:table-cell>
          <table:table-cell table:formula="oooc:=SQRT([.A341]^2+[.B341]^2)" office:value-type="float" office:value="147380511311.473">
            <text:p>147380511311.473000</text:p>
          </table:table-cell>
          <table:table-cell table:formula="oooc:=(_G*_m1)/([.E341]^2)" office:value-type="float" office:value="0.00611024074615291">
            <text:p>0.006110</text:p>
          </table:table-cell>
          <table:table-cell table:formula="oooc:=-[.F341]*([.A341]/[.E341])" office:value-type="float" office:value="-0.00584299106063818">
            <text:p>-0.005843</text:p>
          </table:table-cell>
          <table:table-cell table:formula="oooc:=-[.F341]*([.B341]/[.E341])" office:value-type="float" office:value="0.00178731570833179">
            <text:p>0.001787</text:p>
          </table:table-cell>
          <table:table-cell table:number-columns-repeated="248"/>
        </table:table-row>
        <table:table-row table:style-name="ro1">
          <table:table-cell table:formula="oooc:=[.A341]+([.C342]*_dt)" office:value-type="float" office:value="141648985168.057">
            <text:p>141648985168.057000</text:p>
          </table:table-cell>
          <table:table-cell table:formula="oooc:=[.B341]+([.D342]*_dt)" office:value-type="float" office:value="-40621234566.9918">
            <text:p>-40621234566.991800</text:p>
          </table:table-cell>
          <table:table-cell table:formula="oooc:=[.C341]+([.G341]*_dt)" office:value-type="float" office:value="8270.85735692387">
            <text:p>8270.857357</text:p>
          </table:table-cell>
          <table:table-cell table:formula="oooc:=[.D341]+([.H341]*_dt)" office:value-type="float" office:value="28810.8843252395">
            <text:p>28810.884325</text:p>
          </table:table-cell>
          <table:table-cell table:formula="oooc:=SQRT([.A342]^2+[.B342]^2)" office:value-type="float" office:value="147358473447.871">
            <text:p>147358473447.871000</text:p>
          </table:table-cell>
          <table:table-cell table:formula="oooc:=(_G*_m1)/([.E342]^2)" office:value-type="float" office:value="0.0061120684893172">
            <text:p>0.006112</text:p>
          </table:table-cell>
          <table:table-cell table:formula="oooc:=-[.F342]*([.A342]/[.E342])" office:value-type="float" office:value="-0.00587525290220728">
            <text:p>-0.005875</text:p>
          </table:table-cell>
          <table:table-cell table:formula="oooc:=-[.F342]*([.B342]/[.E342])" office:value-type="float" office:value="0.0016848692985538">
            <text:p>0.001685</text:p>
          </table:table-cell>
          <table:table-cell table:number-columns-repeated="248"/>
        </table:table-row>
        <table:table-row table:style-name="ro1">
          <table:table-cell table:formula="oooc:=[.A342]+([.C343]*_dt)" office:value-type="float" office:value="142319728715.79">
            <text:p>142319728715.790000</text:p>
          </table:table-cell>
          <table:table-cell table:formula="oooc:=[.B342]+([.D343]*_dt)" office:value-type="float" office:value="-38119396679.3722">
            <text:p>-38119396679.372200</text:p>
          </table:table-cell>
          <table:table-cell table:formula="oooc:=[.C342]+([.G342]*_dt)" office:value-type="float" office:value="7763.23550617316">
            <text:p>7763.235506</text:p>
          </table:table-cell>
          <table:table-cell table:formula="oooc:=[.D342]+([.H342]*_dt)" office:value-type="float" office:value="28956.4570326346">
            <text:p>28956.457033</text:p>
          </table:table-cell>
          <table:table-cell table:formula="oooc:=SQRT([.A343]^2+[.B343]^2)" office:value-type="float" office:value="147336328123.567">
            <text:p>147336328123.567000</text:p>
          </table:table-cell>
          <table:table-cell table:formula="oooc:=(_G*_m1)/([.E343]^2)" office:value-type="float" office:value="0.00611390597112134">
            <text:p>0.006114</text:p>
          </table:table-cell>
          <table:table-cell table:formula="oooc:=-[.F343]*([.A343]/[.E343])" office:value-type="float" office:value="-0.00590573587848669">
            <text:p>-0.005906</text:p>
          </table:table-cell>
          <table:table-cell table:formula="oooc:=-[.F343]*([.B343]/[.E343])" office:value-type="float" office:value="0.00158181223831027">
            <text:p>0.001582</text:p>
          </table:table-cell>
          <table:table-cell table:number-columns-repeated="248"/>
        </table:table-row>
        <table:table-row table:style-name="ro1">
          <table:table-cell table:formula="oooc:=[.A343]+([.C344]*_dt)" office:value-type="float" office:value="142946386181.42">
            <text:p>142946386181.420000</text:p>
          </table:table-cell>
          <table:table-cell table:formula="oooc:=[.B343]+([.D344]*_dt)" office:value-type="float" office:value="-35605750626.666">
            <text:p>-35605750626.666000</text:p>
          </table:table-cell>
          <table:table-cell table:formula="oooc:=[.C343]+([.G343]*_dt)" office:value-type="float" office:value="7252.97992627191">
            <text:p>7252.979926</text:p>
          </table:table-cell>
          <table:table-cell table:formula="oooc:=[.D343]+([.H343]*_dt)" office:value-type="float" office:value="29093.1256100246">
            <text:p>29093.125610</text:p>
          </table:table-cell>
          <table:table-cell table:formula="oooc:=SQRT([.A344]^2+[.B344]^2)" office:value-type="float" office:value="147314082151.083">
            <text:p>147314082151.083000</text:p>
          </table:table-cell>
          <table:table-cell table:formula="oooc:=(_G*_m1)/([.E344]^2)" office:value-type="float" office:value="0.00611575263847955">
            <text:p>0.006116</text:p>
          </table:table-cell>
          <table:table-cell table:formula="oooc:=-[.F344]*([.A344]/[.E344])" office:value-type="float" office:value="-0.0059344274877506">
            <text:p>-0.005934</text:p>
          </table:table-cell>
          <table:table-cell table:formula="oooc:=-[.F344]*([.B344]/[.E344])" office:value-type="float" office:value="0.00147817479605752">
            <text:p>0.001478</text:p>
          </table:table-cell>
          <table:table-cell table:number-columns-repeated="248"/>
        </table:table-row>
        <table:table-row table:style-name="ro1">
          <table:table-cell table:formula="oooc:=[.A344]+([.C345]*_dt)" office:value-type="float" office:value="143528743383.231">
            <text:p>143528743383.231000</text:p>
          </table:table-cell>
          <table:table-cell table:formula="oooc:=[.B344]+([.D345]*_dt)" office:value-type="float" office:value="-33081070058.2343">
            <text:p>-33081070058.234300</text:p>
          </table:table-cell>
          <table:table-cell table:formula="oooc:=[.C344]+([.G344]*_dt)" office:value-type="float" office:value="6740.24539133026">
            <text:p>6740.245391</text:p>
          </table:table-cell>
          <table:table-cell table:formula="oooc:=[.D344]+([.H344]*_dt)" office:value-type="float" office:value="29220.8399124039">
            <text:p>29220.839912</text:p>
          </table:table-cell>
          <table:table-cell table:formula="oooc:=SQRT([.A345]^2+[.B345]^2)" office:value-type="float" office:value="147291742380.105">
            <text:p>147291742380.105000</text:p>
          </table:table-cell>
          <table:table-cell table:formula="oooc:=(_G*_m1)/([.E345]^2)" office:value-type="float" office:value="0.00611760793426232">
            <text:p>0.006118</text:p>
          </table:table-cell>
          <table:table-cell table:formula="oooc:=-[.F345]*([.A345]/[.E345])" office:value-type="float" office:value="-0.00596131572026644">
            <text:p>-0.005961</text:p>
          </table:table-cell>
          <table:table-cell table:formula="oooc:=-[.F345]*([.B345]/[.E345])" office:value-type="float" office:value="0.00137398752565424">
            <text:p>0.001374</text:p>
          </table:table-cell>
          <table:table-cell table:number-columns-repeated="248"/>
        </table:table-row>
        <table:table-row table:style-name="ro1">
          <table:table-cell table:formula="oooc:=[.A345]+([.C346]*_dt)" office:value-type="float" office:value="144066599601.643">
            <text:p>144066599601.643000</text:p>
          </table:table-cell>
          <table:table-cell table:formula="oooc:=[.B345]+([.D346]*_dt)" office:value-type="float" office:value="-30546132727.8831">
            <text:p>-30546132727.883100</text:p>
          </table:table-cell>
          <table:table-cell table:formula="oooc:=[.C345]+([.G345]*_dt)" office:value-type="float" office:value="6225.18771309924">
            <text:p>6225.187713</text:p>
          </table:table-cell>
          <table:table-cell table:formula="oooc:=[.D345]+([.H345]*_dt)" office:value-type="float" office:value="29339.5524346205">
            <text:p>29339.552435</text:p>
          </table:table-cell>
          <table:table-cell table:formula="oooc:=SQRT([.A346]^2+[.B346]^2)" office:value-type="float" office:value="147269315695.461">
            <text:p>147269315695.461000</text:p>
          </table:table-cell>
          <table:table-cell table:formula="oooc:=(_G*_m1)/([.E346]^2)" office:value-type="float" office:value="0.00611947129744473">
            <text:p>0.006119</text:p>
          </table:table-cell>
          <table:table-cell table:formula="oooc:=-[.F346]*([.A346]/[.E346])" office:value-type="float" office:value="-0.00598638906563402">
            <text:p>-0.005986</text:p>
          </table:table-cell>
          <table:table-cell table:formula="oooc:=-[.F346]*([.B346]/[.E346])" office:value-type="float" office:value="0.00126928125925949">
            <text:p>0.001269</text:p>
          </table:table-cell>
          <table:table-cell table:number-columns-repeated="248"/>
        </table:table-row>
        <table:table-row table:style-name="ro1">
          <table:table-cell table:formula="oooc:=[.A346]+([.C347]*_dt)" office:value-type="float" office:value="144559767665.135">
            <text:p>144559767665.135000</text:p>
          </table:table-cell>
          <table:table-cell table:formula="oooc:=[.B346]+([.D347]*_dt)" office:value-type="float" office:value="-28001720263.7028">
            <text:p>-28001720263.702800</text:p>
          </table:table-cell>
          <table:table-cell table:formula="oooc:=[.C346]+([.G346]*_dt)" office:value-type="float" office:value="5707.96369782846">
            <text:p>5707.963698</text:p>
          </table:table-cell>
          <table:table-cell table:formula="oooc:=[.D346]+([.H346]*_dt)" office:value-type="float" office:value="29449.2183354205">
            <text:p>29449.218335</text:p>
          </table:table-cell>
          <table:table-cell table:formula="oooc:=SQRT([.A347]^2+[.B347]^2)" office:value-type="float" office:value="147246809015.083">
            <text:p>147246809015.083000</text:p>
          </table:table-cell>
          <table:table-cell table:formula="oooc:=(_G*_m1)/([.E347]^2)" office:value-type="float" office:value="0.00612134216325751">
            <text:p>0.006121</text:p>
          </table:table-cell>
          <table:table-cell table:formula="oooc:=-[.F347]*([.A347]/[.E347])" office:value-type="float" office:value="-0.00600963652005969">
            <text:p>-0.006010</text:p>
          </table:table-cell>
          <table:table-cell table:formula="oooc:=-[.F347]*([.B347]/[.E347])" office:value-type="float" office:value="0.00116408710002257">
            <text:p>0.001164</text:p>
          </table:table-cell>
          <table:table-cell table:number-columns-repeated="248"/>
        </table:table-row>
        <table:table-row table:style-name="ro1">
          <table:table-cell table:formula="oooc:=[.A347]+([.C348]*_dt)" office:value-type="float" office:value="145008074032.39">
            <text:p>145008074032.390000</text:p>
          </table:table-cell>
          <table:table-cell table:formula="oooc:=[.B347]+([.D348]*_dt)" office:value-type="float" office:value="-25448617935.8843">
            <text:p>-25448617935.884300</text:p>
          </table:table-cell>
          <table:table-cell table:formula="oooc:=[.C347]+([.G347]*_dt)" office:value-type="float" office:value="5188.73110249531">
            <text:p>5188.731102</text:p>
          </table:table-cell>
          <table:table-cell table:formula="oooc:=[.D347]+([.H347]*_dt)" office:value-type="float" office:value="29549.7954608624">
            <text:p>29549.795461</text:p>
          </table:table-cell>
          <table:table-cell table:formula="oooc:=SQRT([.A348]^2+[.B348]^2)" office:value-type="float" office:value="147224229287.947">
            <text:p>147224229287.947000</text:p>
          </table:table-cell>
          <table:table-cell table:formula="oooc:=(_G*_m1)/([.E348]^2)" office:value-type="float" office:value="0.00612321996334064">
            <text:p>0.006123</text:p>
          </table:table-cell>
          <table:table-cell table:formula="oooc:=-[.F348]*([.A348]/[.E348])" office:value-type="float" office:value="-0.00603104759355943">
            <text:p>-0.006031</text:p>
          </table:table-cell>
          <table:table-cell table:formula="oooc:=-[.F348]*([.B348]/[.E348])" office:value-type="float" office:value="0.00105843641456368">
            <text:p>0.001058</text:p>
          </table:table-cell>
          <table:table-cell table:number-columns-repeated="248"/>
        </table:table-row>
        <table:table-row table:style-name="ro1">
          <table:table-cell table:formula="oooc:=[.A348]+([.C349]*_dt)" office:value-type="float" office:value="145411358870.602">
            <text:p>145411358870.602000</text:p>
          </table:table-cell>
          <table:table-cell table:formula="oooc:=[.B348]+([.D349]*_dt)" office:value-type="float" office:value="-22887614422.5685">
            <text:p>-22887614422.568500</text:p>
          </table:table-cell>
          <table:table-cell table:formula="oooc:=[.C348]+([.G348]*_dt)" office:value-type="float" office:value="4667.64859041177">
            <text:p>4667.648590</text:p>
          </table:table-cell>
          <table:table-cell table:formula="oooc:=[.D348]+([.H348]*_dt)" office:value-type="float" office:value="29641.2443670807">
            <text:p>29641.244367</text:p>
          </table:table-cell>
          <table:table-cell table:formula="oooc:=SQRT([.A349]^2+[.B349]^2)" office:value-type="float" office:value="147201583491.996">
            <text:p>147201583491.996000</text:p>
          </table:table-cell>
          <table:table-cell table:formula="oooc:=(_G*_m1)/([.E349]^2)" office:value-type="float" office:value="0.0061251041258996">
            <text:p>0.006125</text:p>
          </table:table-cell>
          <table:table-cell table:formula="oooc:=-[.F349]*([.A349]/[.E349])" office:value-type="float" office:value="-0.00605061231708434">
            <text:p>-0.006051</text:p>
          </table:table-cell>
          <table:table-cell table:formula="oooc:=-[.F349]*([.B349]/[.E349])" office:value-type="float" office:value="0.000952360825244084">
            <text:p>0.000952</text:p>
          </table:table-cell>
          <table:table-cell table:number-columns-repeated="248"/>
        </table:table-row>
        <table:table-row table:style-name="ro1">
          <table:table-cell table:formula="oooc:=[.A349]+([.C350]*_dt)" office:value-type="float" office:value="145769476129.891">
            <text:p>145769476129.891000</text:p>
          </table:table-cell>
          <table:table-cell table:formula="oooc:=[.B349]+([.D350]*_dt)" office:value-type="float" office:value="-20319501573.7867">
            <text:p>-20319501573.786700</text:p>
          </table:table-cell>
          <table:table-cell table:formula="oooc:=[.C349]+([.G349]*_dt)" office:value-type="float" office:value="4144.87568621568">
            <text:p>4144.875686</text:p>
          </table:table-cell>
          <table:table-cell table:formula="oooc:=[.D349]+([.H349]*_dt)" office:value-type="float" office:value="29723.5283423818">
            <text:p>29723.528342</text:p>
          </table:table-cell>
          <table:table-cell table:formula="oooc:=SQRT([.A350]^2+[.B350]^2)" office:value-type="float" office:value="147178878632.058">
            <text:p>147178878632.058000</text:p>
          </table:table-cell>
          <table:table-cell table:formula="oooc:=(_G*_m1)/([.E350]^2)" office:value-type="float" office:value="0.00612699407586409">
            <text:p>0.006127</text:p>
          </table:table-cell>
          <table:table-cell table:formula="oooc:=-[.F350]*([.A350]/[.E350])" office:value-type="float" office:value="-0.00606832124956222">
            <text:p>-0.006068</text:p>
          </table:table-cell>
          <table:table-cell table:formula="oooc:=-[.F350]*([.B350]/[.E350])" office:value-type="float" office:value="0.00084589220222517">
            <text:p>0.000846</text:p>
          </table:table-cell>
          <table:table-cell table:number-columns-repeated="248"/>
        </table:table-row>
        <table:table-row table:style-name="ro1">
          <table:table-cell table:formula="oooc:=[.A350]+([.C351]*_dt)" office:value-type="float" office:value="146082293613.785">
            <text:p>146082293613.785000</text:p>
          </table:table-cell>
          <table:table-cell table:formula="oooc:=[.B350]+([.D351]*_dt)" office:value-type="float" office:value="-17745074173.551">
            <text:p>-17745074173.551000</text:p>
          </table:table-cell>
          <table:table-cell table:formula="oooc:=[.C350]+([.G350]*_dt)" office:value-type="float" office:value="3620.57273025351">
            <text:p>3620.572730</text:p>
          </table:table-cell>
          <table:table-cell table:formula="oooc:=[.D350]+([.H350]*_dt)" office:value-type="float" office:value="29796.6134286541">
            <text:p>29796.613429</text:p>
          </table:table-cell>
          <table:table-cell table:formula="oooc:=SQRT([.A351]^2+[.B351]^2)" office:value-type="float" office:value="147156121737.728">
            <text:p>147156121737.728000</text:p>
          </table:table-cell>
          <table:table-cell table:formula="oooc:=(_G*_m1)/([.E351]^2)" office:value-type="float" office:value="0.00612888923504946">
            <text:p>0.006129</text:p>
          </table:table-cell>
          <table:table-cell table:formula="oooc:=-[.F351]*([.A351]/[.E351])" office:value-type="float" office:value="-0.0060841654848486">
            <text:p>-0.006084</text:p>
          </table:table-cell>
          <table:table-cell table:formula="oooc:=-[.F351]*([.B351]/[.E351])" office:value-type="float" office:value="0.000739062655315602">
            <text:p>0.000739</text:p>
          </table:table-cell>
          <table:table-cell table:number-columns-repeated="248"/>
        </table:table-row>
        <table:table-row table:style-name="ro1">
          <table:table-cell table:formula="oooc:=[.A351]+([.C352]*_dt)" office:value-type="float" office:value="146349693045.701">
            <text:p>146349693045.701000</text:p>
          </table:table-cell>
          <table:table-cell table:formula="oooc:=[.B351]+([.D352]*_dt)" office:value-type="float" office:value="-15165129700.1559">
            <text:p>-15165129700.155900</text:p>
          </table:table-cell>
          <table:table-cell table:formula="oooc:=[.C351]+([.G351]*_dt)" office:value-type="float" office:value="3094.90083236259">
            <text:p>3094.900832</text:p>
          </table:table-cell>
          <table:table-cell table:formula="oooc:=[.D351]+([.H351]*_dt)" office:value-type="float" office:value="29860.4684420733">
            <text:p>29860.468442</text:p>
          </table:table-cell>
          <table:table-cell table:formula="oooc:=SQRT([.A352]^2+[.B352]^2)" office:value-type="float" office:value="147133319861.252">
            <text:p>147133319861.252000</text:p>
          </table:table-cell>
          <table:table-cell table:formula="oooc:=(_G*_m1)/([.E352]^2)" office:value-type="float" office:value="0.00613078902232051">
            <text:p>0.006131</text:p>
          </table:table-cell>
          <table:table-cell table:formula="oooc:=-[.F352]*([.A352]/[.E352])" office:value-type="float" office:value="-0.00609813665858056">
            <text:p>-0.006098</text:p>
          </table:table-cell>
          <table:table-cell table:formula="oooc:=-[.F352]*([.B352]/[.E352])" office:value-type="float" office:value="0.00063190452560615">
            <text:p>0.000632</text:p>
          </table:table-cell>
          <table:table-cell table:number-columns-repeated="248"/>
        </table:table-row>
        <table:table-row table:style-name="ro1">
          <table:table-cell table:formula="oooc:=[.A352]+([.C353]*_dt)" office:value-type="float" office:value="146571570131.386">
            <text:p>146571570131.386000</text:p>
          </table:table-cell>
          <table:table-cell table:formula="oooc:=[.B352]+([.D353]*_dt)" office:value-type="float" office:value="-12580468084.7533">
            <text:p>-12580468084.753300</text:p>
          </table:table-cell>
          <table:table-cell table:formula="oooc:=[.C352]+([.G352]*_dt)" office:value-type="float" office:value="2568.02182506123">
            <text:p>2568.021825</text:p>
          </table:table-cell>
          <table:table-cell table:formula="oooc:=[.D352]+([.H352]*_dt)" office:value-type="float" office:value="29915.0649930857">
            <text:p>29915.064993</text:p>
          </table:table-cell>
          <table:table-cell table:formula="oooc:=SQRT([.A353]^2+[.B353]^2)" office:value-type="float" office:value="147110480075.389">
            <text:p>147110480075.389000</text:p>
          </table:table-cell>
          <table:table-cell table:formula="oooc:=(_G*_m1)/([.E353]^2)" office:value-type="float" office:value="0.00613269285375796">
            <text:p>0.006133</text:p>
          </table:table-cell>
          <table:table-cell table:formula="oooc:=-[.F353]*([.A353]/[.E353])" office:value-type="float" office:value="-0.00611022695492662">
            <text:p>-0.006110</text:p>
          </table:table-cell>
          <table:table-cell table:formula="oooc:=-[.F353]*([.B353]/[.E353])" office:value-type="float" office:value="0.000524450376891971">
            <text:p>0.000524</text:p>
          </table:table-cell>
          <table:table-cell table:number-columns-repeated="248"/>
        </table:table-row>
        <table:table-row table:style-name="ro1">
          <table:table-cell table:formula="oooc:=[.A353]+([.C354]*_dt)" office:value-type="float" office:value="146747834617.262">
            <text:p>146747834617.262000</text:p>
          </table:table-cell>
          <table:table-cell table:formula="oooc:=[.B353]+([.D354]*_dt)" office:value-type="float" office:value="-9991891468.26519">
            <text:p>-9991891468.265190</text:p>
          </table:table-cell>
          <table:table-cell table:formula="oooc:=[.C353]+([.G353]*_dt)" office:value-type="float" office:value="2040.09821615557">
            <text:p>2040.098216</text:p>
          </table:table-cell>
          <table:table-cell table:formula="oooc:=[.D353]+([.H353]*_dt)" office:value-type="float" office:value="29960.3775056492">
            <text:p>29960.377506</text:p>
          </table:table-cell>
          <table:table-cell table:formula="oooc:=SQRT([.A354]^2+[.B354]^2)" office:value-type="float" office:value="147087609471.257">
            <text:p>147087609471.257000</text:p>
          </table:table-cell>
          <table:table-cell table:formula="oooc:=(_G*_m1)/([.E354]^2)" office:value-type="float" office:value="0.00613460014282727">
            <text:p>0.006135</text:p>
          </table:table-cell>
          <table:table-cell table:formula="oooc:=-[.F354]*([.A354]/[.E354])" office:value-type="float" office:value="-0.00612042911322569">
            <text:p>-0.006120</text:p>
          </table:table-cell>
          <table:table-cell table:formula="oooc:=-[.F354]*([.B354]/[.E354])" office:value-type="float" office:value="0.000416732986882301">
            <text:p>0.000417</text:p>
          </table:table-cell>
          <table:table-cell table:number-columns-repeated="248"/>
        </table:table-row>
        <table:table-row table:style-name="ro1">
          <table:table-cell table:formula="oooc:=[.A354]+([.C355]*_dt)" office:value-type="float" office:value="146878410344.625">
            <text:p>146878410344.625000</text:p>
          </table:table-cell>
          <table:table-cell table:formula="oooc:=[.B354]+([.D355]*_dt)" office:value-type="float" office:value="-7400203956.69934">
            <text:p>-7400203956.699340</text:p>
          </table:table-cell>
          <table:table-cell table:formula="oooc:=[.C354]+([.G354]*_dt)" office:value-type="float" office:value="1511.29314077287">
            <text:p>1511.293141</text:p>
          </table:table-cell>
          <table:table-cell table:formula="oooc:=[.D354]+([.H354]*_dt)" office:value-type="float" office:value="29996.3832357158">
            <text:p>29996.383236</text:p>
          </table:table-cell>
          <table:table-cell table:formula="oooc:=SQRT([.A355]^2+[.B355]^2)" office:value-type="float" office:value="147064715156.168">
            <text:p>147064715156.168000</text:p>
          </table:table-cell>
          <table:table-cell table:formula="oooc:=(_G*_m1)/([.E355]^2)" office:value-type="float" office:value="0.00613651030055005">
            <text:p>0.006137</text:p>
          </table:table-cell>
          <table:table-cell table:formula="oooc:=-[.F355]*([.A355]/[.E355])" office:value-type="float" office:value="-0.00612873643450841">
            <text:p>-0.006129</text:p>
          </table:table-cell>
          <table:table-cell table:formula="oooc:=-[.F355]*([.B355]/[.E355])" office:value-type="float" office:value="0.000308785338197775">
            <text:p>0.000309</text:p>
          </table:table-cell>
          <table:table-cell table:number-columns-repeated="248"/>
        </table:table-row>
        <table:table-row table:style-name="ro1">
          <table:table-cell table:formula="oooc:=[.A355]+([.C356]*_dt)" office:value-type="float" office:value="146963235299.654">
            <text:p>146963235299.654000</text:p>
          </table:table-cell>
          <table:table-cell table:formula="oooc:=[.B355]+([.D356]*_dt)" office:value-type="float" office:value="-4806211374.93526">
            <text:p>-4806211374.935260</text:p>
          </table:table-cell>
          <table:table-cell table:formula="oooc:=[.C355]+([.G355]*_dt)" office:value-type="float" office:value="981.770312831343">
            <text:p>981.770313</text:p>
          </table:table-cell>
          <table:table-cell table:formula="oooc:=[.D355]+([.H355]*_dt)" office:value-type="float" office:value="30023.0622889361">
            <text:p>30023.062289</text:p>
          </table:table-cell>
          <table:table-cell table:formula="oooc:=SQRT([.A356]^2+[.B356]^2)" office:value-type="float" office:value="147041804251.451">
            <text:p>147041804251.451000</text:p>
          </table:table-cell>
          <table:table-cell table:formula="oooc:=(_G*_m1)/([.E356]^2)" office:value-type="float" office:value="0.00613842273567773">
            <text:p>0.006138</text:p>
          </table:table-cell>
          <table:table-cell table:formula="oooc:=-[.F356]*([.A356]/[.E356])" office:value-type="float" office:value="-0.0061351427878936">
            <text:p>-0.006135</text:p>
          </table:table-cell>
          <table:table-cell table:formula="oooc:=-[.F356]*([.B356]/[.E356])" office:value-type="float" office:value="0.000200640609155777">
            <text:p>0.000201</text:p>
          </table:table-cell>
          <table:table-cell table:number-columns-repeated="248"/>
        </table:table-row>
        <table:table-row table:style-name="ro1">
          <table:table-cell table:formula="oooc:=[.A356]+([.C357]*_dt)" office:value-type="float" office:value="147002261659.176">
            <text:p>147002261659.176000</text:p>
          </table:table-cell>
          <table:table-cell table:formula="oooc:=[.B356]+([.D357]*_dt)" office:value-type="float" office:value="-2210721019.04946">
            <text:p>-2210721019.049460</text:p>
          </table:table-cell>
          <table:table-cell table:formula="oooc:=[.C356]+([.G356]*_dt)" office:value-type="float" office:value="451.693975957337">
            <text:p>451.693976</text:p>
          </table:table-cell>
          <table:table-cell table:formula="oooc:=[.D356]+([.H356]*_dt)" office:value-type="float" office:value="30040.3976375672">
            <text:p>30040.397638</text:p>
          </table:table-cell>
          <table:table-cell table:formula="oooc:=SQRT([.A357]^2+[.B357]^2)" office:value-type="float" office:value="147018883890.258">
            <text:p>147018883890.258000</text:p>
          </table:table-cell>
          <table:table-cell table:formula="oooc:=(_G*_m1)/([.E357]^2)" office:value-type="float" office:value="0.0061403368548678">
            <text:p>0.006140</text:p>
          </table:table-cell>
          <table:table-cell table:formula="oooc:=-[.F357]*([.A357]/[.E357])" office:value-type="float" office:value="-0.00613964261685281">
            <text:p>-0.006140</text:p>
          </table:table-cell>
          <table:table-cell table:formula="oooc:=-[.F357]*([.B357]/[.E357])" office:value-type="float" office:value="0.0000923321643445006">
            <text:p>0.000092</text:p>
          </table:table-cell>
          <table:table-cell table:number-columns-repeated="248"/>
        </table:table-row>
        <table:table-row table:style-name="ro1">
          <table:table-cell table:formula="oooc:=[.A357]+([.C358]*_dt)" office:value-type="float" office:value="146995455832.15">
            <text:p>146995455832.150000</text:p>
          </table:table-cell>
          <table:table-cell table:formula="oooc:=[.B357]+([.D358]*_dt)" office:value-type="float" office:value="385458592.749884">
            <text:p>385458592.749884</text:p>
          </table:table-cell>
          <table:table-cell table:formula="oooc:=[.C357]+([.G357]*_dt)" office:value-type="float" office:value="-78.7711461387462">
            <text:p>-78.771146</text:p>
          </table:table-cell>
          <table:table-cell table:formula="oooc:=[.D357]+([.H357]*_dt)" office:value-type="float" office:value="30048.3751365665">
            <text:p>30048.375137</text:p>
          </table:table-cell>
          <table:table-cell table:formula="oooc:=SQRT([.A358]^2+[.B358]^2)" office:value-type="float" office:value="146995961215.362">
            <text:p>146995961215.362000</text:p>
          </table:table-cell>
          <table:table-cell table:formula="oooc:=(_G*_m1)/([.E358]^2)" office:value-type="float" office:value="0.00614225206286229">
            <text:p>0.006142</text:p>
          </table:table-cell>
          <table:table-cell table:formula="oooc:=-[.F358]*([.A358]/[.E358])" office:value-type="float" office:value="-0.00614223094533598">
            <text:p>-0.006142</text:p>
          </table:table-cell>
          <table:table-cell table:formula="oooc:=-[.F358]*([.B358]/[.E358])" office:value-type="float" office:value="-0.0000161064550133949">
            <text:p>-0.000016</text:p>
          </table:table-cell>
          <table:table-cell table:number-columns-repeated="248"/>
        </table:table-row>
        <table:table-row table:style-name="ro1">
          <table:table-cell table:formula="oooc:=[.A358]+([.C359]*_dt)" office:value-type="float" office:value="146942798496.806">
            <text:p>146942798496.806000</text:p>
          </table:table-cell>
          <table:table-cell table:formula="oooc:=[.B358]+([.D359]*_dt)" office:value-type="float" office:value="2981517970.50681">
            <text:p>2981517970.506810</text:p>
          </table:table-cell>
          <table:table-cell table:formula="oooc:=[.C358]+([.G358]*_dt)" office:value-type="float" office:value="-609.459899815775">
            <text:p>-609.459900</text:p>
          </table:table-cell>
          <table:table-cell table:formula="oooc:=[.D358]+([.H358]*_dt)" office:value-type="float" office:value="30046.9835388534">
            <text:p>30046.983539</text:p>
          </table:table-cell>
          <table:table-cell table:formula="oooc:=SQRT([.A359]^2+[.B359]^2)" office:value-type="float" office:value="146973043376.945">
            <text:p>146973043376.945000</text:p>
          </table:table-cell>
          <table:table-cell table:formula="oooc:=(_G*_m1)/([.E359]^2)" office:value-type="float" office:value="0.00614416776266858">
            <text:p>0.006144</text:p>
          </table:table-cell>
          <table:table-cell table:formula="oooc:=-[.F359]*([.A359]/[.E359])" office:value-type="float" office:value="-0.00614290338375074">
            <text:p>-0.006143</text:p>
          </table:table-cell>
          <table:table-cell table:formula="oooc:=-[.F359]*([.B359]/[.E359])" office:value-type="float" office:value="-0.000124641540906396">
            <text:p>-0.000125</text:p>
          </table:table-cell>
          <table:table-cell table:number-columns-repeated="248"/>
        </table:table-row>
        <table:table-row table:style-name="ro1">
          <table:table-cell table:formula="oooc:=[.A359]+([.C360]*_dt)" office:value-type="float" office:value="146844284633.418">
            <text:p>146844284633.418000</text:p>
          </table:table-cell>
          <table:table-cell table:formula="oooc:=[.B359]+([.D360]*_dt)" office:value-type="float" office:value="5576646904.14654">
            <text:p>5576646904.146540</text:p>
          </table:table-cell>
          <table:table-cell table:formula="oooc:=[.C359]+([.G359]*_dt)" office:value-type="float" office:value="-1140.20675217184">
            <text:p>-1140.206752</text:p>
          </table:table-cell>
          <table:table-cell table:formula="oooc:=[.D359]+([.H359]*_dt)" office:value-type="float" office:value="30036.214509719">
            <text:p>30036.214510</text:p>
          </table:table-cell>
          <table:table-cell table:formula="oooc:=SQRT([.A360]^2+[.B360]^2)" office:value-type="float" office:value="146950137530.367">
            <text:p>146950137530.367000</text:p>
          </table:table-cell>
          <table:table-cell table:formula="oooc:=(_G*_m1)/([.E360]^2)" office:value-type="float" office:value="0.00614608335574252">
            <text:p>0.006146</text:p>
          </table:table-cell>
          <table:table-cell table:formula="oooc:=-[.F360]*([.A360]/[.E360])" office:value-type="float" office:value="-0.00614165613478833">
            <text:p>-0.006142</text:p>
          </table:table-cell>
          <table:table-cell table:formula="oooc:=-[.F360]*([.B360]/[.E360])" office:value-type="float" office:value="-0.000233239228587624">
            <text:p>-0.000233</text:p>
          </table:table-cell>
          <table:table-cell table:number-columns-repeated="248"/>
        </table:table-row>
        <table:table-row table:style-name="ro1">
          <table:table-cell table:formula="oooc:=[.A360]+([.C361]*_dt)" office:value-type="float" office:value="146699923552.651">
            <text:p>146699923552.651000</text:p>
          </table:table-cell>
          <table:table-cell table:formula="oooc:=[.B360]+([.D361]*_dt)" office:value-type="float" office:value="8170034716.27443">
            <text:p>8170034716.274430</text:p>
          </table:table-cell>
          <table:table-cell table:formula="oooc:=[.C360]+([.G360]*_dt)" office:value-type="float" office:value="-1670.84584221755">
            <text:p>-1670.845842</text:p>
          </table:table-cell>
          <table:table-cell table:formula="oooc:=[.D360]+([.H360]*_dt)" office:value-type="float" office:value="30016.0626403691">
            <text:p>30016.062640</text:p>
          </table:table-cell>
          <table:table-cell table:formula="oooc:=SQRT([.A361]^2+[.B361]^2)" office:value-type="float" office:value="146927250833.937">
            <text:p>146927250833.937000</text:p>
          </table:table-cell>
          <table:table-cell table:formula="oooc:=(_G*_m1)/([.E361]^2)" office:value-type="float" office:value="0.00614799824217377">
            <text:p>0.006148</text:p>
          </table:table-cell>
          <table:table-cell table:formula="oooc:=-[.F361]*([.A361]/[.E361])" office:value-type="float" office:value="-0.00613848599908874">
            <text:p>-0.006138</text:p>
          </table:table-cell>
          <table:table-cell table:formula="oooc:=-[.F361]*([.B361]/[.E361])" office:value-type="float" office:value="-0.000341865506834569">
            <text:p>-0.000342</text:p>
          </table:table-cell>
          <table:table-cell table:number-columns-repeated="248"/>
        </table:table-row>
        <table:table-row table:style-name="ro1">
          <table:table-cell table:formula="oooc:=[.A361]+([.C362]*_dt)" office:value-type="float" office:value="146509738919.439">
            <text:p>146509738919.439000</text:p>
          </table:table-cell>
          <table:table-cell table:formula="oooc:=[.B361]+([.D362]*_dt)" office:value-type="float" office:value="10760870516.0684">
            <text:p>10760870516.068400</text:p>
          </table:table-cell>
          <table:table-cell table:formula="oooc:=[.C361]+([.G361]*_dt)" office:value-type="float" office:value="-2201.21103253882">
            <text:p>-2201.211033</text:p>
          </table:table-cell>
          <table:table-cell table:formula="oooc:=[.D361]+([.H361]*_dt)" office:value-type="float" office:value="29986.5254605786">
            <text:p>29986.525461</text:p>
          </table:table-cell>
          <table:table-cell table:formula="oooc:=SQRT([.A362]^2+[.B362]^2)" office:value-type="float" office:value="146904390446.664">
            <text:p>146904390446.664000</text:p>
          </table:table-cell>
          <table:table-cell table:formula="oooc:=(_G*_m1)/([.E362]^2)" office:value-type="float" office:value="0.00614991182087323">
            <text:p>0.006150</text:p>
          </table:table-cell>
          <table:table-cell table:formula="oooc:=-[.F362]*([.A362]/[.E362])" office:value-type="float" office:value="-0.00613339038073775">
            <text:p>-0.006133</text:p>
          </table:table-cell>
          <table:table-cell table:formula="oooc:=-[.F362]*([.B362]/[.E362])" office:value-type="float" office:value="-0.000450486228413184">
            <text:p>-0.000450</text:p>
          </table:table-cell>
          <table:table-cell table:number-columns-repeated="248"/>
        </table:table-row>
        <table:table-row table:style-name="ro1">
          <table:table-cell table:formula="oooc:=[.A362]+([.C363]*_dt)" office:value-type="float" office:value="146273768772.371">
            <text:p>146273768772.371000</text:p>
          </table:table-cell>
          <table:table-cell table:formula="oooc:=[.B362]+([.D363]*_dt)" office:value-type="float" office:value="13348343454.1867">
            <text:p>13348343454.186700</text:p>
          </table:table-cell>
          <table:table-cell table:formula="oooc:=[.C362]+([.G362]*_dt)" office:value-type="float" office:value="-2731.13596143456">
            <text:p>-2731.135961</text:p>
          </table:table-cell>
          <table:table-cell table:formula="oooc:=[.D362]+([.H362]*_dt)" office:value-type="float" office:value="29947.6034504437">
            <text:p>29947.603450</text:p>
          </table:table-cell>
          <table:table-cell table:formula="oooc:=SQRT([.A363]^2+[.B363]^2)" office:value-type="float" office:value="146881563526.006">
            <text:p>146881563526.006000</text:p>
          </table:table-cell>
          <table:table-cell table:formula="oooc:=(_G*_m1)/([.E363]^2)" office:value-type="float" office:value="0.00615182348976277">
            <text:p>0.006152</text:p>
          </table:table-cell>
          <table:table-cell table:formula="oooc:=-[.F363]*([.A363]/[.E363])" office:value-type="float" office:value="-0.00612636729258863">
            <text:p>-0.006126</text:p>
          </table:table-cell>
          <table:table-cell table:formula="oooc:=-[.F363]*([.B363]/[.E363])" office:value-type="float" office:value="-0.000559067120744178">
            <text:p>-0.000559</text:p>
          </table:table-cell>
          <table:table-cell table:number-columns-repeated="248"/>
        </table:table-row>
        <table:table-row table:style-name="ro1">
          <table:table-cell table:formula="oooc:=[.A363]+([.C364]*_dt)" office:value-type="float" office:value="145992065538.519">
            <text:p>145992065538.519000</text:p>
          </table:table-cell>
          <table:table-cell table:formula="oooc:=[.B363]+([.D364]*_dt)" office:value-type="float" office:value="15931642978.6114">
            <text:p>15931642978.611400</text:p>
          </table:table-cell>
          <table:table-cell table:formula="oooc:=[.C363]+([.G363]*_dt)" office:value-type="float" office:value="-3260.45409551422">
            <text:p>-3260.454096</text:p>
          </table:table-cell>
          <table:table-cell table:formula="oooc:=[.D363]+([.H363]*_dt)" office:value-type="float" office:value="29899.3000512114">
            <text:p>29899.300051</text:p>
          </table:table-cell>
          <table:table-cell table:formula="oooc:=SQRT([.A364]^2+[.B364]^2)" office:value-type="float" office:value="146858777225.609">
            <text:p>146858777225.609000</text:p>
          </table:table-cell>
          <table:table-cell table:formula="oooc:=(_G*_m1)/([.E364]^2)" office:value-type="float" office:value="0.00615373264596685">
            <text:p>0.006154</text:p>
          </table:table-cell>
          <table:table-cell table:formula="oooc:=-[.F364]*([.A364]/[.E364])" office:value-type="float" office:value="-0.00611741536140104">
            <text:p>-0.006117</text:p>
          </table:table-cell>
          <table:table-cell table:formula="oooc:=-[.F364]*([.B364]/[.E364])" office:value-type="float" office:value="-0.000667573796769115">
            <text:p>-0.000668</text:p>
          </table:table-cell>
          <table:table-cell table:number-columns-repeated="248"/>
        </table:table-row>
        <table:table-row table:style-name="ro1">
          <table:table-cell table:formula="oooc:=[.A364]+([.C365]*_dt)" office:value-type="float" office:value="145664696043.69">
            <text:p>145664696043.690000</text:p>
          </table:table-cell>
          <table:table-cell table:formula="oooc:=[.B364]+([.D365]*_dt)" office:value-type="float" office:value="18509959091.3461">
            <text:p>18509959091.346100</text:p>
          </table:table-cell>
          <table:table-cell table:formula="oooc:=[.C364]+([.G364]*_dt)" office:value-type="float" office:value="-3788.99878273927">
            <text:p>-3788.998783</text:p>
          </table:table-cell>
          <table:table-cell table:formula="oooc:=[.D364]+([.H364]*_dt)" office:value-type="float" office:value="29841.6216751705">
            <text:p>29841.621675</text:p>
          </table:table-cell>
          <table:table-cell table:formula="oooc:=SQRT([.A365]^2+[.B365]^2)" office:value-type="float" office:value="146836038693.04">
            <text:p>146836038693.040000</text:p>
          </table:table-cell>
          <table:table-cell table:formula="oooc:=(_G*_m1)/([.E365]^2)" office:value-type="float" office:value="0.0061556386860063">
            <text:p>0.006156</text:p>
          </table:table-cell>
          <table:table-cell table:formula="oooc:=-[.F365]*([.A365]/[.E365])" office:value-type="float" office:value="-0.00610653383278985">
            <text:p>-0.006107</text:p>
          </table:table-cell>
          <table:table-cell table:formula="oooc:=-[.F365]*([.B365]/[.E365])" office:value-type="float" office:value="-0.000775971766013632">
            <text:p>-0.000776</text:p>
          </table:table-cell>
          <table:table-cell table:number-columns-repeated="248"/>
        </table:table-row>
        <table:table-row table:style-name="ro1" table:number-rows-repeated="651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PI</text:p>
          </table:table-cell>
          <table:table-cell office:value-type="float" office:value="3.14159265">
            <text:p>3.14</text:p>
          </table:table-cell>
        </table:table-row>
      </table:table>
      <table:named-expressions>
        <table:named-range table:name="_G" table:base-cell-address="$Sheet1.$B$2" table:cell-range-address="$Sheet1.$B$2"/>
        <table:named-range table:name="_m1" table:base-cell-address="$Sheet1.$B$3" table:cell-range-address="$Sheet1.$B$3"/>
        <table:named-range table:name="_m4" table:base-cell-address="$Sheet1.$B$4" table:cell-range-address="$Sheet1.$B$4"/>
        <table:named-range table:name="_v0" table:base-cell-address="$Sheet1.$B$5" table:cell-range-address="$Sheet1.$B$5"/>
        <table:named-range table:name="_r0" table:base-cell-address="$Sheet1.$B$6" table:cell-range-address="$Sheet1.$B$6"/>
        <table:named-range table:name="_dt" table:base-cell-address="$Sheet1.$B$7" table:cell-range-address="$Sheet1.$B$7"/>
        <table:named-range table:name="_PI" table:base-cell-address="$Sheet3.$B$2" table:cell-range-address="$Sheet3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10 10" svg:d="m0 0h10v10h-10z"/>
    <draw:marker draw:name="Arrowheads_20_3" draw:display-name="Arrowheads 3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22/08/2010</text:date>, <text:time>20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10-08-06T16:46:41</meta:creation-date>
    <dc:date>2010-08-22T20:20:40</dc:date>
    <meta:editing-cycles>6</meta:editing-cycles>
    <meta:editing-duration>PT2H16M56S</meta:editing-duration>
    <meta:user-defined meta:name="Info 1"/>
    <meta:user-defined meta:name="Info 2"/>
    <meta:user-defined meta:name="Info 3"/>
    <meta:user-defined meta:name="Info 4"/>
    <meta:document-statistic meta:table-count="3" meta:cell-count="29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10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1.893cm" svg:height="10.056cm" chart:class="chart:scatter" chart:style-name="ch1">
        <chart:plot-area chart:style-name="ch2" table:cell-range-address="Sheet2.A2:Sheet2.B365 Sheet2.B1:Sheet2.B365 Sheet2.A1:Sheet2.A1" chart:data-source-has-labels="row" svg:x="0.235cm" svg:y="0.199cm" svg:width="11.419cm" svg:height="9.65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2:Sheet2.B365" chart:label-cell-address="Sheet2.B1:Sheet2.B1" chart:class="chart:scatter">
            <chart:domain table:cell-range-address="Sheet2.A2:Sheet2.A365"/>
            <chart:data-point chart:repeated="36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47000000000">
                <text:p>14700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46954150853.53">
                <text:p>146954150853.53</text:p>
              </table:table-cell>
              <table:table-cell office:value-type="float" office:value="2596117202.87814">
                <text:p>2596117202.8781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46862445415.46">
                <text:p>146862445415.46</text:p>
              </table:table-cell>
              <table:table-cell office:value-type="float" office:value="5191424300.6535">
                <text:p>5191424300.653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46724890866.627">
                <text:p>146724890866.627</text:p>
              </table:table-cell>
              <table:table-cell office:value-type="float" office:value="7785110683.29568">
                <text:p>7785110683.2956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46541508738.382">
                <text:p>146541508738.382</text:p>
              </table:table-cell>
              <table:table-cell office:value-type="float" office:value="10376365489.5641">
                <text:p>10376365489.564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46312334932.643">
                <text:p>146312334932.643</text:p>
              </table:table-cell>
              <table:table-cell office:value-type="float" office:value="12964377861.7526">
                <text:p>12964377861.752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6037419737.403">
                <text:p>146037419737.403</text:p>
              </table:table-cell>
              <table:table-cell office:value-type="float" office:value="15548337201.3811">
                <text:p>15548337201.381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45716827837.67">
                <text:p>145716827837.67</text:p>
              </table:table-cell>
              <table:table-cell office:value-type="float" office:value="18127433425.7548">
                <text:p>18127433425.754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45350638321.788">
                <text:p>145350638321.788</text:p>
              </table:table-cell>
              <table:table-cell office:value-type="float" office:value="20700857225.3071">
                <text:p>20700857225.307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44938944683.106">
                <text:p>144938944683.106</text:p>
              </table:table-cell>
              <table:table-cell office:value-type="float" office:value="23267800321.6432">
                <text:p>23267800321.643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44481854816.972">
                <text:p>144481854816.972</text:p>
              </table:table-cell>
              <table:table-cell office:value-type="float" office:value="25827455726.1999">
                <text:p>25827455726.199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43979491013.005">
                <text:p>143979491013.005</text:p>
              </table:table-cell>
              <table:table-cell office:value-type="float" office:value="28379017999.4326">
                <text:p>28379017999.432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43431989942.617">
                <text:p>143431989942.617</text:p>
              </table:table-cell>
              <table:table-cell office:value-type="float" office:value="30921683510.4446">
                <text:p>30921683510.444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2839502641.765">
                <text:p>142839502641.765</text:p>
              </table:table-cell>
              <table:table-cell office:value-type="float" office:value="33454650696.9665">
                <text:p>33454650696.966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42202194488.898">
                <text:p>142202194488.898</text:p>
              </table:table-cell>
              <table:table-cell office:value-type="float" office:value="35977120325.5974">
                <text:p>35977120325.597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41520245178.07">
                <text:p>141520245178.07</text:p>
              </table:table-cell>
              <table:table-cell office:value-type="float" office:value="38488295752.2139">
                <text:p>38488295752.213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40793848687.201">
                <text:p>140793848687.201</text:p>
              </table:table-cell>
              <table:table-cell office:value-type="float" office:value="40987383182.4551">
                <text:p>40987383182.455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40023213241.468">
                <text:p>140023213241.468</text:p>
              </table:table-cell>
              <table:table-cell office:value-type="float" office:value="43473591932.189">
                <text:p>43473591932.18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39208561271.789">
                <text:p>139208561271.789</text:p>
              </table:table-cell>
              <table:table-cell office:value-type="float" office:value="45946134687.8639">
                <text:p>45946134687.863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38350129368.405">
                <text:p>138350129368.405</text:p>
              </table:table-cell>
              <table:table-cell office:value-type="float" office:value="48404227766.6492">
                <text:p>48404227766.649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37448168229.524">
                <text:p>137448168229.524</text:p>
              </table:table-cell>
              <table:table-cell office:value-type="float" office:value="50847091376.2673">
                <text:p>50847091376.267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36502942605.025">
                <text:p>136502942605.025</text:p>
              </table:table-cell>
              <table:table-cell office:value-type="float" office:value="53273949874.4174">
                <text:p>53273949874.417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35514731235.203">
                <text:p>135514731235.203</text:p>
              </table:table-cell>
              <table:table-cell office:value-type="float" office:value="55684032027.6921">
                <text:p>55684032027.692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34483826784.553">
                <text:p>134483826784.553</text:p>
              </table:table-cell>
              <table:table-cell office:value-type="float" office:value="58076571269.8861">
                <text:p>58076571269.886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33410535770.578">
                <text:p>133410535770.578</text:p>
              </table:table-cell>
              <table:table-cell office:value-type="float" office:value="60450805959.5949">
                <text:p>60450805959.5949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32295178487.622">
                <text:p>132295178487.622</text:p>
              </table:table-cell>
              <table:table-cell office:value-type="float" office:value="62805979637.0009">
                <text:p>62805979637.000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31138088925.717">
                <text:p>131138088925.717</text:p>
              </table:table-cell>
              <table:table-cell office:value-type="float" office:value="65141341279.7444">
                <text:p>65141341279.744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29939614684.456">
                <text:p>129939614684.456</text:p>
              </table:table-cell>
              <table:table-cell office:value-type="float" office:value="67456145557.7758">
                <text:p>67456145557.775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28700116881.881">
                <text:p>128700116881.881</text:p>
              </table:table-cell>
              <table:table-cell office:value-type="float" office:value="69749653087.0824">
                <text:p>69749653087.082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27419970058.398">
                <text:p>127419970058.398</text:p>
              </table:table-cell>
              <table:table-cell office:value-type="float" office:value="72021130682.1876">
                <text:p>72021130682.187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26099562075.727">
                <text:p>126099562075.727</text:p>
              </table:table-cell>
              <table:table-cell office:value-type="float" office:value="74269851607.3145">
                <text:p>74269851607.314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24739294010.89">
                <text:p>124739294010.89</text:p>
              </table:table-cell>
              <table:table-cell office:value-type="float" office:value="76495095826.1086">
                <text:p>76495095826.1086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23339580045.251">
                <text:p>123339580045.251</text:p>
              </table:table-cell>
              <table:table-cell office:value-type="float" office:value="78696150249.8126">
                <text:p>78696150249.812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21900847348.628">
                <text:p>121900847348.628</text:p>
              </table:table-cell>
              <table:table-cell office:value-type="float" office:value="80872308983.7881">
                <text:p>80872308983.7881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20423535958.487">
                <text:p>120423535958.487</text:p>
              </table:table-cell>
              <table:table-cell office:value-type="float" office:value="83022873572.2734">
                <text:p>83022873572.2734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18908098654.24">
                <text:p>118908098654.24</text:p>
              </table:table-cell>
              <table:table-cell office:value-type="float" office:value="85147153241.2747">
                <text:p>85147153241.274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17355000826.671">
                <text:p>117355000826.671</text:p>
              </table:table-cell>
              <table:table-cell office:value-type="float" office:value="87244465139.479">
                <text:p>87244465139.47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15764720342.514">
                <text:p>115764720342.514</text:p>
              </table:table-cell>
              <table:table-cell office:value-type="float" office:value="89314134577.0844">
                <text:p>89314134577.084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14137747404.21">
                <text:p>114137747404.21</text:p>
              </table:table-cell>
              <table:table-cell office:value-type="float" office:value="91355495262.4376">
                <text:p>91355495262.437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474584404.87">
                <text:p>112474584404.87</text:p>
              </table:table-cell>
              <table:table-cell office:value-type="float" office:value="93367889536.3739">
                <text:p>93367889536.373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0775745778.487">
                <text:p>110775745778.487</text:p>
              </table:table-cell>
              <table:table-cell office:value-type="float" office:value="95350668604.1504">
                <text:p>95350668604.1504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09041757845.422">
                <text:p>109041757845.422</text:p>
              </table:table-cell>
              <table:table-cell office:value-type="float" office:value="97303192764.8661">
                <text:p>97303192764.866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07273158653.208">
                <text:p>107273158653.208</text:p>
              </table:table-cell>
              <table:table-cell office:value-type="float" office:value="99224831638.2634">
                <text:p>99224831638.2634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05470497812.715">
                <text:p>105470497812.715</text:p>
              </table:table-cell>
              <table:table-cell office:value-type="float" office:value="101114964388.803">
                <text:p>101114964388.803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03634336329.71">
                <text:p>103634336329.71</text:p>
              </table:table-cell>
              <table:table-cell office:value-type="float" office:value="102972979946.907">
                <text:p>102972979946.90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01765246431.878">
                <text:p>101765246431.878</text:p>
              </table:table-cell>
              <table:table-cell office:value-type="float" office:value="104798277227.267">
                <text:p>104798277227.26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99863811391.3264">
                <text:p>99863811391.3264</text:p>
              </table:table-cell>
              <table:table-cell office:value-type="float" office:value="106590265344.112">
                <text:p>106590265344.112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97930625342.6563">
                <text:p>97930625342.6563</text:p>
              </table:table-cell>
              <table:table-cell office:value-type="float" office:value="108348363823.328">
                <text:p>108348363823.32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95966293096.6268">
                <text:p>95966293096.6268</text:p>
              </table:table-cell>
              <table:table-cell office:value-type="float" office:value="110072002811.334">
                <text:p>110072002811.334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93971429949.4895">
                <text:p>93971429949.4895</text:p>
              </table:table-cell>
              <table:table-cell office:value-type="float" office:value="111760623280.607">
                <text:p>111760623280.60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91946661488.0458">
                <text:p>91946661488.0458</text:p>
              </table:table-cell>
              <table:table-cell office:value-type="float" office:value="113413677231.757">
                <text:p>113413677231.75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89892623390.4906">
                <text:p>89892623390.4906</text:p>
              </table:table-cell>
              <table:table-cell office:value-type="float" office:value="115030627892.054">
                <text:p>115030627892.05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87809961223.1095">
                <text:p>87809961223.1095</text:p>
              </table:table-cell>
              <table:table-cell office:value-type="float" office:value="116610949910.304">
                <text:p>116610949910.304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85699330232.8983">
                <text:p>85699330232.8983</text:p>
              </table:table-cell>
              <table:table-cell office:value-type="float" office:value="118154129547.977">
                <text:p>118154129547.97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83561395136.1734">
                <text:p>83561395136.1734</text:p>
              </table:table-cell>
              <table:table-cell office:value-type="float" office:value="119659664866.502">
                <text:p>119659664866.502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81396829903.2507">
                <text:p>81396829903.2507</text:p>
              </table:table-cell>
              <table:table-cell office:value-type="float" office:value="121127065910.609">
                <text:p>121127065910.60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79206317539.2657">
                <text:p>79206317539.2657</text:p>
              </table:table-cell>
              <table:table-cell office:value-type="float" office:value="122555854887.66">
                <text:p>122555854887.6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76990549861.2159">
                <text:p>76990549861.2159</text:p>
              </table:table-cell>
              <table:table-cell office:value-type="float" office:value="123945566342.844">
                <text:p>123945566342.84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74750227271.3068">
                <text:p>74750227271.3068</text:p>
              </table:table-cell>
              <table:table-cell office:value-type="float" office:value="125295747330.167">
                <text:p>125295747330.16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72486058526.6834">
                <text:p>72486058526.6834</text:p>
              </table:table-cell>
              <table:table-cell office:value-type="float" office:value="126605957579.139">
                <text:p>126605957579.139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70198760505.6366">
                <text:p>70198760505.6366</text:p>
              </table:table-cell>
              <table:table-cell office:value-type="float" office:value="127875769657.081">
                <text:p>127875769657.081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7889057970.3707">
                <text:p>67889057970.3707</text:p>
              </table:table-cell>
              <table:table-cell office:value-type="float" office:value="129104769126.952">
                <text:p>129104769126.952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5557683326.4238">
                <text:p>65557683326.4238</text:p>
              </table:table-cell>
              <table:table-cell office:value-type="float" office:value="130292554700.632">
                <text:p>130292554700.63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3205376378.8353">
                <text:p>63205376378.8353</text:p>
              </table:table-cell>
              <table:table-cell office:value-type="float" office:value="131438738387.563">
                <text:p>131438738387.563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832884085.1551">
                <text:p>60832884085.1551</text:p>
              </table:table-cell>
              <table:table-cell office:value-type="float" office:value="132542945638.687">
                <text:p>132542945638.687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58440960305.392">
                <text:p>58440960305.392</text:p>
              </table:table-cell>
              <table:table-cell office:value-type="float" office:value="133604815485.588">
                <text:p>133604815485.588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56030365549.0032">
                <text:p>56030365549.0032</text:p>
              </table:table-cell>
              <table:table-cell office:value-type="float" office:value="134624000674.777">
                <text:p>134624000674.777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53601866719.0239">
                <text:p>53601866719.0239</text:p>
              </table:table-cell>
              <table:table-cell office:value-type="float" office:value="135600167797.039">
                <text:p>135600167797.03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51156236853.444">
                <text:p>51156236853.444</text:p>
              </table:table-cell>
              <table:table-cell office:value-type="float" office:value="136532997411.782">
                <text:p>136532997411.782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48694254863.9359">
                <text:p>48694254863.9359</text:p>
              </table:table-cell>
              <table:table-cell office:value-type="float" office:value="137422184166.313">
                <text:p>137422184166.313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46216705272.0415">
                <text:p>46216705272.0415</text:p>
              </table:table-cell>
              <table:table-cell office:value-type="float" office:value="138267436909.981">
                <text:p>138267436909.98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43724377942.9292">
                <text:p>43724377942.9292</text:p>
              </table:table-cell>
              <table:table-cell office:value-type="float" office:value="139068478803.126">
                <text:p>139068478803.126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41218067816.8309">
                <text:p>41218067816.8309</text:p>
              </table:table-cell>
              <table:table-cell office:value-type="float" office:value="139825047420.772">
                <text:p>139825047420.772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38698574638.2723">
                <text:p>38698574638.2723</text:p>
              </table:table-cell>
              <table:table-cell office:value-type="float" office:value="140536894851.011">
                <text:p>140536894851.011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36166702683.2125">
                <text:p>36166702683.2125</text:p>
              </table:table-cell>
              <table:table-cell office:value-type="float" office:value="141203787788.021">
                <text:p>141203787788.02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33623260484.2066">
                <text:p>33623260484.2066</text:p>
              </table:table-cell>
              <table:table-cell office:value-type="float" office:value="141825507619.671">
                <text:p>141825507619.671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31069060553.7112">
                <text:p>31069060553.7112</text:p>
              </table:table-cell>
              <table:table-cell office:value-type="float" office:value="142401850509.664">
                <text:p>142401850509.664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28504919105.6507">
                <text:p>28504919105.6507</text:p>
              </table:table-cell>
              <table:table-cell office:value-type="float" office:value="142932627474.17">
                <text:p>142932627474.17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25931655775.3638">
                <text:p>25931655775.3638</text:p>
              </table:table-cell>
              <table:table-cell office:value-type="float" office:value="143417664452.91">
                <text:p>143417664452.9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23350093338.0531">
                <text:p>23350093338.0531</text:p>
              </table:table-cell>
              <table:table-cell office:value-type="float" office:value="143856802374.656">
                <text:p>143856802374.656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20761057425.8595">
                <text:p>20761057425.8595</text:p>
              </table:table-cell>
              <table:table-cell office:value-type="float" office:value="144249897217.1">
                <text:p>144249897217.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8165376243.6847">
                <text:p>18165376243.6847</text:p>
              </table:table-cell>
              <table:table-cell office:value-type="float" office:value="144596820061.07">
                <text:p>144596820061.0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5563880283.8859">
                <text:p>15563880283.8859</text:p>
              </table:table-cell>
              <table:table-cell office:value-type="float" office:value="144897457139.058">
                <text:p>144897457139.058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2957402039.9691">
                <text:p>12957402039.9691</text:p>
              </table:table-cell>
              <table:table-cell office:value-type="float" office:value="145151709878.034">
                <text:p>145151709878.03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0346775719.4057">
                <text:p>10346775719.4057</text:p>
              </table:table-cell>
              <table:table-cell office:value-type="float" office:value="145359494936.521">
                <text:p>145359494936.521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7732836955.69956">
                <text:p>7732836955.69956</text:p>
              </table:table-cell>
              <table:table-cell office:value-type="float" office:value="145520744235.917">
                <text:p>145520744235.91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5116422519.83097">
                <text:p>5116422519.83097</text:p>
              </table:table-cell>
              <table:table-cell office:value-type="float" office:value="145635404986.037">
                <text:p>145635404986.037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498370031.20647">
                <text:p>2498370031.20647</text:p>
              </table:table-cell>
              <table:table-cell office:value-type="float" office:value="145703439704.868">
                <text:p>145703439704.868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-120482331.759165">
                <text:p>-120482331.759165</text:p>
              </table:table-cell>
              <table:table-cell office:value-type="float" office:value="145724826232.526">
                <text:p>145724826232.526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-2739296121.29955">
                <text:p>-2739296121.29955</text:p>
              </table:table-cell>
              <table:table-cell office:value-type="float" office:value="145699557739.407">
                <text:p>145699557739.407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-5357232910.06397">
                <text:p>-5357232910.06397</text:p>
              </table:table-cell>
              <table:table-cell office:value-type="float" office:value="145627642728.519">
                <text:p>145627642728.519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-7973454580.86678">
                <text:p>-7973454580.86678</text:p>
              </table:table-cell>
              <table:table-cell office:value-type="float" office:value="145509105032.012">
                <text:p>145509105032.01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-10587123616.2906">
                <text:p>-10587123616.2906</text:p>
              </table:table-cell>
              <table:table-cell office:value-type="float" office:value="145343983801.894">
                <text:p>145343983801.894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-13197403388.0149">
                <text:p>-13197403388.0149</text:p>
              </table:table-cell>
              <table:table-cell office:value-type="float" office:value="145132333494.937">
                <text:p>145132333494.937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-15803458445.742">
                <text:p>-15803458445.742</text:p>
              </table:table-cell>
              <table:table-cell office:value-type="float" office:value="144874223851.796">
                <text:p>144874223851.796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-18404454805.593">
                <text:p>-18404454805.593</text:p>
              </table:table-cell>
              <table:table-cell office:value-type="float" office:value="144569739870.34">
                <text:p>144569739870.3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-20999560237.8451">
                <text:p>-20999560237.8451</text:p>
              </table:table-cell>
              <table:table-cell office:value-type="float" office:value="144218981773.212">
                <text:p>144218981773.212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-23587944553.8859">
                <text:p>-23587944553.8859</text:p>
              </table:table-cell>
              <table:table-cell office:value-type="float" office:value="143822064969.644">
                <text:p>143822064969.644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-26168779892.2549">
                <text:p>-26168779892.2549</text:p>
              </table:table-cell>
              <table:table-cell office:value-type="float" office:value="143379120011.538">
                <text:p>143379120011.538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-28741241003.6504">
                <text:p>-28741241003.6504</text:p>
              </table:table-cell>
              <table:table-cell office:value-type="float" office:value="142890292543.847">
                <text:p>142890292543.847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31304505534.774">
                <text:p>-31304505534.774</text:p>
              </table:table-cell>
              <table:table-cell office:value-type="float" office:value="142355743249.277">
                <text:p>142355743249.277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3857754310.8903">
                <text:p>-33857754310.8903</text:p>
              </table:table-cell>
              <table:table-cell office:value-type="float" office:value="141775647787.345">
                <text:p>141775647787.34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36400171616.9786">
                <text:p>-36400171616.9786</text:p>
              </table:table-cell>
              <table:table-cell office:value-type="float" office:value="141150196727.826">
                <text:p>141150196727.826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38930945477.3541">
                <text:p>-38930945477.3541</text:p>
              </table:table-cell>
              <table:table-cell office:value-type="float" office:value="140479595478.626">
                <text:p>140479595478.62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-41449267933.6388">
                <text:p>-41449267933.6388</text:p>
              </table:table-cell>
              <table:table-cell office:value-type="float" office:value="139764064208.119">
                <text:p>139764064208.119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-43954335320.9612">
                <text:p>-43954335320.9612</text:p>
              </table:table-cell>
              <table:table-cell office:value-type="float" office:value="139003837761.993">
                <text:p>139003837761.993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-46445348542.2679">
                <text:p>-46445348542.2679</text:p>
              </table:table-cell>
              <table:table-cell office:value-type="float" office:value="138199165574.658">
                <text:p>138199165574.658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-48921513340.6289">
                <text:p>-48921513340.6289</text:p>
              </table:table-cell>
              <table:table-cell office:value-type="float" office:value="137350311575.244">
                <text:p>137350311575.244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-51382040569.4226">
                <text:p>-51382040569.4226</text:p>
              </table:table-cell>
              <table:table-cell office:value-type="float" office:value="136457554088.271">
                <text:p>136457554088.27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-53826146460.2849">
                <text:p>-53826146460.2849</text:p>
              </table:table-cell>
              <table:table-cell office:value-type="float" office:value="135521185729.014">
                <text:p>135521185729.014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-56253052888.7116">
                <text:p>-56253052888.7116</text:p>
              </table:table-cell>
              <table:table-cell office:value-type="float" office:value="134541513293.644">
                <text:p>134541513293.644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-58661987637.203">
                <text:p>-58661987637.203</text:p>
              </table:table-cell>
              <table:table-cell office:value-type="float" office:value="133518857644.194">
                <text:p>133518857644.194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-61052184655.8414">
                <text:p>-61052184655.8414</text:p>
              </table:table-cell>
              <table:table-cell office:value-type="float" office:value="132453553588.416">
                <text:p>132453553588.41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-63422884320.1954">
                <text:p>-63422884320.1954</text:p>
              </table:table-cell>
              <table:table-cell office:value-type="float" office:value="131345949754.585">
                <text:p>131345949754.585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-65773333686.4454">
                <text:p>-65773333686.4454</text:p>
              </table:table-cell>
              <table:table-cell office:value-type="float" office:value="130196408461.338">
                <text:p>130196408461.33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-68102786743.6273">
                <text:p>-68102786743.6273</text:p>
              </table:table-cell>
              <table:table-cell office:value-type="float" office:value="129005305582.591">
                <text:p>129005305582.591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-70410504662.8935">
                <text:p>-70410504662.8935</text:p>
              </table:table-cell>
              <table:table-cell office:value-type="float" office:value="127773030407.632">
                <text:p>127773030407.632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-72695756043.6917">
                <text:p>-72695756043.6917</text:p>
              </table:table-cell>
              <table:table-cell office:value-type="float" office:value="126499985496.444">
                <text:p>126499985496.444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-74957817156.7659">
                <text:p>-74957817156.7659</text:p>
              </table:table-cell>
              <table:table-cell office:value-type="float" office:value="125186586530.351">
                <text:p>125186586530.351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-77195972183.8837">
                <text:p>-77195972183.8837</text:p>
              </table:table-cell>
              <table:table-cell office:value-type="float" office:value="123833262158.053">
                <text:p>123833262158.05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-79409513454.1982">
                <text:p>-79409513454.1982</text:p>
              </table:table-cell>
              <table:table-cell office:value-type="float" office:value="122440453837.142">
                <text:p>122440453837.14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-81597741677.1543">
                <text:p>-81597741677.1543</text:p>
              </table:table-cell>
              <table:table-cell office:value-type="float" office:value="121008615671.168">
                <text:p>121008615671.168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-83759966171.8525">
                <text:p>-83759966171.8525</text:p>
              </table:table-cell>
              <table:table-cell office:value-type="float" office:value="119538214242.363">
                <text:p>119538214242.363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-85895505092.7835">
                <text:p>-85895505092.7835</text:p>
              </table:table-cell>
              <table:table-cell office:value-type="float" office:value="118029728440.08">
                <text:p>118029728440.08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-88003685651.8524">
                <text:p>-88003685651.8524</text:p>
              </table:table-cell>
              <table:table-cell office:value-type="float" office:value="116483649285.064">
                <text:p>116483649285.064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-90083844336.6108">
                <text:p>-90083844336.6108</text:p>
              </table:table-cell>
              <table:table-cell office:value-type="float" office:value="114900479749.625">
                <text:p>114900479749.625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-92135327124.6202">
                <text:p>-92135327124.6202</text:p>
              </table:table-cell>
              <table:table-cell office:value-type="float" office:value="113280734573.814">
                <text:p>113280734573.814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-94157489693.8708">
                <text:p>-94157489693.8708</text:p>
              </table:table-cell>
              <table:table-cell office:value-type="float" office:value="111624940077.699">
                <text:p>111624940077.699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-96149697629.1832">
                <text:p>-96149697629.1832</text:p>
              </table:table-cell>
              <table:table-cell office:value-type="float" office:value="109933633969.823">
                <text:p>109933633969.823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-98111326624.5233">
                <text:p>-98111326624.5233</text:p>
              </table:table-cell>
              <table:table-cell office:value-type="float" office:value="108207365151.954">
                <text:p>108207365151.95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-100041762681.162">
                <text:p>-100041762681.162</text:p>
              </table:table-cell>
              <table:table-cell office:value-type="float" office:value="106446693520.217">
                <text:p>106446693520.21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-101940402301.618">
                <text:p>-101940402301.618</text:p>
              </table:table-cell>
              <table:table-cell office:value-type="float" office:value="104652189762.709">
                <text:p>104652189762.709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-103806652679.316">
                <text:p>-103806652679.316</text:p>
              </table:table-cell>
              <table:table-cell office:value-type="float" office:value="102824435153.695">
                <text:p>102824435153.695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-105639931883.908">
                <text:p>-105639931883.908</text:p>
              </table:table-cell>
              <table:table-cell office:value-type="float" office:value="100964021344.49">
                <text:p>100964021344.49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-107439669042.193">
                <text:p>-107439669042.193</text:p>
              </table:table-cell>
              <table:table-cell office:value-type="float" office:value="99071550151.1239">
                <text:p>99071550151.1239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-109205304514.595">
                <text:p>-109205304514.595</text:p>
              </table:table-cell>
              <table:table-cell office:value-type="float" office:value="97147633338.8963">
                <text:p>97147633338.8963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-110936290067.125">
                <text:p>-110936290067.125</text:p>
              </table:table-cell>
              <table:table-cell office:value-type="float" office:value="95192892403.9226">
                <text:p>95192892403.9226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-112632089038.808">
                <text:p>-112632089038.808</text:p>
              </table:table-cell>
              <table:table-cell office:value-type="float" office:value="93207958351.776">
                <text:p>93207958351.776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-114292176504.498">
                <text:p>-114292176504.498</text:p>
              </table:table-cell>
              <table:table-cell office:value-type="float" office:value="91193471473.3297">
                <text:p>91193471473.3297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-115916039433.072">
                <text:p>-115916039433.072</text:p>
              </table:table-cell>
              <table:table-cell office:value-type="float" office:value="89150081117.9067">
                <text:p>89150081117.9067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-117503176840.926">
                <text:p>-117503176840.926</text:p>
              </table:table-cell>
              <table:table-cell office:value-type="float" office:value="87078445463.8411">
                <text:p>87078445463.8411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-119053099940.77">
                <text:p>-119053099940.77</text:p>
              </table:table-cell>
              <table:table-cell office:value-type="float" office:value="84979231286.5584">
                <text:p>84979231286.558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-120565332285.659">
                <text:p>-120565332285.659</text:p>
              </table:table-cell>
              <table:table-cell office:value-type="float" office:value="82853113724.2804">
                <text:p>82853113724.2804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-122039409908.254">
                <text:p>-122039409908.254</text:p>
              </table:table-cell>
              <table:table-cell office:value-type="float" office:value="80700776041.4631">
                <text:p>80700776041.4631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-123474881455.256">
                <text:p>-123474881455.256</text:p>
              </table:table-cell>
              <table:table-cell office:value-type="float" office:value="78522909390.0725">
                <text:p>78522909390.0725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-124871308317.012">
                <text:p>-124871308317.012</text:p>
              </table:table-cell>
              <table:table-cell office:value-type="float" office:value="76320212568.8072">
                <text:p>76320212568.8072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-126228264752.249">
                <text:p>-126228264752.249</text:p>
              </table:table-cell>
              <table:table-cell office:value-type="float" office:value="74093391780.3741">
                <text:p>74093391780.3741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-127545338007.932">
                <text:p>-127545338007.932</text:p>
              </table:table-cell>
              <table:table-cell office:value-type="float" office:value="71843160386.9237">
                <text:p>71843160386.9237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-128822128434.212">
                <text:p>-128822128434.212</text:p>
              </table:table-cell>
              <table:table-cell office:value-type="float" office:value="69570238663.7528">
                <text:p>69570238663.7528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-130058249594.453">
                <text:p>-130058249594.453</text:p>
              </table:table-cell>
              <table:table-cell office:value-type="float" office:value="67275353551.3805">
                <text:p>67275353551.3805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-131253328370.335">
                <text:p>-131253328370.335</text:p>
              </table:table-cell>
              <table:table-cell office:value-type="float" office:value="64959238406.104">
                <text:p>64959238406.104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-132407005062.004">
                <text:p>-132407005062.004</text:p>
              </table:table-cell>
              <table:table-cell office:value-type="float" office:value="62622632749.1403">
                <text:p>62622632749.1403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-133518933483.27">
                <text:p>-133518933483.27</text:p>
              </table:table-cell>
              <table:table-cell office:value-type="float" office:value="60266282014.4591">
                <text:p>60266282014.4591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-134588781051.855">
                <text:p>-134588781051.855</text:p>
              </table:table-cell>
              <table:table-cell office:value-type="float" office:value="57890937295.4122">
                <text:p>57890937295.4122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-135616228874.667">
                <text:p>-135616228874.667</text:p>
              </table:table-cell>
              <table:table-cell office:value-type="float" office:value="55497355090.2633">
                <text:p>55497355090.2633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-136600971828.117">
                <text:p>-136600971828.117</text:p>
              </table:table-cell>
              <table:table-cell office:value-type="float" office:value="53086297046.7233">
                <text:p>53086297046.7233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-137542718633.475">
                <text:p>-137542718633.475</text:p>
              </table:table-cell>
              <table:table-cell office:value-type="float" office:value="50658529705.5923">
                <text:p>50658529705.5923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-138441191927.262">
                <text:p>-138441191927.262</text:p>
              </table:table-cell>
              <table:table-cell office:value-type="float" office:value="48214824243.6133">
                <text:p>48214824243.6133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-139296128326.695">
                <text:p>-139296128326.695</text:p>
              </table:table-cell>
              <table:table-cell office:value-type="float" office:value="45755956215.6362">
                <text:p>45755956215.6362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-140107278490.179">
                <text:p>-140107278490.179</text:p>
              </table:table-cell>
              <table:table-cell office:value-type="float" office:value="43282705296.1964">
                <text:p>43282705296.1964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-140874407172.873">
                <text:p>-140874407172.873</text:p>
              </table:table-cell>
              <table:table-cell office:value-type="float" office:value="40795855020.6042">
                <text:p>40795855020.6042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-141597293277.329">
                <text:p>-141597293277.329</text:p>
              </table:table-cell>
              <table:table-cell office:value-type="float" office:value="38296192525.6475">
                <text:p>38296192525.6475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-142275729899.222">
                <text:p>-142275729899.222</text:p>
              </table:table-cell>
              <table:table-cell office:value-type="float" office:value="35784508290.0028">
                <text:p>35784508290.0028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-142909524368.191">
                <text:p>-142909524368.191</text:p>
              </table:table-cell>
              <table:table-cell office:value-type="float" office:value="33261595874.4534">
                <text:p>33261595874.4534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-143498498283.808">
                <text:p>-143498498283.808</text:p>
              </table:table-cell>
              <table:table-cell office:value-type="float" office:value="30728251662.0096">
                <text:p>30728251662.0096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-144042487546.689">
                <text:p>-144042487546.689</text:p>
              </table:table-cell>
              <table:table-cell office:value-type="float" office:value="28185274598.0258">
                <text:p>28185274598.0258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-144541342384.784">
                <text:p>-144541342384.784</text:p>
              </table:table-cell>
              <table:table-cell office:value-type="float" office:value="25633465930.4083">
                <text:p>25633465930.4083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-144994927374.853">
                <text:p>-144994927374.853</text:p>
              </table:table-cell>
              <table:table-cell office:value-type="float" office:value="23073628950.0056">
                <text:p>23073628950.0056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-145403121459.166">
                <text:p>-145403121459.166</text:p>
              </table:table-cell>
              <table:table-cell office:value-type="float" office:value="20506568731.2727">
                <text:p>20506568731.2727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-145765817957.454">
                <text:p>-145765817957.454</text:p>
              </table:table-cell>
              <table:table-cell office:value-type="float" office:value="17933091873.2987">
                <text:p>17933091873.2987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-146082924574.131">
                <text:p>-146082924574.131</text:p>
              </table:table-cell>
              <table:table-cell office:value-type="float" office:value="15354006241.2864">
                <text:p>15354006241.286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-146354363400.831">
                <text:p>-146354363400.831</text:p>
              </table:table-cell>
              <table:table-cell office:value-type="float" office:value="12770120708.5713">
                <text:p>12770120708.5713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-146580070914.286">
                <text:p>-146580070914.286</text:p>
              </table:table-cell>
              <table:table-cell office:value-type="float" office:value="10182244899.2649">
                <text:p>10182244899.2649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-146759997969.574">
                <text:p>-146759997969.574</text:p>
              </table:table-cell>
              <table:table-cell office:value-type="float" office:value="7591188931.6073">
                <text:p>7591188931.6073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-146894109788.789">
                <text:p>-146894109788.789</text:p>
              </table:table-cell>
              <table:table-cell office:value-type="float" office:value="4997763162.11138">
                <text:p>4997763162.11138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-146982385945.152">
                <text:p>-146982385945.152</text:p>
              </table:table-cell>
              <table:table-cell office:value-type="float" office:value="2402777930.58092">
                <text:p>2402777930.58092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-147024820342.613">
                <text:p>-147024820342.613</text:p>
              </table:table-cell>
              <table:table-cell office:value-type="float" office:value="-192956693.918528">
                <text:p>-192956693.918528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-147021421190.977">
                <text:p>-147021421190.977</text:p>
              </table:table-cell>
              <table:table-cell office:value-type="float" office:value="-2788631166.05673">
                <text:p>-2788631166.05673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-146972210976.609">
                <text:p>-146972210976.609</text:p>
              </table:table-cell>
              <table:table-cell office:value-type="float" office:value="-5383436716.12731">
                <text:p>-5383436716.12731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-146877226428.736">
                <text:p>-146877226428.736</text:p>
              </table:table-cell>
              <table:table-cell office:value-type="float" office:value="-7976565600.75204">
                <text:p>-7976565600.75204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-146736518481.416">
                <text:p>-146736518481.416</text:p>
              </table:table-cell>
              <table:table-cell office:value-type="float" office:value="-10567211352.3272">
                <text:p>-10567211352.3272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-146550152231.198">
                <text:p>-146550152231.198</text:p>
              </table:table-cell>
              <table:table-cell office:value-type="float" office:value="-13154569027.1393">
                <text:p>-13154569027.1393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-146318206890.536">
                <text:p>-146318206890.536</text:p>
              </table:table-cell>
              <table:table-cell office:value-type="float" office:value="-15737835452.08">
                <text:p>-15737835452.08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-146040775736.982">
                <text:p>-146040775736.982</text:p>
              </table:table-cell>
              <table:table-cell office:value-type="float" office:value="-18316209469.8906">
                <text:p>-18316209469.8906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-145717966058.237">
                <text:p>-145717966058.237</text:p>
              </table:table-cell>
              <table:table-cell office:value-type="float" office:value="-20888892182.8676">
                <text:p>-20888892182.8676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-145349899093.071">
                <text:p>-145349899093.071</text:p>
              </table:table-cell>
              <table:table-cell office:value-type="float" office:value="-23455087194.9651">
                <text:p>-23455087194.9651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-144936709968.193">
                <text:p>-144936709968.193</text:p>
              </table:table-cell>
              <table:table-cell office:value-type="float" office:value="-26014000852.2281">
                <text:p>-26014000852.2281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-144478547631.107">
                <text:p>-144478547631.107</text:p>
              </table:table-cell>
              <table:table-cell office:value-type="float" office:value="-28564842481.4939">
                <text:p>-28564842481.493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-143975574779.005">
                <text:p>-143975574779.005</text:p>
              </table:table-cell>
              <table:table-cell office:value-type="float" office:value="-31106824627.3004">
                <text:p>-31106824627.3004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-143427967783.748">
                <text:p>-143427967783.748</text:p>
              </table:table-cell>
              <table:table-cell office:value-type="float" office:value="-33639163286.9417">
                <text:p>-33639163286.9417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-142835916612.997">
                <text:p>-142835916612.997</text:p>
              </table:table-cell>
              <table:table-cell office:value-type="float" office:value="-36161078143.6127">
                <text:p>-36161078143.612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-142199624747.532">
                <text:p>-142199624747.532</text:p>
              </table:table-cell>
              <table:table-cell office:value-type="float" office:value="-38671792797.5852">
                <text:p>-38671792797.585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-141519309094.824">
                <text:p>-141519309094.824</text:p>
              </table:table-cell>
              <table:table-cell office:value-type="float" office:value="-41170534995.3616">
                <text:p>-41170534995.3616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-140795199898.913">
                <text:p>-140795199898.913</text:p>
              </table:table-cell>
              <table:table-cell office:value-type="float" office:value="-43656536856.7516">
                <text:p>-43656536856.7516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-140027540646.635">
                <text:p>-140027540646.635</text:p>
              </table:table-cell>
              <table:table-cell office:value-type="float" office:value="-46129035099.8205">
                <text:p>-46129035099.8205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-139216587970.27">
                <text:p>-139216587970.27</text:p>
              </table:table-cell>
              <table:table-cell office:value-type="float" office:value="-48587271263.6577">
                <text:p>-48587271263.6577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-138362611546.651">
                <text:p>-138362611546.651</text:p>
              </table:table-cell>
              <table:table-cell office:value-type="float" office:value="-51030491928.9176">
                <text:p>-51030491928.9176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-137465893992.8">
                <text:p>-137465893992.8</text:p>
              </table:table-cell>
              <table:table-cell office:value-type="float" office:value="-53457948936.0842">
                <text:p>-53457948936.0842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-136526730758.141">
                <text:p>-136526730758.141</text:p>
              </table:table-cell>
              <table:table-cell office:value-type="float" office:value="-55868899601.4137">
                <text:p>-55868899601.4137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-135545430013.347">
                <text:p>-135545430013.347</text:p>
              </table:table-cell>
              <table:table-cell office:value-type="float" office:value="-58262606930.5106">
                <text:p>-58262606930.5106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134522312535.88">
                <text:p>-134522312535.88</text:p>
              </table:table-cell>
              <table:table-cell office:value-type="float" office:value="-60638339829.4947">
                <text:p>-60638339829.4947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133457711592.273">
                <text:p>-133457711592.273</text:p>
              </table:table-cell>
              <table:table-cell office:value-type="float" office:value="-62995373313.7152">
                <text:p>-62995373313.7152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132351972817.225">
                <text:p>-132351972817.225</text:p>
              </table:table-cell>
              <table:table-cell office:value-type="float" office:value="-65332988713.9747">
                <text:p>-65332988713.9747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31205454089.547">
                <text:p>-131205454089.547</text:p>
              </table:table-cell>
              <table:table-cell office:value-type="float" office:value="-67650473880.2212">
                <text:p>-67650473880.2212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-130018525405.032">
                <text:p>-130018525405.032</text:p>
              </table:table-cell>
              <table:table-cell office:value-type="float" office:value="-69947123382.6723">
                <text:p>-69947123382.6723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-128791568746.293">
                <text:p>-128791568746.293</text:p>
              </table:table-cell>
              <table:table-cell office:value-type="float" office:value="-72222238710.3349">
                <text:p>-72222238710.3349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-127524977949.636">
                <text:p>-127524977949.636</text:p>
              </table:table-cell>
              <table:table-cell office:value-type="float" office:value="-74475128466.8852">
                <text:p>-74475128466.8852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-126219158569.015">
                <text:p>-126219158569.015</text:p>
              </table:table-cell>
              <table:table-cell office:value-type="float" office:value="-76705108563.8756">
                <text:p>-76705108563.8756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-124874527737.14">
                <text:p>-124874527737.14</text:p>
              </table:table-cell>
              <table:table-cell office:value-type="float" office:value="-78911502411.2368">
                <text:p>-78911502411.2368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-123491514023.773">
                <text:p>-123491514023.773</text:p>
              </table:table-cell>
              <table:table-cell office:value-type="float" office:value="-81093641105.0423">
                <text:p>-81093641105.0423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-122070557291.287">
                <text:p>-122070557291.287</text:p>
              </table:table-cell>
              <table:table-cell office:value-type="float" office:value="-83250863612.5079">
                <text:p>-83250863612.5079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-120612108547.54">
                <text:p>-120612108547.54</text:p>
              </table:table-cell>
              <table:table-cell office:value-type="float" office:value="-85382516954.195">
                <text:p>-85382516954.195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-119116629796.111">
                <text:p>-119116629796.111</text:p>
              </table:table-cell>
              <table:table-cell office:value-type="float" office:value="-87487956383.3922">
                <text:p>-87487956383.3922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-117584593883.967">
                <text:p>-117584593883.967</text:p>
              </table:table-cell>
              <table:table-cell office:value-type="float" office:value="-89566545562.648">
                <text:p>-89566545562.648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-116016484346.602">
                <text:p>-116016484346.602</text:p>
              </table:table-cell>
              <table:table-cell office:value-type="float" office:value="-91617656737.429">
                <text:p>-91617656737.429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-114412795250.722">
                <text:p>-114412795250.722</text:p>
              </table:table-cell>
              <table:table-cell office:value-type="float" office:value="-93640670906.8807">
                <text:p>-93640670906.8807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-112774031034.508">
                <text:p>-112774031034.508</text:p>
              </table:table-cell>
              <table:table-cell office:value-type="float" office:value="-95634977991.6663">
                <text:p>-95634977991.6663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-111100706345.537">
                <text:p>-111100706345.537</text:p>
              </table:table-cell>
              <table:table-cell office:value-type="float" office:value="-97599976998.8635">
                <text:p>-97599976998.8635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-109393345876.392">
                <text:p>-109393345876.392</text:p>
              </table:table-cell>
              <table:table-cell office:value-type="float" office:value="-99535076183.8957">
                <text:p>-99535076183.8957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-107652484198.031">
                <text:p>-107652484198.031</text:p>
              </table:table-cell>
              <table:table-cell office:value-type="float" office:value="-101439693209.48">
                <text:p>-101439693209.48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-105878665590.965">
                <text:p>-105878665590.965</text:p>
              </table:table-cell>
              <table:table-cell office:value-type="float" office:value="-103313255301.573">
                <text:p>-103313255301.573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-104072443874.291">
                <text:p>-104072443874.291</text:p>
              </table:table-cell>
              <table:table-cell office:value-type="float" office:value="-105155199402.29">
                <text:p>-105155199402.29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-102234382232.647">
                <text:p>-102234382232.647</text:p>
              </table:table-cell>
              <table:table-cell office:value-type="float" office:value="-106964972319.796">
                <text:p>-106964972319.796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-100365053041.127">
                <text:p>-100365053041.127</text:p>
              </table:table-cell>
              <table:table-cell office:value-type="float" office:value="-108742030875.127">
                <text:p>-108742030875.127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-98465037688.2217">
                <text:p>-98465037688.2217</text:p>
              </table:table-cell>
              <table:table-cell office:value-type="float" office:value="-110485842045.959">
                <text:p>-110485842045.959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-96534926396.8241">
                <text:p>-96534926396.8241</text:p>
              </table:table-cell>
              <table:table-cell office:value-type="float" office:value="-112195883107.272">
                <text:p>-112195883107.272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-94575318043.3637">
                <text:p>-94575318043.3637</text:p>
              </table:table-cell>
              <table:table-cell office:value-type="float" office:value="-113871641768.932">
                <text:p>-113871641768.932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-92586819975.1111">
                <text:p>-92586819975.1111</text:p>
              </table:table-cell>
              <table:table-cell office:value-type="float" office:value="-115512616310.151">
                <text:p>-115512616310.151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-90570047825.7092">
                <text:p>-90570047825.7092</text:p>
              </table:table-cell>
              <table:table-cell office:value-type="float" office:value="-117118315710.824">
                <text:p>-117118315710.824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-88525625328.9785">
                <text:p>-88525625328.9785</text:p>
              </table:table-cell>
              <table:table-cell office:value-type="float" office:value="-118688259779.732">
                <text:p>-118688259779.732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-86454184131.0481">
                <text:p>-86454184131.0481</text:p>
              </table:table-cell>
              <table:table-cell office:value-type="float" office:value="-120221979279.595">
                <text:p>-120221979279.595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-84356363600.8608">
                <text:p>-84356363600.8608</text:p>
              </table:table-cell>
              <table:table-cell office:value-type="float" office:value="-121719016048.971">
                <text:p>-121719016048.971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-82232810639.1019">
                <text:p>-82232810639.1019</text:p>
              </table:table-cell>
              <table:table-cell office:value-type="float" office:value="-123178923120.981">
                <text:p>-123178923120.981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-80084179485.6005">
                <text:p>-80084179485.6005</text:p>
              </table:table-cell>
              <table:table-cell office:value-type="float" office:value="-124601264838.862">
                <text:p>-124601264838.862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-77911131525.2499">
                <text:p>-77911131525.2499</text:p>
              </table:table-cell>
              <table:table-cell office:value-type="float" office:value="-125985616968.334">
                <text:p>-125985616968.334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-75714335092.4979">
                <text:p>-75714335092.4979</text:p>
              </table:table-cell>
              <table:table-cell office:value-type="float" office:value="-127331566806.773">
                <text:p>-127331566806.773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-73494465274.4509">
                <text:p>-73494465274.4509</text:p>
              </table:table-cell>
              <table:table-cell office:value-type="float" office:value="-128638713289.182">
                <text:p>-128638713289.182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-71252203712.641">
                <text:p>-71252203712.641</text:p>
              </table:table-cell>
              <table:table-cell office:value-type="float" office:value="-129906667090.955">
                <text:p>-129906667090.955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-68988238403.5021">
                <text:p>-68988238403.5021</text:p>
              </table:table-cell>
              <table:table-cell office:value-type="float" office:value="-131135050727.429">
                <text:p>-131135050727.429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-66703263497.6004">
                <text:p>-66703263497.6004</text:p>
              </table:table-cell>
              <table:table-cell office:value-type="float" office:value="-132323498650.207">
                <text:p>-132323498650.207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-64397979097.6656">
                <text:p>-64397979097.6656</text:p>
              </table:table-cell>
              <table:table-cell office:value-type="float" office:value="-133471657340.265">
                <text:p>-133471657340.265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-62073091055.4679">
                <text:p>-62073091055.4679</text:p>
              </table:table-cell>
              <table:table-cell office:value-type="float" office:value="-134579185397.818">
                <text:p>-134579185397.818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-59729310767.5856">
                <text:p>-59729310767.5856</text:p>
              </table:table-cell>
              <table:table-cell office:value-type="float" office:value="-135645753628.958">
                <text:p>-135645753628.958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-57367354970.1076">
                <text:p>-57367354970.1076</text:p>
              </table:table-cell>
              <table:table-cell office:value-type="float" office:value="-136671045129.043">
                <text:p>-136671045129.043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-54987945532.3154">
                <text:p>-54987945532.3154</text:p>
              </table:table-cell>
              <table:table-cell office:value-type="float" office:value="-137654755362.842">
                <text:p>-137654755362.842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-52591809249.3874">
                <text:p>-52591809249.3874</text:p>
              </table:table-cell>
              <table:table-cell office:value-type="float" office:value="-138596592241.439">
                <text:p>-138596592241.439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-50179677634.1705">
                <text:p>-50179677634.1705</text:p>
              </table:table-cell>
              <table:table-cell office:value-type="float" office:value="-139496276195.87">
                <text:p>-139496276195.87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-47752286708.0594">
                <text:p>-47752286708.0594</text:p>
              </table:table-cell>
              <table:table-cell office:value-type="float" office:value="-140353540247.516">
                <text:p>-140353540247.516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-45310376791.0291">
                <text:p>-45310376791.0291</text:p>
              </table:table-cell>
              <table:table-cell office:value-type="float" office:value="-141168130075.228">
                <text:p>-141168130075.228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-42854692290.861">
                <text:p>-42854692290.861</text:p>
              </table:table-cell>
              <table:table-cell office:value-type="float" office:value="-141939804079.196">
                <text:p>-141939804079.196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-40385981491.6054">
                <text:p>-40385981491.6054</text:p>
              </table:table-cell>
              <table:table-cell office:value-type="float" office:value="-142668333441.55">
                <text:p>-142668333441.55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-37904996341.3215">
                <text:p>-37904996341.3215</text:p>
              </table:table-cell>
              <table:table-cell office:value-type="float" office:value="-143353502183.694">
                <text:p>-143353502183.694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-35412492239.1377">
                <text:p>-35412492239.1377</text:p>
              </table:table-cell>
              <table:table-cell office:value-type="float" office:value="-143995107220.371">
                <text:p>-143995107220.371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-32909227821.6712">
                <text:p>-32909227821.6712</text:p>
              </table:table-cell>
              <table:table-cell office:value-type="float" office:value="-144592958410.457">
                <text:p>-144592958410.457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-30395964748.8502">
                <text:p>-30395964748.8502</text:p>
              </table:table-cell>
              <table:table-cell office:value-type="float" office:value="-145146878604.48">
                <text:p>-145146878604.48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-27873467489.1772">
                <text:p>-27873467489.1772</text:p>
              </table:table-cell>
              <table:table-cell office:value-type="float" office:value="-145656703688.87">
                <text:p>-145656703688.87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-25342503104.4753">
                <text:p>-25342503104.4753</text:p>
              </table:table-cell>
              <table:table-cell office:value-type="float" office:value="-146122282626.923">
                <text:p>-146122282626.923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-22803841034.1567">
                <text:p>-22803841034.1567</text:p>
              </table:table-cell>
              <table:table-cell office:value-type="float" office:value="-146543477496.497">
                <text:p>-146543477496.497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-20258252879.0546">
                <text:p>-20258252879.0546</text:p>
              </table:table-cell>
              <table:table-cell office:value-type="float" office:value="-146920163524.419">
                <text:p>-146920163524.419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-17706512184.8566">
                <text:p>-17706512184.8566</text:p>
              </table:table-cell>
              <table:table-cell office:value-type="float" office:value="-147252229117.625">
                <text:p>-147252229117.625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-15149394225.1807">
                <text:p>-15149394225.1807</text:p>
              </table:table-cell>
              <table:table-cell office:value-type="float" office:value="-147539575891.004">
                <text:p>-147539575891.004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-12587675784.3334">
                <text:p>-12587675784.3334</text:p>
              </table:table-cell>
              <table:table-cell office:value-type="float" office:value="-147782118691.97">
                <text:p>-147782118691.97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-10022134939.7877">
                <text:p>-10022134939.7877</text:p>
              </table:table-cell>
              <table:table-cell office:value-type="float" office:value="-147979785621.748">
                <text:p>-147979785621.748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-7453550844.42206">
                <text:p>-7453550844.42206</text:p>
              </table:table-cell>
              <table:table-cell office:value-type="float" office:value="-148132518053.375">
                <text:p>-148132518053.375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-4882703508.55897">
                <text:p>-4882703508.55897</text:p>
              </table:table-cell>
              <table:table-cell office:value-type="float" office:value="-148240270646.42">
                <text:p>-148240270646.42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-2310373581.84126">
                <text:p>-2310373581.84126</text:p>
              </table:table-cell>
              <table:table-cell office:value-type="float" office:value="-148303011358.411">
                <text:p>-148303011358.411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262657865.013463">
                <text:p>262657865.013463</text:p>
              </table:table-cell>
              <table:table-cell office:value-type="float" office:value="-148320721452.988">
                <text:p>-148320721452.988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2835609558.54218">
                <text:p>2835609558.54218</text:p>
              </table:table-cell>
              <table:table-cell office:value-type="float" office:value="-148293395504.758">
                <text:p>-148293395504.758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5407700240.91025">
                <text:p>5407700240.91025</text:p>
              </table:table-cell>
              <table:table-cell office:value-type="float" office:value="-148221041400.873">
                <text:p>-148221041400.873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7978148888.2909">
                <text:p>7978148888.2909</text:p>
              </table:table-cell>
              <table:table-cell office:value-type="float" office:value="-148103680339.315">
                <text:p>-148103680339.315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10546174929.2113">
                <text:p>10546174929.2113</text:p>
              </table:table-cell>
              <table:table-cell office:value-type="float" office:value="-147941346823.895">
                <text:p>-147941346823.895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13110998462.8262">
                <text:p>13110998462.8262</text:p>
              </table:table-cell>
              <table:table-cell office:value-type="float" office:value="-147734088655.967">
                <text:p>-147734088655.967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15671840477.0804">
                <text:p>15671840477.0804</text:p>
              </table:table-cell>
              <table:table-cell office:value-type="float" office:value="-147481966922.851">
                <text:p>-147481966922.851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18227923066.7207">
                <text:p>18227923066.7207</text:p>
              </table:table-cell>
              <table:table-cell office:value-type="float" office:value="-147185055982.973">
                <text:p>-147185055982.973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20778469651.1179">
                <text:p>20778469651.1179</text:p>
              </table:table-cell>
              <table:table-cell office:value-type="float" office:value="-146843443447.709">
                <text:p>-146843443447.709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23322705191.8597">
                <text:p>23322705191.8597</text:p>
              </table:table-cell>
              <table:table-cell office:value-type="float" office:value="-146457230159.952">
                <text:p>-146457230159.952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25859856410.0762">
                <text:p>25859856410.0762</text:p>
              </table:table-cell>
              <table:table-cell office:value-type="float" office:value="-146026530169.384">
                <text:p>-146026530169.384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28389152003.4562">
                <text:p>28389152003.4562</text:p>
              </table:table-cell>
              <table:table-cell office:value-type="float" office:value="-145551470704.463">
                <text:p>-145551470704.463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30909822862.9164">
                <text:p>30909822862.9164</text:p>
              </table:table-cell>
              <table:table-cell office:value-type="float" office:value="-145032192141.124">
                <text:p>-145032192141.124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33421102288.8832">
                <text:p>33421102288.8832</text:p>
              </table:table-cell>
              <table:table-cell office:value-type="float" office:value="-144468847968.191">
                <text:p>-144468847968.191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35922226207.147">
                <text:p>35922226207.147</text:p>
              </table:table-cell>
              <table:table-cell office:value-type="float" office:value="-143861604749.508">
                <text:p>-143861604749.508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38412433384.2477">
                <text:p>38412433384.2477</text:p>
              </table:table-cell>
              <table:table-cell office:value-type="float" office:value="-143210642082.78">
                <text:p>-143210642082.78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40890965642.3532">
                <text:p>40890965642.3532</text:p>
              </table:table-cell>
              <table:table-cell office:value-type="float" office:value="-142516152555.13">
                <text:p>-142516152555.13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43357068073.5879">
                <text:p>43357068073.5879</text:p>
              </table:table-cell>
              <table:table-cell office:value-type="float" office:value="-141778341695.378">
                <text:p>-141778341695.378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45809989253.7711">
                <text:p>45809989253.7711</text:p>
              </table:table-cell>
              <table:table-cell office:value-type="float" office:value="-140997427923.031">
                <text:p>-140997427923.03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48248981455.5249">
                <text:p>48248981455.5249</text:p>
              </table:table-cell>
              <table:table-cell office:value-type="float" office:value="-140173642493.997">
                <text:p>-140173642493.997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50673300860.7081">
                <text:p>50673300860.7081</text:p>
              </table:table-cell>
              <table:table-cell office:value-type="float" office:value="-139307229443.014">
                <text:p>-139307229443.014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53082207772.1363">
                <text:p>53082207772.1363</text:p>
              </table:table-cell>
              <table:table-cell office:value-type="float" office:value="-138398445522.81">
                <text:p>-138398445522.81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55474966824.5447">
                <text:p>55474966824.5447</text:p>
              </table:table-cell>
              <table:table-cell office:value-type="float" office:value="-137447560139.975">
                <text:p>-137447560139.975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57850847194.7522">
                <text:p>57850847194.7522</text:p>
              </table:table-cell>
              <table:table-cell office:value-type="float" office:value="-136454855287.572">
                <text:p>-136454855287.572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60209122810.9822">
                <text:p>60209122810.9822</text:p>
              </table:table-cell>
              <table:table-cell office:value-type="float" office:value="-135420625474.467">
                <text:p>-135420625474.467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62549072561.2999">
                <text:p>62549072561.2999</text:p>
              </table:table-cell>
              <table:table-cell office:value-type="float" office:value="-134345177651.393">
                <text:p>-134345177651.393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64869980501.1191">
                <text:p>64869980501.1191</text:p>
              </table:table-cell>
              <table:table-cell office:value-type="float" office:value="-133228831133.751">
                <text:p>-133228831133.751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67171136059.7377">
                <text:p>67171136059.7377</text:p>
              </table:table-cell>
              <table:table-cell office:value-type="float" office:value="-132071917521.142">
                <text:p>-132071917521.142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69451834245.8558">
                <text:p>69451834245.8558</text:p>
              </table:table-cell>
              <table:table-cell office:value-type="float" office:value="-130874780613.647">
                <text:p>-130874780613.647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71711375852.0321">
                <text:p>71711375852.0321</text:p>
              </table:table-cell>
              <table:table-cell office:value-type="float" office:value="-129637776324.844">
                <text:p>-129637776324.844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73949067658.0341">
                <text:p>73949067658.0341</text:p>
              </table:table-cell>
              <table:table-cell office:value-type="float" office:value="-128361272591.58">
                <text:p>-128361272591.58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76164222633.0364">
                <text:p>76164222633.0364</text:p>
              </table:table-cell>
              <table:table-cell office:value-type="float" office:value="-127045649280.491">
                <text:p>-127045649280.491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78356160136.6208">
                <text:p>78356160136.6208</text:p>
              </table:table-cell>
              <table:table-cell office:value-type="float" office:value="-125691298091.285">
                <text:p>-125691298091.285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80524206118.532">
                <text:p>80524206118.532</text:p>
              </table:table-cell>
              <table:table-cell office:value-type="float" office:value="-124298622456.788">
                <text:p>-124298622456.788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82667693317.1435">
                <text:p>82667693317.1435</text:p>
              </table:table-cell>
              <table:table-cell office:value-type="float" office:value="-122868037439.751">
                <text:p>-122868037439.751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84785961456.5842">
                <text:p>84785961456.5842</text:p>
              </table:table-cell>
              <table:table-cell office:value-type="float" office:value="-121399969626.449">
                <text:p>-121399969626.449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86878357442.4807">
                <text:p>86878357442.4807</text:p>
              </table:table-cell>
              <table:table-cell office:value-type="float" office:value="-119894857017.045">
                <text:p>-119894857017.045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88944235556.2649">
                <text:p>88944235556.2649</text:p>
              </table:table-cell>
              <table:table-cell office:value-type="float" office:value="-118353148912.757">
                <text:p>-118353148912.757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90982957648.0002">
                <text:p>90982957648.0002</text:p>
              </table:table-cell>
              <table:table-cell office:value-type="float" office:value="-116775305799.816">
                <text:p>-116775305799.816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92993893327.6768">
                <text:p>92993893327.6768</text:p>
              </table:table-cell>
              <table:table-cell office:value-type="float" office:value="-115161799230.234">
                <text:p>-115161799230.234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94976420154.9267">
                <text:p>94976420154.9267</text:p>
              </table:table-cell>
              <table:table-cell office:value-type="float" office:value="-113513111699.381">
                <text:p>-113513111699.381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96929923827.1084">
                <text:p>96929923827.1084</text:p>
              </table:table-cell>
              <table:table-cell office:value-type="float" office:value="-111829736520.397">
                <text:p>-111829736520.397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98853798365.7117">
                <text:p>98853798365.7117</text:p>
              </table:table-cell>
              <table:table-cell office:value-type="float" office:value="-110112177695.428">
                <text:p>-110112177695.428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100747446301.032">
                <text:p>100747446301.032</text:p>
              </table:table-cell>
              <table:table-cell office:value-type="float" office:value="-108360949783.719">
                <text:p>-108360949783.719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102610278855.061">
                <text:p>102610278855.061</text:p>
              </table:table-cell>
              <table:table-cell office:value-type="float" office:value="-106576577766.553">
                <text:p>-106576577766.553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104441716122.546">
                <text:p>104441716122.546</text:p>
              </table:table-cell>
              <table:table-cell office:value-type="float" office:value="-104759596909.072">
                <text:p>-104759596909.072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106241187250.164">
                <text:p>106241187250.164</text:p>
              </table:table-cell>
              <table:table-cell office:value-type="float" office:value="-102910552618.976">
                <text:p>-102910552618.976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108008130613.755">
                <text:p>108008130613.755</text:p>
              </table:table-cell>
              <table:table-cell office:value-type="float" office:value="-101030000302.114">
                <text:p>-101030000302.114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9741993993.569">
                <text:p>109741993993.569</text:p>
              </table:table-cell>
              <table:table-cell office:value-type="float" office:value="-99118505214.9984">
                <text:p>-99118505214.9984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1442234747.465">
                <text:p>111442234747.465</text:p>
              </table:table-cell>
              <table:table-cell office:value-type="float" office:value="-97176642314.2406">
                <text:p>-97176642314.2406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13108319982.017">
                <text:p>113108319982.017</text:p>
              </table:table-cell>
              <table:table-cell office:value-type="float" office:value="-95204996102.9289">
                <text:p>-95204996102.9289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14739726721.468">
                <text:p>114739726721.468</text:p>
              </table:table-cell>
              <table:table-cell office:value-type="float" office:value="-93204160473.9728">
                <text:p>-93204160473.9728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16335942074.475">
                <text:p>116335942074.475</text:p>
              </table:table-cell>
              <table:table-cell office:value-type="float" office:value="-91174738550.4249">
                <text:p>-91174738550.4249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17896463398.599">
                <text:p>117896463398.599</text:p>
              </table:table-cell>
              <table:table-cell office:value-type="float" office:value="-89117342522.8025">
                <text:p>-89117342522.8025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19420798462.478">
                <text:p>119420798462.478</text:p>
              </table:table-cell>
              <table:table-cell office:value-type="float" office:value="-87032593483.4281">
                <text:p>-87032593483.4281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20908465605.629">
                <text:p>120908465605.629</text:p>
              </table:table-cell>
              <table:table-cell office:value-type="float" office:value="-84921121257.8114">
                <text:p>-84921121257.8114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22358993895.829">
                <text:p>122358993895.829</text:p>
              </table:table-cell>
              <table:table-cell office:value-type="float" office:value="-82783564233.0938">
                <text:p>-82783564233.0938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23771923284.005">
                <text:p>123771923284.005</text:p>
              </table:table-cell>
              <table:table-cell office:value-type="float" office:value="-80620569183.5796">
                <text:p>-80620569183.5796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125146804756.596">
                <text:p>125146804756.596</text:p>
              </table:table-cell>
              <table:table-cell office:value-type="float" office:value="-78432791093.3778">
                <text:p>-78432791093.3778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126483200485.316">
                <text:p>126483200485.316</text:p>
              </table:table-cell>
              <table:table-cell office:value-type="float" office:value="-76220892976.181">
                <text:p>-76220892976.181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127780683974.269">
                <text:p>127780683974.269</text:p>
              </table:table-cell>
              <table:table-cell office:value-type="float" office:value="-73985545692.2067">
                <text:p>-73985545692.2067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129038840204.354">
                <text:p>129038840204.354</text:p>
              </table:table-cell>
              <table:table-cell office:value-type="float" office:value="-71727427762.3301">
                <text:p>-71727427762.3301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130257265774.908">
                <text:p>130257265774.908</text:p>
              </table:table-cell>
              <table:table-cell office:value-type="float" office:value="-69447225179.4378">
                <text:p>-69447225179.4378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131435569042.526">
                <text:p>131435569042.526</text:p>
              </table:table-cell>
              <table:table-cell office:value-type="float" office:value="-67145631217.0312">
                <text:p>-67145631217.0312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132573370257.006">
                <text:p>132573370257.006</text:p>
              </table:table-cell>
              <table:table-cell office:value-type="float" office:value="-64823346235.1128">
                <text:p>-64823346235.1128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133670301694.351">
                <text:p>133670301694.351</text:p>
              </table:table-cell>
              <table:table-cell office:value-type="float" office:value="-62481077483.3877">
                <text:p>-62481077483.3877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134726007786.788">
                <text:p>134726007786.788</text:p>
              </table:table-cell>
              <table:table-cell office:value-type="float" office:value="-60119538901.8138">
                <text:p>-60119538901.8138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135740145249.729">
                <text:p>135740145249.729</text:p>
              </table:table-cell>
              <table:table-cell office:value-type="float" office:value="-57739450918.5381">
                <text:p>-57739450918.5381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136712383205.625">
                <text:p>136712383205.625</text:p>
              </table:table-cell>
              <table:table-cell office:value-type="float" office:value="-55341540245.2538">
                <text:p>-55341540245.2538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137642403304.66">
                <text:p>137642403304.66</text:p>
              </table:table-cell>
              <table:table-cell office:value-type="float" office:value="-52926539670.0181">
                <text:p>-52926539670.0181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138529899842.218">
                <text:p>138529899842.218</text:p>
              </table:table-cell>
              <table:table-cell office:value-type="float" office:value="-50495187847.5691">
                <text:p>-50495187847.5691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139374579873.071">
                <text:p>139374579873.071</text:p>
              </table:table-cell>
              <table:table-cell office:value-type="float" office:value="-48048229087.1847">
                <text:p>-48048229087.1847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140176163322.232">
                <text:p>140176163322.232</text:p>
              </table:table-cell>
              <table:table-cell office:value-type="float" office:value="-45586413138.1231">
                <text:p>-45586413138.1231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140934383092.418">
                <text:p>140934383092.418</text:p>
              </table:table-cell>
              <table:table-cell office:value-type="float" office:value="-43110494972.6925">
                <text:p>-43110494972.6925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141648985168.057">
                <text:p>141648985168.057</text:p>
              </table:table-cell>
              <table:table-cell office:value-type="float" office:value="-40621234566.9918">
                <text:p>-40621234566.9918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142319728715.79">
                <text:p>142319728715.79</text:p>
              </table:table-cell>
              <table:table-cell office:value-type="float" office:value="-38119396679.3722">
                <text:p>-38119396679.3722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142946386181.42">
                <text:p>142946386181.42</text:p>
              </table:table-cell>
              <table:table-cell office:value-type="float" office:value="-35605750626.666">
                <text:p>-35605750626.666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143528743383.231">
                <text:p>143528743383.231</text:p>
              </table:table-cell>
              <table:table-cell office:value-type="float" office:value="-33081070058.2343">
                <text:p>-33081070058.2343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144066599601.643">
                <text:p>144066599601.643</text:p>
              </table:table-cell>
              <table:table-cell office:value-type="float" office:value="-30546132727.8831">
                <text:p>-30546132727.8831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144559767665.135">
                <text:p>144559767665.135</text:p>
              </table:table-cell>
              <table:table-cell office:value-type="float" office:value="-28001720263.7028">
                <text:p>-28001720263.7028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145008074032.39">
                <text:p>145008074032.39</text:p>
              </table:table-cell>
              <table:table-cell office:value-type="float" office:value="-25448617935.8843">
                <text:p>-25448617935.8843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145411358870.602">
                <text:p>145411358870.602</text:p>
              </table:table-cell>
              <table:table-cell office:value-type="float" office:value="-22887614422.5685">
                <text:p>-22887614422.5685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145769476129.891">
                <text:p>145769476129.891</text:p>
              </table:table-cell>
              <table:table-cell office:value-type="float" office:value="-20319501573.7867">
                <text:p>-20319501573.7867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146082293613.785">
                <text:p>146082293613.785</text:p>
              </table:table-cell>
              <table:table-cell office:value-type="float" office:value="-17745074173.551">
                <text:p>-17745074173.551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146349693045.701">
                <text:p>146349693045.701</text:p>
              </table:table-cell>
              <table:table-cell office:value-type="float" office:value="-15165129700.1559">
                <text:p>-15165129700.1559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146571570131.386">
                <text:p>146571570131.386</text:p>
              </table:table-cell>
              <table:table-cell office:value-type="float" office:value="-12580468084.7533">
                <text:p>-12580468084.7533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146747834617.262">
                <text:p>146747834617.262</text:p>
              </table:table-cell>
              <table:table-cell office:value-type="float" office:value="-9991891468.26519">
                <text:p>-9991891468.26519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146878410344.625">
                <text:p>146878410344.625</text:p>
              </table:table-cell>
              <table:table-cell office:value-type="float" office:value="-7400203956.69934">
                <text:p>-7400203956.69934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146963235299.654">
                <text:p>146963235299.654</text:p>
              </table:table-cell>
              <table:table-cell office:value-type="float" office:value="-4806211374.93526">
                <text:p>-4806211374.93526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147002261659.176">
                <text:p>147002261659.176</text:p>
              </table:table-cell>
              <table:table-cell office:value-type="float" office:value="-2210721019.04946">
                <text:p>-2210721019.0494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146995455832.15">
                <text:p>146995455832.15</text:p>
              </table:table-cell>
              <table:table-cell office:value-type="float" office:value="385458592.749884">
                <text:p>385458592.749884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146942798496.806">
                <text:p>146942798496.806</text:p>
              </table:table-cell>
              <table:table-cell office:value-type="float" office:value="2981517970.50681">
                <text:p>2981517970.50681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146844284633.418">
                <text:p>146844284633.418</text:p>
              </table:table-cell>
              <table:table-cell office:value-type="float" office:value="5576646904.14654">
                <text:p>5576646904.14654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146699923552.651">
                <text:p>146699923552.651</text:p>
              </table:table-cell>
              <table:table-cell office:value-type="float" office:value="8170034716.27443">
                <text:p>8170034716.27443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146509738919.439">
                <text:p>146509738919.439</text:p>
              </table:table-cell>
              <table:table-cell office:value-type="float" office:value="10760870516.0684">
                <text:p>10760870516.0684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146273768772.371">
                <text:p>146273768772.371</text:p>
              </table:table-cell>
              <table:table-cell office:value-type="float" office:value="13348343454.1867">
                <text:p>13348343454.1867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145992065538.519">
                <text:p>145992065538.519</text:p>
              </table:table-cell>
              <table:table-cell office:value-type="float" office:value="15931642978.6114">
                <text:p>15931642978.6114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145664696043.69">
                <text:p>145664696043.69</text:p>
              </table:table-cell>
              <table:table-cell office:value-type="float" office:value="18509959091.3461">
                <text:p>18509959091.3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513cm" svg:height="7cm" chart:class="chart:line" chart:style-name="ch1">
        <chart:plot-area chart:style-name="ch2" table:cell-range-address="Sheet2.A1:Sheet2.A365" chart:data-source-has-labels="row" svg:x="0.169cm" svg:y="0.14cm" svg:width="8.173cm" svg:height="6.71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365" chart:label-cell-address="Sheet2.A1:Sheet2.A1" chart:class="chart:line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47000000000">
                <text:p>14700000000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46954150853.53">
                <text:p>146954150853.53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46862445415.46">
                <text:p>146862445415.4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46724890866.627">
                <text:p>146724890866.627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46541508738.382">
                <text:p>146541508738.382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46312334932.643">
                <text:p>146312334932.64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6037419737.403">
                <text:p>146037419737.40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45716827837.67">
                <text:p>145716827837.6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45350638321.788">
                <text:p>145350638321.78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44938944683.106">
                <text:p>144938944683.10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44481854816.972">
                <text:p>144481854816.97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43979491013.005">
                <text:p>143979491013.00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43431989942.617">
                <text:p>143431989942.61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2839502641.765">
                <text:p>142839502641.76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42202194488.898">
                <text:p>142202194488.89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41520245178.07">
                <text:p>141520245178.0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40793848687.201">
                <text:p>140793848687.2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40023213241.468">
                <text:p>140023213241.468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39208561271.789">
                <text:p>139208561271.78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38350129368.405">
                <text:p>138350129368.405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37448168229.524">
                <text:p>137448168229.52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36502942605.025">
                <text:p>136502942605.02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35514731235.203">
                <text:p>135514731235.20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34483826784.553">
                <text:p>134483826784.55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33410535770.578">
                <text:p>133410535770.578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32295178487.622">
                <text:p>132295178487.62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31138088925.717">
                <text:p>131138088925.71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29939614684.456">
                <text:p>129939614684.45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28700116881.881">
                <text:p>128700116881.88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27419970058.398">
                <text:p>127419970058.39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26099562075.727">
                <text:p>126099562075.72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24739294010.89">
                <text:p>124739294010.89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23339580045.251">
                <text:p>123339580045.251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21900847348.628">
                <text:p>121900847348.628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20423535958.487">
                <text:p>120423535958.48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18908098654.24">
                <text:p>118908098654.2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17355000826.671">
                <text:p>117355000826.67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15764720342.514">
                <text:p>115764720342.51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14137747404.21">
                <text:p>114137747404.21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12474584404.87">
                <text:p>112474584404.87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10775745778.487">
                <text:p>110775745778.487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09041757845.422">
                <text:p>109041757845.42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07273158653.208">
                <text:p>107273158653.20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05470497812.715">
                <text:p>105470497812.71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03634336329.71">
                <text:p>103634336329.71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01765246431.878">
                <text:p>101765246431.87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99863811391.3264">
                <text:p>99863811391.326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97930625342.6563">
                <text:p>97930625342.6563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95966293096.6268">
                <text:p>95966293096.6268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93971429949.4895">
                <text:p>93971429949.4895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91946661488.0458">
                <text:p>91946661488.0458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89892623390.4906">
                <text:p>89892623390.4906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87809961223.1095">
                <text:p>87809961223.109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85699330232.8983">
                <text:p>85699330232.8983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83561395136.1734">
                <text:p>83561395136.1734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81396829903.2507">
                <text:p>81396829903.250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79206317539.2657">
                <text:p>79206317539.265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76990549861.2159">
                <text:p>76990549861.215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74750227271.3068">
                <text:p>74750227271.3068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72486058526.6834">
                <text:p>72486058526.683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70198760505.6366">
                <text:p>70198760505.6366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7889057970.3707">
                <text:p>67889057970.3707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5557683326.4238">
                <text:p>65557683326.423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3205376378.8353">
                <text:p>63205376378.8353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832884085.1551">
                <text:p>60832884085.155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58440960305.392">
                <text:p>58440960305.39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56030365549.0032">
                <text:p>56030365549.0032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53601866719.0239">
                <text:p>53601866719.023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51156236853.444">
                <text:p>51156236853.444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48694254863.9359">
                <text:p>48694254863.935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46216705272.0415">
                <text:p>46216705272.041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43724377942.9292">
                <text:p>43724377942.9292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41218067816.8309">
                <text:p>41218067816.8309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38698574638.2723">
                <text:p>38698574638.2723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36166702683.2125">
                <text:p>36166702683.2125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33623260484.2066">
                <text:p>33623260484.2066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31069060553.7112">
                <text:p>31069060553.7112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28504919105.6507">
                <text:p>28504919105.6507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25931655775.3638">
                <text:p>25931655775.3638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23350093338.0531">
                <text:p>23350093338.0531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20761057425.8595">
                <text:p>20761057425.8595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8165376243.6847">
                <text:p>18165376243.684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5563880283.8859">
                <text:p>15563880283.885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2957402039.9691">
                <text:p>12957402039.9691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0346775719.4057">
                <text:p>10346775719.4057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7732836955.69956">
                <text:p>7732836955.69956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5116422519.83097">
                <text:p>5116422519.83097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498370031.20647">
                <text:p>2498370031.2064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-120482331.759165">
                <text:p>-120482331.759165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-2739296121.29955">
                <text:p>-2739296121.29955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-5357232910.06397">
                <text:p>-5357232910.06397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-7973454580.86678">
                <text:p>-7973454580.86678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-10587123616.2906">
                <text:p>-10587123616.2906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-13197403388.0149">
                <text:p>-13197403388.0149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-15803458445.742">
                <text:p>-15803458445.742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-18404454805.593">
                <text:p>-18404454805.593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-20999560237.8451">
                <text:p>-20999560237.8451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-23587944553.8859">
                <text:p>-23587944553.8859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-26168779892.2549">
                <text:p>-26168779892.254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-28741241003.6504">
                <text:p>-28741241003.6504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31304505534.774">
                <text:p>-31304505534.774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3857754310.8903">
                <text:p>-33857754310.8903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36400171616.9786">
                <text:p>-36400171616.9786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38930945477.3541">
                <text:p>-38930945477.3541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-41449267933.6388">
                <text:p>-41449267933.6388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-43954335320.9612">
                <text:p>-43954335320.9612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-46445348542.2679">
                <text:p>-46445348542.2679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-48921513340.6289">
                <text:p>-48921513340.6289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-51382040569.4226">
                <text:p>-51382040569.4226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-53826146460.2849">
                <text:p>-53826146460.2849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-56253052888.7116">
                <text:p>-56253052888.7116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-58661987637.203">
                <text:p>-58661987637.203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-61052184655.8414">
                <text:p>-61052184655.8414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-63422884320.1954">
                <text:p>-63422884320.1954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-65773333686.4454">
                <text:p>-65773333686.4454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-68102786743.6273">
                <text:p>-68102786743.6273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-70410504662.8935">
                <text:p>-70410504662.8935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-72695756043.6917">
                <text:p>-72695756043.6917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-74957817156.7659">
                <text:p>-74957817156.7659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-77195972183.8837">
                <text:p>-77195972183.8837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-79409513454.1982">
                <text:p>-79409513454.198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-81597741677.1543">
                <text:p>-81597741677.1543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-83759966171.8525">
                <text:p>-83759966171.8525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-85895505092.7835">
                <text:p>-85895505092.7835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-88003685651.8524">
                <text:p>-88003685651.8524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-90083844336.6108">
                <text:p>-90083844336.6108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-92135327124.6202">
                <text:p>-92135327124.6202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-94157489693.8708">
                <text:p>-94157489693.8708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-96149697629.1832">
                <text:p>-96149697629.1832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-98111326624.5233">
                <text:p>-98111326624.5233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-100041762681.162">
                <text:p>-100041762681.162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-101940402301.618">
                <text:p>-101940402301.618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-103806652679.316">
                <text:p>-103806652679.316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-105639931883.908">
                <text:p>-105639931883.908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-107439669042.193">
                <text:p>-107439669042.193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-109205304514.595">
                <text:p>-109205304514.595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-110936290067.125">
                <text:p>-110936290067.125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-112632089038.808">
                <text:p>-112632089038.808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-114292176504.498">
                <text:p>-114292176504.498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-115916039433.072">
                <text:p>-115916039433.072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-117503176840.926">
                <text:p>-117503176840.926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-119053099940.77">
                <text:p>-119053099940.77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-120565332285.659">
                <text:p>-120565332285.659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-122039409908.254">
                <text:p>-122039409908.254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-123474881455.256">
                <text:p>-123474881455.256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-124871308317.012">
                <text:p>-124871308317.012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-126228264752.249">
                <text:p>-126228264752.249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-127545338007.932">
                <text:p>-127545338007.932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-128822128434.212">
                <text:p>-128822128434.212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-130058249594.453">
                <text:p>-130058249594.453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-131253328370.335">
                <text:p>-131253328370.335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-132407005062.004">
                <text:p>-132407005062.004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-133518933483.27">
                <text:p>-133518933483.27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-134588781051.855">
                <text:p>-134588781051.855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-135616228874.667">
                <text:p>-135616228874.667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-136600971828.117">
                <text:p>-136600971828.117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-137542718633.475">
                <text:p>-137542718633.475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-138441191927.262">
                <text:p>-138441191927.262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-139296128326.695">
                <text:p>-139296128326.695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-140107278490.179">
                <text:p>-140107278490.179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-140874407172.873">
                <text:p>-140874407172.873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-141597293277.329">
                <text:p>-141597293277.329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-142275729899.222">
                <text:p>-142275729899.22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-142909524368.191">
                <text:p>-142909524368.191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-143498498283.808">
                <text:p>-143498498283.808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-144042487546.689">
                <text:p>-144042487546.689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-144541342384.784">
                <text:p>-144541342384.784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-144994927374.853">
                <text:p>-144994927374.853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-145403121459.166">
                <text:p>-145403121459.166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-145765817957.454">
                <text:p>-145765817957.454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-146082924574.131">
                <text:p>-146082924574.131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-146354363400.831">
                <text:p>-146354363400.831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-146580070914.286">
                <text:p>-146580070914.28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-146759997969.574">
                <text:p>-146759997969.574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-146894109788.789">
                <text:p>-146894109788.789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-146982385945.152">
                <text:p>-146982385945.152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-147024820342.613">
                <text:p>-147024820342.613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-147021421190.977">
                <text:p>-147021421190.977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-146972210976.609">
                <text:p>-146972210976.609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-146877226428.736">
                <text:p>-146877226428.736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-146736518481.416">
                <text:p>-146736518481.416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-146550152231.198">
                <text:p>-146550152231.198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-146318206890.536">
                <text:p>-146318206890.536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-146040775736.982">
                <text:p>-146040775736.982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-145717966058.237">
                <text:p>-145717966058.237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-145349899093.071">
                <text:p>-145349899093.071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-144936709968.193">
                <text:p>-144936709968.193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-144478547631.107">
                <text:p>-144478547631.107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-143975574779.005">
                <text:p>-143975574779.005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-143427967783.748">
                <text:p>-143427967783.748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-142835916612.997">
                <text:p>-142835916612.99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-142199624747.532">
                <text:p>-142199624747.53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-141519309094.824">
                <text:p>-141519309094.824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-140795199898.913">
                <text:p>-140795199898.913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-140027540646.635">
                <text:p>-140027540646.635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-139216587970.27">
                <text:p>-139216587970.27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-138362611546.651">
                <text:p>-138362611546.651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-137465893992.8">
                <text:p>-137465893992.8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-136526730758.141">
                <text:p>-136526730758.141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-135545430013.347">
                <text:p>-135545430013.347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134522312535.88">
                <text:p>-134522312535.88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133457711592.273">
                <text:p>-133457711592.273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132351972817.225">
                <text:p>-132351972817.225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31205454089.547">
                <text:p>-131205454089.547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-130018525405.032">
                <text:p>-130018525405.032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-128791568746.293">
                <text:p>-128791568746.293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-127524977949.636">
                <text:p>-127524977949.636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-126219158569.015">
                <text:p>-126219158569.015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-124874527737.14">
                <text:p>-124874527737.14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-123491514023.773">
                <text:p>-123491514023.773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-122070557291.287">
                <text:p>-122070557291.287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-120612108547.54">
                <text:p>-120612108547.54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-119116629796.111">
                <text:p>-119116629796.111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-117584593883.967">
                <text:p>-117584593883.967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-116016484346.602">
                <text:p>-116016484346.602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-114412795250.722">
                <text:p>-114412795250.722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-112774031034.508">
                <text:p>-112774031034.508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-111100706345.537">
                <text:p>-111100706345.537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-109393345876.392">
                <text:p>-109393345876.392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-107652484198.031">
                <text:p>-107652484198.031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-105878665590.965">
                <text:p>-105878665590.965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-104072443874.291">
                <text:p>-104072443874.291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-102234382232.647">
                <text:p>-102234382232.647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-100365053041.127">
                <text:p>-100365053041.127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-98465037688.2217">
                <text:p>-98465037688.2217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-96534926396.8241">
                <text:p>-96534926396.8241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-94575318043.3637">
                <text:p>-94575318043.3637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-92586819975.1111">
                <text:p>-92586819975.1111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-90570047825.7092">
                <text:p>-90570047825.7092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-88525625328.9785">
                <text:p>-88525625328.9785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-86454184131.0481">
                <text:p>-86454184131.0481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-84356363600.8608">
                <text:p>-84356363600.8608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-82232810639.1019">
                <text:p>-82232810639.1019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-80084179485.6005">
                <text:p>-80084179485.6005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-77911131525.2499">
                <text:p>-77911131525.2499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-75714335092.4979">
                <text:p>-75714335092.4979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-73494465274.4509">
                <text:p>-73494465274.4509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-71252203712.641">
                <text:p>-71252203712.641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-68988238403.5021">
                <text:p>-68988238403.5021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-66703263497.6004">
                <text:p>-66703263497.6004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-64397979097.6656">
                <text:p>-64397979097.6656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-62073091055.4679">
                <text:p>-62073091055.4679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-59729310767.5856">
                <text:p>-59729310767.5856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-57367354970.1076">
                <text:p>-57367354970.1076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-54987945532.3154">
                <text:p>-54987945532.3154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-52591809249.3874">
                <text:p>-52591809249.3874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-50179677634.1705">
                <text:p>-50179677634.1705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-47752286708.0594">
                <text:p>-47752286708.0594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-45310376791.0291">
                <text:p>-45310376791.0291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-42854692290.861">
                <text:p>-42854692290.861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-40385981491.6054">
                <text:p>-40385981491.6054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-37904996341.3215">
                <text:p>-37904996341.3215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-35412492239.1377">
                <text:p>-35412492239.1377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-32909227821.6712">
                <text:p>-32909227821.6712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-30395964748.8502">
                <text:p>-30395964748.8502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-27873467489.1772">
                <text:p>-27873467489.1772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-25342503104.4753">
                <text:p>-25342503104.4753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-22803841034.1567">
                <text:p>-22803841034.1567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-20258252879.0546">
                <text:p>-20258252879.0546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-17706512184.8566">
                <text:p>-17706512184.8566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-15149394225.1807">
                <text:p>-15149394225.1807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-12587675784.3334">
                <text:p>-12587675784.3334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-10022134939.7877">
                <text:p>-10022134939.7877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-7453550844.42206">
                <text:p>-7453550844.42206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-4882703508.55897">
                <text:p>-4882703508.55897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-2310373581.84126">
                <text:p>-2310373581.84126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262657865.013463">
                <text:p>262657865.013463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2835609558.54218">
                <text:p>2835609558.54218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5407700240.91025">
                <text:p>5407700240.91025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7978148888.2909">
                <text:p>7978148888.2909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10546174929.2113">
                <text:p>10546174929.2113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13110998462.8262">
                <text:p>13110998462.8262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15671840477.0804">
                <text:p>15671840477.0804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18227923066.7207">
                <text:p>18227923066.7207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20778469651.1179">
                <text:p>20778469651.1179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23322705191.8597">
                <text:p>23322705191.8597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25859856410.0762">
                <text:p>25859856410.0762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28389152003.4562">
                <text:p>28389152003.4562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30909822862.9164">
                <text:p>30909822862.9164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33421102288.8832">
                <text:p>33421102288.8832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35922226207.147">
                <text:p>35922226207.147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38412433384.2477">
                <text:p>38412433384.2477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40890965642.3532">
                <text:p>40890965642.3532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43357068073.5879">
                <text:p>43357068073.5879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45809989253.7711">
                <text:p>45809989253.771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48248981455.5249">
                <text:p>48248981455.5249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50673300860.7081">
                <text:p>50673300860.7081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53082207772.1363">
                <text:p>53082207772.1363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55474966824.5447">
                <text:p>55474966824.5447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57850847194.7522">
                <text:p>57850847194.7522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60209122810.9822">
                <text:p>60209122810.9822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62549072561.2999">
                <text:p>62549072561.2999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64869980501.1191">
                <text:p>64869980501.1191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67171136059.7377">
                <text:p>67171136059.7377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69451834245.8558">
                <text:p>69451834245.8558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71711375852.0321">
                <text:p>71711375852.0321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73949067658.0341">
                <text:p>73949067658.0341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76164222633.0364">
                <text:p>76164222633.0364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78356160136.6208">
                <text:p>78356160136.6208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80524206118.532">
                <text:p>80524206118.532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82667693317.1435">
                <text:p>82667693317.1435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84785961456.5842">
                <text:p>84785961456.5842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86878357442.4807">
                <text:p>86878357442.4807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88944235556.2649">
                <text:p>88944235556.2649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90982957648.0002">
                <text:p>90982957648.0002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92993893327.6768">
                <text:p>92993893327.6768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94976420154.9267">
                <text:p>94976420154.9267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96929923827.1084">
                <text:p>96929923827.1084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98853798365.7117">
                <text:p>98853798365.7117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100747446301.032">
                <text:p>100747446301.032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102610278855.061">
                <text:p>102610278855.061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104441716122.546">
                <text:p>104441716122.546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106241187250.164">
                <text:p>106241187250.164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108008130613.755">
                <text:p>108008130613.755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9741993993.569">
                <text:p>109741993993.569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1442234747.465">
                <text:p>111442234747.465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13108319982.017">
                <text:p>113108319982.017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14739726721.468">
                <text:p>114739726721.468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16335942074.475">
                <text:p>116335942074.475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17896463398.599">
                <text:p>117896463398.599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19420798462.478">
                <text:p>119420798462.478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20908465605.629">
                <text:p>120908465605.629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22358993895.829">
                <text:p>122358993895.829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23771923284.005">
                <text:p>123771923284.005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125146804756.596">
                <text:p>125146804756.596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126483200485.316">
                <text:p>126483200485.316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127780683974.269">
                <text:p>127780683974.269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129038840204.354">
                <text:p>129038840204.354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130257265774.908">
                <text:p>130257265774.908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131435569042.526">
                <text:p>131435569042.526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132573370257.006">
                <text:p>132573370257.006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133670301694.351">
                <text:p>133670301694.351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134726007786.788">
                <text:p>134726007786.788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135740145249.729">
                <text:p>135740145249.729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136712383205.625">
                <text:p>136712383205.625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137642403304.66">
                <text:p>137642403304.66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138529899842.218">
                <text:p>138529899842.218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139374579873.071">
                <text:p>139374579873.071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140176163322.232">
                <text:p>140176163322.232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140934383092.418">
                <text:p>140934383092.418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141648985168.057">
                <text:p>141648985168.057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142319728715.79">
                <text:p>142319728715.79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142946386181.42">
                <text:p>142946386181.42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143528743383.231">
                <text:p>143528743383.231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144066599601.643">
                <text:p>144066599601.643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144559767665.135">
                <text:p>144559767665.135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145008074032.39">
                <text:p>145008074032.39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145411358870.602">
                <text:p>145411358870.602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145769476129.891">
                <text:p>145769476129.891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146082293613.785">
                <text:p>146082293613.785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146349693045.701">
                <text:p>146349693045.701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146571570131.386">
                <text:p>146571570131.386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146747834617.262">
                <text:p>146747834617.262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146878410344.625">
                <text:p>146878410344.625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146963235299.654">
                <text:p>146963235299.654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147002261659.176">
                <text:p>147002261659.17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146995455832.15">
                <text:p>146995455832.15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146942798496.806">
                <text:p>146942798496.806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146844284633.418">
                <text:p>146844284633.418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146699923552.651">
                <text:p>146699923552.651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146509738919.439">
                <text:p>146509738919.439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146273768772.371">
                <text:p>146273768772.371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145992065538.519">
                <text:p>145992065538.519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145664696043.69">
                <text:p>145664696043.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355cm" svg:height="7cm" chart:class="chart:line" chart:style-name="ch1">
        <chart:plot-area chart:style-name="ch2" table:cell-range-address="Sheet2.B1:Sheet2.B365" chart:data-source-has-labels="row" svg:x="0.165cm" svg:y="0.14cm" svg:width="8.02cm" svg:height="6.71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65" chart:label-cell-address="Sheet2.B1:Sheet2.B1" chart:class="chart:line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596117202.87814">
                <text:p>2596117202.8781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5191424300.6535">
                <text:p>5191424300.653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7785110683.29568">
                <text:p>7785110683.2956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0376365489.5641">
                <text:p>10376365489.564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2964377861.7526">
                <text:p>12964377861.752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5548337201.3811">
                <text:p>15548337201.381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8127433425.7548">
                <text:p>18127433425.754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20700857225.3071">
                <text:p>20700857225.307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3267800321.6432">
                <text:p>23267800321.643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5827455726.1999">
                <text:p>25827455726.1999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8379017999.4326">
                <text:p>28379017999.432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30921683510.4446">
                <text:p>30921683510.444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33454650696.9665">
                <text:p>33454650696.966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5977120325.5974">
                <text:p>35977120325.597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8488295752.2139">
                <text:p>38488295752.213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40987383182.4551">
                <text:p>40987383182.455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43473591932.189">
                <text:p>43473591932.18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45946134687.8639">
                <text:p>45946134687.863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48404227766.6492">
                <text:p>48404227766.649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50847091376.2673">
                <text:p>50847091376.267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53273949874.4174">
                <text:p>53273949874.417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55684032027.6921">
                <text:p>55684032027.692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58076571269.8861">
                <text:p>58076571269.886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0450805959.5949">
                <text:p>60450805959.5949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62805979637.0009">
                <text:p>62805979637.000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65141341279.7444">
                <text:p>65141341279.744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67456145557.7758">
                <text:p>67456145557.775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69749653087.0824">
                <text:p>69749653087.082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72021130682.1876">
                <text:p>72021130682.187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74269851607.3145">
                <text:p>74269851607.314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76495095826.1086">
                <text:p>76495095826.1086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78696150249.8126">
                <text:p>78696150249.812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80872308983.7881">
                <text:p>80872308983.7881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83022873572.2734">
                <text:p>83022873572.2734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85147153241.2747">
                <text:p>85147153241.274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87244465139.479">
                <text:p>87244465139.47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89314134577.0844">
                <text:p>89314134577.084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91355495262.4376">
                <text:p>91355495262.437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93367889536.3739">
                <text:p>93367889536.373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95350668604.1504">
                <text:p>95350668604.1504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97303192764.8661">
                <text:p>97303192764.866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99224831638.2634">
                <text:p>99224831638.2634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01114964388.803">
                <text:p>101114964388.803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02972979946.907">
                <text:p>102972979946.90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04798277227.267">
                <text:p>104798277227.26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06590265344.112">
                <text:p>106590265344.112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108348363823.328">
                <text:p>108348363823.32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110072002811.334">
                <text:p>110072002811.334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11760623280.607">
                <text:p>111760623280.60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13413677231.757">
                <text:p>113413677231.75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15030627892.054">
                <text:p>115030627892.05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16610949910.304">
                <text:p>116610949910.304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18154129547.977">
                <text:p>118154129547.97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19659664866.502">
                <text:p>119659664866.502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21127065910.609">
                <text:p>121127065910.60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22555854887.66">
                <text:p>122555854887.6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23945566342.844">
                <text:p>123945566342.84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25295747330.167">
                <text:p>125295747330.16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26605957579.139">
                <text:p>126605957579.139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27875769657.081">
                <text:p>127875769657.081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29104769126.952">
                <text:p>129104769126.952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30292554700.632">
                <text:p>130292554700.63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31438738387.563">
                <text:p>131438738387.563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32542945638.687">
                <text:p>132542945638.687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33604815485.588">
                <text:p>133604815485.588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34624000674.777">
                <text:p>134624000674.777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35600167797.039">
                <text:p>135600167797.03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36532997411.782">
                <text:p>136532997411.782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37422184166.313">
                <text:p>137422184166.313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38267436909.981">
                <text:p>138267436909.98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39068478803.126">
                <text:p>139068478803.126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39825047420.772">
                <text:p>139825047420.772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40536894851.011">
                <text:p>140536894851.011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41203787788.021">
                <text:p>141203787788.02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41825507619.671">
                <text:p>141825507619.671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42401850509.664">
                <text:p>142401850509.664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42932627474.17">
                <text:p>142932627474.17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43417664452.91">
                <text:p>143417664452.9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43856802374.656">
                <text:p>143856802374.656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44249897217.1">
                <text:p>144249897217.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44596820061.07">
                <text:p>144596820061.0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44897457139.058">
                <text:p>144897457139.058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45151709878.034">
                <text:p>145151709878.03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45359494936.521">
                <text:p>145359494936.521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45520744235.917">
                <text:p>145520744235.91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45635404986.037">
                <text:p>145635404986.037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45703439704.868">
                <text:p>145703439704.868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45724826232.526">
                <text:p>145724826232.526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45699557739.407">
                <text:p>145699557739.407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45627642728.519">
                <text:p>145627642728.519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45509105032.012">
                <text:p>145509105032.01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45343983801.894">
                <text:p>145343983801.894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45132333494.937">
                <text:p>145132333494.937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44874223851.796">
                <text:p>144874223851.796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44569739870.34">
                <text:p>144569739870.3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44218981773.212">
                <text:p>144218981773.212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43822064969.644">
                <text:p>143822064969.644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43379120011.538">
                <text:p>143379120011.538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42890292543.847">
                <text:p>142890292543.847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42355743249.277">
                <text:p>142355743249.277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41775647787.345">
                <text:p>141775647787.34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41150196727.826">
                <text:p>141150196727.826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40479595478.626">
                <text:p>140479595478.62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39764064208.119">
                <text:p>139764064208.119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39003837761.993">
                <text:p>139003837761.993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38199165574.658">
                <text:p>138199165574.658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37350311575.244">
                <text:p>137350311575.244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36457554088.271">
                <text:p>136457554088.27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35521185729.014">
                <text:p>135521185729.014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34541513293.644">
                <text:p>134541513293.644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33518857644.194">
                <text:p>133518857644.194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32453553588.416">
                <text:p>132453553588.41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31345949754.585">
                <text:p>131345949754.585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30196408461.338">
                <text:p>130196408461.33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29005305582.591">
                <text:p>129005305582.591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7773030407.632">
                <text:p>127773030407.632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26499985496.444">
                <text:p>126499985496.444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25186586530.351">
                <text:p>125186586530.351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23833262158.053">
                <text:p>123833262158.053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22440453837.142">
                <text:p>122440453837.14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21008615671.168">
                <text:p>121008615671.168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19538214242.363">
                <text:p>119538214242.363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18029728440.08">
                <text:p>118029728440.08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16483649285.064">
                <text:p>116483649285.064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14900479749.625">
                <text:p>114900479749.625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13280734573.814">
                <text:p>113280734573.814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11624940077.699">
                <text:p>111624940077.699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09933633969.823">
                <text:p>109933633969.823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08207365151.954">
                <text:p>108207365151.95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06446693520.217">
                <text:p>106446693520.21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04652189762.709">
                <text:p>104652189762.709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02824435153.695">
                <text:p>102824435153.695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00964021344.49">
                <text:p>100964021344.49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99071550151.1239">
                <text:p>99071550151.1239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97147633338.8963">
                <text:p>97147633338.8963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95192892403.9226">
                <text:p>95192892403.9226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93207958351.776">
                <text:p>93207958351.776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91193471473.3297">
                <text:p>91193471473.3297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89150081117.9067">
                <text:p>89150081117.9067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87078445463.8411">
                <text:p>87078445463.8411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84979231286.5584">
                <text:p>84979231286.558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82853113724.2804">
                <text:p>82853113724.2804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80700776041.4631">
                <text:p>80700776041.4631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78522909390.0725">
                <text:p>78522909390.0725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76320212568.8072">
                <text:p>76320212568.8072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74093391780.3741">
                <text:p>74093391780.3741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71843160386.9237">
                <text:p>71843160386.9237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69570238663.7528">
                <text:p>69570238663.7528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67275353551.3805">
                <text:p>67275353551.3805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64959238406.104">
                <text:p>64959238406.104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62622632749.1403">
                <text:p>62622632749.1403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60266282014.4591">
                <text:p>60266282014.4591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57890937295.4122">
                <text:p>57890937295.4122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5497355090.2633">
                <text:p>55497355090.2633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3086297046.7233">
                <text:p>53086297046.7233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0658529705.5923">
                <text:p>50658529705.5923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48214824243.6133">
                <text:p>48214824243.6133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45755956215.6362">
                <text:p>45755956215.6362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43282705296.1964">
                <text:p>43282705296.1964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40795855020.6042">
                <text:p>40795855020.6042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38296192525.6475">
                <text:p>38296192525.6475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35784508290.0028">
                <text:p>35784508290.0028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33261595874.4534">
                <text:p>33261595874.4534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30728251662.0096">
                <text:p>30728251662.0096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28185274598.0258">
                <text:p>28185274598.0258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25633465930.4083">
                <text:p>25633465930.4083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23073628950.0056">
                <text:p>23073628950.0056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20506568731.2727">
                <text:p>20506568731.2727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7933091873.2987">
                <text:p>17933091873.2987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5354006241.2864">
                <text:p>15354006241.286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2770120708.5713">
                <text:p>12770120708.5713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0182244899.2649">
                <text:p>10182244899.2649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7591188931.6073">
                <text:p>7591188931.6073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4997763162.11138">
                <text:p>4997763162.11138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2402777930.58092">
                <text:p>2402777930.58092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-192956693.918528">
                <text:p>-192956693.918528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-2788631166.05673">
                <text:p>-2788631166.05673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-5383436716.12731">
                <text:p>-5383436716.12731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-7976565600.75204">
                <text:p>-7976565600.75204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-10567211352.3272">
                <text:p>-10567211352.3272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-13154569027.1393">
                <text:p>-13154569027.1393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-15737835452.08">
                <text:p>-15737835452.08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-18316209469.8906">
                <text:p>-18316209469.8906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-20888892182.8676">
                <text:p>-20888892182.8676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-23455087194.9651">
                <text:p>-23455087194.9651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-26014000852.2281">
                <text:p>-26014000852.2281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-28564842481.4939">
                <text:p>-28564842481.493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-31106824627.3004">
                <text:p>-31106824627.3004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-33639163286.9417">
                <text:p>-33639163286.9417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-36161078143.6127">
                <text:p>-36161078143.612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-38671792797.5852">
                <text:p>-38671792797.585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-41170534995.3616">
                <text:p>-41170534995.3616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-43656536856.7516">
                <text:p>-43656536856.7516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-46129035099.8205">
                <text:p>-46129035099.8205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-48587271263.6577">
                <text:p>-48587271263.6577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-51030491928.9176">
                <text:p>-51030491928.9176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-53457948936.0842">
                <text:p>-53457948936.0842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-55868899601.4137">
                <text:p>-55868899601.4137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-58262606930.5106">
                <text:p>-58262606930.5106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60638339829.4947">
                <text:p>-60638339829.4947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62995373313.7152">
                <text:p>-62995373313.7152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65332988713.9747">
                <text:p>-65332988713.9747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67650473880.2212">
                <text:p>-67650473880.2212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-69947123382.6723">
                <text:p>-69947123382.6723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-72222238710.3349">
                <text:p>-72222238710.3349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-74475128466.8852">
                <text:p>-74475128466.8852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-76705108563.8756">
                <text:p>-76705108563.8756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-78911502411.2368">
                <text:p>-78911502411.2368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-81093641105.0423">
                <text:p>-81093641105.0423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-83250863612.5079">
                <text:p>-83250863612.5079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-85382516954.195">
                <text:p>-85382516954.195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-87487956383.3922">
                <text:p>-87487956383.3922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-89566545562.648">
                <text:p>-89566545562.648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-91617656737.429">
                <text:p>-91617656737.429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-93640670906.8807">
                <text:p>-93640670906.8807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-95634977991.6663">
                <text:p>-95634977991.6663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-97599976998.8635">
                <text:p>-97599976998.8635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-99535076183.8957">
                <text:p>-99535076183.8957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-101439693209.48">
                <text:p>-101439693209.48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-103313255301.573">
                <text:p>-103313255301.573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-105155199402.29">
                <text:p>-105155199402.29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-106964972319.796">
                <text:p>-106964972319.796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-108742030875.127">
                <text:p>-108742030875.127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-110485842045.959">
                <text:p>-110485842045.959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-112195883107.272">
                <text:p>-112195883107.272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-113871641768.932">
                <text:p>-113871641768.932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-115512616310.151">
                <text:p>-115512616310.151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-117118315710.824">
                <text:p>-117118315710.824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-118688259779.732">
                <text:p>-118688259779.732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-120221979279.595">
                <text:p>-120221979279.595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-121719016048.971">
                <text:p>-121719016048.971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-123178923120.981">
                <text:p>-123178923120.981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-124601264838.862">
                <text:p>-124601264838.862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-125985616968.334">
                <text:p>-125985616968.334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-127331566806.773">
                <text:p>-127331566806.773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-128638713289.182">
                <text:p>-128638713289.182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-129906667090.955">
                <text:p>-129906667090.955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-131135050727.429">
                <text:p>-131135050727.429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-132323498650.207">
                <text:p>-132323498650.207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-133471657340.265">
                <text:p>-133471657340.265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-134579185397.818">
                <text:p>-134579185397.818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-135645753628.958">
                <text:p>-135645753628.958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-136671045129.043">
                <text:p>-136671045129.043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-137654755362.842">
                <text:p>-137654755362.842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-138596592241.439">
                <text:p>-138596592241.439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-139496276195.87">
                <text:p>-139496276195.87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-140353540247.516">
                <text:p>-140353540247.516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-141168130075.228">
                <text:p>-141168130075.228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-141939804079.196">
                <text:p>-141939804079.196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-142668333441.55">
                <text:p>-142668333441.55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-143353502183.694">
                <text:p>-143353502183.694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-143995107220.371">
                <text:p>-143995107220.371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-144592958410.457">
                <text:p>-144592958410.457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-145146878604.48">
                <text:p>-145146878604.48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-145656703688.87">
                <text:p>-145656703688.87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-146122282626.923">
                <text:p>-146122282626.923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-146543477496.497">
                <text:p>-146543477496.497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-146920163524.419">
                <text:p>-146920163524.419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-147252229117.625">
                <text:p>-147252229117.625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-147539575891.004">
                <text:p>-147539575891.004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-147782118691.97">
                <text:p>-147782118691.97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-147979785621.748">
                <text:p>-147979785621.748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-148132518053.375">
                <text:p>-148132518053.375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-148240270646.42">
                <text:p>-148240270646.42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-148303011358.411">
                <text:p>-148303011358.411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-148320721452.988">
                <text:p>-148320721452.988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-148293395504.758">
                <text:p>-148293395504.758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-148221041400.873">
                <text:p>-148221041400.873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-148103680339.315">
                <text:p>-148103680339.315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-147941346823.895">
                <text:p>-147941346823.895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-147734088655.967">
                <text:p>-147734088655.967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-147481966922.851">
                <text:p>-147481966922.851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-147185055982.973">
                <text:p>-147185055982.973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-146843443447.709">
                <text:p>-146843443447.709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-146457230159.952">
                <text:p>-146457230159.952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-146026530169.384">
                <text:p>-146026530169.384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-145551470704.463">
                <text:p>-145551470704.463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-145032192141.124">
                <text:p>-145032192141.124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-144468847968.191">
                <text:p>-144468847968.191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-143861604749.508">
                <text:p>-143861604749.508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-143210642082.78">
                <text:p>-143210642082.78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-142516152555.13">
                <text:p>-142516152555.13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-141778341695.378">
                <text:p>-141778341695.378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-140997427923.031">
                <text:p>-140997427923.03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-140173642493.997">
                <text:p>-140173642493.997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-139307229443.014">
                <text:p>-139307229443.014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-138398445522.81">
                <text:p>-138398445522.81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-137447560139.975">
                <text:p>-137447560139.975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-136454855287.572">
                <text:p>-136454855287.572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-135420625474.467">
                <text:p>-135420625474.467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-134345177651.393">
                <text:p>-134345177651.393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-133228831133.751">
                <text:p>-133228831133.751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-132071917521.142">
                <text:p>-132071917521.142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-130874780613.647">
                <text:p>-130874780613.647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-129637776324.844">
                <text:p>-129637776324.844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-128361272591.58">
                <text:p>-128361272591.58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-127045649280.491">
                <text:p>-127045649280.491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-125691298091.285">
                <text:p>-125691298091.285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-124298622456.788">
                <text:p>-124298622456.788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122868037439.751">
                <text:p>-122868037439.751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121399969626.449">
                <text:p>-121399969626.449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119894857017.045">
                <text:p>-119894857017.045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18353148912.757">
                <text:p>-118353148912.757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-116775305799.816">
                <text:p>-116775305799.816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-115161799230.234">
                <text:p>-115161799230.234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-113513111699.381">
                <text:p>-113513111699.381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-111829736520.397">
                <text:p>-111829736520.397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-110112177695.428">
                <text:p>-110112177695.428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-108360949783.719">
                <text:p>-108360949783.719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-106576577766.553">
                <text:p>-106576577766.553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-104759596909.072">
                <text:p>-104759596909.072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-102910552618.976">
                <text:p>-102910552618.976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-101030000302.114">
                <text:p>-101030000302.114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-99118505214.9984">
                <text:p>-99118505214.9984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-97176642314.2406">
                <text:p>-97176642314.2406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-95204996102.9289">
                <text:p>-95204996102.9289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-93204160473.9728">
                <text:p>-93204160473.9728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-91174738550.4249">
                <text:p>-91174738550.4249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-89117342522.8025">
                <text:p>-89117342522.8025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-87032593483.4281">
                <text:p>-87032593483.4281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-84921121257.8114">
                <text:p>-84921121257.8114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-82783564233.0938">
                <text:p>-82783564233.0938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-80620569183.5796">
                <text:p>-80620569183.5796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-78432791093.3778">
                <text:p>-78432791093.3778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-76220892976.181">
                <text:p>-76220892976.181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-73985545692.2067">
                <text:p>-73985545692.2067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-71727427762.3301">
                <text:p>-71727427762.3301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-69447225179.4378">
                <text:p>-69447225179.4378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-67145631217.0312">
                <text:p>-67145631217.0312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-64823346235.1128">
                <text:p>-64823346235.1128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-62481077483.3877">
                <text:p>-62481077483.3877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-60119538901.8138">
                <text:p>-60119538901.8138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-57739450918.5381">
                <text:p>-57739450918.5381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-55341540245.2538">
                <text:p>-55341540245.2538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-52926539670.0181">
                <text:p>-52926539670.0181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-50495187847.5691">
                <text:p>-50495187847.5691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-48048229087.1847">
                <text:p>-48048229087.1847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-45586413138.1231">
                <text:p>-45586413138.1231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-43110494972.6925">
                <text:p>-43110494972.6925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-40621234566.9918">
                <text:p>-40621234566.9918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-38119396679.3722">
                <text:p>-38119396679.3722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-35605750626.666">
                <text:p>-35605750626.666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-33081070058.2343">
                <text:p>-33081070058.2343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-30546132727.8831">
                <text:p>-30546132727.8831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-28001720263.7028">
                <text:p>-28001720263.7028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-25448617935.8843">
                <text:p>-25448617935.8843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-22887614422.5685">
                <text:p>-22887614422.5685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-20319501573.7867">
                <text:p>-20319501573.7867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-17745074173.551">
                <text:p>-17745074173.551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-15165129700.1559">
                <text:p>-15165129700.1559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-12580468084.7533">
                <text:p>-12580468084.7533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-9991891468.26519">
                <text:p>-9991891468.26519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-7400203956.69934">
                <text:p>-7400203956.69934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-4806211374.93526">
                <text:p>-4806211374.93526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-2210721019.04946">
                <text:p>-2210721019.0494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385458592.749884">
                <text:p>385458592.749884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2981517970.50681">
                <text:p>2981517970.50681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576646904.14654">
                <text:p>5576646904.14654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8170034716.27443">
                <text:p>8170034716.27443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10760870516.0684">
                <text:p>10760870516.0684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13348343454.1867">
                <text:p>13348343454.1867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15931642978.6114">
                <text:p>15931642978.6114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18509959091.3461">
                <text:p>18509959091.34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007cm" svg:height="7cm" chart:class="chart:line" chart:style-name="ch1">
        <chart:plot-area chart:style-name="ch2" table:cell-range-address="Sheet2.E1:Sheet2.E365" chart:data-source-has-labels="row" svg:x="0.16cm" svg:y="0.14cm" svg:width="7.685cm" svg:height="6.71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E2:Sheet2.E365" chart:label-cell-address="Sheet2.E1:Sheet2.E1" chart:class="chart:line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47000000000">
                <text:p>14700000000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46977080790.214">
                <text:p>146977080790.21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46954172311.229">
                <text:p>146954172311.22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46931281720.996">
                <text:p>146931281720.99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46908416178.565">
                <text:p>146908416178.56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46885582841.83">
                <text:p>146885582841.83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6862788865.275">
                <text:p>146862788865.27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46840041397.701">
                <text:p>146840041397.70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46817347579.956">
                <text:p>146817347579.95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46794714542.657">
                <text:p>146794714542.65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46772149403.903">
                <text:p>146772149403.90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46749659266.985">
                <text:p>146749659266.98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46727251218.099">
                <text:p>146727251218.09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6704932324.046">
                <text:p>146704932324.04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46682709629.939">
                <text:p>146682709629.93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46660590156.902">
                <text:p>146660590156.90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46638580899.775">
                <text:p>146638580899.77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46616688824.813">
                <text:p>146616688824.81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6594920867.391">
                <text:p>146594920867.39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46573283929.712">
                <text:p>146573283929.71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46551784878.513">
                <text:p>146551784878.51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46530430542.781">
                <text:p>146530430542.781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46509227711.466">
                <text:p>146509227711.46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46488183131.213">
                <text:p>146488183131.21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46467303504.084">
                <text:p>146467303504.08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46446595485.3">
                <text:p>146446595485.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46426065680.99">
                <text:p>146426065680.99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46405720645.939">
                <text:p>146405720645.93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46385566881.363">
                <text:p>146385566881.363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46365610832.68">
                <text:p>146365610832.6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46345858887.304">
                <text:p>146345858887.30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46326317372.442">
                <text:p>146326317372.44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46306992552.919">
                <text:p>146306992552.91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46287890629.002">
                <text:p>146287890629.00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46269017734.251">
                <text:p>146269017734.25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46250379933.385">
                <text:p>146250379933.38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46231983220.162">
                <text:p>146231983220.16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46213833515.28">
                <text:p>146213833515.2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46195936664.302">
                <text:p>146195936664.302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46178298435.591">
                <text:p>146178298435.59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46160924518.281">
                <text:p>146160924518.281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46143820520.255">
                <text:p>146143820520.255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46126991966.16">
                <text:p>146126991966.1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46110444295.44">
                <text:p>146110444295.44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46094182860.392">
                <text:p>146094182860.392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46078212924.255">
                <text:p>146078212924.25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46062539659.321">
                <text:p>146062539659.32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146047168145.076">
                <text:p>146047168145.076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146032103366.37">
                <text:p>146032103366.3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46017350211.615">
                <text:p>146017350211.615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46002913471.021">
                <text:p>146002913471.021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45988797834.85">
                <text:p>145988797834.8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45975007891.719">
                <text:p>145975007891.719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45961548126.921">
                <text:p>145961548126.92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45948422920.795">
                <text:p>145948422920.795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45935636547.115">
                <text:p>145935636547.115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45923193171.532">
                <text:p>145923193171.532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45911096850.036">
                <text:p>145911096850.03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45899351527.472">
                <text:p>145899351527.472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45887961036.079">
                <text:p>145887961036.079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45876929094.078">
                <text:p>145876929094.078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45866259304.296">
                <text:p>145866259304.296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45855955152.831">
                <text:p>145855955152.831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45846020007.762">
                <text:p>145846020007.762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45836457117.889">
                <text:p>145836457117.889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45827269611.532">
                <text:p>145827269611.53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45818460495.362">
                <text:p>145818460495.362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45810032653.275">
                <text:p>145810032653.275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45801988845.322">
                <text:p>145801988845.322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45794331706.668">
                <text:p>145794331706.668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45787063746.61">
                <text:p>145787063746.6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45780187347.635">
                <text:p>145780187347.635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45773704764.522">
                <text:p>145773704764.522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45767618123.498">
                <text:p>145767618123.498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45761929421.438">
                <text:p>145761929421.438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45756640525.11">
                <text:p>145756640525.11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45751753170.475">
                <text:p>145751753170.475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45747268962.027">
                <text:p>145747268962.027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45743189372.195">
                <text:p>145743189372.195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45739515740.779">
                <text:p>145739515740.779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45736249274.447">
                <text:p>145736249274.447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45733391046.28">
                <text:p>145733391046.28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45730941995.365">
                <text:p>145730941995.365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45728902926.435">
                <text:p>145728902926.435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45727274509.572">
                <text:p>145727274509.57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45726057279.948">
                <text:p>145726057279.948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45725251637.622">
                <text:p>145725251637.62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45724857847.393">
                <text:p>145724857847.393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45724876038.692">
                <text:p>145724876038.69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45725306205.542">
                <text:p>145725306205.542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45726148206.551">
                <text:p>145726148206.551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45727401764.974">
                <text:p>145727401764.974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45729066468.813">
                <text:p>145729066468.813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45731141770.973">
                <text:p>145731141770.973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45733626989.472">
                <text:p>145733626989.472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45736521307.697">
                <text:p>145736521307.697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45739823774.715">
                <text:p>145739823774.715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45743533305.631">
                <text:p>145743533305.631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45747648682.002">
                <text:p>145747648682.002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45752168552.293">
                <text:p>145752168552.293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45757091432.392">
                <text:p>145757091432.392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45762415706.168">
                <text:p>145762415706.168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45768139626.084">
                <text:p>145768139626.084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45774261313.852">
                <text:p>145774261313.852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45780778761.144">
                <text:p>145780778761.144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45787689830.349">
                <text:p>145787689830.349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45794992255.373">
                <text:p>145794992255.373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45802683642.497">
                <text:p>145802683642.497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45810761471.269">
                <text:p>145810761471.269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45819223095.454">
                <text:p>145819223095.454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45828065744.026">
                <text:p>145828065744.026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45837286522.199">
                <text:p>145837286522.199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45846882412.516">
                <text:p>145846882412.51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45856850275.971">
                <text:p>145856850275.971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45867186853.178">
                <text:p>145867186853.17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45877888765.589">
                <text:p>145877888765.589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45888952516.744">
                <text:p>145888952516.74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45900374493.571">
                <text:p>145900374493.57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5912150967.725">
                <text:p>145912150967.725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45924278096.964">
                <text:p>145924278096.964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45936751926.572">
                <text:p>145936751926.57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45949568390.811">
                <text:p>145949568390.811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45962723314.424">
                <text:p>145962723314.424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45976212414.158">
                <text:p>145976212414.158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45990031300.346">
                <text:p>145990031300.346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46004175478.5">
                <text:p>146004175478.5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46018640350.962">
                <text:p>146018640350.962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46033421218.573">
                <text:p>146033421218.573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46048513282.383">
                <text:p>146048513282.383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46063911645.39">
                <text:p>146063911645.39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46079611314.314">
                <text:p>146079611314.314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46095607201.401">
                <text:p>146095607201.401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46111894126.251">
                <text:p>146111894126.251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46128466817.685">
                <text:p>146128466817.685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46145319915.633">
                <text:p>146145319915.633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46162447973.048">
                <text:p>146162447973.048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46179845457.854">
                <text:p>146179845457.854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46197506754.911">
                <text:p>146197506754.91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46215426168.009">
                <text:p>146215426168.009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46233597921.883">
                <text:p>146233597921.883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46252016164.254">
                <text:p>146252016164.254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46270674967.887">
                <text:p>146270674967.887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46289568332.674">
                <text:p>146289568332.674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46308690187.73">
                <text:p>146308690187.73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46328034393.52">
                <text:p>146328034393.52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46347594743.986">
                <text:p>146347594743.986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46367364968.711">
                <text:p>146367364968.711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46387338735.08">
                <text:p>146387338735.08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46407509650.469">
                <text:p>146407509650.469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46427871264.443">
                <text:p>146427871264.443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46448417070.968">
                <text:p>146448417070.968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46469140510.632">
                <text:p>146469140510.632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46490034972.882">
                <text:p>146490034972.88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46511093798.27">
                <text:p>146511093798.27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46532310280.705">
                <text:p>146532310280.705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46553677669.715">
                <text:p>146553677669.715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46575189172.723">
                <text:p>146575189172.723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46596837957.316">
                <text:p>146596837957.316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46618617153.533">
                <text:p>146618617153.533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46640519856.15">
                <text:p>146640519856.15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46662539126.972">
                <text:p>146662539126.972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46684667997.127">
                <text:p>146684667997.127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46706899469.363">
                <text:p>146706899469.363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46729226520.343">
                <text:p>146729226520.343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46751642102.948">
                <text:p>146751642102.948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46774139148.572">
                <text:p>146774139148.572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46796710569.416">
                <text:p>146796710569.416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46819349260.789">
                <text:p>146819349260.789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46842048103.394">
                <text:p>146842048103.394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46864799965.621">
                <text:p>146864799965.621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46887597705.826">
                <text:p>146887597705.826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46910434174.616">
                <text:p>146910434174.616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46933302217.114">
                <text:p>146933302217.114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46956194675.232">
                <text:p>146956194675.232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46979104389.928">
                <text:p>146979104389.928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47002024203.456">
                <text:p>147002024203.456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47024946961.607">
                <text:p>147024946961.607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47047865515.943">
                <text:p>147047865515.943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47070772726.023">
                <text:p>147070772726.023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47093661461.605">
                <text:p>147093661461.605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47116524604.858">
                <text:p>147116524604.858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47139355052.539">
                <text:p>147139355052.539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47162145718.178">
                <text:p>147162145718.178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47184889534.234">
                <text:p>147184889534.234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47207579454.242">
                <text:p>147207579454.242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47230208454.954">
                <text:p>147230208454.954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47252769538.449">
                <text:p>147252769538.449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47275255734.243">
                <text:p>147275255734.243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47297660101.369">
                <text:p>147297660101.369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47319975730.454">
                <text:p>147319975730.45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47342195745.766">
                <text:p>147342195745.766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47364313307.253">
                <text:p>147364313307.253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47386321612.559">
                <text:p>147386321612.559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47408213899.022">
                <text:p>147408213899.022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47429983445.653">
                <text:p>147429983445.653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47451623575.097">
                <text:p>147451623575.097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47473127655.572">
                <text:p>147473127655.572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47494489102.789">
                <text:p>147494489102.789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47515701381.849">
                <text:p>147515701381.849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147536758009.123">
                <text:p>147536758009.123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147557652554.106">
                <text:p>147557652554.106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147578378641.251">
                <text:p>147578378641.251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147598929951.784">
                <text:p>147598929951.784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147619300225.488">
                <text:p>147619300225.488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147639483262.472">
                <text:p>147639483262.472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47659472924.915">
                <text:p>147659472924.915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147679263138.784">
                <text:p>147679263138.784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147698847895.528">
                <text:p>147698847895.528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147718221253.752">
                <text:p>147718221253.752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147737377340.865">
                <text:p>147737377340.865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147756310354.698">
                <text:p>147756310354.698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147775014565.105">
                <text:p>147775014565.105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147793484315.535">
                <text:p>147793484315.53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147811714024.577">
                <text:p>147811714024.577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47829698187.485">
                <text:p>147829698187.485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47847431377.668">
                <text:p>147847431377.668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47864908248.167">
                <text:p>147864908248.167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47882123533.09">
                <text:p>147882123533.09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7899072049.036">
                <text:p>147899072049.036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47915748696.482">
                <text:p>147915748696.482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47932148461.149">
                <text:p>147932148461.149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47948266415.335">
                <text:p>147948266415.335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47964097719.229">
                <text:p>147964097719.229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47979637622.193">
                <text:p>147979637622.193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147994881464.014">
                <text:p>147994881464.014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148009824676.137">
                <text:p>148009824676.137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148024462782.864">
                <text:p>148024462782.864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148038791402.523">
                <text:p>148038791402.523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148052806248.62">
                <text:p>148052806248.62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148066503130.95">
                <text:p>148066503130.95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148079877956.691">
                <text:p>148079877956.691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148092926731.463">
                <text:p>148092926731.463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148105645560.36">
                <text:p>148105645560.36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148118030648.959">
                <text:p>148118030648.959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148130078304.295">
                <text:p>148130078304.295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148141784935.806">
                <text:p>148141784935.806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148153147056.26">
                <text:p>148153147056.26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148164161282.639">
                <text:p>148164161282.639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148174824337.01">
                <text:p>148174824337.01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148185133047.353">
                <text:p>148185133047.353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148195084348.37">
                <text:p>148195084348.37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148204675282.262">
                <text:p>148204675282.262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148213902999.479">
                <text:p>148213902999.479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148222764759.436">
                <text:p>148222764759.436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148231257931.21">
                <text:p>148231257931.21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148239379994.196">
                <text:p>148239379994.196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148247128538.747">
                <text:p>148247128538.747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148254501266.774">
                <text:p>148254501266.774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148261495992.323">
                <text:p>148261495992.323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148268110642.124">
                <text:p>148268110642.124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148274343256.106">
                <text:p>148274343256.106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148280191987.892">
                <text:p>148280191987.892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148285655105.25">
                <text:p>148285655105.25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148290730990.533">
                <text:p>148290730990.533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148295418141.078">
                <text:p>148295418141.078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148299715169.577">
                <text:p>148299715169.577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148303620804.425">
                <text:p>148303620804.425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148307133890.037">
                <text:p>148307133890.037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148310253387.127">
                <text:p>148310253387.127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148312978372.973">
                <text:p>148312978372.973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148315308041.642">
                <text:p>148315308041.642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148317241704.189">
                <text:p>148317241704.189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148318778788.829">
                <text:p>148318778788.829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148319918841.078">
                <text:p>148319918841.078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148320661523.863">
                <text:p>148320661523.863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148321006617.609">
                <text:p>148321006617.609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148320954020.29">
                <text:p>148320954020.29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148320503747.456">
                <text:p>148320503747.456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148319655932.229">
                <text:p>148319655932.229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148318410825.271">
                <text:p>148318410825.271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148316768794.717">
                <text:p>148316768794.717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148314730326.092">
                <text:p>148314730326.092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148312296022.184">
                <text:p>148312296022.184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148309466602.901">
                <text:p>148309466602.901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148306242905.087">
                <text:p>148306242905.087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148302625882.32">
                <text:p>148302625882.32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148298616604.673">
                <text:p>148298616604.673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148294216258.449">
                <text:p>148294216258.449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148289426145.888">
                <text:p>148289426145.888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148284247684.845">
                <text:p>148284247684.845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148278682408.434">
                <text:p>148278682408.434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148272731964.651">
                <text:p>148272731964.651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148266398115.962">
                <text:p>148266398115.962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148259682738.865">
                <text:p>148259682738.865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148252587823.42">
                <text:p>148252587823.42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148245115472.755">
                <text:p>148245115472.755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148237267902.537">
                <text:p>148237267902.537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148229047440.42">
                <text:p>148229047440.42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148220456525.462">
                <text:p>148220456525.462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148211497707.508">
                <text:p>148211497707.508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148202173646.555">
                <text:p>148202173646.555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148192487112.077">
                <text:p>148192487112.077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148182440982.328">
                <text:p>148182440982.328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148172038243.615">
                <text:p>148172038243.615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148161281989.541">
                <text:p>148161281989.541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148150175420.219">
                <text:p>148150175420.219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148138721841.463">
                <text:p>148138721841.463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148126924663.939">
                <text:p>148126924663.939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148114787402.298">
                <text:p>148114787402.298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148102313674.28">
                <text:p>148102313674.28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148089507199.779">
                <text:p>148089507199.779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148076371799.893">
                <text:p>148076371799.893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148062911395.937">
                <text:p>148062911395.937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148049130008.432">
                <text:p>148049130008.432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148035031756.062">
                <text:p>148035031756.062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48020620854.609">
                <text:p>148020620854.609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148005901615.852">
                <text:p>148005901615.852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147990878446.445">
                <text:p>147990878446.445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147975555846.763">
                <text:p>147975555846.763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147959938409.723">
                <text:p>147959938409.723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147944030819.575">
                <text:p>147944030819.575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147927837850.669">
                <text:p>147927837850.669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147911364366.188">
                <text:p>147911364366.188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147894615316.864">
                <text:p>147894615316.864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47877595739.653">
                <text:p>147877595739.653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47860310756.399">
                <text:p>147860310756.399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47842765572.459">
                <text:p>147842765572.459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47824965475.305">
                <text:p>147824965475.305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7806915833.103">
                <text:p>147806915833.103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47788622093.257">
                <text:p>147788622093.257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47770089780.941">
                <text:p>147770089780.941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47751324497.588">
                <text:p>147751324497.588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47732331919.368">
                <text:p>147732331919.368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47713117795.631">
                <text:p>147713117795.631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147693687947.329">
                <text:p>147693687947.329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147674048265.411">
                <text:p>147674048265.411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147654204709.197">
                <text:p>147654204709.197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147634163304.721">
                <text:p>147634163304.721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147613930143.054">
                <text:p>147613930143.054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147593511378.604">
                <text:p>147593511378.604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147572913227.389">
                <text:p>147572913227.389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147552141965.286">
                <text:p>147552141965.286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147531203926.263">
                <text:p>147531203926.263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147510105500.578">
                <text:p>147510105500.578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147488853132.97">
                <text:p>147488853132.97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147467453320.808">
                <text:p>147467453320.808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147445912612.24">
                <text:p>147445912612.24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147424237604.301">
                <text:p>147424237604.301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147402434941.017">
                <text:p>147402434941.017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147380511311.473">
                <text:p>147380511311.473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147358473447.871">
                <text:p>147358473447.871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147336328123.567">
                <text:p>147336328123.567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147314082151.083">
                <text:p>147314082151.083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147291742380.105">
                <text:p>147291742380.105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147269315695.461">
                <text:p>147269315695.461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147246809015.083">
                <text:p>147246809015.083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147224229287.947">
                <text:p>147224229287.947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147201583491.996">
                <text:p>147201583491.996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147178878632.058">
                <text:p>147178878632.058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147156121737.728">
                <text:p>147156121737.728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147133319861.252">
                <text:p>147133319861.252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147110480075.389">
                <text:p>147110480075.389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147087609471.257">
                <text:p>147087609471.257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147064715156.168">
                <text:p>147064715156.168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147041804251.451">
                <text:p>147041804251.451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147018883890.258">
                <text:p>147018883890.258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146995961215.362">
                <text:p>146995961215.362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146973043376.945">
                <text:p>146973043376.945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146950137530.367">
                <text:p>146950137530.367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146927250833.937">
                <text:p>146927250833.937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146904390446.664">
                <text:p>146904390446.664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146881563526.006">
                <text:p>146881563526.006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146858777225.609">
                <text:p>146858777225.609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146836038693.04">
                <text:p>146836038693.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0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007cm" svg:height="7cm" chart:class="chart:line" chart:style-name="ch1">
        <chart:plot-area chart:style-name="ch2" table:cell-range-address="Sheet2.F1:Sheet2.F365" chart:data-source-has-labels="row" svg:x="0.16cm" svg:y="0.14cm" svg:width="7.685cm" svg:height="6.71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365" chart:label-cell-address="Sheet2.F1:Sheet2.F1" chart:class="chart:line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.00614191455412097">
                <text:p>0.0061419145541209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00614383021066923">
                <text:p>0.00614383021066923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0614574586605196">
                <text:p>0.0061457458660519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0614766092058596">
                <text:p>0.0061476609205859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0614957477337616">
                <text:p>0.0061495747733761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0615148682250482">
                <text:p>0.0061514868225048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061533964652229">
                <text:p>0.0061533964652229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615530309814345">
                <text:p>0.0061553030981434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00615720611743691">
                <text:p>0.0061572061174369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615910491902837">
                <text:p>0.0061591049190283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616099889879667">
                <text:p>0.00616099889879667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616288745277523">
                <text:p>0.00616288745277523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00616476997735463">
                <text:p>0.0061647699773546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00616664586948678">
                <text:p>0.0061666458694867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00616851452689069">
                <text:p>0.0061685145268906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00617037534825964">
                <text:p>0.0061703753482596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0617222773346984">
                <text:p>0.0061722277334698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00617407108379027">
                <text:p>0.0061740710837902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00617590480209387">
                <text:p>0.0061759048020938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00617772829306977">
                <text:p>0.00617772829306977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00617954096343655">
                <text:p>0.0061795409634365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00618134222215653">
                <text:p>0.00618134222215653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00618313148065076">
                <text:p>0.00618313148065076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00618490815301491">
                <text:p>0.0061849081530149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00618667165623563">
                <text:p>0.00618667165623563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00618842141040756">
                <text:p>0.0061884214104075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00619015683895076">
                <text:p>0.0061901568389507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00619187736882832">
                <text:p>0.0061918773688283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00619358243076437">
                <text:p>0.00619358243076437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00619527145946196">
                <text:p>0.0061952714594619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00619694389382112">
                <text:p>0.0061969438938211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00619859917715657">
                <text:p>0.00619859917715657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00620023675741529">
                <text:p>0.0062002367574152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00620185608739367">
                <text:p>0.00620185608739367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00620345662495408">
                <text:p>0.0062034566249540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0620503783324087">
                <text:p>0.0062050378332408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00620659918089559">
                <text:p>0.0062065991808955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00620814014227122">
                <text:p>0.0062081401422712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00620966019764553">
                <text:p>0.0062096601976455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00621115883343312">
                <text:p>0.00621115883343312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00621263554239627">
                <text:p>0.00621263554239627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00621408982385434">
                <text:p>0.00621408982385434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062155211838916">
                <text:p>0.006215521183891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0062169291355634">
                <text:p>0.0062169291355634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00621831319910046">
                <text:p>0.0062183131991004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00621967290211128">
                <text:p>0.0062196729021112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0062210077797824">
                <text:p>0.006221007779782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00622231737507646">
                <text:p>0.00622231737507646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00622360123892786">
                <text:p>0.00622360123892786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00622485893043601">
                <text:p>0.00622485893043601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00622609001705585">
                <text:p>0.00622609001705585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00622729407478568">
                <text:p>0.00622729407478568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00622847068835209">
                <text:p>0.00622847068835209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00622961945139181">
                <text:p>0.0062296194513918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0062307399666305">
                <text:p>0.0062307399666305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00623183184605818">
                <text:p>0.00623183184605818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00623289471110129">
                <text:p>0.00623289471110129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00623392819279118">
                <text:p>0.00623392819279118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00623493193192902">
                <text:p>0.00623493193192902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00623590557924681">
                <text:p>0.0062359055792468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0062368487955646">
                <text:p>0.0062368487955646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00623776125194361">
                <text:p>0.00623776125194361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00623864262983528">
                <text:p>0.0062386426298352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00623949262122603">
                <text:p>0.00623949262122603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00624031092877765">
                <text:p>0.00624031092877765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0062410972659633">
                <text:p>0.006241097265963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0062418513571988">
                <text:p>0.006241851357198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00624257293796942">
                <text:p>0.0062425729379694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00624326175495176">
                <text:p>0.00624326175495176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00624391756613079">
                <text:p>0.0062439175661307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00624454014091201">
                <text:p>0.0062445401409120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00624512926022842">
                <text:p>0.00624512926022842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00624568471664253">
                <text:p>0.00624568471664253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00624620631444297">
                <text:p>0.00624620631444297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00624669386973599">
                <text:p>0.00624669386973599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00624714721053139">
                <text:p>0.0062471472105313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00624756617682326">
                <text:p>0.0062475661768232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00624795062066498">
                <text:p>0.00624795062066498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00624830040623884">
                <text:p>0.00624830040623884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00624861540991993">
                <text:p>0.00624861540991993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0.00624889552033443">
                <text:p>0.00624889552033443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0.00624914063841213">
                <text:p>0.00624914063841213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0.00624935067743324">
                <text:p>0.0062493506774332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0.00624952556306939">
                <text:p>0.00624952556306939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0.00624966523341876">
                <text:p>0.00624966523341876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0.0062497696390354">
                <text:p>0.0062497696390354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0.00624983874295263">
                <text:p>0.00624983874295263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0.00624987252070059">
                <text:p>0.00624987252070059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0.00624987096031779">
                <text:p>0.00624987096031779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0.00624983406235679">
                <text:p>0.00624983406235679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0.006249761839884">
                <text:p>0.006249761839884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0.00624965431847338">
                <text:p>0.00624965431847338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0062495115361944">
                <text:p>0.0062495115361944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0.00624933354359399">
                <text:p>0.00624933354359399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0.00624912040367258">
                <text:p>0.00624912040367258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0.00624887219185431">
                <text:p>0.00624887219185431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0.00624858899595132">
                <text:p>0.00624858899595132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0.00624827091612227">
                <text:p>0.00624827091612227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0.00624791806482505">
                <text:p>0.0062479180648250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0.00624753056676371">
                <text:p>0.0062475305667637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0.00624710855882968">
                <text:p>0.00624710855882968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0.00624665219003738">
                <text:p>0.00624665219003738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0.00624616162145413">
                <text:p>0.00624616162145413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0.00624563702612461">
                <text:p>0.00624563702612461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.00624507858898969">
                <text:p>0.00624507858898969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0.00624448650680001">
                <text:p>0.00624448650680001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0.00624386098802399">
                <text:p>0.00624386098802399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0.00624320225275076">
                <text:p>0.00624320225275076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0.00624251053258773">
                <text:p>0.00624251053258773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0.00624178607055311">
                <text:p>0.00624178607055311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0.00624102912096336">
                <text:p>0.00624102912096336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0.00624023994931572">
                <text:p>0.00624023994931572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0.00623941883216582">
                <text:p>0.00623941883216582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0.0062385660570006">
                <text:p>0.0062385660570006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0.00623768192210651">
                <text:p>0.00623768192210651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0.00623676673643315">
                <text:p>0.00623676673643315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0.00623582081945252">
                <text:p>0.00623582081945252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0.00623484450101381">
                <text:p>0.00623484450101381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0.00623383812119405">
                <text:p>0.00623383812119405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0.00623280203014457">
                <text:p>0.00623280203014457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0.00623173658793351">
                <text:p>0.00623173658793351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0.00623064216438437">
                <text:p>0.00623064216438437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0.00622951913891086">
                <text:p>0.00622951913891086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0.00622836790034805">
                <text:p>0.00622836790034805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0.00622718884677999">
                <text:p>0.00622718884677999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0.00622598238536403">
                <text:p>0.00622598238536403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0.00622474893215172">
                <text:p>0.00622474893215172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0.00622348891190668">
                <text:p>0.00622348891190668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0.00622220275791941">
                <text:p>0.0062222027579194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0.00622089091181927">
                <text:p>0.00622089091181927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0.00621955382338361">
                <text:p>0.00621955382338361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0.00621819195034439">
                <text:p>0.00621819195034439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0.00621680575819229">
                <text:p>0.00621680575819229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0.0062153957199784">
                <text:p>0.0062153957199784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0.0062139623161138">
                <text:p>0.0062139623161138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0.00621250603416701">
                <text:p>0.00621250603416701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0.00621102736865945">
                <text:p>0.00621102736865945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0.00620952682085921">
                <text:p>0.0062095268208592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0.00620800489857299">
                <text:p>0.00620800489857299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0.00620646211593662">
                <text:p>0.00620646211593662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0.0062048989932041">
                <text:p>0.0062048989932041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0.0062033160565354">
                <text:p>0.006203316056535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0.00620171383778306">
                <text:p>0.00620171383778306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0.00620009287427783">
                <text:p>0.00620009287427783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0.00619845370861341">
                <text:p>0.00619845370861341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0.00619679688843038">
                <text:p>0.00619679688843038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0.00619512296619956">
                <text:p>0.00619512296619956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0.00619343249900485">
                <text:p>0.00619343249900485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0.0061917260483256">
                <text:p>0.0061917260483256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0.00619000417981891">
                <text:p>0.00619000417981891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0.00618826746310156">
                <text:p>0.00618826746310156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0.00618651647153208">
                <text:p>0.00618651647153208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0.00618475178199285">
                <text:p>0.00618475178199285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0.00618297397467243">
                <text:p>0.00618297397467243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0.00618118363284817">
                <text:p>0.00618118363284817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0.00617938134266932">
                <text:p>0.00617938134266932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0.0061775676929406">
                <text:p>0.0061775676929406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0.00617574327490651">
                <text:p>0.00617574327490651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0.00617390868203626">
                <text:p>0.00617390868203626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0.0061720645098097">
                <text:p>0.0061720645098097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0.00617021135550405">
                <text:p>0.00617021135550405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0.0061683498179818">
                <text:p>0.0061683498179818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0.00616648049747964">
                <text:p>0.00616648049747964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0.00616460399539869">
                <text:p>0.00616460399539869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0.00616272091409601">
                <text:p>0.00616272091409601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0.00616083185667751">
                <text:p>0.00616083185667751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0.00615893742679236">
                <text:p>0.00615893742679236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0.00615703822842891">
                <text:p>0.00615703822842891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0.0061551348657123">
                <text:p>0.0061551348657123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0.00615322794270376">
                <text:p>0.00615322794270376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0.00615131806320168">
                <text:p>0.00615131806320168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0.00614940583054451">
                <text:p>0.00614940583054451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0.00614749184741564">
                <text:p>0.00614749184741564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0.00614557671565016">
                <text:p>0.00614557671565016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0.00614366103604372">
                <text:p>0.00614366103604372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0.00614174540816347">
                <text:p>0.00614174540816347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0.00613983043016111">
                <text:p>0.00613983043016111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0.00613791669858814">
                <text:p>0.00613791669858814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0.00613600480821339">
                <text:p>0.00613600480821339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0.00613409535184277">
                <text:p>0.00613409535184277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0.0061321889201414">
                <text:p>0.0061321889201414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0.00613028610145809">
                <text:p>0.00613028610145809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0.00612838748165218">
                <text:p>0.00612838748165218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0.00612649364392288">
                <text:p>0.00612649364392288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0.00612460516864102">
                <text:p>0.00612460516864102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0.00612272263318335">
                <text:p>0.00612272263318335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0.00612084661176929">
                <text:p>0.00612084661176929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0.00611897767530026">
                <text:p>0.00611897767530026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0.00611711639120159">
                <text:p>0.00611711639120159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0.00611526332326699">
                <text:p>0.00611526332326699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0.0061134190315056">
                <text:p>0.0061134190315056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0.00611158407199168">
                <text:p>0.00611158407199168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0.00610975899671692">
                <text:p>0.00610975899671692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0.00610794435344532">
                <text:p>0.00610794435344532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0.00610614068557082">
                <text:p>0.00610614068557082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0.00610434853197744">
                <text:p>0.00610434853197744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0.00610256842690219">
                <text:p>0.00610256842690219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0.0061008008998005">
                <text:p>0.0061008008998005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0.00609904647521439">
                <text:p>0.00609904647521439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0.00609730567264321">
                <text:p>0.00609730567264321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0.00609557900641707">
                <text:p>0.00609557900641707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0.00609386698557286">
                <text:p>0.00609386698557286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0.00609217011373286">
                <text:p>0.00609217011373286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0.00609048888898604">
                <text:p>0.00609048888898604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.00608882380377185">
                <text:p>0.00608882380377185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0.00608717534476669">
                <text:p>0.00608717534476669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0.00608554399277285">
                <text:p>0.00608554399277285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0.00608393022261008">
                <text:p>0.00608393022261008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0.00608233450300967">
                <text:p>0.00608233450300967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0.00608075729651096">
                <text:p>0.00608075729651096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0.00607919905936049">
                <text:p>0.00607919905936049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0.00607766024141351">
                <text:p>0.00607766024141351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0.00607614128603795">
                <text:p>0.0060761412860379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0.00607464263002088">
                <text:p>0.00607464263002088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0.00607316470347728">
                <text:p>0.00607316470347728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0.00607170792976129">
                <text:p>0.00607170792976129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0.0060702727253797">
                <text:p>0.0060702727253797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0.00606885949990785">
                <text:p>0.00606885949990785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0.0060674686559078">
                <text:p>0.0060674686559078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0.00606610058884875">
                <text:p>0.00606610058884875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0.00606475568702975">
                <text:p>0.00606475568702975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0.00606343433150455">
                <text:p>0.00606343433150455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0.00606213689600869">
                <text:p>0.00606213689600869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0.00606086374688878">
                <text:p>0.00606086374688878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0.00605961524303378">
                <text:p>0.00605961524303378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0.00605839173580852">
                <text:p>0.00605839173580852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0.00605719356898917">
                <text:p>0.00605719356898917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0.00605602107870083">
                <text:p>0.00605602107870083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0.00605487459335707">
                <text:p>0.00605487459335707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0.00605375443360149">
                <text:p>0.00605375443360149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0.00605266091225118">
                <text:p>0.00605266091225118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0.00605159433424212">
                <text:p>0.00605159433424212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0.0060505549965765">
                <text:p>0.0060505549965765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0.00604954318827179">
                <text:p>0.00604954318827179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0.00604855919031182">
                <text:p>0.00604855919031182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0.00604760327559943">
                <text:p>0.00604760327559943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0.0060466757089111">
                <text:p>0.0060466757089111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0.00604577674685319">
                <text:p>0.00604577674685319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0.00604490663781995">
                <text:p>0.00604490663781995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0.00604406562195319">
                <text:p>0.00604406562195319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0.00604325393110364">
                <text:p>0.00604325393110364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0.00604247178879392">
                <text:p>0.00604247178879392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0.00604171941018315">
                <text:p>0.00604171941018315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0.00604099700203309">
                <text:p>0.00604099700203309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0.0060403047626759">
                <text:p>0.0060403047626759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0.00603964288198339">
                <text:p>0.00603964288198339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0.00603901154133781">
                <text:p>0.00603901154133781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0.00603841091360417">
                <text:p>0.00603841091360417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0.00603784116310389">
                <text:p>0.00603784116310389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0.00603730244559009">
                <text:p>0.00603730244559009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0.00603679490822418">
                <text:p>0.00603679490822418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0.00603631868955389">
                <text:p>0.00603631868955389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0.00603587391949276">
                <text:p>0.00603587391949276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0.00603546071930086">
                <text:p>0.00603546071930086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0.00603507920156706">
                <text:p>0.00603507920156706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0.00603472947019251">
                <text:p>0.00603472947019251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0.0060344116203755">
                <text:p>0.0060344116203755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0.00603412573859765">
                <text:p>0.00603412573859765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0.00603387190261138">
                <text:p>0.00603387190261138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0.00603365018142873">
                <text:p>0.00603365018142873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0.00603346063531139">
                <text:p>0.00603346063531139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0.0060333033157621">
                <text:p>0.0060333033157621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0.00603317826551723">
                <text:p>0.00603317826551723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0.00603308551854074">
                <text:p>0.00603308551854074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0.00603302510001926">
                <text:p>0.00603302510001926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0.00603299702635855">
                <text:p>0.00603299702635855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0.00603300130518115">
                <text:p>0.00603300130518115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0.0060330379353253">
                <text:p>0.0060330379353253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0.00603310690684509">
                <text:p>0.00603310690684509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0.00603320820101191">
                <text:p>0.00603320820101191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0.00603334179031705">
                <text:p>0.00603334179031705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0.00603350763847571">
                <text:p>0.00603350763847571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0.00603370570043211">
                <text:p>0.00603370570043211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0.00603393592236596">
                <text:p>0.00603393592236596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0.00603419824170015">
                <text:p>0.00603419824170015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0.00603449258710977">
                <text:p>0.00603449258710977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0.00603481887853231">
                <text:p>0.00603481887853231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0.00603517702717931">
                <text:p>0.00603517702717931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0.00603556693554909">
                <text:p>0.00603556693554909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0.00603598849744106">
                <text:p>0.00603598849744106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0.00603644159797111">
                <text:p>0.00603644159797111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0.00603692611358847">
                <text:p>0.00603692611358847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0.00603744191209391">
                <text:p>0.00603744191209391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0.00603798885265928">
                <text:p>0.00603798885265928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0.00603856678584842">
                <text:p>0.00603856678584842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0.00603917555363952">
                <text:p>0.00603917555363952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0.00603981498944886">
                <text:p>0.00603981498944886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0.00604048491815598">
                <text:p>0.00604048491815598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0.00604118515613032">
                <text:p>0.00604118515613032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0.00604191551125937">
                <text:p>0.00604191551125937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0.00604267578297824">
                <text:p>0.00604267578297824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0.00604346576230083">
                <text:p>0.00604346576230083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0.00604428523185247">
                <text:p>0.00604428523185247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0.00604513396590421">
                <text:p>0.00604513396590421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0.00604601173040862">
                <text:p>0.00604601173040862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0.00604691828303723">
                <text:p>0.00604691828303723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0.00604785337321968">
                <text:p>0.00604785337321968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0.0060488167421844">
                <text:p>0.0060488167421844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0.00604980812300113">
                <text:p>0.00604980812300113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0.00605082724062507">
                <text:p>0.00605082724062507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0.00605187381194278">
                <text:p>0.00605187381194278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0.00605294754581995">
                <text:p>0.00605294754581995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0.00605404814315085">
                <text:p>0.00605404814315085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0.00605517529690968">
                <text:p>0.00605517529690968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.00605632869220382">
                <text:p>0.00605632869220382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0.0060575080063289">
                <text:p>0.0060575080063289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0.00605871290882584">
                <text:p>0.00605871290882584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0.00605994306153983">
                <text:p>0.00605994306153983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0.0060611981186813">
                <text:p>0.0060611981186813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0.0060624777268889">
                <text:p>0.0060624777268889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0.00606378152529453">
                <text:p>0.00606378152529453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0.0060651091455904">
                <text:p>0.0060651091455904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0.00606646021209829">
                <text:p>0.00606646021209829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0.00606783434184085">
                <text:p>0.00606783434184085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0.00606923114461509">
                <text:p>0.00606923114461509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0.00607065022306811">
                <text:p>0.00607065022306811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0.00607209117277497">
                <text:p>0.00607209117277497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0.00607355358231886">
                <text:p>0.00607355358231886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0.00607503703337355">
                <text:p>0.00607503703337355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0.00607654110078814">
                <text:p>0.00607654110078814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0.00607806535267409">
                <text:p>0.00607806535267409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0.0060796093504947">
                <text:p>0.0060796093504947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0.00608117264915691">
                <text:p>0.00608117264915691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0.00608275479710551">
                <text:p>0.00608275479710551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0.00608435533641979">
                <text:p>0.00608435533641979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0.00608597380291269">
                <text:p>0.00608597380291269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0.00608760972623233">
                <text:p>0.00608760972623233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0.00608926262996615">
                <text:p>0.00608926262996615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0.00609093203174746">
                <text:p>0.00609093203174746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0.0060926174433646">
                <text:p>0.0060926174433646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0.00609431837087265">
                <text:p>0.00609431837087265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0.00609603431470764">
                <text:p>0.00609603431470764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0.00609776476980344">
                <text:p>0.00609776476980344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0.00609950922571117">
                <text:p>0.00609950922571117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0.00610126716672125">
                <text:p>0.00610126716672125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0.00610303807198811">
                <text:p>0.00610303807198811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0.00610482141565742">
                <text:p>0.00610482141565742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0.00610661666699606">
                <text:p>0.00610661666699606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0.00610842329052468">
                <text:p>0.00610842329052468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0.00611024074615291">
                <text:p>0.00611024074615291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0.0061120684893172">
                <text:p>0.0061120684893172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0.00611390597112134">
                <text:p>0.00611390597112134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0.00611575263847955">
                <text:p>0.00611575263847955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0.00611760793426232">
                <text:p>0.00611760793426232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0.00611947129744473">
                <text:p>0.00611947129744473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0.00612134216325751">
                <text:p>0.00612134216325751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0.00612321996334064">
                <text:p>0.00612321996334064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0.0061251041258996">
                <text:p>0.0061251041258996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0.00612699407586409">
                <text:p>0.00612699407586409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0.00612888923504946">
                <text:p>0.00612888923504946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0.00613078902232051">
                <text:p>0.00613078902232051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0.00613269285375796">
                <text:p>0.00613269285375796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0.00613460014282727">
                <text:p>0.00613460014282727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0.00613651030055005">
                <text:p>0.00613651030055005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0.00613842273567773">
                <text:p>0.00613842273567773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0.0061403368548678">
                <text:p>0.0061403368548678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0.00614225206286229">
                <text:p>0.00614225206286229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0.00614416776266858">
                <text:p>0.00614416776266858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0.00614608335574252">
                <text:p>0.00614608335574252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0.00614799824217377">
                <text:p>0.00614799824217377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0.00614991182087323">
                <text:p>0.00614991182087323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0.00615182348976277">
                <text:p>0.00615182348976277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0.00615373264596685">
                <text:p>0.00615373264596685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0.0061556386860063">
                <text:p>0.00615563868600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